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99mm"/>
    </style:style>
    <style:style style:name="co2" style:family="table-column">
      <style:table-column-properties fo:break-before="auto" style:column-width="17.16mm"/>
    </style:style>
    <style:style style:name="co3" style:family="table-column">
      <style:table-column-properties fo:break-before="auto" style:column-width="16.17mm"/>
    </style:style>
    <style:style style:name="co4" style:family="table-column">
      <style:table-column-properties fo:break-before="auto" style:column-width="14.68mm"/>
    </style:style>
    <style:style style:name="co5" style:family="table-column">
      <style:table-column-properties fo:break-before="page" style:column-width="14.68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7.74mm" fo:break-before="auto" style:use-optimal-row-height="false"/>
    </style:style>
    <style:style style:name="ro3" style:family="table-row">
      <style:table-row-properties style:row-height="9.79mm" fo:break-before="auto" style:use-optimal-row-height="false"/>
    </style:style>
    <style:style style:name="ro4" style:family="table-row">
      <style:table-row-properties style:row-height="19.31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12.38mm" fo:break-before="auto" style:use-optimal-row-height="false"/>
    </style:style>
    <style:style style:name="ro7" style:family="table-row">
      <style:table-row-properties style:row-height="10.27mm" fo:break-before="auto" style:use-optimal-row-height="false"/>
    </style:style>
    <style:style style:name="ro8" style:family="table-row">
      <style:table-row-properties style:row-height="5.03mm" fo:break-before="auto" style:use-optimal-row-height="true"/>
    </style:style>
    <style:style style:name="ta1" style:family="table" style:master-page-name="PageStyle_5f_94">
      <style:table-properties table:display="true" style:writing-mode="lr-tb"/>
    </style:style>
    <style:style style:name="ta2" style:family="table" style:master-page-name="PageStyle_5f_95">
      <style:table-properties table:display="true" style:writing-mode="lr-tb"/>
    </style:style>
    <style:style style:name="ta3" style:family="table" style:master-page-name="PageStyle_5f_96">
      <style:table-properties table:display="true" style:writing-mode="lr-tb"/>
    </style:style>
    <style:style style:name="ta4" style:family="table" style:master-page-name="PageStyle_5f_97">
      <style:table-properties table:display="true" style:writing-mode="lr-tb"/>
    </style:style>
    <style:style style:name="ta5" style:family="table" style:master-page-name="PageStyle_5f_98">
      <style:table-properties table:display="true" style:writing-mode="lr-tb"/>
    </style:style>
    <style:style style:name="ta6" style:family="table" style:master-page-name="PageStyle_5f_99">
      <style:table-properties table:display="true" style:writing-mode="lr-tb"/>
    </style:style>
    <style:style style:name="ta7" style:family="table" style:master-page-name="PageStyle_5f_100">
      <style:table-properties table:display="true" style:writing-mode="lr-tb"/>
    </style:style>
    <style:style style:name="ta8" style:family="table" style:master-page-name="PageStyle_5f_101">
      <style:table-properties table:display="true" style:writing-mode="lr-tb"/>
    </style:style>
    <style:style style:name="ta9" style:family="table" style:master-page-name="PageStyle_5f_102">
      <style:table-properties table:display="true" style:writing-mode="lr-tb"/>
    </style:style>
    <style:style style:name="ta10" style:family="table" style:master-page-name="PageStyle_5f_103">
      <style:table-properties table:display="true" style:writing-mode="lr-tb"/>
    </style:style>
    <style:style style:name="ta11" style:family="table" style:master-page-name="PageStyle_5f_104">
      <style:table-properties table:display="true" style:writing-mode="lr-tb"/>
    </style:style>
    <style:style style:name="ta12" style:family="table" style:master-page-name="PageStyle_5f_105">
      <style:table-properties table:display="true" style:writing-mode="lr-tb"/>
    </style:style>
    <style:style style:name="ta13" style:family="table" style:master-page-name="PageStyle_5f_106">
      <style:table-properties table:display="true" style:writing-mode="lr-tb"/>
    </style:style>
    <style:style style:name="ta14" style:family="table" style:master-page-name="PageStyle_5f_107">
      <style:table-properties table:display="true" style:writing-mode="lr-tb"/>
    </style:style>
    <style:style style:name="ta15" style:family="table" style:master-page-name="PageStyle_5f_108">
      <style:table-properties table:display="true" style:writing-mode="lr-tb"/>
    </style:style>
    <style:style style:name="ta16" style:family="table" style:master-page-name="PageStyle_5f_109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一般_20_2">
      <style:table-cell-properties style:rotation-align="none"/>
    </style:style>
    <style:style style:name="ce1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一般_20_2" style:data-style-name="N14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一般_20_2" style:data-style-name="N14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一般_20_2" style:data-style-name="N14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use-window-font-color="true"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use-window-font-color="true"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Times New Roman" fo:font-size="9pt" fo:font-weight="normal"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normal" style:font-weight-complex="normal" style:font-style-asian="normal" style:font-style-complex="normal" style:text-position="0% 100%"/>
    </style:style>
    <style:style style:name="T9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style:use-window-font-color="true" style:font-name="Times New Roman" fo:font-size="9pt" fo:font-weight="normal"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normal" style:font-weight-complex="normal" style:font-style-asian="normal" style:font-style-complex="normal" style:text-position="33% 58%"/>
    </style:style>
    <style:style style:name="T11" style:family="text">
      <style:text-properties style:use-window-font-color="true" style:font-name="Times New Roman" fo:font-size="9pt" fo:font-weight="bold" style:text-underline-style="none" style:text-underline-color="font-color" style:text-line-through-type="none" fo:font-style="normal" style:text-outline="false" fo:text-shadow="none" style:text-position="33% 58%" style:font-name-complex="Times New Roman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style:use-window-font-color="true" style:font-name="Times New Roman" fo:font-size="9pt" fo:font-weight="bold"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4" table:style-name="ta1" table:print-ranges="'94'.A1:'94'.Z35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4" table:default-cell-style-name="ce12"/>
        <table:table-column table:style-name="co5" table:default-cell-style-name="ce12"/>
        <table:table-column table:style-name="co4" table:number-columns-repeated="7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4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05" calcext:value-type="float">
            <text:p>2005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4.787" calcext:value-type="float">
            <text:p>44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801" calcext:value-type="float">
            <text:p>5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09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735" calcext:value-type="float">
            <text:p>10.7</text:p>
          </table:table-cell>
          <table:table-cell table:style-name="ce19" office:value-type="float" office:value="28.578" calcext:value-type="float">
            <text:p>28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37" calcext:value-type="float">
            <text:p>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58.232" calcext:value-type="float">
            <text:p>358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79.051" calcext:value-type="float">
            <text:p>79.1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78.293" calcext:value-type="float">
            <text:p>378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493" calcext:value-type="float">
            <text:p>13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1.537" calcext:value-type="float">
            <text:p>1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32" calcext:value-type="float">
            <text:p>0.0</text:p>
          </table:table-cell>
          <table:table-cell table:style-name="ce19" office:value-type="float" office:value="6.762" calcext:value-type="float">
            <text:p>6.8</text:p>
          </table:table-cell>
          <table:table-cell table:style-name="ce19" office:value-type="float" office:value="338.13" calcext:value-type="float">
            <text:p>338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3.981" calcext:value-type="float">
            <text:p>14.0</text:p>
          </table:table-cell>
          <table:table-cell table:style-name="ce19" office:value-type="float" office:value="6.447" calcext:value-type="float">
            <text:p>6.4</text:p>
          </table:table-cell>
          <table:table-cell table:style-name="ce19" office:value-type="float" office:value="18.477" calcext:value-type="float">
            <text:p>18.5</text:p>
          </table:table-cell>
          <table:table-cell table:style-name="ce19" office:value-type="float" office:value="3511.124" calcext:value-type="float">
            <text:p>3,511.1</text:p>
          </table:table-cell>
          <table:table-cell table:style-name="ce19" office:value-type="float" office:value="278.966" calcext:value-type="float">
            <text:p>279.0</text:p>
          </table:table-cell>
          <table:table-cell table:style-name="ce48" office:value-type="float" office:value="774.522" calcext:value-type="float">
            <text:p>774.5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62.97" calcext:value-type="float">
            <text:p>63.0</text:p>
          </table:table-cell>
          <table:table-cell table:style-name="ce19" office:value-type="float" office:value="93.213" calcext:value-type="float">
            <text:p>93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058.621" calcext:value-type="float">
            <text:p>1,058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496" calcext:value-type="float">
            <text:p>3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646" calcext:value-type="float">
            <text:p>7.6</text:p>
          </table:table-cell>
          <table:table-cell table:style-name="ce19" office:value-type="float" office:value="983.345" calcext:value-type="float">
            <text:p>983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985" calcext:value-type="float">
            <text:p>4.0</text:p>
          </table:table-cell>
          <table:table-cell table:style-name="ce19" office:value-type="float" office:value="42.813" calcext:value-type="float">
            <text:p>4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293.657" calcext:value-type="float">
            <text:p>7,293.7</text:p>
          </table:table-cell>
          <table:table-cell table:style-name="ce19" office:value-type="float" office:value="428.416" calcext:value-type="float">
            <text:p>428.4</text:p>
          </table:table-cell>
          <table:table-cell table:style-name="ce48" office:value-type="float" office:value="1900.788" calcext:value-type="float">
            <text:p>1,900.8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0.58" calcext:value-type="float">
            <text:p>4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399" calcext:value-type="float">
            <text:p>5.4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08" calcext:value-type="float">
            <text:p>0.0</text:p>
          </table:table-cell>
          <table:table-cell table:style-name="ce19" office:value-type="float" office:value="34.305" calcext:value-type="float">
            <text:p>34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92" calcext:value-type="float">
            <text:p>0.3</text:p>
          </table:table-cell>
          <table:table-cell table:style-name="ce19" office:value-type="float" office:value="0.306" calcext:value-type="float">
            <text:p>0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95.113" calcext:value-type="float">
            <text:p>295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9.345" calcext:value-type="float">
            <text:p>69.3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.412" calcext:value-type="float">
            <text:p>6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316" calcext:value-type="float">
            <text:p>0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9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78" calcext:value-type="float">
            <text:p>0.1</text:p>
          </table:table-cell>
          <table:table-cell table:style-name="ce19" office:value-type="float" office:value="5.717" calcext:value-type="float">
            <text:p>5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709" calcext:value-type="float">
            <text:p>0.7</text:p>
          </table:table-cell>
          <table:table-cell table:style-name="ce19" office:value-type="float" office:value="1.248" calcext:value-type="float">
            <text:p>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66.21" calcext:value-type="float">
            <text:p>466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.839" calcext:value-type="float">
            <text:p>52.8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381.814" calcext:value-type="float">
            <text:p>381.8</text:p>
          </table:table-cell>
          <table:table-cell table:style-name="ce19" office:value-type="float" office:value="565.186" calcext:value-type="float">
            <text:p>565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49.118" calcext:value-type="float">
            <text:p>34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885" calcext:value-type="float">
            <text:p>5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42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74" calcext:value-type="float">
            <text:p>0.1</text:p>
          </table:table-cell>
          <table:table-cell table:style-name="ce19" office:value-type="float" office:value="0.581" calcext:value-type="float">
            <text:p>0.6</text:p>
          </table:table-cell>
          <table:table-cell table:style-name="ce19" office:value-type="float" office:value="322.483" calcext:value-type="float">
            <text:p>322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872" calcext:value-type="float">
            <text:p>5.9</text:p>
          </table:table-cell>
          <table:table-cell table:style-name="ce19" office:value-type="float" office:value="4.343" calcext:value-type="float">
            <text:p>4.3</text:p>
          </table:table-cell>
          <table:table-cell table:style-name="ce19" office:value-type="float" office:value="199.342" calcext:value-type="float">
            <text:p>199.3</text:p>
          </table:table-cell>
          <table:table-cell table:style-name="ce19" office:value-type="float" office:value="3627.498" calcext:value-type="float">
            <text:p>3,627.5</text:p>
          </table:table-cell>
          <table:table-cell table:style-name="ce19" office:value-type="float" office:value="144.466" calcext:value-type="float">
            <text:p>144.5</text:p>
          </table:table-cell>
          <table:table-cell table:style-name="ce48" office:value-type="float" office:value="1298.567" calcext:value-type="float">
            <text:p>1,298.6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.924" calcext:value-type="float">
            <text:p>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526" calcext:value-type="float">
            <text:p>9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55" calcext:value-type="float">
            <text:p>0.2</text:p>
          </table:table-cell>
          <table:table-cell table:style-name="ce19" office:value-type="float" office:value="2.575" calcext:value-type="float">
            <text:p>2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938" calcext:value-type="float">
            <text:p>0.9</text:p>
          </table:table-cell>
          <table:table-cell table:style-name="ce19" office:value-type="float" office:value="0.654" calcext:value-type="float">
            <text:p>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16.217" calcext:value-type="float">
            <text:p>516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0.739" calcext:value-type="float">
            <text:p>60.7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193.901" calcext:value-type="float">
            <text:p>2,193.9</text:p>
          </table:table-cell>
          <table:table-cell table:style-name="ce19" office:value-type="float" office:value="3247.551" calcext:value-type="float">
            <text:p>3,247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022.558" calcext:value-type="float">
            <text:p>2,022.6</text:p>
          </table:table-cell>
          <table:table-cell table:style-name="ce19" office:value-type="float" office:value="0.436" calcext:value-type="float">
            <text:p>0.4</text:p>
          </table:table-cell>
          <table:table-cell table:style-name="ce19" office:value-type="float" office:value="572.541" calcext:value-type="float">
            <text:p>572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7" calcext:value-type="float">
            <text:p>0.0</text:p>
          </table:table-cell>
          <table:table-cell table:style-name="ce33" office:value-type="float" office:value="0.01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4.895" calcext:value-type="float">
            <text:p>84.9</text:p>
          </table:table-cell>
          <table:table-cell table:style-name="ce19" office:value-type="float" office:value="1425.895" calcext:value-type="float">
            <text:p>1,425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9.613" calcext:value-type="float">
            <text:p>9.6</text:p>
          </table:table-cell>
          <table:table-cell table:style-name="ce19" office:value-type="float" office:value="150.236" calcext:value-type="float">
            <text:p>150.2</text:p>
          </table:table-cell>
          <table:table-cell table:style-name="ce19" office:value-type="float" office:value="0.02" calcext:value-type="float">
            <text:p>0.0</text:p>
          </table:table-cell>
          <table:table-cell table:style-name="ce19" office:value-type="float" office:value="26234.528" calcext:value-type="float">
            <text:p>26,234.5</text:p>
          </table:table-cell>
          <table:table-cell table:style-name="ce19" office:value-type="float" office:value="9950.989" calcext:value-type="float">
            <text:p>9,951.0</text:p>
          </table:table-cell>
          <table:table-cell table:style-name="ce48" office:value-type="float" office:value="7715.786" calcext:value-type="float">
            <text:p>7,715.8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63.561" calcext:value-type="float">
            <text:p>263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607" calcext:value-type="float">
            <text:p>7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8" calcext:value-type="float">
            <text:p>0.1</text:p>
          </table:table-cell>
          <table:table-cell table:style-name="ce33" office:value-type="float" office:value="0.844" calcext:value-type="float">
            <text:p>0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414" calcext:value-type="float">
            <text:p>3.4</text:p>
          </table:table-cell>
          <table:table-cell table:style-name="ce19" office:value-type="float" office:value="238.076" calcext:value-type="float">
            <text:p>238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622" calcext:value-type="float">
            <text:p>3.6</text:p>
          </table:table-cell>
          <table:table-cell table:style-name="ce19" office:value-type="float" office:value="2.374" calcext:value-type="float">
            <text:p>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29.377" calcext:value-type="float">
            <text:p>2,729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9.962" calcext:value-type="float">
            <text:p>530.0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9.973" calcext:value-type="float">
            <text:p>4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421" calcext:value-type="float">
            <text:p>9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5" calcext:value-type="float">
            <text:p>0.3</text:p>
          </table:table-cell>
          <table:table-cell table:style-name="ce19" office:value-type="float" office:value="30.744" calcext:value-type="float">
            <text:p>30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388" calcext:value-type="float">
            <text:p>0.4</text:p>
          </table:table-cell>
          <table:table-cell table:style-name="ce19" office:value-type="float" office:value="3.215" calcext:value-type="float">
            <text:p>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60.148" calcext:value-type="float">
            <text:p>960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35.281" calcext:value-type="float">
            <text:p>135.3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8.139" calcext:value-type="float">
            <text:p>78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297" calcext:value-type="float">
            <text:p>10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8" calcext:value-type="float">
            <text:p>0.0</text:p>
          </table:table-cell>
          <table:table-cell table:style-name="ce33" office:value-type="float" office:value="0.099" calcext:value-type="float">
            <text:p>0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08" calcext:value-type="float">
            <text:p>0.2</text:p>
          </table:table-cell>
          <table:table-cell table:style-name="ce19" office:value-type="float" office:value="65.859" calcext:value-type="float">
            <text:p>65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516" calcext:value-type="float">
            <text:p>1.5</text:p>
          </table:table-cell>
          <table:table-cell table:style-name="ce19" office:value-type="float" office:value="12.507" calcext:value-type="float">
            <text:p>12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214.966" calcext:value-type="float">
            <text:p>4,215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94.757" calcext:value-type="float">
            <text:p>494.8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933.341" calcext:value-type="float">
            <text:p>1,933.3</text:p>
          </table:table-cell>
          <table:table-cell table:style-name="ce19" office:value-type="float" office:value="2861.853" calcext:value-type="float">
            <text:p>2,861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79.259" calcext:value-type="float">
            <text:p>47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3.386" calcext:value-type="float">
            <text:p>33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15" calcext:value-type="float">
            <text:p>0.0</text:p>
          </table:table-cell>
          <table:table-cell table:style-name="ce19" office:value-type="float" office:value="25.713" calcext:value-type="float">
            <text:p>25.7</text:p>
          </table:table-cell>
          <table:table-cell table:style-name="ce19" office:value-type="float" office:value="403.273" calcext:value-type="float">
            <text:p>403.3</text:p>
          </table:table-cell>
          <table:table-cell table:style-name="ce19" office:value-type="float" office:value="0.385" calcext:value-type="float">
            <text:p>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4.965" calcext:value-type="float">
            <text:p>195.0</text:p>
          </table:table-cell>
          <table:table-cell table:style-name="ce19" office:value-type="float" office:value="59.526" calcext:value-type="float">
            <text:p>59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909.892" calcext:value-type="float">
            <text:p>4,90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114.596" calcext:value-type="float">
            <text:p>3,114.6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817.833" calcext:value-type="float">
            <text:p>1,817.8</text:p>
          </table:table-cell>
          <table:table-cell table:style-name="ce19" office:value-type="float" office:value="2690.871" calcext:value-type="float">
            <text:p>2,690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01.077" calcext:value-type="float">
            <text:p>101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094" calcext:value-type="float">
            <text:p>1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28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15" calcext:value-type="float">
            <text:p>0.0</text:p>
          </table:table-cell>
          <table:table-cell table:style-name="ce19" office:value-type="float" office:value="22.701" calcext:value-type="float">
            <text:p>22.7</text:p>
          </table:table-cell>
          <table:table-cell table:style-name="ce19" office:value-type="float" office:value="73.711" calcext:value-type="float">
            <text:p>73.7</text:p>
          </table:table-cell>
          <table:table-cell table:style-name="ce19" office:value-type="float" office:value="0.365" calcext:value-type="float">
            <text:p>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34" calcext:value-type="float">
            <text:p>0.2</text:p>
          </table:table-cell>
          <table:table-cell table:style-name="ce19" office:value-type="float" office:value="0.407" calcext:value-type="float">
            <text:p>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436.029" calcext:value-type="float">
            <text:p>2,43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152.301" calcext:value-type="float">
            <text:p>2,152.3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115.508" calcext:value-type="float">
            <text:p>115.5</text:p>
          </table:table-cell>
          <table:table-cell table:style-name="ce19" office:value-type="float" office:value="170.982" calcext:value-type="float">
            <text:p>171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78.182" calcext:value-type="float">
            <text:p>378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2.291" calcext:value-type="float">
            <text:p>32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012" calcext:value-type="float">
            <text:p>3.0</text:p>
          </table:table-cell>
          <table:table-cell table:style-name="ce19" office:value-type="float" office:value="329.562" calcext:value-type="float">
            <text:p>329.6</text:p>
          </table:table-cell>
          <table:table-cell table:style-name="ce19" office:value-type="float" office:value="0.02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4.731" calcext:value-type="float">
            <text:p>194.7</text:p>
          </table:table-cell>
          <table:table-cell table:style-name="ce19" office:value-type="float" office:value="59.119" calcext:value-type="float">
            <text:p>5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473.864" calcext:value-type="float">
            <text:p>2,473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962.295" calcext:value-type="float">
            <text:p>962.3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387.264" calcext:value-type="float">
            <text:p>1,387.3</text:p>
          </table:table-cell>
          <table:table-cell table:style-name="ce19" office:value-type="float" office:value="4.9" calcext:value-type="float">
            <text:p>4.9</text:p>
          </table:table-cell>
          <table:table-cell table:style-name="ce19" office:value-type="float" office:value="91.219" calcext:value-type="float">
            <text:p>91.2</text:p>
          </table:table-cell>
          <table:table-cell table:style-name="ce19" office:value-type="float" office:value="549.189" calcext:value-type="float">
            <text:p>549.2</text:p>
          </table:table-cell>
          <table:table-cell table:style-name="ce19" office:value-type="float" office:value="1352.484" calcext:value-type="float">
            <text:p>1,352.5</text:p>
          </table:table-cell>
          <table:table-cell table:style-name="ce19" office:value-type="float" office:value="2266.852" calcext:value-type="float">
            <text:p>2,266.9</text:p>
          </table:table-cell>
          <table:table-cell table:style-name="ce19" office:value-type="float" office:value="279.202" calcext:value-type="float">
            <text:p>279.2</text:p>
          </table:table-cell>
          <table:table-cell table:style-name="ce19" office:value-type="float" office:value="772.66" calcext:value-type="float">
            <text:p>77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9.19" calcext:value-type="float">
            <text:p>79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62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6.736" calcext:value-type="float">
            <text:p>6.7</text:p>
          </table:table-cell>
          <table:table-cell table:style-name="ce19" office:value-type="float" office:value="8.167" calcext:value-type="float">
            <text:p>8.2</text:p>
          </table:table-cell>
          <table:table-cell table:style-name="ce19" office:value-type="float" office:value="642.905" calcext:value-type="float">
            <text:p>642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303" calcext:value-type="float">
            <text:p>14.3</text:p>
          </table:table-cell>
          <table:table-cell table:style-name="ce19" office:value-type="float" office:value="12.45" calcext:value-type="float">
            <text:p>12.5</text:p>
          </table:table-cell>
          <table:table-cell table:style-name="ce19" office:value-type="float" office:value="247.477" calcext:value-type="float">
            <text:p>247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132.731" calcext:value-type="float">
            <text:p>14,132.7</text:p>
          </table:table-cell>
          <table:table-cell table:style-name="ce19" office:value-type="float" office:value="27.372" calcext:value-type="float">
            <text:p>27.4</text:p>
          </table:table-cell>
          <table:table-cell table:style-name="ce48" office:value-type="float" office:value="3771.222" calcext:value-type="float">
            <text:p>3,771.2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386.506" calcext:value-type="float">
            <text:p>1,386.5</text:p>
          </table:table-cell>
          <table:table-cell table:style-name="ce19" office:value-type="float" office:value="3.779" calcext:value-type="float">
            <text:p>3.8</text:p>
          </table:table-cell>
          <table:table-cell table:style-name="ce19" office:value-type="float" office:value="91.219" calcext:value-type="float">
            <text:p>91.2</text:p>
          </table:table-cell>
          <table:table-cell table:style-name="ce19" office:value-type="float" office:value="549.189" calcext:value-type="float">
            <text:p>549.2</text:p>
          </table:table-cell>
          <table:table-cell table:style-name="ce19" office:value-type="float" office:value="1352.484" calcext:value-type="float">
            <text:p>1,352.5</text:p>
          </table:table-cell>
          <table:table-cell table:style-name="ce19" office:value-type="float" office:value="2266.852" calcext:value-type="float">
            <text:p>2,266.9</text:p>
          </table:table-cell>
          <table:table-cell table:style-name="ce19" office:value-type="float" office:value="279.202" calcext:value-type="float">
            <text:p>279.2</text:p>
          </table:table-cell>
          <table:table-cell table:style-name="ce19" office:value-type="float" office:value="659.305" calcext:value-type="float">
            <text:p>65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0.047" calcext:value-type="float">
            <text:p>60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02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6.7" calcext:value-type="float">
            <text:p>6.7</text:p>
          </table:table-cell>
          <table:table-cell table:style-name="ce19" office:value-type="float" office:value="7.721" calcext:value-type="float">
            <text:p>7.7</text:p>
          </table:table-cell>
          <table:table-cell table:style-name="ce19" office:value-type="float" office:value="550.336" calcext:value-type="float">
            <text:p>550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303" calcext:value-type="float">
            <text:p>14.3</text:p>
          </table:table-cell>
          <table:table-cell table:style-name="ce19" office:value-type="float" office:value="6.464" calcext:value-type="float">
            <text:p>6.5</text:p>
          </table:table-cell>
          <table:table-cell table:style-name="ce19" office:value-type="float" office:value="228.59" calcext:value-type="float">
            <text:p>228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030.868" calcext:value-type="float">
            <text:p>13,030.9</text:p>
          </table:table-cell>
          <table:table-cell table:style-name="ce19" office:value-type="float" office:value="16.423" calcext:value-type="float">
            <text:p>16.4</text:p>
          </table:table-cell>
          <table:table-cell table:style-name="ce48" office:value-type="float" office:value="3526.695" calcext:value-type="float">
            <text:p>3,526.7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style-name="ce19" office:value-type="float" office:value="0.758" calcext:value-type="float">
            <text:p>0.8</text:p>
          </table:table-cell>
          <table:table-cell table:style-name="ce19" office:value-type="float" office:value="1.122" calcext:value-type="float">
            <text:p>1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13.356" calcext:value-type="float">
            <text:p>11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.144" calcext:value-type="float">
            <text:p>19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36" calcext:value-type="float">
            <text:p>0.0</text:p>
          </table:table-cell>
          <table:table-cell table:style-name="ce19" office:value-type="float" office:value="0.446" calcext:value-type="float">
            <text:p>0.4</text:p>
          </table:table-cell>
          <table:table-cell table:style-name="ce19" office:value-type="float" office:value="92.569" calcext:value-type="float">
            <text:p>92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986" calcext:value-type="float">
            <text:p>6.0</text:p>
          </table:table-cell>
          <table:table-cell table:style-name="ce19" office:value-type="float" office:value="18.887" calcext:value-type="float">
            <text:p>18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01.863" calcext:value-type="float">
            <text:p>1,101.9</text:p>
          </table:table-cell>
          <table:table-cell table:style-name="ce19" office:value-type="float" office:value="10.949" calcext:value-type="float">
            <text:p>10.9</text:p>
          </table:table-cell>
          <table:table-cell table:style-name="ce48" office:value-type="float" office:value="244.527" calcext:value-type="float">
            <text:p>244.5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11.852" calcext:value-type="float">
            <text:p>111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137" calcext:value-type="float">
            <text:p>15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7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27" calcext:value-type="float">
            <text:p>0.0</text:p>
          </table:table-cell>
          <table:table-cell table:style-name="ce19" office:value-type="float" office:value="3.172" calcext:value-type="float">
            <text:p>3.2</text:p>
          </table:table-cell>
          <table:table-cell table:style-name="ce19" office:value-type="float" office:value="91.554" calcext:value-type="float">
            <text:p>91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.516" calcext:value-type="float">
            <text:p>10.5</text:p>
          </table:table-cell>
          <table:table-cell table:style-name="ce19" office:value-type="float" office:value="22.629" calcext:value-type="float">
            <text:p>2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730.062" calcext:value-type="float">
            <text:p>5,730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91.367" calcext:value-type="float">
            <text:p>691.4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8.528" calcext:value-type="float">
            <text:p>18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538" calcext:value-type="float">
            <text:p>6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2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765" calcext:value-type="float">
            <text:p>0.8</text:p>
          </table:table-cell>
          <table:table-cell table:style-name="ce19" office:value-type="float" office:value="12.084" calcext:value-type="float">
            <text:p>12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028" calcext:value-type="float">
            <text:p>5.0</text:p>
          </table:table-cell>
          <table:table-cell table:style-name="ce19" office:value-type="float" office:value="1.413" calcext:value-type="float">
            <text:p>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18.882" calcext:value-type="float">
            <text:p>1,618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79.104" calcext:value-type="float">
            <text:p>179.1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52.976" calcext:value-type="float">
            <text:p>153.0</text:p>
          </table:table-cell>
          <table:table-cell table:style-name="ce19" office:value-type="float" office:value="226.444" calcext:value-type="float">
            <text:p>226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42.064" calcext:value-type="float">
            <text:p>142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974" calcext:value-type="float">
            <text:p>9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643" calcext:value-type="float">
            <text:p>0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9.283" calcext:value-type="float">
            <text:p>29.3</text:p>
          </table:table-cell>
          <table:table-cell table:style-name="ce19" office:value-type="float" office:value="100.838" calcext:value-type="float">
            <text:p>100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6.203" calcext:value-type="float">
            <text:p>86.2</text:p>
          </table:table-cell>
          <table:table-cell table:style-name="ce19" office:value-type="float" office:value="16.749" calcext:value-type="float">
            <text:p>16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6565.347" calcext:value-type="float">
            <text:p>26,565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926.881" calcext:value-type="float">
            <text:p>2,926.9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8.94" calcext:value-type="float">
            <text:p>48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215" calcext:value-type="float">
            <text:p>11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6.018" calcext:value-type="float">
            <text:p>6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1.007" calcext:value-type="float">
            <text:p>1.0</text:p>
          </table:table-cell>
          <table:table-cell table:style-name="ce19" office:value-type="float" office:value="7.757" calcext:value-type="float">
            <text:p>7.8</text:p>
          </table:table-cell>
          <table:table-cell table:style-name="ce19" office:value-type="float" office:value="25.561" calcext:value-type="float">
            <text:p>25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5.456" calcext:value-type="float">
            <text:p>15.5</text:p>
          </table:table-cell>
          <table:table-cell table:style-name="ce19" office:value-type="float" office:value="5.989" calcext:value-type="float">
            <text:p>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159.966" calcext:value-type="float">
            <text:p>2,16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75.064" calcext:value-type="float">
            <text:p>275.1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598.792" calcext:value-type="float">
            <text:p>598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7.218" calcext:value-type="float">
            <text:p>57.2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02.78" calcext:value-type="float">
            <text:p>20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34.289" calcext:value-type="float">
            <text:p>234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7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458" calcext:value-type="float">
            <text:p>1.5</text:p>
          </table:table-cell>
          <table:table-cell table:style-name="ce19" office:value-type="float" office:value="26.845" calcext:value-type="float">
            <text:p>26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496" calcext:value-type="float">
            <text:p>0.5</text:p>
          </table:table-cell>
          <table:table-cell table:style-name="ce19" office:value-type="float" office:value="6.628" calcext:value-type="float">
            <text:p>6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20.736" calcext:value-type="float">
            <text:p>82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88.275" calcext:value-type="float">
            <text:p>288.3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.841" calcext:value-type="float">
            <text:p>1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694" calcext:value-type="float">
            <text:p>0.7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268" calcext:value-type="float">
            <text:p>1.3</text:p>
          </table:table-cell>
          <table:table-cell table:style-name="ce19" office:value-type="float" office:value="0.053" calcext:value-type="float">
            <text:p>0.1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57.051" calcext:value-type="float">
            <text:p>257.1</text:p>
          </table:table-cell>
          <table:table-cell table:style-name="ce19" office:value-type="float" office:value="2196.37" calcext:value-type="float">
            <text:p>2,196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68.768" calcext:value-type="float">
            <text:p>468.8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04.067" calcext:value-type="float">
            <text:p>104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78" calcext:value-type="float">
            <text:p>0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746" calcext:value-type="float">
            <text:p>0.7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6.592" calcext:value-type="float">
            <text:p>36.6</text:p>
          </table:table-cell>
          <table:table-cell table:style-name="ce19" office:value-type="float" office:value="64.608" calcext:value-type="float">
            <text:p>64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52.832" calcext:value-type="float">
            <text:p>55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56.893" calcext:value-type="float">
            <text:p>156.9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6.197" calcext:value-type="float">
            <text:p>26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4.559" calcext:value-type="float">
            <text:p>24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534" calcext:value-type="float">
            <text:p>0.5</text:p>
          </table:table-cell>
          <table:table-cell table:style-name="ce19" office:value-type="float" office:value="0.643" calcext:value-type="float">
            <text:p>0.6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27.314" calcext:value-type="float">
            <text:p>27.3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6112.266" calcext:value-type="float">
            <text:p>6,112.3</text:p>
          </table:table-cell>
          <table:table-cell table:style-name="ce20" office:value-type="float" office:value="6999.147" calcext:value-type="float">
            <text:p>6,999.1</text:p>
          </table:table-cell>
          <table:table-cell table:style-name="ce20" office:value-type="float" office:value="91.219" calcext:value-type="float">
            <text:p>91.2</text:p>
          </table:table-cell>
          <table:table-cell table:style-name="ce20" office:value-type="float" office:value="549.189" calcext:value-type="float">
            <text:p>549.2</text:p>
          </table:table-cell>
          <table:table-cell table:style-name="ce20" office:value-type="float" office:value="1352.484" calcext:value-type="float">
            <text:p>1,352.5</text:p>
          </table:table-cell>
          <table:table-cell table:style-name="ce20" office:value-type="float" office:value="2266.852" calcext:value-type="float">
            <text:p>2,266.9</text:p>
          </table:table-cell>
          <table:table-cell table:style-name="ce20" office:value-type="float" office:value="279.202" calcext:value-type="float">
            <text:p>279.2</text:p>
          </table:table-cell>
          <table:table-cell table:style-name="ce20" office:value-type="float" office:value="6200.154" calcext:value-type="float">
            <text:p>6,200.2</text:p>
          </table:table-cell>
          <table:table-cell table:style-name="ce20" office:value-type="float" office:value="0.436" calcext:value-type="float">
            <text:p>0.4</text:p>
          </table:table-cell>
          <table:table-cell table:style-name="ce20" office:value-type="float" office:value="1032.989" calcext:value-type="float">
            <text:p>1,033.0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10.777" calcext:value-type="float">
            <text:p>10.8</text:p>
          </table:table-cell>
          <table:table-cell table:style-name="ce34" office:value-type="float" office:value="0.953" calcext:value-type="float">
            <text:p>1.0</text:p>
          </table:table-cell>
          <table:table-cell table:style-name="ce20" office:value-type="float" office:value="7.891" calcext:value-type="float">
            <text:p>7.9</text:p>
          </table:table-cell>
          <table:table-cell table:style-name="ce20" office:value-type="float" office:value="228.907" calcext:value-type="float">
            <text:p>228.9</text:p>
          </table:table-cell>
          <table:table-cell table:style-name="ce20" office:value-type="float" office:value="4867.988" calcext:value-type="float">
            <text:p>4,868.0</text:p>
          </table:table-cell>
          <table:table-cell table:style-name="ce20" office:value-type="float" office:value="0.385" calcext:value-type="float">
            <text:p>0.4</text:p>
          </table:table-cell>
          <table:table-cell table:style-name="ce20" office:value-type="float" office:value="14.303" calcext:value-type="float">
            <text:p>14.3</text:p>
          </table:table-cell>
          <table:table-cell table:style-name="ce20" office:value-type="float" office:value="366.601" calcext:value-type="float">
            <text:p>366.6</text:p>
          </table:table-cell>
          <table:table-cell table:style-name="ce20" office:value-type="float" office:value="585.197" calcext:value-type="float">
            <text:p>585.2</text:p>
          </table:table-cell>
          <table:table-cell table:style-name="ce20" office:value-type="float" office:value="474.891" calcext:value-type="float">
            <text:p>474.9</text:p>
          </table:table-cell>
          <table:table-cell table:style-name="ce20" office:value-type="float" office:value="109492.681" calcext:value-type="float">
            <text:p>109,492.7</text:p>
          </table:table-cell>
          <table:table-cell table:style-name="ce20" office:value-type="float" office:value="10830.209" calcext:value-type="float">
            <text:p>10,830.2</text:p>
          </table:table-cell>
          <table:table-cell table:style-name="ce20" office:value-type="float" office:value="25068.341" calcext:value-type="float">
            <text:p>25,068.3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94'.$A$1:.$Z$35" table:range-usable-as="print-range"/>
        </table:named-expressions>
      </table:table>
      <table:table table:name="95" table:style-name="ta2" table:print-ranges="'95'.A1:'95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12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5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06" calcext:value-type="float">
            <text:p>2006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1.284" calcext:value-type="float">
            <text:p>41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045" calcext:value-type="float">
            <text:p>5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1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87" calcext:value-type="float">
            <text:p>10.9</text:p>
          </table:table-cell>
          <table:table-cell table:style-name="ce19" office:value-type="float" office:value="25.693" calcext:value-type="float">
            <text:p>25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33" calcext:value-type="float">
            <text:p>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67.481" calcext:value-type="float">
            <text:p>367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76.428" calcext:value-type="float">
            <text:p>76.4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0.061" calcext:value-type="float">
            <text:p>0.1</text:p>
          </table:table-cell>
          <table:table-cell table:style-name="ce19" office:value-type="float" office:value="0.09" calcext:value-type="float">
            <text:p>0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63.748" calcext:value-type="float">
            <text:p>363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951" calcext:value-type="float">
            <text:p>13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1.394" calcext:value-type="float">
            <text:p>1.4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994" calcext:value-type="float">
            <text:p>6.0</text:p>
          </table:table-cell>
          <table:table-cell table:style-name="ce19" office:value-type="float" office:value="325.685" calcext:value-type="float">
            <text:p>325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3.393" calcext:value-type="float">
            <text:p>13.4</text:p>
          </table:table-cell>
          <table:table-cell table:style-name="ce19" office:value-type="float" office:value="6.189" calcext:value-type="float">
            <text:p>6.2</text:p>
          </table:table-cell>
          <table:table-cell table:style-name="ce19" office:value-type="float" office:value="10.453" calcext:value-type="float">
            <text:p>10.5</text:p>
          </table:table-cell>
          <table:table-cell table:style-name="ce19" office:value-type="float" office:value="3465.175" calcext:value-type="float">
            <text:p>3,465.2</text:p>
          </table:table-cell>
          <table:table-cell table:style-name="ce19" office:value-type="float" office:value="272.847" calcext:value-type="float">
            <text:p>272.8</text:p>
          </table:table-cell>
          <table:table-cell table:style-name="ce48" office:value-type="float" office:value="746.332" calcext:value-type="float">
            <text:p>746.3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48.723" calcext:value-type="float">
            <text:p>48.7</text:p>
          </table:table-cell>
          <table:table-cell table:style-name="ce19" office:value-type="float" office:value="72.123" calcext:value-type="float">
            <text:p>72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923.361" calcext:value-type="float">
            <text:p>92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716" calcext:value-type="float">
            <text:p>2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36" calcext:value-type="float">
            <text:p>9.4</text:p>
          </table:table-cell>
          <table:table-cell table:style-name="ce19" office:value-type="float" office:value="855.575" calcext:value-type="float">
            <text:p>855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741" calcext:value-type="float">
            <text:p>3.7</text:p>
          </table:table-cell>
          <table:table-cell table:style-name="ce19" office:value-type="float" office:value="39.278" calcext:value-type="float">
            <text:p>3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066.542" calcext:value-type="float">
            <text:p>7,066.5</text:p>
          </table:table-cell>
          <table:table-cell table:style-name="ce19" office:value-type="float" office:value="600.82" calcext:value-type="float">
            <text:p>600.8</text:p>
          </table:table-cell>
          <table:table-cell table:style-name="ce48" office:value-type="float" office:value="1740.271" calcext:value-type="float">
            <text:p>1,740.3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4.389" calcext:value-type="float">
            <text:p>34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827" calcext:value-type="float">
            <text:p>4.8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18" calcext:value-type="float">
            <text:p>0.0</text:p>
          </table:table-cell>
          <table:table-cell table:style-name="ce19" office:value-type="float" office:value="28.888" calcext:value-type="float">
            <text:p>28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77" calcext:value-type="float">
            <text:p>0.3</text:p>
          </table:table-cell>
          <table:table-cell table:style-name="ce19" office:value-type="float" office:value="0.333" calcext:value-type="float">
            <text:p>0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81.683" calcext:value-type="float">
            <text:p>281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1.885" calcext:value-type="float">
            <text:p>61.9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.604" calcext:value-type="float">
            <text:p>6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305" calcext:value-type="float">
            <text:p>0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3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88" calcext:value-type="float">
            <text:p>0.1</text:p>
          </table:table-cell>
          <table:table-cell table:style-name="ce19" office:value-type="float" office:value="5.893" calcext:value-type="float">
            <text:p>5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672" calcext:value-type="float">
            <text:p>0.7</text:p>
          </table:table-cell>
          <table:table-cell table:style-name="ce19" office:value-type="float" office:value="1.359" calcext:value-type="float">
            <text:p>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67.317" calcext:value-type="float">
            <text:p>467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3.215" calcext:value-type="float">
            <text:p>53.2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346.221" calcext:value-type="float">
            <text:p>346.2</text:p>
          </table:table-cell>
          <table:table-cell table:style-name="ce19" office:value-type="float" office:value="512.498" calcext:value-type="float">
            <text:p>512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31.495" calcext:value-type="float">
            <text:p>33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652" calcext:value-type="float">
            <text:p>4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52" calcext:value-type="float">
            <text:p>0.4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106" calcext:value-type="float">
            <text:p>0.1</text:p>
          </table:table-cell>
          <table:table-cell table:style-name="ce19" office:value-type="float" office:value="0.66" calcext:value-type="float">
            <text:p>0.7</text:p>
          </table:table-cell>
          <table:table-cell table:style-name="ce19" office:value-type="float" office:value="306.671" calcext:value-type="float">
            <text:p>306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638" calcext:value-type="float">
            <text:p>4.6</text:p>
          </table:table-cell>
          <table:table-cell table:style-name="ce19" office:value-type="float" office:value="6.438" calcext:value-type="float">
            <text:p>6.4</text:p>
          </table:table-cell>
          <table:table-cell table:style-name="ce19" office:value-type="float" office:value="216.494" calcext:value-type="float">
            <text:p>216.5</text:p>
          </table:table-cell>
          <table:table-cell table:style-name="ce19" office:value-type="float" office:value="3679.741" calcext:value-type="float">
            <text:p>3,679.7</text:p>
          </table:table-cell>
          <table:table-cell table:style-name="ce19" office:value-type="float" office:value="232.198" calcext:value-type="float">
            <text:p>232.2</text:p>
          </table:table-cell>
          <table:table-cell table:style-name="ce48" office:value-type="float" office:value="1275.843" calcext:value-type="float">
            <text:p>1,275.8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.707" calcext:value-type="float">
            <text:p>8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715" calcext:value-type="float">
            <text:p>8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52" calcext:value-type="float">
            <text:p>0.2</text:p>
          </table:table-cell>
          <table:table-cell table:style-name="ce19" office:value-type="float" office:value="1.998" calcext:value-type="float">
            <text:p>2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795" calcext:value-type="float">
            <text:p>0.8</text:p>
          </table:table-cell>
          <table:table-cell table:style-name="ce19" office:value-type="float" office:value="0.787" calcext:value-type="float">
            <text:p>0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23.088" calcext:value-type="float">
            <text:p>523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0.185" calcext:value-type="float">
            <text:p>60.2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422.44" calcext:value-type="float">
            <text:p>2,422.4</text:p>
          </table:table-cell>
          <table:table-cell table:style-name="ce19" office:value-type="float" office:value="3585.849" calcext:value-type="float">
            <text:p>3,585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220.101" calcext:value-type="float">
            <text:p>2,220.1</text:p>
          </table:table-cell>
          <table:table-cell table:style-name="ce19" office:value-type="float" office:value="0.367" calcext:value-type="float">
            <text:p>0.4</text:p>
          </table:table-cell>
          <table:table-cell table:style-name="ce19" office:value-type="float" office:value="642.548" calcext:value-type="float">
            <text:p>642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9" calcext:value-type="float">
            <text:p>0.0</text:p>
          </table:table-cell>
          <table:table-cell table:style-name="ce33" office:value-type="float" office:value="0.034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7.785" calcext:value-type="float">
            <text:p>77.8</text:p>
          </table:table-cell>
          <table:table-cell table:style-name="ce19" office:value-type="float" office:value="1568.945" calcext:value-type="float">
            <text:p>1,568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9.141" calcext:value-type="float">
            <text:p>9.1</text:p>
          </table:table-cell>
          <table:table-cell table:style-name="ce19" office:value-type="float" office:value="146.474" calcext:value-type="float">
            <text:p>146.5</text:p>
          </table:table-cell>
          <table:table-cell table:style-name="ce19" office:value-type="float" office:value="0.098" calcext:value-type="float">
            <text:p>0.1</text:p>
          </table:table-cell>
          <table:table-cell table:style-name="ce19" office:value-type="float" office:value="27193.311" calcext:value-type="float">
            <text:p>27,193.3</text:p>
          </table:table-cell>
          <table:table-cell table:style-name="ce19" office:value-type="float" office:value="11621.935" calcext:value-type="float">
            <text:p>11,621.9</text:p>
          </table:table-cell>
          <table:table-cell table:style-name="ce48" office:value-type="float" office:value="8369.371" calcext:value-type="float">
            <text:p>8,369.4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style-name="ce19" office:value-type="float" office:value="7.611" calcext:value-type="float">
            <text:p>7.6</text:p>
          </table:table-cell>
          <table:table-cell table:style-name="ce19" office:value-type="float" office:value="11.267" calcext:value-type="float">
            <text:p>11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31.321" calcext:value-type="float">
            <text:p>231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487" calcext:value-type="float">
            <text:p>6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1" calcext:value-type="float">
            <text:p>0.1</text:p>
          </table:table-cell>
          <table:table-cell table:style-name="ce33" office:value-type="float" office:value="1.255" calcext:value-type="float">
            <text:p>1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751" calcext:value-type="float">
            <text:p>3.8</text:p>
          </table:table-cell>
          <table:table-cell table:style-name="ce19" office:value-type="float" office:value="207.978" calcext:value-type="float">
            <text:p>208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245" calcext:value-type="float">
            <text:p>3.2</text:p>
          </table:table-cell>
          <table:table-cell table:style-name="ce19" office:value-type="float" office:value="2.866" calcext:value-type="float">
            <text:p>2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44.467" calcext:value-type="float">
            <text:p>2,744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06.931" calcext:value-type="float">
            <text:p>506.9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0.938" calcext:value-type="float">
            <text:p>5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988" calcext:value-type="float">
            <text:p>7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3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58" calcext:value-type="float">
            <text:p>0.6</text:p>
          </table:table-cell>
          <table:table-cell table:style-name="ce19" office:value-type="float" office:value="42.411" calcext:value-type="float">
            <text:p>42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346" calcext:value-type="float">
            <text:p>0.3</text:p>
          </table:table-cell>
          <table:table-cell table:style-name="ce19" office:value-type="float" office:value="1.485" calcext:value-type="float">
            <text:p>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50.601" calcext:value-type="float">
            <text:p>95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43.566" calcext:value-type="float">
            <text:p>143.6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style-name="ce19" office:value-type="float" office:value="0.161" calcext:value-type="float">
            <text:p>0.2</text:p>
          </table:table-cell>
          <table:table-cell table:style-name="ce19" office:value-type="float" office:value="0.238" calcext:value-type="float">
            <text:p>0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96.764" calcext:value-type="float">
            <text:p>96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346" calcext:value-type="float">
            <text:p>9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2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55" calcext:value-type="float">
            <text:p>0.3</text:p>
          </table:table-cell>
          <table:table-cell table:style-name="ce19" office:value-type="float" office:value="84.012" calcext:value-type="float">
            <text:p>84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322" calcext:value-type="float">
            <text:p>1.3</text:p>
          </table:table-cell>
          <table:table-cell table:style-name="ce19" office:value-type="float" office:value="12.898" calcext:value-type="float">
            <text:p>12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346.002" calcext:value-type="float">
            <text:p>4,34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6.283" calcext:value-type="float">
            <text:p>526.3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957.336" calcext:value-type="float">
            <text:p>1,957.3</text:p>
          </table:table-cell>
          <table:table-cell table:style-name="ce19" office:value-type="float" office:value="2897.372" calcext:value-type="float">
            <text:p>2,897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61.573" calcext:value-type="float">
            <text:p>461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2.786" calcext:value-type="float">
            <text:p>32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7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11" calcext:value-type="float">
            <text:p>0.0</text:p>
          </table:table-cell>
          <table:table-cell table:style-name="ce19" office:value-type="float" office:value="23.659" calcext:value-type="float">
            <text:p>23.7</text:p>
          </table:table-cell>
          <table:table-cell table:style-name="ce19" office:value-type="float" office:value="389.234" calcext:value-type="float">
            <text:p>389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88.096" calcext:value-type="float">
            <text:p>188.1</text:p>
          </table:table-cell>
          <table:table-cell table:style-name="ce19" office:value-type="float" office:value="74.807" calcext:value-type="float">
            <text:p>74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216.426" calcext:value-type="float">
            <text:p>5,216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159.37" calcext:value-type="float">
            <text:p>3,159.4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819.16" calcext:value-type="float">
            <text:p>1,819.2</text:p>
          </table:table-cell>
          <table:table-cell table:style-name="ce19" office:value-type="float" office:value="2692.836" calcext:value-type="float">
            <text:p>2,692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87.08" calcext:value-type="float">
            <text:p>8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247" calcext:value-type="float">
            <text:p>1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2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11" calcext:value-type="float">
            <text:p>0.0</text:p>
          </table:table-cell>
          <table:table-cell table:style-name="ce19" office:value-type="float" office:value="20.408" calcext:value-type="float">
            <text:p>20.4</text:p>
          </table:table-cell>
          <table:table-cell table:style-name="ce19" office:value-type="float" office:value="62.806" calcext:value-type="float">
            <text:p>62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22" calcext:value-type="float">
            <text:p>0.2</text:p>
          </table:table-cell>
          <table:table-cell table:style-name="ce19" office:value-type="float" office:value="0.444" calcext:value-type="float">
            <text:p>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403.245" calcext:value-type="float">
            <text:p>2,40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136.524" calcext:value-type="float">
            <text:p>2,136.5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138.175" calcext:value-type="float">
            <text:p>138.2</text:p>
          </table:table-cell>
          <table:table-cell table:style-name="ce19" office:value-type="float" office:value="204.536" calcext:value-type="float">
            <text:p>204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74.493" calcext:value-type="float">
            <text:p>374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1.539" calcext:value-type="float">
            <text:p>31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2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251" calcext:value-type="float">
            <text:p>3.3</text:p>
          </table:table-cell>
          <table:table-cell table:style-name="ce19" office:value-type="float" office:value="326.428" calcext:value-type="float">
            <text:p>326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87.874" calcext:value-type="float">
            <text:p>187.9</text:p>
          </table:table-cell>
          <table:table-cell table:style-name="ce19" office:value-type="float" office:value="74.363" calcext:value-type="float">
            <text:p>74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813.181" calcext:value-type="float">
            <text:p>2,81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22.846" calcext:value-type="float">
            <text:p>1,022.8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494.66" calcext:value-type="float">
            <text:p>1,494.7</text:p>
          </table:table-cell>
          <table:table-cell table:style-name="ce19" office:value-type="float" office:value="17.304" calcext:value-type="float">
            <text:p>17.3</text:p>
          </table:table-cell>
          <table:table-cell table:style-name="ce19" office:value-type="float" office:value="95.74" calcext:value-type="float">
            <text:p>95.7</text:p>
          </table:table-cell>
          <table:table-cell table:style-name="ce19" office:value-type="float" office:value="612.931" calcext:value-type="float">
            <text:p>612.9</text:p>
          </table:table-cell>
          <table:table-cell table:style-name="ce19" office:value-type="float" office:value="1375.9" calcext:value-type="float">
            <text:p>1,375.9</text:p>
          </table:table-cell>
          <table:table-cell table:style-name="ce19" office:value-type="float" office:value="2725.114" calcext:value-type="float">
            <text:p>2,725.1</text:p>
          </table:table-cell>
          <table:table-cell table:style-name="ce19" office:value-type="float" office:value="256.967" calcext:value-type="float">
            <text:p>257.0</text:p>
          </table:table-cell>
          <table:table-cell table:style-name="ce19" office:value-type="float" office:value="781.151" calcext:value-type="float">
            <text:p>78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5.578" calcext:value-type="float">
            <text:p>75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74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6" calcext:value-type="float">
            <text:p>6.0</text:p>
          </table:table-cell>
          <table:table-cell table:style-name="ce19" office:value-type="float" office:value="7.595" calcext:value-type="float">
            <text:p>7.6</text:p>
          </table:table-cell>
          <table:table-cell table:style-name="ce19" office:value-type="float" office:value="655.317" calcext:value-type="float">
            <text:p>655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436" calcext:value-type="float">
            <text:p>13.4</text:p>
          </table:table-cell>
          <table:table-cell table:style-name="ce19" office:value-type="float" office:value="12.554" calcext:value-type="float">
            <text:p>12.6</text:p>
          </table:table-cell>
          <table:table-cell table:style-name="ce19" office:value-type="float" office:value="274.661" calcext:value-type="float">
            <text:p>274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915.251" calcext:value-type="float">
            <text:p>14,915.3</text:p>
          </table:table-cell>
          <table:table-cell table:style-name="ce19" office:value-type="float" office:value="43.717" calcext:value-type="float">
            <text:p>43.7</text:p>
          </table:table-cell>
          <table:table-cell table:style-name="ce48" office:value-type="float" office:value="3990.529" calcext:value-type="float">
            <text:p>3,990.5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492.164" calcext:value-type="float">
            <text:p>1,492.2</text:p>
          </table:table-cell>
          <table:table-cell table:style-name="ce19" office:value-type="float" office:value="13.609" calcext:value-type="float">
            <text:p>13.6</text:p>
          </table:table-cell>
          <table:table-cell table:style-name="ce19" office:value-type="float" office:value="95.74" calcext:value-type="float">
            <text:p>95.7</text:p>
          </table:table-cell>
          <table:table-cell table:style-name="ce19" office:value-type="float" office:value="612.931" calcext:value-type="float">
            <text:p>612.9</text:p>
          </table:table-cell>
          <table:table-cell table:style-name="ce19" office:value-type="float" office:value="1375.9" calcext:value-type="float">
            <text:p>1,375.9</text:p>
          </table:table-cell>
          <table:table-cell table:style-name="ce19" office:value-type="float" office:value="2725.114" calcext:value-type="float">
            <text:p>2,725.1</text:p>
          </table:table-cell>
          <table:table-cell table:style-name="ce19" office:value-type="float" office:value="256.967" calcext:value-type="float">
            <text:p>257.0</text:p>
          </table:table-cell>
          <table:table-cell table:style-name="ce19" office:value-type="float" office:value="675.058" calcext:value-type="float">
            <text:p>675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9.961" calcext:value-type="float">
            <text:p>60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15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6" calcext:value-type="float">
            <text:p>6.0</text:p>
          </table:table-cell>
          <table:table-cell table:style-name="ce19" office:value-type="float" office:value="7.331" calcext:value-type="float">
            <text:p>7.3</text:p>
          </table:table-cell>
          <table:table-cell table:style-name="ce19" office:value-type="float" office:value="566.927" calcext:value-type="float">
            <text:p>566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436" calcext:value-type="float">
            <text:p>13.4</text:p>
          </table:table-cell>
          <table:table-cell table:style-name="ce19" office:value-type="float" office:value="6.235" calcext:value-type="float">
            <text:p>6.2</text:p>
          </table:table-cell>
          <table:table-cell table:style-name="ce19" office:value-type="float" office:value="256.014" calcext:value-type="float">
            <text:p>25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830.044" calcext:value-type="float">
            <text:p>13,830.0</text:p>
          </table:table-cell>
          <table:table-cell table:style-name="ce19" office:value-type="float" office:value="26.23" calcext:value-type="float">
            <text:p>26.2</text:p>
          </table:table-cell>
          <table:table-cell table:style-name="ce48" office:value-type="float" office:value="3752.513" calcext:value-type="float">
            <text:p>3,752.5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style-name="ce19" office:value-type="float" office:value="2.496" calcext:value-type="float">
            <text:p>2.5</text:p>
          </table:table-cell>
          <table:table-cell table:style-name="ce19" office:value-type="float" office:value="3.695" calcext:value-type="float">
            <text:p>3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06.093" calcext:value-type="float">
            <text:p>106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617" calcext:value-type="float">
            <text:p>15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9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64" calcext:value-type="float">
            <text:p>0.3</text:p>
          </table:table-cell>
          <table:table-cell table:style-name="ce19" office:value-type="float" office:value="88.39" calcext:value-type="float">
            <text:p>88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319" calcext:value-type="float">
            <text:p>6.3</text:p>
          </table:table-cell>
          <table:table-cell table:style-name="ce19" office:value-type="float" office:value="18.647" calcext:value-type="float">
            <text:p>18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85.207" calcext:value-type="float">
            <text:p>1,085.2</text:p>
          </table:table-cell>
          <table:table-cell table:style-name="ce19" office:value-type="float" office:value="17.487" calcext:value-type="float">
            <text:p>17.5</text:p>
          </table:table-cell>
          <table:table-cell table:style-name="ce48" office:value-type="float" office:value="238.016" calcext:value-type="float">
            <text:p>238.0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07.857" calcext:value-type="float">
            <text:p>107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417" calcext:value-type="float">
            <text:p>14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8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13" calcext:value-type="float">
            <text:p>0.0</text:p>
          </table:table-cell>
          <table:table-cell table:style-name="ce19" office:value-type="float" office:value="2.623" calcext:value-type="float">
            <text:p>2.6</text:p>
          </table:table-cell>
          <table:table-cell table:style-name="ce19" office:value-type="float" office:value="88.798" calcext:value-type="float">
            <text:p>88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.887" calcext:value-type="float">
            <text:p>8.9</text:p>
          </table:table-cell>
          <table:table-cell table:style-name="ce19" office:value-type="float" office:value="24.623" calcext:value-type="float">
            <text:p>24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891.351" calcext:value-type="float">
            <text:p>5,89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703.33" calcext:value-type="float">
            <text:p>703.3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2.291" calcext:value-type="float">
            <text:p>22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781" calcext:value-type="float">
            <text:p>5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73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374" calcext:value-type="float">
            <text:p>0.4</text:p>
          </table:table-cell>
          <table:table-cell table:style-name="ce19" office:value-type="float" office:value="16.434" calcext:value-type="float">
            <text:p>16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705" calcext:value-type="float">
            <text:p>4.7</text:p>
          </table:table-cell>
          <table:table-cell table:style-name="ce19" office:value-type="float" office:value="1.715" calcext:value-type="float">
            <text:p>1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79.052" calcext:value-type="float">
            <text:p>1,67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88.631" calcext:value-type="float">
            <text:p>188.6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52.065" calcext:value-type="float">
            <text:p>152.1</text:p>
          </table:table-cell>
          <table:table-cell table:style-name="ce19" office:value-type="float" office:value="225.096" calcext:value-type="float">
            <text:p>225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50.511" calcext:value-type="float">
            <text:p>15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105" calcext:value-type="float">
            <text:p>8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653" calcext:value-type="float">
            <text:p>0.7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.324" calcext:value-type="float">
            <text:p>27.3</text:p>
          </table:table-cell>
          <table:table-cell table:style-name="ce19" office:value-type="float" office:value="111.064" calcext:value-type="float">
            <text:p>111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0.019" calcext:value-type="float">
            <text:p>80.0</text:p>
          </table:table-cell>
          <table:table-cell table:style-name="ce19" office:value-type="float" office:value="32.643" calcext:value-type="float">
            <text:p>3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8923.692" calcext:value-type="float">
            <text:p>28,923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170.167" calcext:value-type="float">
            <text:p>3,170.2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3.575" calcext:value-type="float">
            <text:p>43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845" calcext:value-type="float">
            <text:p>8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4.323" calcext:value-type="float">
            <text:p>4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878" calcext:value-type="float">
            <text:p>0.9</text:p>
          </table:table-cell>
          <table:table-cell table:style-name="ce19" office:value-type="float" office:value="6.547" calcext:value-type="float">
            <text:p>6.5</text:p>
          </table:table-cell>
          <table:table-cell table:style-name="ce19" office:value-type="float" office:value="24.72" calcext:value-type="float">
            <text:p>24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1.657" calcext:value-type="float">
            <text:p>11.7</text:p>
          </table:table-cell>
          <table:table-cell table:style-name="ce19" office:value-type="float" office:value="5.942" calcext:value-type="float">
            <text:p>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156.207" calcext:value-type="float">
            <text:p>2,156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65.916" calcext:value-type="float">
            <text:p>265.9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885.337" calcext:value-type="float">
            <text:p>885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4.599" calcext:value-type="float">
            <text:p>84.6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89.233" calcext:value-type="float">
            <text:p>189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2.058" calcext:value-type="float">
            <text:p>222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7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261" calcext:value-type="float">
            <text:p>1.3</text:p>
          </table:table-cell>
          <table:table-cell table:style-name="ce19" office:value-type="float" office:value="22.771" calcext:value-type="float">
            <text:p>22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416" calcext:value-type="float">
            <text:p>0.4</text:p>
          </table:table-cell>
          <table:table-cell table:style-name="ce19" office:value-type="float" office:value="9.04" calcext:value-type="float">
            <text:p>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73.362" calcext:value-type="float">
            <text:p>87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82.098" calcext:value-type="float">
            <text:p>282.1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.222" calcext:value-type="float">
            <text:p>1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614" calcext:value-type="float">
            <text:p>0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657" calcext:value-type="float">
            <text:p>0.7</text:p>
          </table:table-cell>
          <table:table-cell table:style-name="ce19" office:value-type="float" office:value="0.072" calcext:value-type="float">
            <text:p>0.1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19" office:value-type="float" office:value="0.001" calcext:value-type="float">
            <text:p>0.0</text:p>
          </table:table-cell>
          <table:table-cell table:style-name="ce19" office:value-type="float" office:value="264.19" calcext:value-type="float">
            <text:p>264.2</text:p>
          </table:table-cell>
          <table:table-cell table:style-name="ce19" office:value-type="float" office:value="2336.003" calcext:value-type="float">
            <text:p>2,33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88.631" calcext:value-type="float">
            <text:p>488.6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9.874" calcext:value-type="float">
            <text:p>8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38" calcext:value-type="float">
            <text:p>0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46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5.28" calcext:value-type="float">
            <text:p>25.3</text:p>
          </table:table-cell>
          <table:table-cell table:style-name="ce19" office:value-type="float" office:value="61.321" calcext:value-type="float">
            <text:p>61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38.996" calcext:value-type="float">
            <text:p>53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41.378" calcext:value-type="float">
            <text:p>141.4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1.111" calcext:value-type="float">
            <text:p>21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9.792" calcext:value-type="float">
            <text:p>19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506" calcext:value-type="float">
            <text:p>0.5</text:p>
          </table:table-cell>
          <table:table-cell table:style-name="ce19" office:value-type="float" office:value="1.045" calcext:value-type="float">
            <text:p>1.0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22.605" calcext:value-type="float">
            <text:p>22.6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6429.277" calcext:value-type="float">
            <text:p>6,429.3</text:p>
          </table:table-cell>
          <table:table-cell table:style-name="ce20" office:value-type="float" office:value="7321.836" calcext:value-type="float">
            <text:p>7,321.8</text:p>
          </table:table-cell>
          <table:table-cell table:style-name="ce20" office:value-type="float" office:value="95.74" calcext:value-type="float">
            <text:p>95.7</text:p>
          </table:table-cell>
          <table:table-cell table:style-name="ce20" office:value-type="float" office:value="612.931" calcext:value-type="float">
            <text:p>612.9</text:p>
          </table:table-cell>
          <table:table-cell table:style-name="ce20" office:value-type="float" office:value="1375.9" calcext:value-type="float">
            <text:p>1,375.9</text:p>
          </table:table-cell>
          <table:table-cell table:style-name="ce20" office:value-type="float" office:value="2725.114" calcext:value-type="float">
            <text:p>2,725.1</text:p>
          </table:table-cell>
          <table:table-cell table:style-name="ce20" office:value-type="float" office:value="256.967" calcext:value-type="float">
            <text:p>257.0</text:p>
          </table:table-cell>
          <table:table-cell table:style-name="ce20" office:value-type="float" office:value="6177.111" calcext:value-type="float">
            <text:p>6,177.1</text:p>
          </table:table-cell>
          <table:table-cell table:style-name="ce20" office:value-type="float" office:value="0.367" calcext:value-type="float">
            <text:p>0.4</text:p>
          </table:table-cell>
          <table:table-cell table:style-name="ce20" office:value-type="float" office:value="1072.689" calcext:value-type="float">
            <text:p>1,072.7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8.812" calcext:value-type="float">
            <text:p>8.8</text:p>
          </table:table-cell>
          <table:table-cell table:style-name="ce34" office:value-type="float" office:value="1.289" calcext:value-type="float">
            <text:p>1.3</text:p>
          </table:table-cell>
          <table:table-cell table:style-name="ce20" office:value-type="float" office:value="7.008" calcext:value-type="float">
            <text:p>7.0</text:p>
          </table:table-cell>
          <table:table-cell table:style-name="ce20" office:value-type="float" office:value="204.811" calcext:value-type="float">
            <text:p>204.8</text:p>
          </table:table-cell>
          <table:table-cell table:style-name="ce20" office:value-type="float" office:value="4843.272" calcext:value-type="float">
            <text:p>4,843.3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3.436" calcext:value-type="float">
            <text:p>13.4</text:p>
          </table:table-cell>
          <table:table-cell table:style-name="ce20" office:value-type="float" office:value="344.443" calcext:value-type="float">
            <text:p>344.4</text:p>
          </table:table-cell>
          <table:table-cell table:style-name="ce20" office:value-type="float" office:value="642.585" calcext:value-type="float">
            <text:p>642.6</text:p>
          </table:table-cell>
          <table:table-cell table:style-name="ce20" office:value-type="float" office:value="491.234" calcext:value-type="float">
            <text:p>491.2</text:p>
          </table:table-cell>
          <table:table-cell table:style-name="ce20" office:value-type="float" office:value="114501.085" calcext:value-type="float">
            <text:p>114,501.1</text:p>
          </table:table-cell>
          <table:table-cell table:style-name="ce20" office:value-type="float" office:value="12771.517" calcext:value-type="float">
            <text:p>12,771.5</text:p>
          </table:table-cell>
          <table:table-cell table:style-name="ce20" office:value-type="float" office:value="26057.563" calcext:value-type="float">
            <text:p>26,057.6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95'.$A$1:.$Z$35" table:range-usable-as="print-range"/>
        </table:named-expressions>
      </table:table>
      <table:table table:name="96" table:style-name="ta3" table:print-ranges="'96'.A1:'96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4" table:default-cell-style-name="ce12"/>
        <table:table-column table:style-name="co5" table:default-cell-style-name="ce12"/>
        <table:table-column table:style-name="co4" table:number-columns-repeated="7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6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07" calcext:value-type="float">
            <text:p>2007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4.02" calcext:value-type="float">
            <text:p>44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41" calcext:value-type="float">
            <text:p>4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5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531" calcext:value-type="float">
            <text:p>9.5</text:p>
          </table:table-cell>
          <table:table-cell table:style-name="ce19" office:value-type="float" office:value="29.839" calcext:value-type="float">
            <text:p>29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4" calcext:value-type="float">
            <text:p>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57.748" calcext:value-type="float">
            <text:p>357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78.24" calcext:value-type="float">
            <text:p>78.2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58.956" calcext:value-type="float">
            <text:p>35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59" calcext:value-type="float">
            <text:p>10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1.176" calcext:value-type="float">
            <text:p>1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967" calcext:value-type="float">
            <text:p>4.0</text:p>
          </table:table-cell>
          <table:table-cell table:style-name="ce19" office:value-type="float" office:value="324.776" calcext:value-type="float">
            <text:p>324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3.142" calcext:value-type="float">
            <text:p>13.1</text:p>
          </table:table-cell>
          <table:table-cell table:style-name="ce19" office:value-type="float" office:value="5.707" calcext:value-type="float">
            <text:p>5.7</text:p>
          </table:table-cell>
          <table:table-cell table:style-name="ce19" office:value-type="float" office:value="12.127" calcext:value-type="float">
            <text:p>12.1</text:p>
          </table:table-cell>
          <table:table-cell table:style-name="ce19" office:value-type="float" office:value="3481.643" calcext:value-type="float">
            <text:p>3,481.6</text:p>
          </table:table-cell>
          <table:table-cell table:style-name="ce19" office:value-type="float" office:value="279.598" calcext:value-type="float">
            <text:p>279.6</text:p>
          </table:table-cell>
          <table:table-cell table:style-name="ce48" office:value-type="float" office:value="744.586" calcext:value-type="float">
            <text:p>744.6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71.182" calcext:value-type="float">
            <text:p>71.2</text:p>
          </table:table-cell>
          <table:table-cell table:style-name="ce19" office:value-type="float" office:value="105.368" calcext:value-type="float">
            <text:p>105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875.857" calcext:value-type="float">
            <text:p>87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385" calcext:value-type="float">
            <text:p>2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062" calcext:value-type="float">
            <text:p>9.1</text:p>
          </table:table-cell>
          <table:table-cell table:style-name="ce19" office:value-type="float" office:value="811.529" calcext:value-type="float">
            <text:p>811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298" calcext:value-type="float">
            <text:p>4.3</text:p>
          </table:table-cell>
          <table:table-cell table:style-name="ce19" office:value-type="float" office:value="38.934" calcext:value-type="float">
            <text:p>38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859.085" calcext:value-type="float">
            <text:p>6,859.1</text:p>
          </table:table-cell>
          <table:table-cell table:style-name="ce19" office:value-type="float" office:value="573.548" calcext:value-type="float">
            <text:p>573.5</text:p>
          </table:table-cell>
          <table:table-cell table:style-name="ce48" office:value-type="float" office:value="1693.268" calcext:value-type="float">
            <text:p>1,693.3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1.508" calcext:value-type="float">
            <text:p>3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136" calcext:value-type="float">
            <text:p>4.1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14" calcext:value-type="float">
            <text:p>0.0</text:p>
          </table:table-cell>
          <table:table-cell table:style-name="ce19" office:value-type="float" office:value="26.668" calcext:value-type="float">
            <text:p>26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77" calcext:value-type="float">
            <text:p>0.3</text:p>
          </table:table-cell>
          <table:table-cell table:style-name="ce19" office:value-type="float" office:value="0.367" calcext:value-type="float">
            <text:p>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4.987" calcext:value-type="float">
            <text:p>275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8.398" calcext:value-type="float">
            <text:p>58.4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.696" calcext:value-type="float">
            <text:p>6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53" calcext:value-type="float">
            <text:p>0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6" calcext:value-type="float">
            <text:p>0.1</text:p>
          </table:table-cell>
          <table:table-cell table:style-name="ce19" office:value-type="float" office:value="6.11" calcext:value-type="float">
            <text:p>6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672" calcext:value-type="float">
            <text:p>0.7</text:p>
          </table:table-cell>
          <table:table-cell table:style-name="ce19" office:value-type="float" office:value="1.497" calcext:value-type="float">
            <text:p>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65.668" calcext:value-type="float">
            <text:p>465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3.288" calcext:value-type="float">
            <text:p>53.3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355.279" calcext:value-type="float">
            <text:p>355.3</text:p>
          </table:table-cell>
          <table:table-cell table:style-name="ce19" office:value-type="float" office:value="525.906" calcext:value-type="float">
            <text:p>525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24.269" calcext:value-type="float">
            <text:p>324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881" calcext:value-type="float">
            <text:p>3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18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.684" calcext:value-type="float">
            <text:p>0.7</text:p>
          </table:table-cell>
          <table:table-cell table:style-name="ce19" office:value-type="float" office:value="300.448" calcext:value-type="float">
            <text:p>300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927" calcext:value-type="float">
            <text:p>5.9</text:p>
          </table:table-cell>
          <table:table-cell table:style-name="ce19" office:value-type="float" office:value="6.626" calcext:value-type="float">
            <text:p>6.6</text:p>
          </table:table-cell>
          <table:table-cell table:style-name="ce19" office:value-type="float" office:value="204.221" calcext:value-type="float">
            <text:p>204.2</text:p>
          </table:table-cell>
          <table:table-cell table:style-name="ce19" office:value-type="float" office:value="3658.158" calcext:value-type="float">
            <text:p>3,658.2</text:p>
          </table:table-cell>
          <table:table-cell table:style-name="ce19" office:value-type="float" office:value="216.874" calcext:value-type="float">
            <text:p>216.9</text:p>
          </table:table-cell>
          <table:table-cell table:style-name="ce48" office:value-type="float" office:value="1263.39" calcext:value-type="float">
            <text:p>1,263.4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.064" calcext:value-type="float">
            <text:p>8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692" calcext:value-type="float">
            <text:p>7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94" calcext:value-type="float">
            <text:p>0.2</text:p>
          </table:table-cell>
          <table:table-cell table:style-name="ce19" office:value-type="float" office:value="2.069" calcext:value-type="float">
            <text:p>2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735" calcext:value-type="float">
            <text:p>0.7</text:p>
          </table:table-cell>
          <table:table-cell table:style-name="ce19" office:value-type="float" office:value="0.99" calcext:value-type="float">
            <text:p>1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37.453" calcext:value-type="float">
            <text:p>537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1.064" calcext:value-type="float">
            <text:p>61.1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477.735" calcext:value-type="float">
            <text:p>2,477.7</text:p>
          </table:table-cell>
          <table:table-cell table:style-name="ce19" office:value-type="float" office:value="3667.7" calcext:value-type="float">
            <text:p>3,667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137.074" calcext:value-type="float">
            <text:p>2,137.1</text:p>
          </table:table-cell>
          <table:table-cell table:style-name="ce19" office:value-type="float" office:value="0.381" calcext:value-type="float">
            <text:p>0.4</text:p>
          </table:table-cell>
          <table:table-cell table:style-name="ce19" office:value-type="float" office:value="617.438" calcext:value-type="float">
            <text:p>617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9" calcext:value-type="float">
            <text:p>0.0</text:p>
          </table:table-cell>
          <table:table-cell table:style-name="ce33" office:value-type="float" office:value="0.032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9.335" calcext:value-type="float">
            <text:p>79.3</text:p>
          </table:table-cell>
          <table:table-cell table:style-name="ce19" office:value-type="float" office:value="1507.099" calcext:value-type="float">
            <text:p>1,507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.483" calcext:value-type="float">
            <text:p>8.5</text:p>
          </table:table-cell>
          <table:table-cell table:style-name="ce19" office:value-type="float" office:value="141.35" calcext:value-type="float">
            <text:p>141.4</text:p>
          </table:table-cell>
          <table:table-cell table:style-name="ce19" office:value-type="float" office:value="0.698" calcext:value-type="float">
            <text:p>0.7</text:p>
          </table:table-cell>
          <table:table-cell table:style-name="ce19" office:value-type="float" office:value="29513.936" calcext:value-type="float">
            <text:p>29,513.9</text:p>
          </table:table-cell>
          <table:table-cell table:style-name="ce19" office:value-type="float" office:value="15683.214" calcext:value-type="float">
            <text:p>15,683.2</text:p>
          </table:table-cell>
          <table:table-cell table:style-name="ce48" office:value-type="float" office:value="8898.522" calcext:value-type="float">
            <text:p>8,898.5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47.089" calcext:value-type="float">
            <text:p>24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476" calcext:value-type="float">
            <text:p>5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" calcext:value-type="float">
            <text:p>0.1</text:p>
          </table:table-cell>
          <table:table-cell table:style-name="ce33" office:value-type="float" office:value="1.187" calcext:value-type="float">
            <text:p>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746" calcext:value-type="float">
            <text:p>3.7</text:p>
          </table:table-cell>
          <table:table-cell table:style-name="ce19" office:value-type="float" office:value="223.521" calcext:value-type="float">
            <text:p>223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821" calcext:value-type="float">
            <text:p>2.8</text:p>
          </table:table-cell>
          <table:table-cell table:style-name="ce19" office:value-type="float" office:value="3.227" calcext:value-type="float">
            <text:p>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44.327" calcext:value-type="float">
            <text:p>2,744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15.058" calcext:value-type="float">
            <text:p>515.1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3.588" calcext:value-type="float">
            <text:p>73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423" calcext:value-type="float">
            <text:p>4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33" calcext:value-type="float">
            <text:p>0.5</text:p>
          </table:table-cell>
          <table:table-cell table:style-name="ce19" office:value-type="float" office:value="65.42" calcext:value-type="float">
            <text:p>65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346" calcext:value-type="float">
            <text:p>0.3</text:p>
          </table:table-cell>
          <table:table-cell table:style-name="ce19" office:value-type="float" office:value="0.575" calcext:value-type="float">
            <text:p>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87.979" calcext:value-type="float">
            <text:p>988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68.878" calcext:value-type="float">
            <text:p>168.9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style-name="ce19" office:value-type="float" office:value="0.829" calcext:value-type="float">
            <text:p>0.8</text:p>
          </table:table-cell>
          <table:table-cell table:style-name="ce19" office:value-type="float" office:value="1.227" calcext:value-type="float">
            <text:p>1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92.716" calcext:value-type="float">
            <text:p>9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181" calcext:value-type="float">
            <text:p>10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2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76" calcext:value-type="float">
            <text:p>0.3</text:p>
          </table:table-cell>
          <table:table-cell table:style-name="ce19" office:value-type="float" office:value="79.621" calcext:value-type="float">
            <text:p>79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38" calcext:value-type="float">
            <text:p>1.4</text:p>
          </table:table-cell>
          <table:table-cell table:style-name="ce19" office:value-type="float" office:value="12.444" calcext:value-type="float">
            <text:p>1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599.145" calcext:value-type="float">
            <text:p>4,59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46.688" calcext:value-type="float">
            <text:p>546.7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826.125" calcext:value-type="float">
            <text:p>1,826.1</text:p>
          </table:table-cell>
          <table:table-cell table:style-name="ce19" office:value-type="float" office:value="2703.145" calcext:value-type="float">
            <text:p>2,703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36.732" calcext:value-type="float">
            <text:p>436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1.597" calcext:value-type="float">
            <text:p>31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.455" calcext:value-type="float">
            <text:p>22.5</text:p>
          </table:table-cell>
          <table:table-cell table:style-name="ce19" office:value-type="float" office:value="367.833" calcext:value-type="float">
            <text:p>367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84.952" calcext:value-type="float">
            <text:p>185.0</text:p>
          </table:table-cell>
          <table:table-cell table:style-name="ce19" office:value-type="float" office:value="72.02" calcext:value-type="float">
            <text:p>7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240.623" calcext:value-type="float">
            <text:p>5,24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000.048" calcext:value-type="float">
            <text:p>3,000.0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679.289" calcext:value-type="float">
            <text:p>1,679.3</text:p>
          </table:table-cell>
          <table:table-cell table:style-name="ce19" office:value-type="float" office:value="2485.79" calcext:value-type="float">
            <text:p>2,485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77.023" calcext:value-type="float">
            <text:p>77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04" calcext:value-type="float">
            <text:p>1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32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.662" calcext:value-type="float">
            <text:p>19.7</text:p>
          </table:table-cell>
          <table:table-cell table:style-name="ce19" office:value-type="float" office:value="54.179" calcext:value-type="float">
            <text:p>54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22" calcext:value-type="float">
            <text:p>0.2</text:p>
          </table:table-cell>
          <table:table-cell table:style-name="ce19" office:value-type="float" office:value="0.489" calcext:value-type="float">
            <text:p>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31.902" calcext:value-type="float">
            <text:p>2,231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970.269" calcext:value-type="float">
            <text:p>1,970.3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146.836" calcext:value-type="float">
            <text:p>146.8</text:p>
          </table:table-cell>
          <table:table-cell table:style-name="ce19" office:value-type="float" office:value="217.356" calcext:value-type="float">
            <text:p>217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59.709" calcext:value-type="float">
            <text:p>359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0.557" calcext:value-type="float">
            <text:p>30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793" calcext:value-type="float">
            <text:p>2.8</text:p>
          </table:table-cell>
          <table:table-cell table:style-name="ce19" office:value-type="float" office:value="313.654" calcext:value-type="float">
            <text:p>313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84.73" calcext:value-type="float">
            <text:p>184.7</text:p>
          </table:table-cell>
          <table:table-cell table:style-name="ce19" office:value-type="float" office:value="71.531" calcext:value-type="float">
            <text:p>7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008.721" calcext:value-type="float">
            <text:p>3,008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29.78" calcext:value-type="float">
            <text:p>1,029.8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503.459" calcext:value-type="float">
            <text:p>1,503.5</text:p>
          </table:table-cell>
          <table:table-cell table:style-name="ce19" office:value-type="float" office:value="20.256" calcext:value-type="float">
            <text:p>20.3</text:p>
          </table:table-cell>
          <table:table-cell table:style-name="ce19" office:value-type="float" office:value="110.658" calcext:value-type="float">
            <text:p>110.7</text:p>
          </table:table-cell>
          <table:table-cell table:style-name="ce19" office:value-type="float" office:value="586.619" calcext:value-type="float">
            <text:p>586.6</text:p>
          </table:table-cell>
          <table:table-cell table:style-name="ce19" office:value-type="float" office:value="1433.715" calcext:value-type="float">
            <text:p>1,433.7</text:p>
          </table:table-cell>
          <table:table-cell table:style-name="ce19" office:value-type="float" office:value="2593.762" calcext:value-type="float">
            <text:p>2,593.8</text:p>
          </table:table-cell>
          <table:table-cell table:style-name="ce19" office:value-type="float" office:value="256.296" calcext:value-type="float">
            <text:p>256.3</text:p>
          </table:table-cell>
          <table:table-cell table:style-name="ce19" office:value-type="float" office:value="706.978" calcext:value-type="float">
            <text:p>707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0.216" calcext:value-type="float">
            <text:p>60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89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939" calcext:value-type="float">
            <text:p>7.9</text:p>
          </table:table-cell>
          <table:table-cell table:style-name="ce19" office:value-type="float" office:value="601.713" calcext:value-type="float">
            <text:p>601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098" calcext:value-type="float">
            <text:p>13.1</text:p>
          </table:table-cell>
          <table:table-cell table:style-name="ce19" office:value-type="float" office:value="12.86" calcext:value-type="float">
            <text:p>12.9</text:p>
          </table:table-cell>
          <table:table-cell table:style-name="ce19" office:value-type="float" office:value="277.058" calcext:value-type="float">
            <text:p>27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343.053" calcext:value-type="float">
            <text:p>15,343.1</text:p>
          </table:table-cell>
          <table:table-cell table:style-name="ce19" office:value-type="float" office:value="41.054" calcext:value-type="float">
            <text:p>41.1</text:p>
          </table:table-cell>
          <table:table-cell table:style-name="ce48" office:value-type="float" office:value="3968.48" calcext:value-type="float">
            <text:p>3,968.5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500.641" calcext:value-type="float">
            <text:p>1,500.6</text:p>
          </table:table-cell>
          <table:table-cell table:style-name="ce19" office:value-type="float" office:value="16.084" calcext:value-type="float">
            <text:p>16.1</text:p>
          </table:table-cell>
          <table:table-cell table:style-name="ce19" office:value-type="float" office:value="110.658" calcext:value-type="float">
            <text:p>110.7</text:p>
          </table:table-cell>
          <table:table-cell table:style-name="ce19" office:value-type="float" office:value="586.619" calcext:value-type="float">
            <text:p>586.6</text:p>
          </table:table-cell>
          <table:table-cell table:style-name="ce19" office:value-type="float" office:value="1433.715" calcext:value-type="float">
            <text:p>1,433.7</text:p>
          </table:table-cell>
          <table:table-cell table:style-name="ce19" office:value-type="float" office:value="2593.762" calcext:value-type="float">
            <text:p>2,593.8</text:p>
          </table:table-cell>
          <table:table-cell table:style-name="ce19" office:value-type="float" office:value="256.296" calcext:value-type="float">
            <text:p>256.3</text:p>
          </table:table-cell>
          <table:table-cell table:style-name="ce19" office:value-type="float" office:value="600.754" calcext:value-type="float">
            <text:p>600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5.846" calcext:value-type="float">
            <text:p>45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4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687" calcext:value-type="float">
            <text:p>7.7</text:p>
          </table:table-cell>
          <table:table-cell table:style-name="ce19" office:value-type="float" office:value="512.32" calcext:value-type="float">
            <text:p>512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098" calcext:value-type="float">
            <text:p>13.1</text:p>
          </table:table-cell>
          <table:table-cell table:style-name="ce19" office:value-type="float" office:value="6.115" calcext:value-type="float">
            <text:p>6.1</text:p>
          </table:table-cell>
          <table:table-cell table:style-name="ce19" office:value-type="float" office:value="257.926" calcext:value-type="float">
            <text:p>257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230.651" calcext:value-type="float">
            <text:p>14,230.7</text:p>
          </table:table-cell>
          <table:table-cell table:style-name="ce19" office:value-type="float" office:value="24.632" calcext:value-type="float">
            <text:p>24.6</text:p>
          </table:table-cell>
          <table:table-cell table:style-name="ce48" office:value-type="float" office:value="3726.639" calcext:value-type="float">
            <text:p>3,726.6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style-name="ce19" office:value-type="float" office:value="2.818" calcext:value-type="float">
            <text:p>2.8</text:p>
          </table:table-cell>
          <table:table-cell table:style-name="ce19" office:value-type="float" office:value="4.171" calcext:value-type="float">
            <text:p>4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06.224" calcext:value-type="float">
            <text:p>106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369" calcext:value-type="float">
            <text:p>14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9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52" calcext:value-type="float">
            <text:p>0.3</text:p>
          </table:table-cell>
          <table:table-cell table:style-name="ce19" office:value-type="float" office:value="89.393" calcext:value-type="float">
            <text:p>89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745" calcext:value-type="float">
            <text:p>6.7</text:p>
          </table:table-cell>
          <table:table-cell table:style-name="ce19" office:value-type="float" office:value="19.132" calcext:value-type="float">
            <text:p>1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12.402" calcext:value-type="float">
            <text:p>1,112.4</text:p>
          </table:table-cell>
          <table:table-cell table:style-name="ce19" office:value-type="float" office:value="16.422" calcext:value-type="float">
            <text:p>16.4</text:p>
          </table:table-cell>
          <table:table-cell table:style-name="ce48" office:value-type="float" office:value="241.841" calcext:value-type="float">
            <text:p>241.8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7.159" calcext:value-type="float">
            <text:p>97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006" calcext:value-type="float">
            <text:p>12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2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8" calcext:value-type="float">
            <text:p>0.0</text:p>
          </table:table-cell>
          <table:table-cell table:style-name="ce19" office:value-type="float" office:value="1.486" calcext:value-type="float">
            <text:p>1.5</text:p>
          </table:table-cell>
          <table:table-cell table:style-name="ce19" office:value-type="float" office:value="81.439" calcext:value-type="float">
            <text:p>81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9.858" calcext:value-type="float">
            <text:p>9.9</text:p>
          </table:table-cell>
          <table:table-cell table:style-name="ce19" office:value-type="float" office:value="38.469" calcext:value-type="float">
            <text:p>38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054.368" calcext:value-type="float">
            <text:p>6,054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722.919" calcext:value-type="float">
            <text:p>722.9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0.873" calcext:value-type="float">
            <text:p>2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321" calcext:value-type="float">
            <text:p>5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63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72" calcext:value-type="float">
            <text:p>0.5</text:p>
          </table:table-cell>
          <table:table-cell table:style-name="ce19" office:value-type="float" office:value="15.345" calcext:value-type="float">
            <text:p>15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755" calcext:value-type="float">
            <text:p>4.8</text:p>
          </table:table-cell>
          <table:table-cell table:style-name="ce19" office:value-type="float" office:value="1.866" calcext:value-type="float">
            <text:p>1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753.225" calcext:value-type="float">
            <text:p>1,75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94.495" calcext:value-type="float">
            <text:p>194.5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64.449" calcext:value-type="float">
            <text:p>164.4</text:p>
          </table:table-cell>
          <table:table-cell table:style-name="ce19" office:value-type="float" office:value="243.428" calcext:value-type="float">
            <text:p>243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32.745" calcext:value-type="float">
            <text:p>13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377" calcext:value-type="float">
            <text:p>7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761" calcext:value-type="float">
            <text:p>0.8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3.942" calcext:value-type="float">
            <text:p>23.9</text:p>
          </table:table-cell>
          <table:table-cell table:style-name="ce19" office:value-type="float" office:value="97.782" calcext:value-type="float">
            <text:p>97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6.808" calcext:value-type="float">
            <text:p>86.8</text:p>
          </table:table-cell>
          <table:table-cell table:style-name="ce19" office:value-type="float" office:value="36.813" calcext:value-type="float">
            <text:p>36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1352.074" calcext:value-type="float">
            <text:p>31,352.1</text:p>
          </table:table-cell>
          <table:table-cell table:style-name="ce19" office:value-type="float" office:value="576.849" calcext:value-type="float">
            <text:p>576.8</text:p>
          </table:table-cell>
          <table:table-cell table:style-name="ce48" office:value-type="float" office:value="3455.361" calcext:value-type="float">
            <text:p>3,455.4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0.868" calcext:value-type="float">
            <text:p>4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119" calcext:value-type="float">
            <text:p>8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4.208" calcext:value-type="float">
            <text:p>4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701" calcext:value-type="float">
            <text:p>0.7</text:p>
          </table:table-cell>
          <table:table-cell table:style-name="ce19" office:value-type="float" office:value="5.591" calcext:value-type="float">
            <text:p>5.6</text:p>
          </table:table-cell>
          <table:table-cell table:style-name="ce19" office:value-type="float" office:value="23.77" calcext:value-type="float">
            <text:p>23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715" calcext:value-type="float">
            <text:p>12.7</text:p>
          </table:table-cell>
          <table:table-cell table:style-name="ce19" office:value-type="float" office:value="8.147" calcext:value-type="float">
            <text:p>8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64.651" calcext:value-type="float">
            <text:p>2,264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76.717" calcext:value-type="float">
            <text:p>276.7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1065.204" calcext:value-type="float">
            <text:p>1,065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1.786" calcext:value-type="float">
            <text:p>101.8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82.069" calcext:value-type="float">
            <text:p>182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18.084" calcext:value-type="float">
            <text:p>218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7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627" calcext:value-type="float">
            <text:p>0.6</text:p>
          </table:table-cell>
          <table:table-cell table:style-name="ce19" office:value-type="float" office:value="19.352" calcext:value-type="float">
            <text:p>19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428" calcext:value-type="float">
            <text:p>0.4</text:p>
          </table:table-cell>
          <table:table-cell table:style-name="ce19" office:value-type="float" office:value="12.592" calcext:value-type="float">
            <text:p>1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85.571" calcext:value-type="float">
            <text:p>885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79.663" calcext:value-type="float">
            <text:p>279.7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.057" calcext:value-type="float">
            <text:p>1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7" calcext:value-type="float">
            <text:p>0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35" calcext:value-type="float">
            <text:p>0.5</text:p>
          </table:table-cell>
          <table:table-cell table:style-name="ce19" office:value-type="float" office:value="0.06" calcext:value-type="float">
            <text:p>0.1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76.985" calcext:value-type="float">
            <text:p>277.0</text:p>
          </table:table-cell>
          <table:table-cell table:style-name="ce19" office:value-type="float" office:value="2404.311" calcext:value-type="float">
            <text:p>2,404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07.787" calcext:value-type="float">
            <text:p>507.8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8.705" calcext:value-type="float">
            <text:p>78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04" calcext:value-type="float">
            <text:p>0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6" calcext:value-type="float">
            <text:p>0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.893" calcext:value-type="float">
            <text:p>19.9</text:p>
          </table:table-cell>
          <table:table-cell table:style-name="ce19" office:value-type="float" office:value="55.646" calcext:value-type="float">
            <text:p>55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75.374" calcext:value-type="float">
            <text:p>575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33.686" calcext:value-type="float">
            <text:p>133.7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8.89" calcext:value-type="float">
            <text:p>28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7.085" calcext:value-type="float">
            <text:p>27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204" calcext:value-type="float">
            <text:p>1.2</text:p>
          </table:table-cell>
          <table:table-cell table:style-name="ce19" office:value-type="float" office:value="1.912" calcext:value-type="float">
            <text:p>1.9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31.872" calcext:value-type="float">
            <text:p>31.9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6399.058" calcext:value-type="float">
            <text:p>6,399.1</text:p>
          </table:table-cell>
          <table:table-cell table:style-name="ce20" office:value-type="float" office:value="7267.03" calcext:value-type="float">
            <text:p>7,267.0</text:p>
          </table:table-cell>
          <table:table-cell table:style-name="ce20" office:value-type="float" office:value="110.658" calcext:value-type="float">
            <text:p>110.7</text:p>
          </table:table-cell>
          <table:table-cell table:style-name="ce20" office:value-type="float" office:value="586.619" calcext:value-type="float">
            <text:p>586.6</text:p>
          </table:table-cell>
          <table:table-cell table:style-name="ce20" office:value-type="float" office:value="1433.715" calcext:value-type="float">
            <text:p>1,433.7</text:p>
          </table:table-cell>
          <table:table-cell table:style-name="ce20" office:value-type="float" office:value="2593.762" calcext:value-type="float">
            <text:p>2,593.8</text:p>
          </table:table-cell>
          <table:table-cell table:style-name="ce20" office:value-type="float" office:value="256.296" calcext:value-type="float">
            <text:p>256.3</text:p>
          </table:table-cell>
          <table:table-cell table:style-name="ce20" office:value-type="float" office:value="5925.913" calcext:value-type="float">
            <text:p>5,925.9</text:p>
          </table:table-cell>
          <table:table-cell table:style-name="ce20" office:value-type="float" office:value="0.381" calcext:value-type="float">
            <text:p>0.4</text:p>
          </table:table-cell>
          <table:table-cell table:style-name="ce20" office:value-type="float" office:value="1013.89" calcext:value-type="float">
            <text:p>1,013.9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8.58" calcext:value-type="float">
            <text:p>8.6</text:p>
          </table:table-cell>
          <table:table-cell table:style-name="ce34" office:value-type="float" office:value="1.219" calcext:value-type="float">
            <text:p>1.2</text:p>
          </table:table-cell>
          <table:table-cell table:style-name="ce20" office:value-type="float" office:value="0.809" calcext:value-type="float">
            <text:p>0.8</text:p>
          </table:table-cell>
          <table:table-cell table:style-name="ce20" office:value-type="float" office:value="190.343" calcext:value-type="float">
            <text:p>190.3</text:p>
          </table:table-cell>
          <table:table-cell table:style-name="ce20" office:value-type="float" office:value="4667.124" calcext:value-type="float">
            <text:p>4,667.1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3.098" calcext:value-type="float">
            <text:p>13.1</text:p>
          </table:table-cell>
          <table:table-cell table:style-name="ce20" office:value-type="float" office:value="351.7" calcext:value-type="float">
            <text:p>351.7</text:p>
          </table:table-cell>
          <table:table-cell table:style-name="ce20" office:value-type="float" office:value="660.592" calcext:value-type="float">
            <text:p>660.6</text:p>
          </table:table-cell>
          <table:table-cell table:style-name="ce20" office:value-type="float" office:value="494.03" calcext:value-type="float">
            <text:p>494.0</text:p>
          </table:table-cell>
          <table:table-cell table:style-name="ce20" office:value-type="float" office:value="120418.581" calcext:value-type="float">
            <text:p>120,418.6</text:p>
          </table:table-cell>
          <table:table-cell table:style-name="ce20" office:value-type="float" office:value="17371.137" calcext:value-type="float">
            <text:p>17,371.1</text:p>
          </table:table-cell>
          <table:table-cell table:style-name="ce20" office:value-type="float" office:value="26754.195" calcext:value-type="float">
            <text:p>26,754.2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96'.$A$1:.$Z$35" table:range-usable-as="print-range"/>
        </table:named-expressions>
      </table:table>
      <table:table table:name="97" table:style-name="ta4" table:print-ranges="'97'.A1:'97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4" table:default-cell-style-name="ce12"/>
        <table:table-column table:style-name="co5" table:default-cell-style-name="ce12"/>
        <table:table-column table:style-name="co4" table:number-columns-repeated="7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7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08" calcext:value-type="float">
            <text:p>2008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6.217" calcext:value-type="float">
            <text:p>46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931" calcext:value-type="float">
            <text:p>3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5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932" calcext:value-type="float">
            <text:p>8.9</text:p>
          </table:table-cell>
          <table:table-cell table:style-name="ce19" office:value-type="float" office:value="32.751" calcext:value-type="float">
            <text:p>32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5" calcext:value-type="float">
            <text:p>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63.765" calcext:value-type="float">
            <text:p>36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1.021" calcext:value-type="float">
            <text:p>81.0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0.209" calcext:value-type="float">
            <text:p>0.2</text:p>
          </table:table-cell>
          <table:table-cell table:style-name="ce19" office:value-type="float" office:value="0.309" calcext:value-type="float">
            <text:p>0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29.412" calcext:value-type="float">
            <text:p>329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041" calcext:value-type="float">
            <text:p>12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1.107" calcext:value-type="float">
            <text:p>1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82" calcext:value-type="float">
            <text:p>3.8</text:p>
          </table:table-cell>
          <table:table-cell table:style-name="ce19" office:value-type="float" office:value="296.26" calcext:value-type="float">
            <text:p>296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987" calcext:value-type="float">
            <text:p>13.0</text:p>
          </table:table-cell>
          <table:table-cell table:style-name="ce19" office:value-type="float" office:value="5.651" calcext:value-type="float">
            <text:p>5.7</text:p>
          </table:table-cell>
          <table:table-cell table:style-name="ce19" office:value-type="float" office:value="29.275" calcext:value-type="float">
            <text:p>29.3</text:p>
          </table:table-cell>
          <table:table-cell table:style-name="ce19" office:value-type="float" office:value="3399.373" calcext:value-type="float">
            <text:p>3,399.4</text:p>
          </table:table-cell>
          <table:table-cell table:style-name="ce19" office:value-type="float" office:value="265.585" calcext:value-type="float">
            <text:p>265.6</text:p>
          </table:table-cell>
          <table:table-cell table:style-name="ce48" office:value-type="float" office:value="723.17" calcext:value-type="float">
            <text:p>723.2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146.149" calcext:value-type="float">
            <text:p>146.1</text:p>
          </table:table-cell>
          <table:table-cell table:style-name="ce19" office:value-type="float" office:value="216.339" calcext:value-type="float">
            <text:p>216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722.756" calcext:value-type="float">
            <text:p>72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185" calcext:value-type="float">
            <text:p>2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7" calcext:value-type="float">
            <text:p>8.7</text:p>
          </table:table-cell>
          <table:table-cell table:style-name="ce19" office:value-type="float" office:value="668.456" calcext:value-type="float">
            <text:p>668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375" calcext:value-type="float">
            <text:p>4.4</text:p>
          </table:table-cell>
          <table:table-cell table:style-name="ce19" office:value-type="float" office:value="39.308" calcext:value-type="float">
            <text:p>3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209.067" calcext:value-type="float">
            <text:p>6,209.1</text:p>
          </table:table-cell>
          <table:table-cell table:style-name="ce19" office:value-type="float" office:value="523.456" calcext:value-type="float">
            <text:p>523.5</text:p>
          </table:table-cell>
          <table:table-cell table:style-name="ce48" office:value-type="float" office:value="1549.267" calcext:value-type="float">
            <text:p>1,549.3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2.242" calcext:value-type="float">
            <text:p>32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7" calcext:value-type="float">
            <text:p>3.7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28" calcext:value-type="float">
            <text:p>0.0</text:p>
          </table:table-cell>
          <table:table-cell table:style-name="ce19" office:value-type="float" office:value="27.645" calcext:value-type="float">
            <text:p>27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69" calcext:value-type="float">
            <text:p>0.3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68.596" calcext:value-type="float">
            <text:p>268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8.447" calcext:value-type="float">
            <text:p>58.4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.949" calcext:value-type="float">
            <text:p>6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76" calcext:value-type="float">
            <text:p>0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56" calcext:value-type="float">
            <text:p>0.1</text:p>
          </table:table-cell>
          <table:table-cell table:style-name="ce19" office:value-type="float" office:value="6.334" calcext:value-type="float">
            <text:p>6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653" calcext:value-type="float">
            <text:p>0.7</text:p>
          </table:table-cell>
          <table:table-cell table:style-name="ce19" office:value-type="float" office:value="1.227" calcext:value-type="float">
            <text:p>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45.305" calcext:value-type="float">
            <text:p>445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1.308" calcext:value-type="float">
            <text:p>51.3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314.953" calcext:value-type="float">
            <text:p>315.0</text:p>
          </table:table-cell>
          <table:table-cell table:style-name="ce19" office:value-type="float" office:value="466.213" calcext:value-type="float">
            <text:p>466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90.237" calcext:value-type="float">
            <text:p>290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42" calcext:value-type="float">
            <text:p>3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42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668" calcext:value-type="float">
            <text:p>0.7</text:p>
          </table:table-cell>
          <table:table-cell table:style-name="ce19" office:value-type="float" office:value="268.908" calcext:value-type="float">
            <text:p>268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928" calcext:value-type="float">
            <text:p>4.9</text:p>
          </table:table-cell>
          <table:table-cell table:style-name="ce19" office:value-type="float" office:value="7.471" calcext:value-type="float">
            <text:p>7.5</text:p>
          </table:table-cell>
          <table:table-cell table:style-name="ce19" office:value-type="float" office:value="194.928" calcext:value-type="float">
            <text:p>194.9</text:p>
          </table:table-cell>
          <table:table-cell table:style-name="ce19" office:value-type="float" office:value="3399.839" calcext:value-type="float">
            <text:p>3,399.8</text:p>
          </table:table-cell>
          <table:table-cell table:style-name="ce19" office:value-type="float" office:value="195.332" calcext:value-type="float">
            <text:p>195.3</text:p>
          </table:table-cell>
          <table:table-cell table:style-name="ce48" office:value-type="float" office:value="1153.208" calcext:value-type="float">
            <text:p>1,153.2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.449" calcext:value-type="float">
            <text:p>6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338" calcext:value-type="float">
            <text:p>6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9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92" calcext:value-type="float">
            <text:p>0.2</text:p>
          </table:table-cell>
          <table:table-cell table:style-name="ce19" office:value-type="float" office:value="1.49" calcext:value-type="float">
            <text:p>1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718" calcext:value-type="float">
            <text:p>0.7</text:p>
          </table:table-cell>
          <table:table-cell table:style-name="ce19" office:value-type="float" office:value="0.595" calcext:value-type="float">
            <text:p>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36.425" calcext:value-type="float">
            <text:p>536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8.94" calcext:value-type="float">
            <text:p>58.9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109.578" calcext:value-type="float">
            <text:p>2,109.6</text:p>
          </table:table-cell>
          <table:table-cell table:style-name="ce19" office:value-type="float" office:value="3118.007" calcext:value-type="float">
            <text:p>3,118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838" calcext:value-type="float">
            <text:p>6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669.811" calcext:value-type="float">
            <text:p>1,669.8</text:p>
          </table:table-cell>
          <table:table-cell table:style-name="ce19" office:value-type="float" office:value="0.306" calcext:value-type="float">
            <text:p>0.3</text:p>
          </table:table-cell>
          <table:table-cell table:style-name="ce19" office:value-type="float" office:value="452.397" calcext:value-type="float">
            <text:p>452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1" calcext:value-type="float">
            <text:p>0.0</text:p>
          </table:table-cell>
          <table:table-cell table:style-name="ce33" office:value-type="float" office:value="0.03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8.035" calcext:value-type="float">
            <text:p>78.0</text:p>
          </table:table-cell>
          <table:table-cell table:style-name="ce19" office:value-type="float" office:value="1184.297" calcext:value-type="float">
            <text:p>1,184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.499" calcext:value-type="float">
            <text:p>8.5</text:p>
          </table:table-cell>
          <table:table-cell table:style-name="ce19" office:value-type="float" office:value="135.679" calcext:value-type="float">
            <text:p>135.7</text:p>
          </table:table-cell>
          <table:table-cell table:style-name="ce19" office:value-type="float" office:value="0.59" calcext:value-type="float">
            <text:p>0.6</text:p>
          </table:table-cell>
          <table:table-cell table:style-name="ce19" office:value-type="float" office:value="27592.562" calcext:value-type="float">
            <text:p>27,592.6</text:p>
          </table:table-cell>
          <table:table-cell table:style-name="ce19" office:value-type="float" office:value="13551.114" calcext:value-type="float">
            <text:p>13,551.1</text:p>
          </table:table-cell>
          <table:table-cell table:style-name="ce48" office:value-type="float" office:value="7695.118" calcext:value-type="float">
            <text:p>7,695.1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29.527" calcext:value-type="float">
            <text:p>229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463" calcext:value-type="float">
            <text:p>4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4" calcext:value-type="float">
            <text:p>0.1</text:p>
          </table:table-cell>
          <table:table-cell table:style-name="ce33" office:value-type="float" office:value="1.061" calcext:value-type="float">
            <text:p>1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97" calcext:value-type="float">
            <text:p>3.0</text:p>
          </table:table-cell>
          <table:table-cell table:style-name="ce19" office:value-type="float" office:value="208.538" calcext:value-type="float">
            <text:p>208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156" calcext:value-type="float">
            <text:p>3.2</text:p>
          </table:table-cell>
          <table:table-cell table:style-name="ce19" office:value-type="float" office:value="2.867" calcext:value-type="float">
            <text:p>2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13.472" calcext:value-type="float">
            <text:p>2,713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94.487" calcext:value-type="float">
            <text:p>494.5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3.384" calcext:value-type="float">
            <text:p>8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863" calcext:value-type="float">
            <text:p>3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6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36" calcext:value-type="float">
            <text:p>0.2</text:p>
          </table:table-cell>
          <table:table-cell table:style-name="ce19" office:value-type="float" office:value="75.242" calcext:value-type="float">
            <text:p>75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337" calcext:value-type="float">
            <text:p>0.3</text:p>
          </table:table-cell>
          <table:table-cell table:style-name="ce19" office:value-type="float" office:value="0.562" calcext:value-type="float">
            <text:p>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03.806" calcext:value-type="float">
            <text:p>1,00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80.164" calcext:value-type="float">
            <text:p>180.2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9.896" calcext:value-type="float">
            <text:p>8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741" calcext:value-type="float">
            <text:p>10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26" calcext:value-type="float">
            <text:p>0.0</text:p>
          </table:table-cell>
          <table:table-cell table:style-name="ce33" office:value-type="float" office:value="0.127" calcext:value-type="float">
            <text:p>0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83" calcext:value-type="float">
            <text:p>0.2</text:p>
          </table:table-cell>
          <table:table-cell table:style-name="ce19" office:value-type="float" office:value="76.567" calcext:value-type="float">
            <text:p>76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495" calcext:value-type="float">
            <text:p>1.5</text:p>
          </table:table-cell>
          <table:table-cell table:style-name="ce19" office:value-type="float" office:value="11.402" calcext:value-type="float">
            <text:p>1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439.334" calcext:value-type="float">
            <text:p>4,43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6.83" calcext:value-type="float">
            <text:p>526.8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765.602" calcext:value-type="float">
            <text:p>1,765.6</text:p>
          </table:table-cell>
          <table:table-cell table:style-name="ce19" office:value-type="float" office:value="2613.555" calcext:value-type="float">
            <text:p>2,613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94.163" calcext:value-type="float">
            <text:p>394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6.585" calcext:value-type="float">
            <text:p>26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5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.845" calcext:value-type="float">
            <text:p>19.8</text:p>
          </table:table-cell>
          <table:table-cell table:style-name="ce19" office:value-type="float" office:value="333.672" calcext:value-type="float">
            <text:p>333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58.917" calcext:value-type="float">
            <text:p>158.9</text:p>
          </table:table-cell>
          <table:table-cell table:style-name="ce19" office:value-type="float" office:value="60.926" calcext:value-type="float">
            <text:p>6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048.032" calcext:value-type="float">
            <text:p>5,048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844.318" calcext:value-type="float">
            <text:p>2,844.3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563.245" calcext:value-type="float">
            <text:p>1,563.2</text:p>
          </table:table-cell>
          <table:table-cell table:style-name="ce19" office:value-type="float" office:value="2314.013" calcext:value-type="float">
            <text:p>2,314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3.905" calcext:value-type="float">
            <text:p>63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51" calcext:value-type="float">
            <text:p>0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33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7.465" calcext:value-type="float">
            <text:p>17.5</text:p>
          </table:table-cell>
          <table:table-cell table:style-name="ce19" office:value-type="float" office:value="44.209" calcext:value-type="float">
            <text:p>44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16" calcext:value-type="float">
            <text:p>0.2</text:p>
          </table:table-cell>
          <table:table-cell table:style-name="ce19" office:value-type="float" office:value="0.405" calcext:value-type="float">
            <text:p>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041.586" calcext:value-type="float">
            <text:p>2,041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822.83" calcext:value-type="float">
            <text:p>1,822.8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202.357" calcext:value-type="float">
            <text:p>202.4</text:p>
          </table:table-cell>
          <table:table-cell table:style-name="ce19" office:value-type="float" office:value="299.542" calcext:value-type="float">
            <text:p>299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30.259" calcext:value-type="float">
            <text:p>330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6.134" calcext:value-type="float">
            <text:p>26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38" calcext:value-type="float">
            <text:p>2.4</text:p>
          </table:table-cell>
          <table:table-cell table:style-name="ce19" office:value-type="float" office:value="289.463" calcext:value-type="float">
            <text:p>289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58.701" calcext:value-type="float">
            <text:p>158.7</text:p>
          </table:table-cell>
          <table:table-cell table:style-name="ce19" office:value-type="float" office:value="60.521" calcext:value-type="float">
            <text:p>6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006.445" calcext:value-type="float">
            <text:p>3,006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21.487" calcext:value-type="float">
            <text:p>1,021.5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498.326" calcext:value-type="float">
            <text:p>1,498.3</text:p>
          </table:table-cell>
          <table:table-cell table:style-name="ce19" office:value-type="float" office:value="21.902" calcext:value-type="float">
            <text:p>21.9</text:p>
          </table:table-cell>
          <table:table-cell table:style-name="ce19" office:value-type="float" office:value="87.527" calcext:value-type="float">
            <text:p>87.5</text:p>
          </table:table-cell>
          <table:table-cell table:style-name="ce19" office:value-type="float" office:value="594.593" calcext:value-type="float">
            <text:p>594.6</text:p>
          </table:table-cell>
          <table:table-cell table:style-name="ce19" office:value-type="float" office:value="1406.15" calcext:value-type="float">
            <text:p>1,406.2</text:p>
          </table:table-cell>
          <table:table-cell table:style-name="ce19" office:value-type="float" office:value="2779.529" calcext:value-type="float">
            <text:p>2,779.5</text:p>
          </table:table-cell>
          <table:table-cell table:style-name="ce19" office:value-type="float" office:value="268.944" calcext:value-type="float">
            <text:p>268.9</text:p>
          </table:table-cell>
          <table:table-cell table:style-name="ce19" office:value-type="float" office:value="573.891" calcext:value-type="float">
            <text:p>573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7.54" calcext:value-type="float">
            <text:p>37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38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669" calcext:value-type="float">
            <text:p>7.7</text:p>
          </table:table-cell>
          <table:table-cell table:style-name="ce19" office:value-type="float" office:value="492.633" calcext:value-type="float">
            <text:p>49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29" calcext:value-type="float">
            <text:p>13.3</text:p>
          </table:table-cell>
          <table:table-cell table:style-name="ce19" office:value-type="float" office:value="13.639" calcext:value-type="float">
            <text:p>13.6</text:p>
          </table:table-cell>
          <table:table-cell table:style-name="ce19" office:value-type="float" office:value="271.445" calcext:value-type="float">
            <text:p>27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676.019" calcext:value-type="float">
            <text:p>14,676.0</text:p>
          </table:table-cell>
          <table:table-cell table:style-name="ce19" office:value-type="float" office:value="5.385" calcext:value-type="float">
            <text:p>5.4</text:p>
          </table:table-cell>
          <table:table-cell table:style-name="ce48" office:value-type="float" office:value="3758.613" calcext:value-type="float">
            <text:p>3,758.6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495.691" calcext:value-type="float">
            <text:p>1,495.7</text:p>
          </table:table-cell>
          <table:table-cell table:style-name="ce19" office:value-type="float" office:value="18.001" calcext:value-type="float">
            <text:p>18.0</text:p>
          </table:table-cell>
          <table:table-cell table:style-name="ce19" office:value-type="float" office:value="87.527" calcext:value-type="float">
            <text:p>87.5</text:p>
          </table:table-cell>
          <table:table-cell table:style-name="ce19" office:value-type="float" office:value="594.593" calcext:value-type="float">
            <text:p>594.6</text:p>
          </table:table-cell>
          <table:table-cell table:style-name="ce19" office:value-type="float" office:value="1406.15" calcext:value-type="float">
            <text:p>1,406.2</text:p>
          </table:table-cell>
          <table:table-cell table:style-name="ce19" office:value-type="float" office:value="2779.529" calcext:value-type="float">
            <text:p>2,779.5</text:p>
          </table:table-cell>
          <table:table-cell table:style-name="ce19" office:value-type="float" office:value="268.944" calcext:value-type="float">
            <text:p>268.9</text:p>
          </table:table-cell>
          <table:table-cell table:style-name="ce19" office:value-type="float" office:value="481.013" calcext:value-type="float">
            <text:p>481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4.903" calcext:value-type="float">
            <text:p>24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35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38" calcext:value-type="float">
            <text:p>7.4</text:p>
          </table:table-cell>
          <table:table-cell table:style-name="ce19" office:value-type="float" office:value="414.63" calcext:value-type="float">
            <text:p>414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29" calcext:value-type="float">
            <text:p>13.3</text:p>
          </table:table-cell>
          <table:table-cell table:style-name="ce19" office:value-type="float" office:value="7.008" calcext:value-type="float">
            <text:p>7.0</text:p>
          </table:table-cell>
          <table:table-cell table:style-name="ce19" office:value-type="float" office:value="250.98" calcext:value-type="float">
            <text:p>251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612.377" calcext:value-type="float">
            <text:p>13,612.4</text:p>
          </table:table-cell>
          <table:table-cell table:style-name="ce19" office:value-type="float" office:value="3.231" calcext:value-type="float">
            <text:p>3.2</text:p>
          </table:table-cell>
          <table:table-cell table:style-name="ce48" office:value-type="float" office:value="3534.923" calcext:value-type="float">
            <text:p>3,534.9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style-name="ce19" office:value-type="float" office:value="2.635" calcext:value-type="float">
            <text:p>2.6</text:p>
          </table:table-cell>
          <table:table-cell table:style-name="ce19" office:value-type="float" office:value="3.9" calcext:value-type="float">
            <text:p>3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92.878" calcext:value-type="float">
            <text:p>92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637" calcext:value-type="float">
            <text:p>12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03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89" calcext:value-type="float">
            <text:p>0.3</text:p>
          </table:table-cell>
          <table:table-cell table:style-name="ce19" office:value-type="float" office:value="78.003" calcext:value-type="float">
            <text:p>78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631" calcext:value-type="float">
            <text:p>6.6</text:p>
          </table:table-cell>
          <table:table-cell table:style-name="ce19" office:value-type="float" office:value="20.465" calcext:value-type="float">
            <text:p>2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63.642" calcext:value-type="float">
            <text:p>1,063.6</text:p>
          </table:table-cell>
          <table:table-cell table:style-name="ce19" office:value-type="float" office:value="2.154" calcext:value-type="float">
            <text:p>2.2</text:p>
          </table:table-cell>
          <table:table-cell table:style-name="ce48" office:value-type="float" office:value="223.69" calcext:value-type="float">
            <text:p>223.7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9.261" calcext:value-type="float">
            <text:p>8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123" calcext:value-type="float">
            <text:p>10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8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7" calcext:value-type="float">
            <text:p>0.0</text:p>
          </table:table-cell>
          <table:table-cell table:style-name="ce19" office:value-type="float" office:value="1.124" calcext:value-type="float">
            <text:p>1.1</text:p>
          </table:table-cell>
          <table:table-cell table:style-name="ce19" office:value-type="float" office:value="75.657" calcext:value-type="float">
            <text:p>75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.488" calcext:value-type="float">
            <text:p>10.5</text:p>
          </table:table-cell>
          <table:table-cell table:style-name="ce19" office:value-type="float" office:value="27.931" calcext:value-type="float">
            <text:p>27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927.118" calcext:value-type="float">
            <text:p>5,92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92.884" calcext:value-type="float">
            <text:p>692.9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4.368" calcext:value-type="float">
            <text:p>14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292" calcext:value-type="float">
            <text:p>4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51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29" calcext:value-type="float">
            <text:p>0.5</text:p>
          </table:table-cell>
          <table:table-cell table:style-name="ce19" office:value-type="float" office:value="9.918" calcext:value-type="float">
            <text:p>9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965" calcext:value-type="float">
            <text:p>5.0</text:p>
          </table:table-cell>
          <table:table-cell table:style-name="ce19" office:value-type="float" office:value="1.451" calcext:value-type="float">
            <text:p>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771.877" calcext:value-type="float">
            <text:p>1,771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89.545" calcext:value-type="float">
            <text:p>189.5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39.768" calcext:value-type="float">
            <text:p>139.8</text:p>
          </table:table-cell>
          <table:table-cell table:style-name="ce19" office:value-type="float" office:value="206.894" calcext:value-type="float">
            <text:p>206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04.847" calcext:value-type="float">
            <text:p>104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667" calcext:value-type="float">
            <text:p>6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618" calcext:value-type="float">
            <text:p>0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.228" calcext:value-type="float">
            <text:p>16.2</text:p>
          </table:table-cell>
          <table:table-cell table:style-name="ce19" office:value-type="float" office:value="78.985" calcext:value-type="float">
            <text:p>79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7.567" calcext:value-type="float">
            <text:p>87.6</text:p>
          </table:table-cell>
          <table:table-cell table:style-name="ce19" office:value-type="float" office:value="37.177" calcext:value-type="float">
            <text:p>37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3143.641" calcext:value-type="float">
            <text:p>33,143.6</text:p>
          </table:table-cell>
          <table:table-cell table:style-name="ce19" office:value-type="float" office:value="851.896" calcext:value-type="float">
            <text:p>851.9</text:p>
          </table:table-cell>
          <table:table-cell table:style-name="ce48" office:value-type="float" office:value="3598.059" calcext:value-type="float">
            <text:p>3,598.1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8.323" calcext:value-type="float">
            <text:p>38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752" calcext:value-type="float">
            <text:p>7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3.415" calcext:value-type="float">
            <text:p>3.4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33" calcext:value-type="float">
            <text:p>0.3</text:p>
          </table:table-cell>
          <table:table-cell table:style-name="ce19" office:value-type="float" office:value="5.549" calcext:value-type="float">
            <text:p>5.5</text:p>
          </table:table-cell>
          <table:table-cell table:style-name="ce19" office:value-type="float" office:value="22.648" calcext:value-type="float">
            <text:p>22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.136" calcext:value-type="float">
            <text:p>10.1</text:p>
          </table:table-cell>
          <table:table-cell table:style-name="ce19" office:value-type="float" office:value="7.609" calcext:value-type="float">
            <text:p>7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24.063" calcext:value-type="float">
            <text:p>2,224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67.464" calcext:value-type="float">
            <text:p>267.5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1071.528" calcext:value-type="float">
            <text:p>1,07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2.39" calcext:value-type="float">
            <text:p>102.4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39.736" calcext:value-type="float">
            <text:p>139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6.598" calcext:value-type="float">
            <text:p>166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6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84" calcext:value-type="float">
            <text:p>0.3</text:p>
          </table:table-cell>
          <table:table-cell table:style-name="ce19" office:value-type="float" office:value="15.557" calcext:value-type="float">
            <text:p>15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863" calcext:value-type="float">
            <text:p>1.9</text:p>
          </table:table-cell>
          <table:table-cell table:style-name="ce19" office:value-type="float" office:value="21.193" calcext:value-type="float">
            <text:p>2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20.94" calcext:value-type="float">
            <text:p>92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50.586" calcext:value-type="float">
            <text:p>250.6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.845" calcext:value-type="float">
            <text:p>1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78" calcext:value-type="float">
            <text:p>0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363" calcext:value-type="float">
            <text:p>1.4</text:p>
          </table:table-cell>
          <table:table-cell table:style-name="ce19" office:value-type="float" office:value="0.067" calcext:value-type="float">
            <text:p>0.1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83.811" calcext:value-type="float">
            <text:p>283.8</text:p>
          </table:table-cell>
          <table:table-cell table:style-name="ce19" office:value-type="float" office:value="2393.761" calcext:value-type="float">
            <text:p>2,39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14.393" calcext:value-type="float">
            <text:p>514.4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8.031" calcext:value-type="float">
            <text:p>78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824" calcext:value-type="float">
            <text:p>0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18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5" calcext:value-type="float">
            <text:p>0.0</text:p>
          </table:table-cell>
          <table:table-cell table:style-name="ce19" office:value-type="float" office:value="14.092" calcext:value-type="float">
            <text:p>14.1</text:p>
          </table:table-cell>
          <table:table-cell table:style-name="ce19" office:value-type="float" office:value="59.829" calcext:value-type="float">
            <text:p>59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65.625" calcext:value-type="float">
            <text:p>565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32.08" calcext:value-type="float">
            <text:p>132.1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3.456" calcext:value-type="float">
            <text:p>43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0.74" calcext:value-type="float">
            <text:p>40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243" calcext:value-type="float">
            <text:p>1.2</text:p>
          </table:table-cell>
          <table:table-cell table:style-name="ce19" office:value-type="float" office:value="0.559" calcext:value-type="float">
            <text:p>0.6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45.12" calcext:value-type="float">
            <text:p>45.1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5974.585" calcext:value-type="float">
            <text:p>5,974.6</text:p>
          </table:table-cell>
          <table:table-cell table:style-name="ce20" office:value-type="float" office:value="6643.219" calcext:value-type="float">
            <text:p>6,643.2</text:p>
          </table:table-cell>
          <table:table-cell table:style-name="ce20" office:value-type="float" office:value="87.527" calcext:value-type="float">
            <text:p>87.5</text:p>
          </table:table-cell>
          <table:table-cell table:style-name="ce20" office:value-type="float" office:value="594.593" calcext:value-type="float">
            <text:p>594.6</text:p>
          </table:table-cell>
          <table:table-cell table:style-name="ce20" office:value-type="float" office:value="1412.988" calcext:value-type="float">
            <text:p>1,413.0</text:p>
          </table:table-cell>
          <table:table-cell table:style-name="ce20" office:value-type="float" office:value="2779.529" calcext:value-type="float">
            <text:p>2,779.5</text:p>
          </table:table-cell>
          <table:table-cell table:style-name="ce20" office:value-type="float" office:value="268.944" calcext:value-type="float">
            <text:p>268.9</text:p>
          </table:table-cell>
          <table:table-cell table:style-name="ce20" office:value-type="float" office:value="4984.802" calcext:value-type="float">
            <text:p>4,984.8</text:p>
          </table:table-cell>
          <table:table-cell table:style-name="ce20" office:value-type="float" office:value="0.306" calcext:value-type="float">
            <text:p>0.3</text:p>
          </table:table-cell>
          <table:table-cell table:style-name="ce20" office:value-type="float" office:value="763.633" calcext:value-type="float">
            <text:p>763.6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7.597" calcext:value-type="float">
            <text:p>7.6</text:p>
          </table:table-cell>
          <table:table-cell table:style-name="ce34" office:value-type="float" office:value="1.218" calcext:value-type="float">
            <text:p>1.2</text:p>
          </table:table-cell>
          <table:table-cell table:style-name="ce20" office:value-type="float" office:value="0.342" calcext:value-type="float">
            <text:p>0.3</text:p>
          </table:table-cell>
          <table:table-cell table:style-name="ce20" office:value-type="float" office:value="170.503" calcext:value-type="float">
            <text:p>170.5</text:p>
          </table:table-cell>
          <table:table-cell table:style-name="ce20" office:value-type="float" office:value="3976.195" calcext:value-type="float">
            <text:p>3,976.2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3.29" calcext:value-type="float">
            <text:p>13.3</text:p>
          </table:table-cell>
          <table:table-cell table:style-name="ce20" office:value-type="float" office:value="326.285" calcext:value-type="float">
            <text:p>326.3</text:p>
          </table:table-cell>
          <table:table-cell table:style-name="ce20" office:value-type="float" office:value="633.354" calcext:value-type="float">
            <text:p>633.4</text:p>
          </table:table-cell>
          <table:table-cell table:style-name="ce20" office:value-type="float" office:value="508.604" calcext:value-type="float">
            <text:p>508.6</text:p>
          </table:table-cell>
          <table:table-cell table:style-name="ce20" office:value-type="float" office:value="118114.146" calcext:value-type="float">
            <text:p>118,114.1</text:p>
          </table:table-cell>
          <table:table-cell table:style-name="ce20" office:value-type="float" office:value="15392.767" calcext:value-type="float">
            <text:p>15,392.8</text:p>
          </table:table-cell>
          <table:table-cell table:style-name="ce20" office:value-type="float" office:value="24967.411" calcext:value-type="float">
            <text:p>24,967.4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97'.$A$1:.$Z$35" table:range-usable-as="print-range"/>
        </table:named-expressions>
      </table:table>
      <table:table table:name="98" table:style-name="ta5" table:print-ranges="'98'.A1:'98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4" table:default-cell-style-name="ce12"/>
        <table:table-column table:style-name="co5" table:default-cell-style-name="ce12"/>
        <table:table-column table:style-name="co4" table:number-columns-repeated="7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8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09" calcext:value-type="float">
            <text:p>2009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8.75" calcext:value-type="float">
            <text:p>58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771" calcext:value-type="float">
            <text:p>2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35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533" calcext:value-type="float">
            <text:p>7.5</text:p>
          </table:table-cell>
          <table:table-cell table:style-name="ce19" office:value-type="float" office:value="46.543" calcext:value-type="float">
            <text:p>46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36" calcext:value-type="float">
            <text:p>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22.598" calcext:value-type="float">
            <text:p>32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9.608" calcext:value-type="float">
            <text:p>89.6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33.044" calcext:value-type="float">
            <text:p>333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321" calcext:value-type="float">
            <text:p>10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978" calcext:value-type="float">
            <text:p>1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875" calcext:value-type="float">
            <text:p>3.9</text:p>
          </table:table-cell>
          <table:table-cell table:style-name="ce19" office:value-type="float" office:value="300.91" calcext:value-type="float">
            <text:p>30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3.666" calcext:value-type="float">
            <text:p>13.7</text:p>
          </table:table-cell>
          <table:table-cell table:style-name="ce19" office:value-type="float" office:value="6.644" calcext:value-type="float">
            <text:p>6.6</text:p>
          </table:table-cell>
          <table:table-cell table:style-name="ce19" office:value-type="float" office:value="21.002" calcext:value-type="float">
            <text:p>21.0</text:p>
          </table:table-cell>
          <table:table-cell table:style-name="ce19" office:value-type="float" office:value="3418.873" calcext:value-type="float">
            <text:p>3,418.9</text:p>
          </table:table-cell>
          <table:table-cell table:style-name="ce19" office:value-type="float" office:value="241.129" calcext:value-type="float">
            <text:p>241.1</text:p>
          </table:table-cell>
          <table:table-cell table:style-name="ce48" office:value-type="float" office:value="719.731" calcext:value-type="float">
            <text:p>719.7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177.13" calcext:value-type="float">
            <text:p>177.1</text:p>
          </table:table-cell>
          <table:table-cell table:style-name="ce19" office:value-type="float" office:value="262.199" calcext:value-type="float">
            <text:p>262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69.505" calcext:value-type="float">
            <text:p>569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523" calcext:value-type="float">
            <text:p>1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4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476" calcext:value-type="float">
            <text:p>7.5</text:p>
          </table:table-cell>
          <table:table-cell table:style-name="ce19" office:value-type="float" office:value="526.313" calcext:value-type="float">
            <text:p>526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169" calcext:value-type="float">
            <text:p>3.2</text:p>
          </table:table-cell>
          <table:table-cell table:style-name="ce19" office:value-type="float" office:value="27" calcext:value-type="float">
            <text:p>27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551.105" calcext:value-type="float">
            <text:p>5,551.1</text:p>
          </table:table-cell>
          <table:table-cell table:style-name="ce19" office:value-type="float" office:value="509.413" calcext:value-type="float">
            <text:p>509.4</text:p>
          </table:table-cell>
          <table:table-cell table:style-name="ce48" office:value-type="float" office:value="1349.568" calcext:value-type="float">
            <text:p>1,349.6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9.361" calcext:value-type="float">
            <text:p>39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627" calcext:value-type="float">
            <text:p>2.6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41" calcext:value-type="float">
            <text:p>0.0</text:p>
          </table:table-cell>
          <table:table-cell table:style-name="ce19" office:value-type="float" office:value="35.049" calcext:value-type="float">
            <text:p>35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61" calcext:value-type="float">
            <text:p>0.3</text:p>
          </table:table-cell>
          <table:table-cell table:style-name="ce19" office:value-type="float" office:value="0.328" calcext:value-type="float">
            <text:p>0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59.912" calcext:value-type="float">
            <text:p>25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4.756" calcext:value-type="float">
            <text:p>64.8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.809" calcext:value-type="float">
            <text:p>7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98" calcext:value-type="float">
            <text:p>0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38" calcext:value-type="float">
            <text:p>0.0</text:p>
          </table:table-cell>
          <table:table-cell table:style-name="ce19" office:value-type="float" office:value="7.212" calcext:value-type="float">
            <text:p>7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632" calcext:value-type="float">
            <text:p>0.6</text:p>
          </table:table-cell>
          <table:table-cell table:style-name="ce19" office:value-type="float" office:value="1.339" calcext:value-type="float">
            <text:p>1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93.251" calcext:value-type="float">
            <text:p>39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7.287" calcext:value-type="float">
            <text:p>47.3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325.865" calcext:value-type="float">
            <text:p>325.9</text:p>
          </table:table-cell>
          <table:table-cell table:style-name="ce19" office:value-type="float" office:value="482.366" calcext:value-type="float">
            <text:p>482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34.811" calcext:value-type="float">
            <text:p>234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662" calcext:value-type="float">
            <text:p>2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97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613" calcext:value-type="float">
            <text:p>0.6</text:p>
          </table:table-cell>
          <table:table-cell table:style-name="ce19" office:value-type="float" office:value="217.617" calcext:value-type="float">
            <text:p>217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078" calcext:value-type="float">
            <text:p>3.1</text:p>
          </table:table-cell>
          <table:table-cell table:style-name="ce19" office:value-type="float" office:value="7.144" calcext:value-type="float">
            <text:p>7.1</text:p>
          </table:table-cell>
          <table:table-cell table:style-name="ce19" office:value-type="float" office:value="169.54" calcext:value-type="float">
            <text:p>169.5</text:p>
          </table:table-cell>
          <table:table-cell table:style-name="ce19" office:value-type="float" office:value="3196.673" calcext:value-type="float">
            <text:p>3,196.7</text:p>
          </table:table-cell>
          <table:table-cell table:style-name="ce19" office:value-type="float" office:value="194.424" calcext:value-type="float">
            <text:p>194.4</text:p>
          </table:table-cell>
          <table:table-cell table:style-name="ce48" office:value-type="float" office:value="1061.845" calcext:value-type="float">
            <text:p>1,061.8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.236" calcext:value-type="float">
            <text:p>6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33" calcext:value-type="float">
            <text:p>5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9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95" calcext:value-type="float">
            <text:p>0.2</text:p>
          </table:table-cell>
          <table:table-cell table:style-name="ce19" office:value-type="float" office:value="1.984" calcext:value-type="float">
            <text:p>2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728" calcext:value-type="float">
            <text:p>0.7</text:p>
          </table:table-cell>
          <table:table-cell table:style-name="ce19" office:value-type="float" office:value="0.642" calcext:value-type="float">
            <text:p>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07.309" calcext:value-type="float">
            <text:p>507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6.001" calcext:value-type="float">
            <text:p>56.0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107.975" calcext:value-type="float">
            <text:p>2,108.0</text:p>
          </table:table-cell>
          <table:table-cell table:style-name="ce19" office:value-type="float" office:value="3116.074" calcext:value-type="float">
            <text:p>3,116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202" calcext:value-type="float">
            <text:p>6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564.387" calcext:value-type="float">
            <text:p>1,564.4</text:p>
          </table:table-cell>
          <table:table-cell table:style-name="ce19" office:value-type="float" office:value="0.218" calcext:value-type="float">
            <text:p>0.2</text:p>
          </table:table-cell>
          <table:table-cell table:style-name="ce19" office:value-type="float" office:value="390.63" calcext:value-type="float">
            <text:p>390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8" calcext:value-type="float">
            <text:p>0.0</text:p>
          </table:table-cell>
          <table:table-cell table:style-name="ce33" office:value-type="float" office:value="0.03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1.896" calcext:value-type="float">
            <text:p>71.9</text:p>
          </table:table-cell>
          <table:table-cell table:style-name="ce19" office:value-type="float" office:value="1133.558" calcext:value-type="float">
            <text:p>1,133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9.102" calcext:value-type="float">
            <text:p>39.1</text:p>
          </table:table-cell>
          <table:table-cell table:style-name="ce19" office:value-type="float" office:value="189.373" calcext:value-type="float">
            <text:p>189.4</text:p>
          </table:table-cell>
          <table:table-cell table:style-name="ce19" office:value-type="float" office:value="0.536" calcext:value-type="float">
            <text:p>0.5</text:p>
          </table:table-cell>
          <table:table-cell table:style-name="ce19" office:value-type="float" office:value="26924.612" calcext:value-type="float">
            <text:p>26,924.6</text:p>
          </table:table-cell>
          <table:table-cell table:style-name="ce19" office:value-type="float" office:value="15044.068" calcext:value-type="float">
            <text:p>15,044.1</text:p>
          </table:table-cell>
          <table:table-cell table:style-name="ce48" office:value-type="float" office:value="7730.183" calcext:value-type="float">
            <text:p>7,730.2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06.195" calcext:value-type="float">
            <text:p>206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12" calcext:value-type="float">
            <text:p>3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1" calcext:value-type="float">
            <text:p>0.1</text:p>
          </table:table-cell>
          <table:table-cell table:style-name="ce33" office:value-type="float" office:value="1.17" calcext:value-type="float">
            <text:p>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717" calcext:value-type="float">
            <text:p>9.7</text:p>
          </table:table-cell>
          <table:table-cell table:style-name="ce19" office:value-type="float" office:value="181.6" calcext:value-type="float">
            <text:p>181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38" calcext:value-type="float">
            <text:p>3.4</text:p>
          </table:table-cell>
          <table:table-cell table:style-name="ce19" office:value-type="float" office:value="2.548" calcext:value-type="float">
            <text:p>2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661.956" calcext:value-type="float">
            <text:p>2,66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66.112" calcext:value-type="float">
            <text:p>466.1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1.136" calcext:value-type="float">
            <text:p>71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736" calcext:value-type="float">
            <text:p>2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2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22" calcext:value-type="float">
            <text:p>0.0</text:p>
          </table:table-cell>
          <table:table-cell table:style-name="ce19" office:value-type="float" office:value="64.759" calcext:value-type="float">
            <text:p>64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326" calcext:value-type="float">
            <text:p>0.3</text:p>
          </table:table-cell>
          <table:table-cell table:style-name="ce19" office:value-type="float" office:value="0.653" calcext:value-type="float">
            <text:p>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73.867" calcext:value-type="float">
            <text:p>973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65.138" calcext:value-type="float">
            <text:p>165.1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5.885" calcext:value-type="float">
            <text:p>9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692" calcext:value-type="float">
            <text:p>8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2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33" calcext:value-type="float">
            <text:p>0.1</text:p>
          </table:table-cell>
          <table:table-cell table:style-name="ce19" office:value-type="float" office:value="83.747" calcext:value-type="float">
            <text:p>83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277" calcext:value-type="float">
            <text:p>1.3</text:p>
          </table:table-cell>
          <table:table-cell table:style-name="ce19" office:value-type="float" office:value="12.643" calcext:value-type="float">
            <text:p>1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380.315" calcext:value-type="float">
            <text:p>4,380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8.226" calcext:value-type="float">
            <text:p>528.2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613.535" calcext:value-type="float">
            <text:p>1,613.5</text:p>
          </table:table-cell>
          <table:table-cell table:style-name="ce19" office:value-type="float" office:value="2388.456" calcext:value-type="float">
            <text:p>2,388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21.072" calcext:value-type="float">
            <text:p>321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0.385" calcext:value-type="float">
            <text:p>20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2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0.196" calcext:value-type="float">
            <text:p>20.2</text:p>
          </table:table-cell>
          <table:table-cell table:style-name="ce19" office:value-type="float" office:value="269.142" calcext:value-type="float">
            <text:p>269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8.068" calcext:value-type="float">
            <text:p>128.1</text:p>
          </table:table-cell>
          <table:table-cell table:style-name="ce19" office:value-type="float" office:value="33.941" calcext:value-type="float">
            <text:p>33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531.34" calcext:value-type="float">
            <text:p>4,531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515.381" calcext:value-type="float">
            <text:p>2,515.4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347.302" calcext:value-type="float">
            <text:p>1,347.3</text:p>
          </table:table-cell>
          <table:table-cell table:style-name="ce19" office:value-type="float" office:value="1994.362" calcext:value-type="float">
            <text:p>1,994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8.507" calcext:value-type="float">
            <text:p>58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1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8.409" calcext:value-type="float">
            <text:p>18.4</text:p>
          </table:table-cell>
          <table:table-cell table:style-name="ce19" office:value-type="float" office:value="38.65" calcext:value-type="float">
            <text:p>38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09" calcext:value-type="float">
            <text:p>0.2</text:p>
          </table:table-cell>
          <table:table-cell table:style-name="ce19" office:value-type="float" office:value="0.437" calcext:value-type="float">
            <text:p>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894.664" calcext:value-type="float">
            <text:p>1,894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587.478" calcext:value-type="float">
            <text:p>1,587.5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266.233" calcext:value-type="float">
            <text:p>266.2</text:p>
          </table:table-cell>
          <table:table-cell table:style-name="ce19" office:value-type="float" office:value="394.094" calcext:value-type="float">
            <text:p>394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62.565" calcext:value-type="float">
            <text:p>26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0.385" calcext:value-type="float">
            <text:p>20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787" calcext:value-type="float">
            <text:p>1.8</text:p>
          </table:table-cell>
          <table:table-cell table:style-name="ce19" office:value-type="float" office:value="230.492" calcext:value-type="float">
            <text:p>230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7.859" calcext:value-type="float">
            <text:p>127.9</text:p>
          </table:table-cell>
          <table:table-cell table:style-name="ce19" office:value-type="float" office:value="33.504" calcext:value-type="float">
            <text:p>33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636.676" calcext:value-type="float">
            <text:p>2,636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927.903" calcext:value-type="float">
            <text:p>927.9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359.583" calcext:value-type="float">
            <text:p>1,359.6</text:p>
          </table:table-cell>
          <table:table-cell table:style-name="ce19" office:value-type="float" office:value="4.497" calcext:value-type="float">
            <text:p>4.5</text:p>
          </table:table-cell>
          <table:table-cell table:style-name="ce19" office:value-type="float" office:value="45.34" calcext:value-type="float">
            <text:p>45.3</text:p>
          </table:table-cell>
          <table:table-cell table:style-name="ce19" office:value-type="float" office:value="550.4" calcext:value-type="float">
            <text:p>550.4</text:p>
          </table:table-cell>
          <table:table-cell table:style-name="ce19" office:value-type="float" office:value="1318.866" calcext:value-type="float">
            <text:p>1,318.9</text:p>
          </table:table-cell>
          <table:table-cell table:style-name="ce19" office:value-type="float" office:value="2606.365" calcext:value-type="float">
            <text:p>2,606.4</text:p>
          </table:table-cell>
          <table:table-cell table:style-name="ce19" office:value-type="float" office:value="251.37" calcext:value-type="float">
            <text:p>251.4</text:p>
          </table:table-cell>
          <table:table-cell table:style-name="ce19" office:value-type="float" office:value="490.305" calcext:value-type="float">
            <text:p>490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.77" calcext:value-type="float">
            <text:p>27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87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522" calcext:value-type="float">
            <text:p>6.5</text:p>
          </table:table-cell>
          <table:table-cell table:style-name="ce19" office:value-type="float" office:value="421.828" calcext:value-type="float">
            <text:p>421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547" calcext:value-type="float">
            <text:p>13.5</text:p>
          </table:table-cell>
          <table:table-cell table:style-name="ce19" office:value-type="float" office:value="15.167" calcext:value-type="float">
            <text:p>15.2</text:p>
          </table:table-cell>
          <table:table-cell table:style-name="ce19" office:value-type="float" office:value="223.65" calcext:value-type="float">
            <text:p>223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593.814" calcext:value-type="float">
            <text:p>12,593.8</text:p>
          </table:table-cell>
          <table:table-cell table:style-name="ce19" office:value-type="float" office:value="93.511" calcext:value-type="float">
            <text:p>93.5</text:p>
          </table:table-cell>
          <table:table-cell table:style-name="ce48" office:value-type="float" office:value="3298.263" calcext:value-type="float">
            <text:p>3,298.3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358.28" calcext:value-type="float">
            <text:p>1,358.3</text:p>
          </table:table-cell>
          <table:table-cell table:style-name="ce19" office:value-type="float" office:value="2.568" calcext:value-type="float">
            <text:p>2.6</text:p>
          </table:table-cell>
          <table:table-cell table:style-name="ce19" office:value-type="float" office:value="45.34" calcext:value-type="float">
            <text:p>45.3</text:p>
          </table:table-cell>
          <table:table-cell table:style-name="ce19" office:value-type="float" office:value="550.4" calcext:value-type="float">
            <text:p>550.4</text:p>
          </table:table-cell>
          <table:table-cell table:style-name="ce19" office:value-type="float" office:value="1318.866" calcext:value-type="float">
            <text:p>1,318.9</text:p>
          </table:table-cell>
          <table:table-cell table:style-name="ce19" office:value-type="float" office:value="2606.365" calcext:value-type="float">
            <text:p>2,606.4</text:p>
          </table:table-cell>
          <table:table-cell table:style-name="ce19" office:value-type="float" office:value="251.37" calcext:value-type="float">
            <text:p>251.4</text:p>
          </table:table-cell>
          <table:table-cell table:style-name="ce19" office:value-type="float" office:value="422.262" calcext:value-type="float">
            <text:p>422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.107" calcext:value-type="float">
            <text:p>19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83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297" calcext:value-type="float">
            <text:p>6.3</text:p>
          </table:table-cell>
          <table:table-cell table:style-name="ce19" office:value-type="float" office:value="364.306" calcext:value-type="float">
            <text:p>364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547" calcext:value-type="float">
            <text:p>13.5</text:p>
          </table:table-cell>
          <table:table-cell table:style-name="ce19" office:value-type="float" office:value="8.815" calcext:value-type="float">
            <text:p>8.8</text:p>
          </table:table-cell>
          <table:table-cell table:style-name="ce19" office:value-type="float" office:value="204.484" calcext:value-type="float">
            <text:p>204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645.084" calcext:value-type="float">
            <text:p>11,645.1</text:p>
          </table:table-cell>
          <table:table-cell table:style-name="ce19" office:value-type="float" office:value="56.106" calcext:value-type="float">
            <text:p>56.1</text:p>
          </table:table-cell>
          <table:table-cell table:style-name="ce48" office:value-type="float" office:value="3110.315" calcext:value-type="float">
            <text:p>3,110.3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style-name="ce19" office:value-type="float" office:value="1.303" calcext:value-type="float">
            <text:p>1.3</text:p>
          </table:table-cell>
          <table:table-cell table:style-name="ce19" office:value-type="float" office:value="1.928" calcext:value-type="float">
            <text:p>1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8.043" calcext:value-type="float">
            <text:p>68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663" calcext:value-type="float">
            <text:p>8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0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25" calcext:value-type="float">
            <text:p>0.2</text:p>
          </table:table-cell>
          <table:table-cell table:style-name="ce19" office:value-type="float" office:value="57.522" calcext:value-type="float">
            <text:p>57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352" calcext:value-type="float">
            <text:p>6.4</text:p>
          </table:table-cell>
          <table:table-cell table:style-name="ce19" office:value-type="float" office:value="19.166" calcext:value-type="float">
            <text:p>19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48.73" calcext:value-type="float">
            <text:p>948.7</text:p>
          </table:table-cell>
          <table:table-cell table:style-name="ce19" office:value-type="float" office:value="37.404" calcext:value-type="float">
            <text:p>37.4</text:p>
          </table:table-cell>
          <table:table-cell table:style-name="ce48" office:value-type="float" office:value="187.948" calcext:value-type="float">
            <text:p>187.9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8.689" calcext:value-type="float">
            <text:p>78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758" calcext:value-type="float">
            <text:p>6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38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4" calcext:value-type="float">
            <text:p>0.0</text:p>
          </table:table-cell>
          <table:table-cell table:style-name="ce19" office:value-type="float" office:value="0.886" calcext:value-type="float">
            <text:p>0.9</text:p>
          </table:table-cell>
          <table:table-cell table:style-name="ce19" office:value-type="float" office:value="68.291" calcext:value-type="float">
            <text:p>68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316" calcext:value-type="float">
            <text:p>12.3</text:p>
          </table:table-cell>
          <table:table-cell table:style-name="ce19" office:value-type="float" office:value="27.962" calcext:value-type="float">
            <text:p>28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125.96" calcext:value-type="float">
            <text:p>5,12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07.412" calcext:value-type="float">
            <text:p>607.4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0.616" calcext:value-type="float">
            <text:p>1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823" calcext:value-type="float">
            <text:p>2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8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336" calcext:value-type="float">
            <text:p>0.3</text:p>
          </table:table-cell>
          <table:table-cell table:style-name="ce19" office:value-type="float" office:value="7.587" calcext:value-type="float">
            <text:p>7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348" calcext:value-type="float">
            <text:p>4.3</text:p>
          </table:table-cell>
          <table:table-cell table:style-name="ce19" office:value-type="float" office:value="1.444" calcext:value-type="float">
            <text:p>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26.328" calcext:value-type="float">
            <text:p>1,526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61.774" calcext:value-type="float">
            <text:p>161.8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14.688" calcext:value-type="float">
            <text:p>114.7</text:p>
          </table:table-cell>
          <table:table-cell table:style-name="ce19" office:value-type="float" office:value="169.769" calcext:value-type="float">
            <text:p>169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11.219" calcext:value-type="float">
            <text:p>11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92" calcext:value-type="float">
            <text:p>3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04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118" calcext:value-type="float">
            <text:p>11.1</text:p>
          </table:table-cell>
          <table:table-cell table:style-name="ce19" office:value-type="float" office:value="91.421" calcext:value-type="float">
            <text:p>91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8.959" calcext:value-type="float">
            <text:p>79.0</text:p>
          </table:table-cell>
          <table:table-cell table:style-name="ce19" office:value-type="float" office:value="39.666" calcext:value-type="float">
            <text:p>39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1859.734" calcext:value-type="float">
            <text:p>31,859.7</text:p>
          </table:table-cell>
          <table:table-cell table:style-name="ce19" office:value-type="float" office:value="714.085" calcext:value-type="float">
            <text:p>714.1</text:p>
          </table:table-cell>
          <table:table-cell table:style-name="ce48" office:value-type="float" office:value="3439.958" calcext:value-type="float">
            <text:p>3,440.0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5.196" calcext:value-type="float">
            <text:p>35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849" calcext:value-type="float">
            <text:p>5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3.797" calcext:value-type="float">
            <text:p>3.8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169" calcext:value-type="float">
            <text:p>0.2</text:p>
          </table:table-cell>
          <table:table-cell table:style-name="ce19" office:value-type="float" office:value="5.304" calcext:value-type="float">
            <text:p>5.3</text:p>
          </table:table-cell>
          <table:table-cell table:style-name="ce19" office:value-type="float" office:value="21.078" calcext:value-type="float">
            <text:p>21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.313" calcext:value-type="float">
            <text:p>10.3</text:p>
          </table:table-cell>
          <table:table-cell table:style-name="ce19" office:value-type="float" office:value="7.496" calcext:value-type="float">
            <text:p>7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92.775" calcext:value-type="float">
            <text:p>1,99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42.279" calcext:value-type="float">
            <text:p>242.3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856.372" calcext:value-type="float">
            <text:p>856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1.831" calcext:value-type="float">
            <text:p>81.8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29.075" calcext:value-type="float">
            <text:p>12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5.53" calcext:value-type="float">
            <text:p>155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84" calcext:value-type="float">
            <text:p>0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07" calcext:value-type="float">
            <text:p>0.2</text:p>
          </table:table-cell>
          <table:table-cell table:style-name="ce19" office:value-type="float" office:value="12.858" calcext:value-type="float">
            <text:p>12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976" calcext:value-type="float">
            <text:p>2.0</text:p>
          </table:table-cell>
          <table:table-cell table:style-name="ce19" office:value-type="float" office:value="51.467" calcext:value-type="float">
            <text:p>5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31.812" calcext:value-type="float">
            <text:p>831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61.782" calcext:value-type="float">
            <text:p>261.8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0.983" calcext:value-type="float">
            <text:p>1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98" calcext:value-type="float">
            <text:p>0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365" calcext:value-type="float">
            <text:p>0.4</text:p>
          </table:table-cell>
          <table:table-cell table:style-name="ce19" office:value-type="float" office:value="0.116" calcext:value-type="float">
            <text:p>0.1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73.395" calcext:value-type="float">
            <text:p>273.4</text:p>
          </table:table-cell>
          <table:table-cell table:style-name="ce19" office:value-type="float" office:value="2335.337" calcext:value-type="float">
            <text:p>2,335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97.533" calcext:value-type="float">
            <text:p>497.5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2.262" calcext:value-type="float">
            <text:p>82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751" calcext:value-type="float">
            <text:p>0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425" calcext:value-type="float">
            <text:p>0.4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3" calcext:value-type="float">
            <text:p>0.0</text:p>
          </table:table-cell>
          <table:table-cell table:style-name="ce19" office:value-type="float" office:value="11.792" calcext:value-type="float">
            <text:p>11.8</text:p>
          </table:table-cell>
          <table:table-cell table:style-name="ce19" office:value-type="float" office:value="65.936" calcext:value-type="float">
            <text:p>65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87.752" calcext:value-type="float">
            <text:p>487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28.87" calcext:value-type="float">
            <text:p>128.9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3.369" calcext:value-type="float">
            <text:p>43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0.659" calcext:value-type="float">
            <text:p>40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895" calcext:value-type="float">
            <text:p>1.9</text:p>
          </table:table-cell>
          <table:table-cell table:style-name="ce19" office:value-type="float" office:value="2.277" calcext:value-type="float">
            <text:p>2.3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47.33" calcext:value-type="float">
            <text:p>47.3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5698.777" calcext:value-type="float">
            <text:p>5,698.8</text:p>
          </table:table-cell>
          <table:table-cell table:style-name="ce20" office:value-type="float" office:value="6423.362" calcext:value-type="float">
            <text:p>6,423.4</text:p>
          </table:table-cell>
          <table:table-cell table:style-name="ce20" office:value-type="float" office:value="45.34" calcext:value-type="float">
            <text:p>45.3</text:p>
          </table:table-cell>
          <table:table-cell table:style-name="ce20" office:value-type="float" office:value="550.4" calcext:value-type="float">
            <text:p>550.4</text:p>
          </table:table-cell>
          <table:table-cell table:style-name="ce20" office:value-type="float" office:value="1325.068" calcext:value-type="float">
            <text:p>1,325.1</text:p>
          </table:table-cell>
          <table:table-cell table:style-name="ce20" office:value-type="float" office:value="2606.365" calcext:value-type="float">
            <text:p>2,606.4</text:p>
          </table:table-cell>
          <table:table-cell table:style-name="ce20" office:value-type="float" office:value="251.37" calcext:value-type="float">
            <text:p>251.4</text:p>
          </table:table-cell>
          <table:table-cell table:style-name="ce20" office:value-type="float" office:value="4489.904" calcext:value-type="float">
            <text:p>4,489.9</text:p>
          </table:table-cell>
          <table:table-cell table:style-name="ce20" office:value-type="float" office:value="0.218" calcext:value-type="float">
            <text:p>0.2</text:p>
          </table:table-cell>
          <table:table-cell table:style-name="ce20" office:value-type="float" office:value="654.295" calcext:value-type="float">
            <text:p>654.3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7.901" calcext:value-type="float">
            <text:p>7.9</text:p>
          </table:table-cell>
          <table:table-cell table:style-name="ce34" office:value-type="float" office:value="1.2" calcext:value-type="float">
            <text:p>1.2</text:p>
          </table:table-cell>
          <table:table-cell table:style-name="ce20" office:value-type="float" office:value="0.176" calcext:value-type="float">
            <text:p>0.2</text:p>
          </table:table-cell>
          <table:table-cell table:style-name="ce20" office:value-type="float" office:value="158.265" calcext:value-type="float">
            <text:p>158.3</text:p>
          </table:table-cell>
          <table:table-cell table:style-name="ce20" office:value-type="float" office:value="3598.208" calcext:value-type="float">
            <text:p>3,598.2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3.547" calcext:value-type="float">
            <text:p>13.5</text:p>
          </table:table-cell>
          <table:table-cell table:style-name="ce20" office:value-type="float" office:value="318.696" calcext:value-type="float">
            <text:p>318.7</text:p>
          </table:table-cell>
          <table:table-cell table:style-name="ce20" office:value-type="float" office:value="636.215" calcext:value-type="float">
            <text:p>636.2</text:p>
          </table:table-cell>
          <table:table-cell table:style-name="ce20" office:value-type="float" office:value="464.474" calcext:value-type="float">
            <text:p>464.5</text:p>
          </table:table-cell>
          <table:table-cell table:style-name="ce20" office:value-type="float" office:value="110731.693" calcext:value-type="float">
            <text:p>110,731.7</text:p>
          </table:table-cell>
          <table:table-cell table:style-name="ce20" office:value-type="float" office:value="16796.63" calcext:value-type="float">
            <text:p>16,796.6</text:p>
          </table:table-cell>
          <table:table-cell table:style-name="ce20" office:value-type="float" office:value="23560.867" calcext:value-type="float">
            <text:p>23,560.9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98'.$A$1:.$Z$35" table:range-usable-as="print-range"/>
        </table:named-expressions>
      </table:table>
      <table:table table:name="99" table:style-name="ta6" table:print-ranges="'99'.A1:'99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4" table:default-cell-style-name="ce12"/>
        <table:table-column table:style-name="co5" table:default-cell-style-name="ce12"/>
        <table:table-column table:style-name="co4" table:number-columns-repeated="7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9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10" calcext:value-type="float">
            <text:p>2010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0.522" calcext:value-type="float">
            <text:p>6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472" calcext:value-type="float">
            <text:p>3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3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946" calcext:value-type="float">
            <text:p>7.9</text:p>
          </table:table-cell>
          <table:table-cell table:style-name="ce19" office:value-type="float" office:value="47.361" calcext:value-type="float">
            <text:p>47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44" calcext:value-type="float">
            <text:p>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03.842" calcext:value-type="float">
            <text:p>40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99.151" calcext:value-type="float">
            <text:p>99.2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2.66" calcext:value-type="float">
            <text:p>2.7</text:p>
          </table:table-cell>
          <table:table-cell table:style-name="ce19" office:value-type="float" office:value="3.937" calcext:value-type="float">
            <text:p>3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46.088" calcext:value-type="float">
            <text:p>346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343" calcext:value-type="float">
            <text:p>11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903" calcext:value-type="float">
            <text:p>0.9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977" calcext:value-type="float">
            <text:p>4.0</text:p>
          </table:table-cell>
          <table:table-cell table:style-name="ce19" office:value-type="float" office:value="312.405" calcext:value-type="float">
            <text:p>312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5.429" calcext:value-type="float">
            <text:p>15.4</text:p>
          </table:table-cell>
          <table:table-cell table:style-name="ce19" office:value-type="float" office:value="7.601" calcext:value-type="float">
            <text:p>7.6</text:p>
          </table:table-cell>
          <table:table-cell table:style-name="ce19" office:value-type="float" office:value="24.629" calcext:value-type="float">
            <text:p>24.6</text:p>
          </table:table-cell>
          <table:table-cell table:style-name="ce19" office:value-type="float" office:value="3589.251" calcext:value-type="float">
            <text:p>3,589.3</text:p>
          </table:table-cell>
          <table:table-cell table:style-name="ce19" office:value-type="float" office:value="254.637" calcext:value-type="float">
            <text:p>254.6</text:p>
          </table:table-cell>
          <table:table-cell table:style-name="ce48" office:value-type="float" office:value="758.998" calcext:value-type="float">
            <text:p>759.0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328.64" calcext:value-type="float">
            <text:p>328.6</text:p>
          </table:table-cell>
          <table:table-cell table:style-name="ce19" office:value-type="float" office:value="486.474" calcext:value-type="float">
            <text:p>486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64.153" calcext:value-type="float">
            <text:p>564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591" calcext:value-type="float">
            <text:p>1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16" calcext:value-type="float">
            <text:p>0.5</text:p>
          </table:table-cell>
          <table:table-cell table:style-name="ce19" office:value-type="float" office:value="527.337" calcext:value-type="float">
            <text:p>527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765" calcext:value-type="float">
            <text:p>2.8</text:p>
          </table:table-cell>
          <table:table-cell table:style-name="ce19" office:value-type="float" office:value="28.113" calcext:value-type="float">
            <text:p>28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080.653" calcext:value-type="float">
            <text:p>6,080.7</text:p>
          </table:table-cell>
          <table:table-cell table:style-name="ce19" office:value-type="float" office:value="485.175" calcext:value-type="float">
            <text:p>485.2</text:p>
          </table:table-cell>
          <table:table-cell table:style-name="ce48" office:value-type="float" office:value="1545.051" calcext:value-type="float">
            <text:p>1,545.1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2.353" calcext:value-type="float">
            <text:p>3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3" calcext:value-type="float">
            <text:p>3.3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45" calcext:value-type="float">
            <text:p>0.0</text:p>
          </table:table-cell>
          <table:table-cell table:style-name="ce19" office:value-type="float" office:value="28.011" calcext:value-type="float">
            <text:p>28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76" calcext:value-type="float">
            <text:p>0.3</text:p>
          </table:table-cell>
          <table:table-cell table:style-name="ce19" office:value-type="float" office:value="0.453" calcext:value-type="float">
            <text:p>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54.482" calcext:value-type="float">
            <text:p>254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7.368" calcext:value-type="float">
            <text:p>57.4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.004" calcext:value-type="float">
            <text:p>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42" calcext:value-type="float">
            <text:p>0.1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.343" calcext:value-type="float">
            <text:p>8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668" calcext:value-type="float">
            <text:p>0.7</text:p>
          </table:table-cell>
          <table:table-cell table:style-name="ce19" office:value-type="float" office:value="1.85" calcext:value-type="float">
            <text:p>1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23.396" calcext:value-type="float">
            <text:p>42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1.906" calcext:value-type="float">
            <text:p>51.9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380.458" calcext:value-type="float">
            <text:p>380.5</text:p>
          </table:table-cell>
          <table:table-cell table:style-name="ce19" office:value-type="float" office:value="563.178" calcext:value-type="float">
            <text:p>563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33.336" calcext:value-type="float">
            <text:p>23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036" calcext:value-type="float">
            <text:p>3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02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762" calcext:value-type="float">
            <text:p>0.8</text:p>
          </table:table-cell>
          <table:table-cell table:style-name="ce19" office:value-type="float" office:value="215.835" calcext:value-type="float">
            <text:p>215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61" calcext:value-type="float">
            <text:p>3.6</text:p>
          </table:table-cell>
          <table:table-cell table:style-name="ce19" office:value-type="float" office:value="8.848" calcext:value-type="float">
            <text:p>8.8</text:p>
          </table:table-cell>
          <table:table-cell table:style-name="ce19" office:value-type="float" office:value="210.74" calcext:value-type="float">
            <text:p>210.7</text:p>
          </table:table-cell>
          <table:table-cell table:style-name="ce19" office:value-type="float" office:value="3337.492" calcext:value-type="float">
            <text:p>3,337.5</text:p>
          </table:table-cell>
          <table:table-cell table:style-name="ce19" office:value-type="float" office:value="178.928" calcext:value-type="float">
            <text:p>178.9</text:p>
          </table:table-cell>
          <table:table-cell table:style-name="ce48" office:value-type="float" office:value="1170.497" calcext:value-type="float">
            <text:p>1,170.5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.178" calcext:value-type="float">
            <text:p>6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276" calcext:value-type="float">
            <text:p>6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76" calcext:value-type="float">
            <text:p>0.2</text:p>
          </table:table-cell>
          <table:table-cell table:style-name="ce19" office:value-type="float" office:value="1.291" calcext:value-type="float">
            <text:p>1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809" calcext:value-type="float">
            <text:p>0.8</text:p>
          </table:table-cell>
          <table:table-cell table:style-name="ce19" office:value-type="float" office:value="0.886" calcext:value-type="float">
            <text:p>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36.81" calcext:value-type="float">
            <text:p>536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9.079" calcext:value-type="float">
            <text:p>59.1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269.532" calcext:value-type="float">
            <text:p>2,269.5</text:p>
          </table:table-cell>
          <table:table-cell table:style-name="ce19" office:value-type="float" office:value="3352.92" calcext:value-type="float">
            <text:p>3,352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9.531" calcext:value-type="float">
            <text:p>9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627.018" calcext:value-type="float">
            <text:p>1,627.0</text:p>
          </table:table-cell>
          <table:table-cell table:style-name="ce19" office:value-type="float" office:value="0.268" calcext:value-type="float">
            <text:p>0.3</text:p>
          </table:table-cell>
          <table:table-cell table:style-name="ce19" office:value-type="float" office:value="435.893" calcext:value-type="float">
            <text:p>435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7" calcext:value-type="float">
            <text:p>0.0</text:p>
          </table:table-cell>
          <table:table-cell table:style-name="ce33" office:value-type="float" office:value="0.036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9.462" calcext:value-type="float">
            <text:p>79.5</text:p>
          </table:table-cell>
          <table:table-cell table:style-name="ce19" office:value-type="float" office:value="1154.347" calcext:value-type="float">
            <text:p>1,154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769" calcext:value-type="float">
            <text:p>12.8</text:p>
          </table:table-cell>
          <table:table-cell table:style-name="ce19" office:value-type="float" office:value="283.326" calcext:value-type="float">
            <text:p>283.3</text:p>
          </table:table-cell>
          <table:table-cell table:style-name="ce19" office:value-type="float" office:value="0.278" calcext:value-type="float">
            <text:p>0.3</text:p>
          </table:table-cell>
          <table:table-cell table:style-name="ce19" office:value-type="float" office:value="28782.514" calcext:value-type="float">
            <text:p>28,782.5</text:p>
          </table:table-cell>
          <table:table-cell table:style-name="ce19" office:value-type="float" office:value="16825.762" calcext:value-type="float">
            <text:p>16,825.8</text:p>
          </table:table-cell>
          <table:table-cell table:style-name="ce48" office:value-type="float" office:value="8351.458" calcext:value-type="float">
            <text:p>8,351.5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13.924" calcext:value-type="float">
            <text:p>213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912" calcext:value-type="float">
            <text:p>3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2" calcext:value-type="float">
            <text:p>0.1</text:p>
          </table:table-cell>
          <table:table-cell table:style-name="ce33" office:value-type="float" office:value="1.528" calcext:value-type="float">
            <text:p>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605" calcext:value-type="float">
            <text:p>3.6</text:p>
          </table:table-cell>
          <table:table-cell table:style-name="ce19" office:value-type="float" office:value="193.347" calcext:value-type="float">
            <text:p>193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073" calcext:value-type="float">
            <text:p>4.1</text:p>
          </table:table-cell>
          <table:table-cell table:style-name="ce19" office:value-type="float" office:value="3.215" calcext:value-type="float">
            <text:p>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219.145" calcext:value-type="float">
            <text:p>3,21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8.367" calcext:value-type="float">
            <text:p>528.4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3.477" calcext:value-type="float">
            <text:p>83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431" calcext:value-type="float">
            <text:p>3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03" calcext:value-type="float">
            <text:p>0.0</text:p>
          </table:table-cell>
          <table:table-cell table:style-name="ce19" office:value-type="float" office:value="75.885" calcext:value-type="float">
            <text:p>75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344" calcext:value-type="float">
            <text:p>0.3</text:p>
          </table:table-cell>
          <table:table-cell table:style-name="ce19" office:value-type="float" office:value="0.907" calcext:value-type="float">
            <text:p>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42.815" calcext:value-type="float">
            <text:p>1,14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93.892" calcext:value-type="float">
            <text:p>193.9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9.313" calcext:value-type="float">
            <text:p>9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461" calcext:value-type="float">
            <text:p>9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8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01" calcext:value-type="float">
            <text:p>0.1</text:p>
          </table:table-cell>
          <table:table-cell table:style-name="ce19" office:value-type="float" office:value="86.464" calcext:value-type="float">
            <text:p>86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632" calcext:value-type="float">
            <text:p>1.6</text:p>
          </table:table-cell>
          <table:table-cell table:style-name="ce19" office:value-type="float" office:value="13.263" calcext:value-type="float">
            <text:p>1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991.64" calcext:value-type="float">
            <text:p>4,991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91.006" calcext:value-type="float">
            <text:p>591.0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632.138" calcext:value-type="float">
            <text:p>1,632.1</text:p>
          </table:table-cell>
          <table:table-cell table:style-name="ce19" office:value-type="float" office:value="2415.993" calcext:value-type="float">
            <text:p>2,416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47.43" calcext:value-type="float">
            <text:p>347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.149" calcext:value-type="float">
            <text:p>19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0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1.834" calcext:value-type="float">
            <text:p>21.8</text:p>
          </table:table-cell>
          <table:table-cell table:style-name="ce19" office:value-type="float" office:value="293.292" calcext:value-type="float">
            <text:p>293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42.259" calcext:value-type="float">
            <text:p>142.3</text:p>
          </table:table-cell>
          <table:table-cell table:style-name="ce19" office:value-type="float" office:value="41.593" calcext:value-type="float">
            <text:p>41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092.095" calcext:value-type="float">
            <text:p>5,092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634.192" calcext:value-type="float">
            <text:p>2,634.2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307.626" calcext:value-type="float">
            <text:p>1,307.6</text:p>
          </table:table-cell>
          <table:table-cell table:style-name="ce19" office:value-type="float" office:value="1935.631" calcext:value-type="float">
            <text:p>1,935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0.312" calcext:value-type="float">
            <text:p>60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0.122" calcext:value-type="float">
            <text:p>20.1</text:p>
          </table:table-cell>
          <table:table-cell table:style-name="ce19" office:value-type="float" office:value="38.859" calcext:value-type="float">
            <text:p>38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2" calcext:value-type="float">
            <text:p>0.2</text:p>
          </table:table-cell>
          <table:table-cell table:style-name="ce19" office:value-type="float" office:value="0.604" calcext:value-type="float">
            <text:p>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62.154" calcext:value-type="float">
            <text:p>1,962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556.233" calcext:value-type="float">
            <text:p>1,556.2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324.512" calcext:value-type="float">
            <text:p>324.5</text:p>
          </table:table-cell>
          <table:table-cell table:style-name="ce19" office:value-type="float" office:value="480.363" calcext:value-type="float">
            <text:p>480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87.119" calcext:value-type="float">
            <text:p>28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.149" calcext:value-type="float">
            <text:p>19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712" calcext:value-type="float">
            <text:p>1.7</text:p>
          </table:table-cell>
          <table:table-cell table:style-name="ce19" office:value-type="float" office:value="254.433" calcext:value-type="float">
            <text:p>254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42.039" calcext:value-type="float">
            <text:p>142.0</text:p>
          </table:table-cell>
          <table:table-cell table:style-name="ce19" office:value-type="float" office:value="40.989" calcext:value-type="float">
            <text:p>41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129.942" calcext:value-type="float">
            <text:p>3,12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77.959" calcext:value-type="float">
            <text:p>1,078.0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836.84" calcext:value-type="float">
            <text:p>1,836.8</text:p>
          </table:table-cell>
          <table:table-cell table:style-name="ce19" office:value-type="float" office:value="5.848" calcext:value-type="float">
            <text:p>5.8</text:p>
          </table:table-cell>
          <table:table-cell table:style-name="ce19" office:value-type="float" office:value="75.194" calcext:value-type="float">
            <text:p>75.2</text:p>
          </table:table-cell>
          <table:table-cell table:style-name="ce19" office:value-type="float" office:value="690.024" calcext:value-type="float">
            <text:p>690.0</text:p>
          </table:table-cell>
          <table:table-cell table:style-name="ce19" office:value-type="float" office:value="1786.479" calcext:value-type="float">
            <text:p>1,786.5</text:p>
          </table:table-cell>
          <table:table-cell table:style-name="ce19" office:value-type="float" office:value="4079.276" calcext:value-type="float">
            <text:p>4,079.3</text:p>
          </table:table-cell>
          <table:table-cell table:style-name="ce19" office:value-type="float" office:value="245.668" calcext:value-type="float">
            <text:p>245.7</text:p>
          </table:table-cell>
          <table:table-cell table:style-name="ce19" office:value-type="float" office:value="544.078" calcext:value-type="float">
            <text:p>544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6.505" calcext:value-type="float">
            <text:p>26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25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657" calcext:value-type="float">
            <text:p>7.7</text:p>
          </table:table-cell>
          <table:table-cell table:style-name="ce19" office:value-type="float" office:value="471.07" calcext:value-type="float">
            <text:p>471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722" calcext:value-type="float">
            <text:p>14.7</text:p>
          </table:table-cell>
          <table:table-cell table:style-name="ce19" office:value-type="float" office:value="22.209" calcext:value-type="float">
            <text:p>22.2</text:p>
          </table:table-cell>
          <table:table-cell table:style-name="ce19" office:value-type="float" office:value="288.89" calcext:value-type="float">
            <text:p>288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989.008" calcext:value-type="float">
            <text:p>15,989.0</text:p>
          </table:table-cell>
          <table:table-cell table:style-name="ce19" office:value-type="float" office:value="122.62" calcext:value-type="float">
            <text:p>122.6</text:p>
          </table:table-cell>
          <table:table-cell table:style-name="ce48" office:value-type="float" office:value="4227.661" calcext:value-type="float">
            <text:p>4,227.7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834.453" calcext:value-type="float">
            <text:p>1,834.5</text:p>
          </table:table-cell>
          <table:table-cell table:style-name="ce19" office:value-type="float" office:value="2.314" calcext:value-type="float">
            <text:p>2.3</text:p>
          </table:table-cell>
          <table:table-cell table:style-name="ce19" office:value-type="float" office:value="75.194" calcext:value-type="float">
            <text:p>75.2</text:p>
          </table:table-cell>
          <table:table-cell table:style-name="ce19" office:value-type="float" office:value="690.024" calcext:value-type="float">
            <text:p>690.0</text:p>
          </table:table-cell>
          <table:table-cell table:style-name="ce19" office:value-type="float" office:value="1786.479" calcext:value-type="float">
            <text:p>1,786.5</text:p>
          </table:table-cell>
          <table:table-cell table:style-name="ce19" office:value-type="float" office:value="4079.276" calcext:value-type="float">
            <text:p>4,079.3</text:p>
          </table:table-cell>
          <table:table-cell table:style-name="ce19" office:value-type="float" office:value="245.668" calcext:value-type="float">
            <text:p>245.7</text:p>
          </table:table-cell>
          <table:table-cell table:style-name="ce19" office:value-type="float" office:value="466.934" calcext:value-type="float">
            <text:p>466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.02" calcext:value-type="float">
            <text:p>16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73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451" calcext:value-type="float">
            <text:p>7.5</text:p>
          </table:table-cell>
          <table:table-cell table:style-name="ce19" office:value-type="float" office:value="406.216" calcext:value-type="float">
            <text:p>406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722" calcext:value-type="float">
            <text:p>14.7</text:p>
          </table:table-cell>
          <table:table-cell table:style-name="ce19" office:value-type="float" office:value="14.916" calcext:value-type="float">
            <text:p>14.9</text:p>
          </table:table-cell>
          <table:table-cell table:style-name="ce19" office:value-type="float" office:value="264.142" calcext:value-type="float">
            <text:p>264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898.662" calcext:value-type="float">
            <text:p>14,898.7</text:p>
          </table:table-cell>
          <table:table-cell table:style-name="ce19" office:value-type="float" office:value="73.572" calcext:value-type="float">
            <text:p>73.6</text:p>
          </table:table-cell>
          <table:table-cell table:style-name="ce48" office:value-type="float" office:value="4008.601" calcext:value-type="float">
            <text:p>4,008.6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style-name="ce19" office:value-type="float" office:value="2.387" calcext:value-type="float">
            <text:p>2.4</text:p>
          </table:table-cell>
          <table:table-cell table:style-name="ce19" office:value-type="float" office:value="3.534" calcext:value-type="float">
            <text:p>3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77.144" calcext:value-type="float">
            <text:p>7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484" calcext:value-type="float">
            <text:p>10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2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06" calcext:value-type="float">
            <text:p>0.2</text:p>
          </table:table-cell>
          <table:table-cell table:style-name="ce19" office:value-type="float" office:value="64.854" calcext:value-type="float">
            <text:p>64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.293" calcext:value-type="float">
            <text:p>7.3</text:p>
          </table:table-cell>
          <table:table-cell table:style-name="ce19" office:value-type="float" office:value="24.748" calcext:value-type="float">
            <text:p>24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90.346" calcext:value-type="float">
            <text:p>1,090.3</text:p>
          </table:table-cell>
          <table:table-cell table:style-name="ce19" office:value-type="float" office:value="49.048" calcext:value-type="float">
            <text:p>49.0</text:p>
          </table:table-cell>
          <table:table-cell table:style-name="ce48" office:value-type="float" office:value="219.06" calcext:value-type="float">
            <text:p>219.1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2.901" calcext:value-type="float">
            <text:p>92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225" calcext:value-type="float">
            <text:p>8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2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6" calcext:value-type="float">
            <text:p>0.0</text:p>
          </table:table-cell>
          <table:table-cell table:style-name="ce19" office:value-type="float" office:value="0.903" calcext:value-type="float">
            <text:p>0.9</text:p>
          </table:table-cell>
          <table:table-cell table:style-name="ce19" office:value-type="float" office:value="80.593" calcext:value-type="float">
            <text:p>80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3.81" calcext:value-type="float">
            <text:p>13.8</text:p>
          </table:table-cell>
          <table:table-cell table:style-name="ce19" office:value-type="float" office:value="31.498" calcext:value-type="float">
            <text:p>3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283.536" calcext:value-type="float">
            <text:p>6,283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737.101" calcext:value-type="float">
            <text:p>737.1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2.758" calcext:value-type="float">
            <text:p>1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647" calcext:value-type="float">
            <text:p>3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3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365" calcext:value-type="float">
            <text:p>0.4</text:p>
          </table:table-cell>
          <table:table-cell table:style-name="ce19" office:value-type="float" office:value="9.012" calcext:value-type="float">
            <text:p>9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211" calcext:value-type="float">
            <text:p>5.2</text:p>
          </table:table-cell>
          <table:table-cell table:style-name="ce19" office:value-type="float" office:value="1.993" calcext:value-type="float">
            <text:p>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16.754" calcext:value-type="float">
            <text:p>1,916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02.54" calcext:value-type="float">
            <text:p>202.5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47.081" calcext:value-type="float">
            <text:p>147.1</text:p>
          </table:table-cell>
          <table:table-cell table:style-name="ce19" office:value-type="float" office:value="217.718" calcext:value-type="float">
            <text:p>217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23.745" calcext:value-type="float">
            <text:p>123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596" calcext:value-type="float">
            <text:p>4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499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291" calcext:value-type="float">
            <text:p>8.3</text:p>
          </table:table-cell>
          <table:table-cell table:style-name="ce19" office:value-type="float" office:value="105.174" calcext:value-type="float">
            <text:p>105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93.069" calcext:value-type="float">
            <text:p>93.1</text:p>
          </table:table-cell>
          <table:table-cell table:style-name="ce19" office:value-type="float" office:value="58.982" calcext:value-type="float">
            <text:p>5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6208.748" calcext:value-type="float">
            <text:p>36,208.7</text:p>
          </table:table-cell>
          <table:table-cell table:style-name="ce19" office:value-type="float" office:value="766.995" calcext:value-type="float">
            <text:p>767.0</text:p>
          </table:table-cell>
          <table:table-cell table:style-name="ce48" office:value-type="float" office:value="3936.739" calcext:value-type="float">
            <text:p>3,936.7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0.536" calcext:value-type="float">
            <text:p>4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452" calcext:value-type="float">
            <text:p>8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4.612" calcext:value-type="float">
            <text:p>4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1" calcext:value-type="float">
            <text:p>0.0</text:p>
          </table:table-cell>
          <table:table-cell table:style-name="ce19" office:value-type="float" office:value="5.361" calcext:value-type="float">
            <text:p>5.4</text:p>
          </table:table-cell>
          <table:table-cell table:style-name="ce19" office:value-type="float" office:value="23.722" calcext:value-type="float">
            <text:p>23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4.398" calcext:value-type="float">
            <text:p>14.4</text:p>
          </table:table-cell>
          <table:table-cell table:style-name="ce19" office:value-type="float" office:value="8.671" calcext:value-type="float">
            <text:p>8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69.819" calcext:value-type="float">
            <text:p>2,269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78.9" calcext:value-type="float">
            <text:p>278.9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898.124" calcext:value-type="float">
            <text:p>898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5.821" calcext:value-type="float">
            <text:p>85.8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17.756" calcext:value-type="float">
            <text:p>117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7.483" calcext:value-type="float">
            <text:p>137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719" calcext:value-type="float">
            <text:p>0.7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21" calcext:value-type="float">
            <text:p>0.2</text:p>
          </table:table-cell>
          <table:table-cell table:style-name="ce19" office:value-type="float" office:value="14.598" calcext:value-type="float">
            <text:p>14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372" calcext:value-type="float">
            <text:p>2.4</text:p>
          </table:table-cell>
          <table:table-cell table:style-name="ce19" office:value-type="float" office:value="59.747" calcext:value-type="float">
            <text:p>59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30.105" calcext:value-type="float">
            <text:p>930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68.488" calcext:value-type="float">
            <text:p>268.5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0.974" calcext:value-type="float">
            <text:p>1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67" calcext:value-type="float">
            <text:p>0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368" calcext:value-type="float">
            <text:p>0.4</text:p>
          </table:table-cell>
          <table:table-cell table:style-name="ce19" office:value-type="float" office:value="0.131" calcext:value-type="float">
            <text:p>0.1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77.304" calcext:value-type="float">
            <text:p>277.3</text:p>
          </table:table-cell>
          <table:table-cell table:style-name="ce19" office:value-type="float" office:value="2425.239" calcext:value-type="float">
            <text:p>2,425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10.023" calcext:value-type="float">
            <text:p>510.0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7.523" calcext:value-type="float">
            <text:p>87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27" calcext:value-type="float">
            <text:p>0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12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7" calcext:value-type="float">
            <text:p>0.0</text:p>
          </table:table-cell>
          <table:table-cell table:style-name="ce19" office:value-type="float" office:value="12.08" calcext:value-type="float">
            <text:p>12.1</text:p>
          </table:table-cell>
          <table:table-cell table:style-name="ce19" office:value-type="float" office:value="70.859" calcext:value-type="float">
            <text:p>70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71.718" calcext:value-type="float">
            <text:p>471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32.599" calcext:value-type="float">
            <text:p>132.6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6.203" calcext:value-type="float">
            <text:p>46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3.316" calcext:value-type="float">
            <text:p>43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575" calcext:value-type="float">
            <text:p>2.6</text:p>
          </table:table-cell>
          <table:table-cell table:style-name="ce19" office:value-type="float" office:value="2.512" calcext:value-type="float">
            <text:p>2.5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51.004" calcext:value-type="float">
            <text:p>51.0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6597.349" calcext:value-type="float">
            <text:p>6,597.3</text:p>
          </table:table-cell>
          <table:table-cell table:style-name="ce20" office:value-type="float" office:value="7046.069" calcext:value-type="float">
            <text:p>7,046.1</text:p>
          </table:table-cell>
          <table:table-cell table:style-name="ce20" office:value-type="float" office:value="75.194" calcext:value-type="float">
            <text:p>75.2</text:p>
          </table:table-cell>
          <table:table-cell table:style-name="ce20" office:value-type="float" office:value="690.024" calcext:value-type="float">
            <text:p>690.0</text:p>
          </table:table-cell>
          <table:table-cell table:style-name="ce20" office:value-type="float" office:value="1796.01" calcext:value-type="float">
            <text:p>1,796.0</text:p>
          </table:table-cell>
          <table:table-cell table:style-name="ce20" office:value-type="float" office:value="4079.276" calcext:value-type="float">
            <text:p>4,079.3</text:p>
          </table:table-cell>
          <table:table-cell table:style-name="ce20" office:value-type="float" office:value="245.668" calcext:value-type="float">
            <text:p>245.7</text:p>
          </table:table-cell>
          <table:table-cell table:style-name="ce20" office:value-type="float" office:value="4689.271" calcext:value-type="float">
            <text:p>4,689.3</text:p>
          </table:table-cell>
          <table:table-cell table:style-name="ce20" office:value-type="float" office:value="0.268" calcext:value-type="float">
            <text:p>0.3</text:p>
          </table:table-cell>
          <table:table-cell table:style-name="ce20" office:value-type="float" office:value="690.438" calcext:value-type="float">
            <text:p>690.4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8.473" calcext:value-type="float">
            <text:p>8.5</text:p>
          </table:table-cell>
          <table:table-cell table:style-name="ce34" office:value-type="float" office:value="1.564" calcext:value-type="float">
            <text:p>1.6</text:p>
          </table:table-cell>
          <table:table-cell table:style-name="ce20" office:value-type="float" office:value="0.014" calcext:value-type="float">
            <text:p>0.0</text:p>
          </table:table-cell>
          <table:table-cell table:style-name="ce20" office:value-type="float" office:value="153.673" calcext:value-type="float">
            <text:p>153.7</text:p>
          </table:table-cell>
          <table:table-cell table:style-name="ce20" office:value-type="float" office:value="3762.392" calcext:value-type="float">
            <text:p>3,762.4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4.722" calcext:value-type="float">
            <text:p>14.7</text:p>
          </table:table-cell>
          <table:table-cell table:style-name="ce20" office:value-type="float" office:value="338.323" calcext:value-type="float">
            <text:p>338.3</text:p>
          </table:table-cell>
          <table:table-cell table:style-name="ce20" office:value-type="float" office:value="842.347" calcext:value-type="float">
            <text:p>842.3</text:p>
          </table:table-cell>
          <table:table-cell table:style-name="ce20" office:value-type="float" office:value="512.951" calcext:value-type="float">
            <text:p>513.0</text:p>
          </table:table-cell>
          <table:table-cell table:style-name="ce20" office:value-type="float" office:value="125247.188" calcext:value-type="float">
            <text:p>125,247.2</text:p>
          </table:table-cell>
          <table:table-cell table:style-name="ce20" office:value-type="float" office:value="18634.117" calcext:value-type="float">
            <text:p>18,634.1</text:p>
          </table:table-cell>
          <table:table-cell table:style-name="ce20" office:value-type="float" office:value="26471.838" calcext:value-type="float">
            <text:p>26,471.8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99'.$A$1:.$Z$35" table:range-usable-as="print-range"/>
        </table:named-expressions>
      </table:table>
      <table:table table:name="100" table:style-name="ta7" table:print-ranges="'100'.A1:'100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4" table:default-cell-style-name="ce12"/>
        <table:table-column table:style-name="co5" table:default-cell-style-name="ce12"/>
        <table:table-column table:style-name="co4" table:number-columns-repeated="7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0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11" calcext:value-type="float">
            <text:p>2011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1.989" calcext:value-type="float">
            <text:p>6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472" calcext:value-type="float">
            <text:p>3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14" calcext:value-type="float">
            <text:p>14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865" calcext:value-type="float">
            <text:p>7.9</text:p>
          </table:table-cell>
          <table:table-cell table:style-name="ce19" office:value-type="float" office:value="37.458" calcext:value-type="float">
            <text:p>37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52" calcext:value-type="float">
            <text:p>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19.484" calcext:value-type="float">
            <text:p>419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2.119" calcext:value-type="float">
            <text:p>102.1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4.367" calcext:value-type="float">
            <text:p>4.4</text:p>
          </table:table-cell>
          <table:table-cell table:style-name="ce19" office:value-type="float" office:value="6.464" calcext:value-type="float">
            <text:p>6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35.232" calcext:value-type="float">
            <text:p>335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821" calcext:value-type="float">
            <text:p>11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691" calcext:value-type="float">
            <text:p>0.7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134" calcext:value-type="float">
            <text:p>3.1</text:p>
          </table:table-cell>
          <table:table-cell table:style-name="ce19" office:value-type="float" office:value="302.807" calcext:value-type="float">
            <text:p>302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5.96" calcext:value-type="float">
            <text:p>16.0</text:p>
          </table:table-cell>
          <table:table-cell table:style-name="ce19" office:value-type="float" office:value="17.172" calcext:value-type="float">
            <text:p>17.2</text:p>
          </table:table-cell>
          <table:table-cell table:style-name="ce19" office:value-type="float" office:value="20.386" calcext:value-type="float">
            <text:p>20.4</text:p>
          </table:table-cell>
          <table:table-cell table:style-name="ce19" office:value-type="float" office:value="3650.805" calcext:value-type="float">
            <text:p>3,650.8</text:p>
          </table:table-cell>
          <table:table-cell table:style-name="ce19" office:value-type="float" office:value="228.719" calcext:value-type="float">
            <text:p>228.7</text:p>
          </table:table-cell>
          <table:table-cell table:style-name="ce48" office:value-type="float" office:value="759.36" calcext:value-type="float">
            <text:p>759.4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405.62" calcext:value-type="float">
            <text:p>405.6</text:p>
          </table:table-cell>
          <table:table-cell table:style-name="ce19" office:value-type="float" office:value="600.424" calcext:value-type="float">
            <text:p>600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37.771" calcext:value-type="float">
            <text:p>437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385" calcext:value-type="float">
            <text:p>1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82" calcext:value-type="float">
            <text:p>0.6</text:p>
          </table:table-cell>
          <table:table-cell table:style-name="ce19" office:value-type="float" office:value="408.939" calcext:value-type="float">
            <text:p>408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152" calcext:value-type="float">
            <text:p>3.2</text:p>
          </table:table-cell>
          <table:table-cell table:style-name="ce19" office:value-type="float" office:value="35.993" calcext:value-type="float">
            <text:p>3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873.745" calcext:value-type="float">
            <text:p>5,873.7</text:p>
          </table:table-cell>
          <table:table-cell table:style-name="ce19" office:value-type="float" office:value="408.033" calcext:value-type="float">
            <text:p>408.0</text:p>
          </table:table-cell>
          <table:table-cell table:style-name="ce48" office:value-type="float" office:value="1477.638" calcext:value-type="float">
            <text:p>1,477.6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0.567" calcext:value-type="float">
            <text:p>2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291" calcext:value-type="float">
            <text:p>3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5" calcext:value-type="float">
            <text:p>0.1</text:p>
          </table:table-cell>
          <table:table-cell table:style-name="ce19" office:value-type="float" office:value="16.963" calcext:value-type="float">
            <text:p>17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923" calcext:value-type="float">
            <text:p>0.9</text:p>
          </table:table-cell>
          <table:table-cell table:style-name="ce19" office:value-type="float" office:value="0.442" calcext:value-type="float">
            <text:p>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42.05" calcext:value-type="float">
            <text:p>242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4.959" calcext:value-type="float">
            <text:p>45.0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.104" calcext:value-type="float">
            <text:p>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49" calcext:value-type="float">
            <text:p>0.1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.432" calcext:value-type="float">
            <text:p>8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542" calcext:value-type="float">
            <text:p>0.5</text:p>
          </table:table-cell>
          <table:table-cell table:style-name="ce19" office:value-type="float" office:value="1.987" calcext:value-type="float">
            <text:p>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14.947" calcext:value-type="float">
            <text:p>414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1.223" calcext:value-type="float">
            <text:p>51.2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541.132" calcext:value-type="float">
            <text:p>541.1</text:p>
          </table:table-cell>
          <table:table-cell table:style-name="ce19" office:value-type="float" office:value="801.018" calcext:value-type="float">
            <text:p>801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57.871" calcext:value-type="float">
            <text:p>157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971" calcext:value-type="float">
            <text:p>3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99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882" calcext:value-type="float">
            <text:p>0.9</text:p>
          </table:table-cell>
          <table:table-cell table:style-name="ce19" office:value-type="float" office:value="145.054" calcext:value-type="float">
            <text:p>145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031" calcext:value-type="float">
            <text:p>5.0</text:p>
          </table:table-cell>
          <table:table-cell table:style-name="ce19" office:value-type="float" office:value="14.223" calcext:value-type="float">
            <text:p>14.2</text:p>
          </table:table-cell>
          <table:table-cell table:style-name="ce19" office:value-type="float" office:value="184.18" calcext:value-type="float">
            <text:p>184.2</text:p>
          </table:table-cell>
          <table:table-cell table:style-name="ce19" office:value-type="float" office:value="3424.464" calcext:value-type="float">
            <text:p>3,424.5</text:p>
          </table:table-cell>
          <table:table-cell table:style-name="ce19" office:value-type="float" office:value="143.854" calcext:value-type="float">
            <text:p>143.9</text:p>
          </table:table-cell>
          <table:table-cell table:style-name="ce48" office:value-type="float" office:value="1241.156" calcext:value-type="float">
            <text:p>1,241.2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.238" calcext:value-type="float">
            <text:p>4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201" calcext:value-type="float">
            <text:p>4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9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44" calcext:value-type="float">
            <text:p>0.1</text:p>
          </table:table-cell>
          <table:table-cell table:style-name="ce19" office:value-type="float" office:value="0.936" calcext:value-type="float">
            <text:p>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161" calcext:value-type="float">
            <text:p>1.2</text:p>
          </table:table-cell>
          <table:table-cell table:style-name="ce19" office:value-type="float" office:value="2.597" calcext:value-type="float">
            <text:p>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45.658" calcext:value-type="float">
            <text:p>545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0.007" calcext:value-type="float">
            <text:p>60.0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247.147" calcext:value-type="float">
            <text:p>2,247.1</text:p>
          </table:table-cell>
          <table:table-cell table:style-name="ce19" office:value-type="float" office:value="3318.671" calcext:value-type="float">
            <text:p>3,318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1.145" calcext:value-type="float">
            <text:p>11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433.149" calcext:value-type="float">
            <text:p>1,433.1</text:p>
          </table:table-cell>
          <table:table-cell table:style-name="ce19" office:value-type="float" office:value="0.404" calcext:value-type="float">
            <text:p>0.4</text:p>
          </table:table-cell>
          <table:table-cell table:style-name="ce19" office:value-type="float" office:value="322.437" calcext:value-type="float">
            <text:p>322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1" calcext:value-type="float">
            <text:p>0.0</text:p>
          </table:table-cell>
          <table:table-cell table:style-name="ce33" office:value-type="float" office:value="0.03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8.295" calcext:value-type="float">
            <text:p>78.3</text:p>
          </table:table-cell>
          <table:table-cell table:style-name="ce19" office:value-type="float" office:value="1051.964" calcext:value-type="float">
            <text:p>1,052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262" calcext:value-type="float">
            <text:p>12.3</text:p>
          </table:table-cell>
          <table:table-cell table:style-name="ce19" office:value-type="float" office:value="301.513" calcext:value-type="float">
            <text:p>301.5</text:p>
          </table:table-cell>
          <table:table-cell table:style-name="ce19" office:value-type="float" office:value="0.196" calcext:value-type="float">
            <text:p>0.2</text:p>
          </table:table-cell>
          <table:table-cell table:style-name="ce19" office:value-type="float" office:value="27706.706" calcext:value-type="float">
            <text:p>27,706.7</text:p>
          </table:table-cell>
          <table:table-cell table:style-name="ce19" office:value-type="float" office:value="15825.229" calcext:value-type="float">
            <text:p>15,825.2</text:p>
          </table:table-cell>
          <table:table-cell table:style-name="ce48" office:value-type="float" office:value="7966.238" calcext:value-type="float">
            <text:p>7,966.2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83.349" calcext:value-type="float">
            <text:p>18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849" calcext:value-type="float">
            <text:p>3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86" calcext:value-type="float">
            <text:p>0.1</text:p>
          </table:table-cell>
          <table:table-cell table:style-name="ce33" office:value-type="float" office:value="1.6" calcext:value-type="float">
            <text:p>1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784" calcext:value-type="float">
            <text:p>2.8</text:p>
          </table:table-cell>
          <table:table-cell table:style-name="ce19" office:value-type="float" office:value="165.39" calcext:value-type="float">
            <text:p>165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94" calcext:value-type="float">
            <text:p>4.9</text:p>
          </table:table-cell>
          <table:table-cell table:style-name="ce19" office:value-type="float" office:value="4.43" calcext:value-type="float">
            <text:p>4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371.092" calcext:value-type="float">
            <text:p>3,371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14.297" calcext:value-type="float">
            <text:p>514.3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style-name="ce19" office:value-type="float" office:value="2.657" calcext:value-type="float">
            <text:p>2.7</text:p>
          </table:table-cell>
          <table:table-cell table:style-name="ce19" office:value-type="float" office:value="3.933" calcext:value-type="float">
            <text:p>3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82.253" calcext:value-type="float">
            <text:p>82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454" calcext:value-type="float">
            <text:p>3.5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42" calcext:value-type="float">
            <text:p>0.0</text:p>
          </table:table-cell>
          <table:table-cell table:style-name="ce19" office:value-type="float" office:value="74.688" calcext:value-type="float">
            <text:p>74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49" calcext:value-type="float">
            <text:p>0.2</text:p>
          </table:table-cell>
          <table:table-cell table:style-name="ce19" office:value-type="float" office:value="4.253" calcext:value-type="float">
            <text:p>4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84.936" calcext:value-type="float">
            <text:p>1,184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02.612" calcext:value-type="float">
            <text:p>202.6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3.318" calcext:value-type="float">
            <text:p>9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261" calcext:value-type="float">
            <text:p>9.3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87" calcext:value-type="float">
            <text:p>0.1</text:p>
          </table:table-cell>
          <table:table-cell table:style-name="ce19" office:value-type="float" office:value="81.009" calcext:value-type="float">
            <text:p>81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205" calcext:value-type="float">
            <text:p>2.2</text:p>
          </table:table-cell>
          <table:table-cell table:style-name="ce19" office:value-type="float" office:value="13.789" calcext:value-type="float">
            <text:p>1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930.395" calcext:value-type="float">
            <text:p>4,93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80.194" calcext:value-type="float">
            <text:p>580.2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965.012" calcext:value-type="float">
            <text:p>1,965.0</text:p>
          </table:table-cell>
          <table:table-cell table:style-name="ce19" office:value-type="float" office:value="2908.735" calcext:value-type="float">
            <text:p>2,908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25.759" calcext:value-type="float">
            <text:p>325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108" calcext:value-type="float">
            <text:p>14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0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1.421" calcext:value-type="float">
            <text:p>21.4</text:p>
          </table:table-cell>
          <table:table-cell table:style-name="ce19" office:value-type="float" office:value="276.823" calcext:value-type="float">
            <text:p>276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72.92" calcext:value-type="float">
            <text:p>172.9</text:p>
          </table:table-cell>
          <table:table-cell table:style-name="ce19" office:value-type="float" office:value="67.038" calcext:value-type="float">
            <text:p>67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696.263" calcext:value-type="float">
            <text:p>5,696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055.825" calcext:value-type="float">
            <text:p>3,055.8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565.617" calcext:value-type="float">
            <text:p>1,565.6</text:p>
          </table:table-cell>
          <table:table-cell table:style-name="ce19" office:value-type="float" office:value="2317.526" calcext:value-type="float">
            <text:p>2,317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4.626" calcext:value-type="float">
            <text:p>54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.569" calcext:value-type="float">
            <text:p>19.6</text:p>
          </table:table-cell>
          <table:table-cell table:style-name="ce19" office:value-type="float" office:value="34.016" calcext:value-type="float">
            <text:p>34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801" calcext:value-type="float">
            <text:p>0.8</text:p>
          </table:table-cell>
          <table:table-cell table:style-name="ce19" office:value-type="float" office:value="7.11" calcext:value-type="float">
            <text:p>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042.57" calcext:value-type="float">
            <text:p>2,04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823.244" calcext:value-type="float">
            <text:p>1,823.2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399.395" calcext:value-type="float">
            <text:p>399.4</text:p>
          </table:table-cell>
          <table:table-cell table:style-name="ce19" office:value-type="float" office:value="591.209" calcext:value-type="float">
            <text:p>591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71.133" calcext:value-type="float">
            <text:p>271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108" calcext:value-type="float">
            <text:p>14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852" calcext:value-type="float">
            <text:p>1.9</text:p>
          </table:table-cell>
          <table:table-cell table:style-name="ce19" office:value-type="float" office:value="242.807" calcext:value-type="float">
            <text:p>242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72.119" calcext:value-type="float">
            <text:p>172.1</text:p>
          </table:table-cell>
          <table:table-cell table:style-name="ce19" office:value-type="float" office:value="59.927" calcext:value-type="float">
            <text:p>5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653.693" calcext:value-type="float">
            <text:p>3,653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232.58" calcext:value-type="float">
            <text:p>1,232.6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881.548" calcext:value-type="float">
            <text:p>1,881.5</text:p>
          </table:table-cell>
          <table:table-cell table:style-name="ce19" office:value-type="float" office:value="3.954" calcext:value-type="float">
            <text:p>4.0</text:p>
          </table:table-cell>
          <table:table-cell table:style-name="ce19" office:value-type="float" office:value="375.921" calcext:value-type="float">
            <text:p>375.9</text:p>
          </table:table-cell>
          <table:table-cell table:style-name="ce19" office:value-type="float" office:value="531.606" calcext:value-type="float">
            <text:p>531.6</text:p>
          </table:table-cell>
          <table:table-cell table:style-name="ce19" office:value-type="float" office:value="1722.012" calcext:value-type="float">
            <text:p>1,722.0</text:p>
          </table:table-cell>
          <table:table-cell table:style-name="ce19" office:value-type="float" office:value="3444.664" calcext:value-type="float">
            <text:p>3,444.7</text:p>
          </table:table-cell>
          <table:table-cell table:style-name="ce19" office:value-type="float" office:value="326.731" calcext:value-type="float">
            <text:p>326.7</text:p>
          </table:table-cell>
          <table:table-cell table:style-name="ce19" office:value-type="float" office:value="497.166" calcext:value-type="float">
            <text:p>497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4.521" calcext:value-type="float">
            <text:p>24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19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643" calcext:value-type="float">
            <text:p>7.6</text:p>
          </table:table-cell>
          <table:table-cell table:style-name="ce19" office:value-type="float" office:value="428.718" calcext:value-type="float">
            <text:p>428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466" calcext:value-type="float">
            <text:p>14.5</text:p>
          </table:table-cell>
          <table:table-cell table:style-name="ce19" office:value-type="float" office:value="29.636" calcext:value-type="float">
            <text:p>29.6</text:p>
          </table:table-cell>
          <table:table-cell table:style-name="ce19" office:value-type="float" office:value="347.527" calcext:value-type="float">
            <text:p>347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723.788" calcext:value-type="float">
            <text:p>16,723.8</text:p>
          </table:table-cell>
          <table:table-cell table:style-name="ce19" office:value-type="float" office:value="118.24" calcext:value-type="float">
            <text:p>118.2</text:p>
          </table:table-cell>
          <table:table-cell table:style-name="ce48" office:value-type="float" office:value="4360.541" calcext:value-type="float">
            <text:p>4,360.5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879.387" calcext:value-type="float">
            <text:p>1,879.4</text:p>
          </table:table-cell>
          <table:table-cell table:style-name="ce19" office:value-type="float" office:value="0.754" calcext:value-type="float">
            <text:p>0.8</text:p>
          </table:table-cell>
          <table:table-cell table:style-name="ce19" office:value-type="float" office:value="375.921" calcext:value-type="float">
            <text:p>375.9</text:p>
          </table:table-cell>
          <table:table-cell table:style-name="ce19" office:value-type="float" office:value="531.606" calcext:value-type="float">
            <text:p>531.6</text:p>
          </table:table-cell>
          <table:table-cell table:style-name="ce19" office:value-type="float" office:value="1722.012" calcext:value-type="float">
            <text:p>1,722.0</text:p>
          </table:table-cell>
          <table:table-cell table:style-name="ce19" office:value-type="float" office:value="3444.664" calcext:value-type="float">
            <text:p>3,444.7</text:p>
          </table:table-cell>
          <table:table-cell table:style-name="ce19" office:value-type="float" office:value="326.731" calcext:value-type="float">
            <text:p>326.7</text:p>
          </table:table-cell>
          <table:table-cell table:style-name="ce19" office:value-type="float" office:value="424.204" calcext:value-type="float">
            <text:p>424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048" calcext:value-type="float">
            <text:p>14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7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445" calcext:value-type="float">
            <text:p>7.4</text:p>
          </table:table-cell>
          <table:table-cell table:style-name="ce19" office:value-type="float" office:value="367.768" calcext:value-type="float">
            <text:p>367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466" calcext:value-type="float">
            <text:p>14.5</text:p>
          </table:table-cell>
          <table:table-cell table:style-name="ce19" office:value-type="float" office:value="22.343" calcext:value-type="float">
            <text:p>22.3</text:p>
          </table:table-cell>
          <table:table-cell table:style-name="ce19" office:value-type="float" office:value="315.104" calcext:value-type="float">
            <text:p>315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640.374" calcext:value-type="float">
            <text:p>15,640.4</text:p>
          </table:table-cell>
          <table:table-cell table:style-name="ce19" office:value-type="float" office:value="70.944" calcext:value-type="float">
            <text:p>70.9</text:p>
          </table:table-cell>
          <table:table-cell table:style-name="ce48" office:value-type="float" office:value="4139.024" calcext:value-type="float">
            <text:p>4,139.0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style-name="ce19" office:value-type="float" office:value="2.161" calcext:value-type="float">
            <text:p>2.2</text:p>
          </table:table-cell>
          <table:table-cell table:style-name="ce19" office:value-type="float" office:value="3.2" calcext:value-type="float">
            <text:p>3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72.962" calcext:value-type="float">
            <text:p>73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473" calcext:value-type="float">
            <text:p>10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9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98" calcext:value-type="float">
            <text:p>0.2</text:p>
          </table:table-cell>
          <table:table-cell table:style-name="ce19" office:value-type="float" office:value="60.95" calcext:value-type="float">
            <text:p>61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.293" calcext:value-type="float">
            <text:p>7.3</text:p>
          </table:table-cell>
          <table:table-cell table:style-name="ce19" office:value-type="float" office:value="32.423" calcext:value-type="float">
            <text:p>3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83.414" calcext:value-type="float">
            <text:p>1,083.4</text:p>
          </table:table-cell>
          <table:table-cell table:style-name="ce19" office:value-type="float" office:value="47.296" calcext:value-type="float">
            <text:p>47.3</text:p>
          </table:table-cell>
          <table:table-cell table:style-name="ce48" office:value-type="float" office:value="221.518" calcext:value-type="float">
            <text:p>221.5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style-name="ce19" office:value-type="float" office:value="0.18" calcext:value-type="float">
            <text:p>0.2</text:p>
          </table:table-cell>
          <table:table-cell table:style-name="ce19" office:value-type="float" office:value="0.267" calcext:value-type="float">
            <text:p>0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88.739" calcext:value-type="float">
            <text:p>88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327" calcext:value-type="float">
            <text:p>7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5" calcext:value-type="float">
            <text:p>0.0</text:p>
          </table:table-cell>
          <table:table-cell table:style-name="ce19" office:value-type="float" office:value="0.711" calcext:value-type="float">
            <text:p>0.7</text:p>
          </table:table-cell>
          <table:table-cell table:style-name="ce19" office:value-type="float" office:value="77.486" calcext:value-type="float">
            <text:p>77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5.474" calcext:value-type="float">
            <text:p>15.5</text:p>
          </table:table-cell>
          <table:table-cell table:style-name="ce19" office:value-type="float" office:value="82.588" calcext:value-type="float">
            <text:p>8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565.526" calcext:value-type="float">
            <text:p>6,565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12.634" calcext:value-type="float">
            <text:p>812.6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1.964" calcext:value-type="float">
            <text:p>1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672" calcext:value-type="float">
            <text:p>3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66" calcext:value-type="float">
            <text:p>0.6</text:p>
          </table:table-cell>
          <table:table-cell table:style-name="ce19" office:value-type="float" office:value="8.064" calcext:value-type="float">
            <text:p>8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757" calcext:value-type="float">
            <text:p>4.8</text:p>
          </table:table-cell>
          <table:table-cell table:style-name="ce19" office:value-type="float" office:value="2.318" calcext:value-type="float">
            <text:p>2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069.484" calcext:value-type="float">
            <text:p>2,069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16.261" calcext:value-type="float">
            <text:p>216.3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36.96" calcext:value-type="float">
            <text:p>137.0</text:p>
          </table:table-cell>
          <table:table-cell table:style-name="ce19" office:value-type="float" office:value="202.737" calcext:value-type="float">
            <text:p>202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90.171" calcext:value-type="float">
            <text:p>90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914" calcext:value-type="float">
            <text:p>4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465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45" calcext:value-type="float">
            <text:p>7.5</text:p>
          </table:table-cell>
          <table:table-cell table:style-name="ce19" office:value-type="float" office:value="74.243" calcext:value-type="float">
            <text:p>74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94.042" calcext:value-type="float">
            <text:p>94.0</text:p>
          </table:table-cell>
          <table:table-cell table:style-name="ce19" office:value-type="float" office:value="98.992" calcext:value-type="float">
            <text:p>9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8619.239" calcext:value-type="float">
            <text:p>38,619.2</text:p>
          </table:table-cell>
          <table:table-cell table:style-name="ce19" office:value-type="float" office:value="702.701" calcext:value-type="float">
            <text:p>702.7</text:p>
          </table:table-cell>
          <table:table-cell table:style-name="ce48" office:value-type="float" office:value="4158.87" calcext:value-type="float">
            <text:p>4,158.9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8.696" calcext:value-type="float">
            <text:p>38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406" calcext:value-type="float">
            <text:p>9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5.347" calcext:value-type="float">
            <text:p>5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1" calcext:value-type="float">
            <text:p>0.0</text:p>
          </table:table-cell>
          <table:table-cell table:style-name="ce19" office:value-type="float" office:value="4.206" calcext:value-type="float">
            <text:p>4.2</text:p>
          </table:table-cell>
          <table:table-cell table:style-name="ce19" office:value-type="float" office:value="21.751" calcext:value-type="float">
            <text:p>21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6.838" calcext:value-type="float">
            <text:p>16.8</text:p>
          </table:table-cell>
          <table:table-cell table:style-name="ce19" office:value-type="float" office:value="13.875" calcext:value-type="float">
            <text:p>13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325.853" calcext:value-type="float">
            <text:p>2,32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89.786" calcext:value-type="float">
            <text:p>289.8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1177.987" calcext:value-type="float">
            <text:p>1,178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12.563" calcext:value-type="float">
            <text:p>112.6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02.141" calcext:value-type="float">
            <text:p>102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8.505" calcext:value-type="float">
            <text:p>118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707" calcext:value-type="float">
            <text:p>0.7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98" calcext:value-type="float">
            <text:p>0.2</text:p>
          </table:table-cell>
          <table:table-cell table:style-name="ce19" office:value-type="float" office:value="13.106" calcext:value-type="float">
            <text:p>13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644" calcext:value-type="float">
            <text:p>2.6</text:p>
          </table:table-cell>
          <table:table-cell table:style-name="ce19" office:value-type="float" office:value="60.162" calcext:value-type="float">
            <text:p>60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37.387" calcext:value-type="float">
            <text:p>937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54.226" calcext:value-type="float">
            <text:p>254.2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0.865" calcext:value-type="float">
            <text:p>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44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379" calcext:value-type="float">
            <text:p>0.4</text:p>
          </table:table-cell>
          <table:table-cell table:style-name="ce19" office:value-type="float" office:value="0.037" calcext:value-type="float">
            <text:p>0.0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83.649" calcext:value-type="float">
            <text:p>283.6</text:p>
          </table:table-cell>
          <table:table-cell table:style-name="ce19" office:value-type="float" office:value="2502.741" calcext:value-type="float">
            <text:p>2,50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3.664" calcext:value-type="float">
            <text:p>523.7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01.673" calcext:value-type="float">
            <text:p>101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785" calcext:value-type="float">
            <text:p>0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02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574" calcext:value-type="float">
            <text:p>15.6</text:p>
          </table:table-cell>
          <table:table-cell table:style-name="ce19" office:value-type="float" office:value="80.984" calcext:value-type="float">
            <text:p>81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00.592" calcext:value-type="float">
            <text:p>50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49.507" calcext:value-type="float">
            <text:p>149.5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6.759" calcext:value-type="float">
            <text:p>46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3.837" calcext:value-type="float">
            <text:p>43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314" calcext:value-type="float">
            <text:p>2.3</text:p>
          </table:table-cell>
          <table:table-cell table:style-name="ce19" office:value-type="float" office:value="22.863" calcext:value-type="float">
            <text:p>22.9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71.679" calcext:value-type="float">
            <text:p>71.7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7184.623" calcext:value-type="float">
            <text:p>7,184.6</text:p>
          </table:table-cell>
          <table:table-cell table:style-name="ce20" office:value-type="float" office:value="7846.202" calcext:value-type="float">
            <text:p>7,846.2</text:p>
          </table:table-cell>
          <table:table-cell table:style-name="ce20" office:value-type="float" office:value="375.921" calcext:value-type="float">
            <text:p>375.9</text:p>
          </table:table-cell>
          <table:table-cell table:style-name="ce20" office:value-type="float" office:value="531.606" calcext:value-type="float">
            <text:p>531.6</text:p>
          </table:table-cell>
          <table:table-cell table:style-name="ce20" office:value-type="float" office:value="1733.157" calcext:value-type="float">
            <text:p>1,733.2</text:p>
          </table:table-cell>
          <table:table-cell table:style-name="ce20" office:value-type="float" office:value="3444.664" calcext:value-type="float">
            <text:p>3,444.7</text:p>
          </table:table-cell>
          <table:table-cell table:style-name="ce20" office:value-type="float" office:value="326.731" calcext:value-type="float">
            <text:p>326.7</text:p>
          </table:table-cell>
          <table:table-cell table:style-name="ce20" office:value-type="float" office:value="4122.775" calcext:value-type="float">
            <text:p>4,122.8</text:p>
          </table:table-cell>
          <table:table-cell table:style-name="ce20" office:value-type="float" office:value="0.404" calcext:value-type="float">
            <text:p>0.4</text:p>
          </table:table-cell>
          <table:table-cell table:style-name="ce20" office:value-type="float" office:value="549.529" calcext:value-type="float">
            <text:p>549.5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22.744" calcext:value-type="float">
            <text:p>22.7</text:p>
          </table:table-cell>
          <table:table-cell table:style-name="ce34" office:value-type="float" office:value="1.63" calcext:value-type="float">
            <text:p>1.6</text:p>
          </table:table-cell>
          <table:table-cell table:style-name="ce20" office:value-type="float" office:value="0.006" calcext:value-type="float">
            <text:p>0.0</text:p>
          </table:table-cell>
          <table:table-cell table:style-name="ce20" office:value-type="float" office:value="152.013" calcext:value-type="float">
            <text:p>152.0</text:p>
          </table:table-cell>
          <table:table-cell table:style-name="ce20" office:value-type="float" office:value="3318.689" calcext:value-type="float">
            <text:p>3,318.7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4.466" calcext:value-type="float">
            <text:p>14.5</text:p>
          </table:table-cell>
          <table:table-cell table:style-name="ce20" office:value-type="float" office:value="385.102" calcext:value-type="float">
            <text:p>385.1</text:p>
          </table:table-cell>
          <table:table-cell table:style-name="ce20" office:value-type="float" office:value="1091.761" calcext:value-type="float">
            <text:p>1,091.8</text:p>
          </table:table-cell>
          <table:table-cell table:style-name="ce20" office:value-type="float" office:value="488.411" calcext:value-type="float">
            <text:p>488.4</text:p>
          </table:table-cell>
          <table:table-cell table:style-name="ce20" office:value-type="float" office:value="128883.142" calcext:value-type="float">
            <text:p>128,883.1</text:p>
          </table:table-cell>
          <table:table-cell table:style-name="ce20" office:value-type="float" office:value="17426.777" calcext:value-type="float">
            <text:p>17,426.8</text:p>
          </table:table-cell>
          <table:table-cell table:style-name="ce20" office:value-type="float" office:value="27005.36" calcext:value-type="float">
            <text:p>27,005.4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100'.$A$1:.$Z$35" table:range-usable-as="print-range"/>
        </table:named-expressions>
      </table:table>
      <table:table table:name="101" table:style-name="ta8" table:print-ranges="'101'.A1:'101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12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1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12" calcext:value-type="float">
            <text:p>2012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6.609" calcext:value-type="float">
            <text:p>46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963" calcext:value-type="float">
            <text:p>4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25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83" calcext:value-type="float">
            <text:p>7.8</text:p>
          </table:table-cell>
          <table:table-cell table:style-name="ce19" office:value-type="float" office:value="34.085" calcext:value-type="float">
            <text:p>34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43" calcext:value-type="float">
            <text:p>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99.097" calcext:value-type="float">
            <text:p>39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4.783" calcext:value-type="float">
            <text:p>84.8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45.985" calcext:value-type="float">
            <text:p>46.0</text:p>
          </table:table-cell>
          <table:table-cell table:style-name="ce19" office:value-type="float" office:value="68.069" calcext:value-type="float">
            <text:p>68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81.09" calcext:value-type="float">
            <text:p>281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335" calcext:value-type="float">
            <text:p>9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61" calcext:value-type="float">
            <text:p>0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366" calcext:value-type="float">
            <text:p>3.4</text:p>
          </table:table-cell>
          <table:table-cell table:style-name="ce19" office:value-type="float" office:value="253.668" calcext:value-type="float">
            <text:p>253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7.044" calcext:value-type="float">
            <text:p>17.0</text:p>
          </table:table-cell>
          <table:table-cell table:style-name="ce19" office:value-type="float" office:value="25.806" calcext:value-type="float">
            <text:p>25.8</text:p>
          </table:table-cell>
          <table:table-cell table:style-name="ce19" office:value-type="float" office:value="19.526" calcext:value-type="float">
            <text:p>19.5</text:p>
          </table:table-cell>
          <table:table-cell table:style-name="ce19" office:value-type="float" office:value="3723.286" calcext:value-type="float">
            <text:p>3,723.3</text:p>
          </table:table-cell>
          <table:table-cell table:style-name="ce19" office:value-type="float" office:value="221.851" calcext:value-type="float">
            <text:p>221.9</text:p>
          </table:table-cell>
          <table:table-cell table:style-name="ce48" office:value-type="float" office:value="761.923" calcext:value-type="float">
            <text:p>761.9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461.99" calcext:value-type="float">
            <text:p>462.0</text:p>
          </table:table-cell>
          <table:table-cell table:style-name="ce19" office:value-type="float" office:value="683.867" calcext:value-type="float">
            <text:p>683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99.665" calcext:value-type="float">
            <text:p>399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422" calcext:value-type="float">
            <text:p>1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9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96" calcext:value-type="float">
            <text:p>0.5</text:p>
          </table:table-cell>
          <table:table-cell table:style-name="ce19" office:value-type="float" office:value="373.262" calcext:value-type="float">
            <text:p>373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609" calcext:value-type="float">
            <text:p>4.6</text:p>
          </table:table-cell>
          <table:table-cell table:style-name="ce19" office:value-type="float" office:value="52.031" calcext:value-type="float">
            <text:p>5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618.013" calcext:value-type="float">
            <text:p>5,618.0</text:p>
          </table:table-cell>
          <table:table-cell table:style-name="ce19" office:value-type="float" office:value="438.5" calcext:value-type="float">
            <text:p>438.5</text:p>
          </table:table-cell>
          <table:table-cell table:style-name="ce48" office:value-type="float" office:value="1491.352" calcext:value-type="float">
            <text:p>1,491.4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8.441" calcext:value-type="float">
            <text:p>18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772" calcext:value-type="float">
            <text:p>3.8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46" calcext:value-type="float">
            <text:p>0.0</text:p>
          </table:table-cell>
          <table:table-cell table:style-name="ce19" office:value-type="float" office:value="14.641" calcext:value-type="float">
            <text:p>14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058" calcext:value-type="float">
            <text:p>2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32.365" calcext:value-type="float">
            <text:p>23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2.474" calcext:value-type="float">
            <text:p>42.5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.838" calcext:value-type="float">
            <text:p>7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25" calcext:value-type="float">
            <text:p>0.1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.261" calcext:value-type="float">
            <text:p>7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368" calcext:value-type="float">
            <text:p>0.4</text:p>
          </table:table-cell>
          <table:table-cell table:style-name="ce19" office:value-type="float" office:value="0.421" calcext:value-type="float">
            <text:p>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05.739" calcext:value-type="float">
            <text:p>405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7.356" calcext:value-type="float">
            <text:p>47.4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589.366" calcext:value-type="float">
            <text:p>589.4</text:p>
          </table:table-cell>
          <table:table-cell table:style-name="ce19" office:value-type="float" office:value="872.416" calcext:value-type="float">
            <text:p>872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25.293" calcext:value-type="float">
            <text:p>125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158" calcext:value-type="float">
            <text:p>3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67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709" calcext:value-type="float">
            <text:p>0.7</text:p>
          </table:table-cell>
          <table:table-cell table:style-name="ce19" office:value-type="float" office:value="114.603" calcext:value-type="float">
            <text:p>114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.914" calcext:value-type="float">
            <text:p>8.9</text:p>
          </table:table-cell>
          <table:table-cell table:style-name="ce19" office:value-type="float" office:value="18.363" calcext:value-type="float">
            <text:p>18.4</text:p>
          </table:table-cell>
          <table:table-cell table:style-name="ce19" office:value-type="float" office:value="162.266" calcext:value-type="float">
            <text:p>162.3</text:p>
          </table:table-cell>
          <table:table-cell table:style-name="ce19" office:value-type="float" office:value="3440.477" calcext:value-type="float">
            <text:p>3,440.5</text:p>
          </table:table-cell>
          <table:table-cell table:style-name="ce19" office:value-type="float" office:value="155.043" calcext:value-type="float">
            <text:p>155.0</text:p>
          </table:table-cell>
          <table:table-cell table:style-name="ce48" office:value-type="float" office:value="1244.957" calcext:value-type="float">
            <text:p>1,245.0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.879" calcext:value-type="float">
            <text:p>3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791" calcext:value-type="float">
            <text:p>3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8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12" calcext:value-type="float">
            <text:p>0.1</text:p>
          </table:table-cell>
          <table:table-cell table:style-name="ce19" office:value-type="float" office:value="0.912" calcext:value-type="float">
            <text:p>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27" calcext:value-type="float">
            <text:p>1.3</text:p>
          </table:table-cell>
          <table:table-cell table:style-name="ce19" office:value-type="float" office:value="3.426" calcext:value-type="float">
            <text:p>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54.22" calcext:value-type="float">
            <text:p>554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1.392" calcext:value-type="float">
            <text:p>61.4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056.71" calcext:value-type="float">
            <text:p>2,056.7</text:p>
          </table:table-cell>
          <table:table-cell table:style-name="ce19" office:value-type="float" office:value="3036.615" calcext:value-type="float">
            <text:p>3,036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1.374" calcext:value-type="float">
            <text:p>11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175.109" calcext:value-type="float">
            <text:p>1,175.1</text:p>
          </table:table-cell>
          <table:table-cell table:style-name="ce19" office:value-type="float" office:value="0.523" calcext:value-type="float">
            <text:p>0.5</text:p>
          </table:table-cell>
          <table:table-cell table:style-name="ce19" office:value-type="float" office:value="216.904" calcext:value-type="float">
            <text:p>216.9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.02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8.071" calcext:value-type="float">
            <text:p>78.1</text:p>
          </table:table-cell>
          <table:table-cell table:style-name="ce19" office:value-type="float" office:value="883.129" calcext:value-type="float">
            <text:p>883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5.222" calcext:value-type="float">
            <text:p>15.2</text:p>
          </table:table-cell>
          <table:table-cell table:style-name="ce19" office:value-type="float" office:value="390.012" calcext:value-type="float">
            <text:p>390.0</text:p>
          </table:table-cell>
          <table:table-cell table:style-name="ce19" office:value-type="float" office:value="0.156" calcext:value-type="float">
            <text:p>0.2</text:p>
          </table:table-cell>
          <table:table-cell table:style-name="ce19" office:value-type="float" office:value="28008.04" calcext:value-type="float">
            <text:p>28,008.0</text:p>
          </table:table-cell>
          <table:table-cell table:style-name="ce19" office:value-type="float" office:value="16244.818" calcext:value-type="float">
            <text:p>16,244.8</text:p>
          </table:table-cell>
          <table:table-cell table:style-name="ce48" office:value-type="float" office:value="7672.797" calcext:value-type="float">
            <text:p>7,672.8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34.574" calcext:value-type="float">
            <text:p>134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41" calcext:value-type="float">
            <text:p>4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75" calcext:value-type="float">
            <text:p>0.1</text:p>
          </table:table-cell>
          <table:table-cell table:style-name="ce33" office:value-type="float" office:value="1.378" calcext:value-type="float">
            <text:p>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435" calcext:value-type="float">
            <text:p>2.4</text:p>
          </table:table-cell>
          <table:table-cell table:style-name="ce19" office:value-type="float" office:value="119.775" calcext:value-type="float">
            <text:p>119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408" calcext:value-type="float">
            <text:p>6.4</text:p>
          </table:table-cell>
          <table:table-cell table:style-name="ce19" office:value-type="float" office:value="29.65" calcext:value-type="float">
            <text:p>29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307.688" calcext:value-type="float">
            <text:p>3,307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85.988" calcext:value-type="float">
            <text:p>486.0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style-name="ce19" office:value-type="float" office:value="2.785" calcext:value-type="float">
            <text:p>2.8</text:p>
          </table:table-cell>
          <table:table-cell table:style-name="ce19" office:value-type="float" office:value="4.122" calcext:value-type="float">
            <text:p>4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7.031" calcext:value-type="float">
            <text:p>67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087" calcext:value-type="float">
            <text:p>4.1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31" calcext:value-type="float">
            <text:p>0.0</text:p>
          </table:table-cell>
          <table:table-cell table:style-name="ce19" office:value-type="float" office:value="59.99" calcext:value-type="float">
            <text:p>6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687" calcext:value-type="float">
            <text:p>1.7</text:p>
          </table:table-cell>
          <table:table-cell table:style-name="ce19" office:value-type="float" office:value="27.425" calcext:value-type="float">
            <text:p>27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60.627" calcext:value-type="float">
            <text:p>1,16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09.645" calcext:value-type="float">
            <text:p>209.6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style-name="ce19" office:value-type="float" office:value="0.081" calcext:value-type="float">
            <text:p>0.1</text:p>
          </table:table-cell>
          <table:table-cell table:style-name="ce19" office:value-type="float" office:value="0.12" calcext:value-type="float">
            <text:p>0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88.684" calcext:value-type="float">
            <text:p>88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854" calcext:value-type="float">
            <text:p>8.9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68" calcext:value-type="float">
            <text:p>0.1</text:p>
          </table:table-cell>
          <table:table-cell table:style-name="ce19" office:value-type="float" office:value="76.963" calcext:value-type="float">
            <text:p>77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679" calcext:value-type="float">
            <text:p>4.7</text:p>
          </table:table-cell>
          <table:table-cell table:style-name="ce19" office:value-type="float" office:value="15.587" calcext:value-type="float">
            <text:p>15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952.067" calcext:value-type="float">
            <text:p>4,952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81.709" calcext:value-type="float">
            <text:p>581.7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889.504" calcext:value-type="float">
            <text:p>1,889.5</text:p>
          </table:table-cell>
          <table:table-cell table:style-name="ce19" office:value-type="float" office:value="2796.963" calcext:value-type="float">
            <text:p>2,797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81.413" calcext:value-type="float">
            <text:p>28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724" calcext:value-type="float">
            <text:p>12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9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7.31" calcext:value-type="float">
            <text:p>17.3</text:p>
          </table:table-cell>
          <table:table-cell table:style-name="ce19" office:value-type="float" office:value="239.804" calcext:value-type="float">
            <text:p>239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83.475" calcext:value-type="float">
            <text:p>183.5</text:p>
          </table:table-cell>
          <table:table-cell table:style-name="ce19" office:value-type="float" office:value="79.441" calcext:value-type="float">
            <text:p>79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534.265" calcext:value-type="float">
            <text:p>5,534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942.277" calcext:value-type="float">
            <text:p>2,942.3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462.991" calcext:value-type="float">
            <text:p>1,463.0</text:p>
          </table:table-cell>
          <table:table-cell table:style-name="ce19" office:value-type="float" office:value="2165.612" calcext:value-type="float">
            <text:p>2,165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6.952" calcext:value-type="float">
            <text:p>47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89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547" calcext:value-type="float">
            <text:p>15.5</text:p>
          </table:table-cell>
          <table:table-cell table:style-name="ce19" office:value-type="float" office:value="30.342" calcext:value-type="float">
            <text:p>30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312" calcext:value-type="float">
            <text:p>1.3</text:p>
          </table:table-cell>
          <table:table-cell table:style-name="ce19" office:value-type="float" office:value="12.969" calcext:value-type="float">
            <text:p>13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55.682" calcext:value-type="float">
            <text:p>1,955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710.956" calcext:value-type="float">
            <text:p>1,711.0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426.512" calcext:value-type="float">
            <text:p>426.5</text:p>
          </table:table-cell>
          <table:table-cell table:style-name="ce19" office:value-type="float" office:value="631.351" calcext:value-type="float">
            <text:p>631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34.461" calcext:value-type="float">
            <text:p>234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724" calcext:value-type="float">
            <text:p>12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763" calcext:value-type="float">
            <text:p>1.8</text:p>
          </table:table-cell>
          <table:table-cell table:style-name="ce19" office:value-type="float" office:value="209.462" calcext:value-type="float">
            <text:p>209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82.162" calcext:value-type="float">
            <text:p>182.2</text:p>
          </table:table-cell>
          <table:table-cell table:style-name="ce19" office:value-type="float" office:value="66.472" calcext:value-type="float">
            <text:p>66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578.583" calcext:value-type="float">
            <text:p>3,578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231.321" calcext:value-type="float">
            <text:p>1,231.3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823.495" calcext:value-type="float">
            <text:p>1,823.5</text:p>
          </table:table-cell>
          <table:table-cell table:style-name="ce19" office:value-type="float" office:value="3.481" calcext:value-type="float">
            <text:p>3.5</text:p>
          </table:table-cell>
          <table:table-cell table:style-name="ce19" office:value-type="float" office:value="276.589" calcext:value-type="float">
            <text:p>276.6</text:p>
          </table:table-cell>
          <table:table-cell table:style-name="ce19" office:value-type="float" office:value="529.427" calcext:value-type="float">
            <text:p>529.4</text:p>
          </table:table-cell>
          <table:table-cell table:style-name="ce19" office:value-type="float" office:value="1671.995" calcext:value-type="float">
            <text:p>1,672.0</text:p>
          </table:table-cell>
          <table:table-cell table:style-name="ce19" office:value-type="float" office:value="3956.761" calcext:value-type="float">
            <text:p>3,956.8</text:p>
          </table:table-cell>
          <table:table-cell table:style-name="ce19" office:value-type="float" office:value="333.729" calcext:value-type="float">
            <text:p>333.7</text:p>
          </table:table-cell>
          <table:table-cell table:style-name="ce19" office:value-type="float" office:value="412.527" calcext:value-type="float">
            <text:p>412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5.261" calcext:value-type="float">
            <text:p>25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58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471" calcext:value-type="float">
            <text:p>7.5</text:p>
          </table:table-cell>
          <table:table-cell table:style-name="ce19" office:value-type="float" office:value="349.623" calcext:value-type="float">
            <text:p>349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776" calcext:value-type="float">
            <text:p>13.8</text:p>
          </table:table-cell>
          <table:table-cell table:style-name="ce19" office:value-type="float" office:value="23.687" calcext:value-type="float">
            <text:p>23.7</text:p>
          </table:table-cell>
          <table:table-cell table:style-name="ce19" office:value-type="float" office:value="412.308" calcext:value-type="float">
            <text:p>412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148.934" calcext:value-type="float">
            <text:p>16,148.9</text:p>
          </table:table-cell>
          <table:table-cell table:style-name="ce19" office:value-type="float" office:value="125.084" calcext:value-type="float">
            <text:p>125.1</text:p>
          </table:table-cell>
          <table:table-cell table:style-name="ce48" office:value-type="float" office:value="4222.985" calcext:value-type="float">
            <text:p>4,223.0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821.356" calcext:value-type="float">
            <text:p>1,821.4</text:p>
          </table:table-cell>
          <table:table-cell table:style-name="ce19" office:value-type="float" office:value="0.315" calcext:value-type="float">
            <text:p>0.3</text:p>
          </table:table-cell>
          <table:table-cell table:style-name="ce19" office:value-type="float" office:value="276.589" calcext:value-type="float">
            <text:p>276.6</text:p>
          </table:table-cell>
          <table:table-cell table:style-name="ce19" office:value-type="float" office:value="529.427" calcext:value-type="float">
            <text:p>529.4</text:p>
          </table:table-cell>
          <table:table-cell table:style-name="ce19" office:value-type="float" office:value="1671.995" calcext:value-type="float">
            <text:p>1,672.0</text:p>
          </table:table-cell>
          <table:table-cell table:style-name="ce19" office:value-type="float" office:value="3956.761" calcext:value-type="float">
            <text:p>3,956.8</text:p>
          </table:table-cell>
          <table:table-cell table:style-name="ce19" office:value-type="float" office:value="333.729" calcext:value-type="float">
            <text:p>333.7</text:p>
          </table:table-cell>
          <table:table-cell table:style-name="ce19" office:value-type="float" office:value="345.629" calcext:value-type="float">
            <text:p>345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04" calcext:value-type="float">
            <text:p>15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11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291" calcext:value-type="float">
            <text:p>7.3</text:p>
          </table:table-cell>
          <table:table-cell table:style-name="ce19" office:value-type="float" office:value="294.166" calcext:value-type="float">
            <text:p>294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776" calcext:value-type="float">
            <text:p>13.8</text:p>
          </table:table-cell>
          <table:table-cell table:style-name="ce19" office:value-type="float" office:value="18.058" calcext:value-type="float">
            <text:p>18.1</text:p>
          </table:table-cell>
          <table:table-cell table:style-name="ce19" office:value-type="float" office:value="379.601" calcext:value-type="float">
            <text:p>379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067.978" calcext:value-type="float">
            <text:p>15,068.0</text:p>
          </table:table-cell>
          <table:table-cell table:style-name="ce19" office:value-type="float" office:value="75.051" calcext:value-type="float">
            <text:p>75.1</text:p>
          </table:table-cell>
          <table:table-cell table:style-name="ce48" office:value-type="float" office:value="4008.754" calcext:value-type="float">
            <text:p>4,008.8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style-name="ce19" office:value-type="float" office:value="2.139" calcext:value-type="float">
            <text:p>2.1</text:p>
          </table:table-cell>
          <table:table-cell table:style-name="ce19" office:value-type="float" office:value="3.166" calcext:value-type="float">
            <text:p>3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6.898" calcext:value-type="float">
            <text:p>66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221" calcext:value-type="float">
            <text:p>10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8" calcext:value-type="float">
            <text:p>0.2</text:p>
          </table:table-cell>
          <table:table-cell table:style-name="ce19" office:value-type="float" office:value="55.457" calcext:value-type="float">
            <text:p>55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629" calcext:value-type="float">
            <text:p>5.6</text:p>
          </table:table-cell>
          <table:table-cell table:style-name="ce19" office:value-type="float" office:value="32.707" calcext:value-type="float">
            <text:p>3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80.956" calcext:value-type="float">
            <text:p>1,081.0</text:p>
          </table:table-cell>
          <table:table-cell table:style-name="ce19" office:value-type="float" office:value="50.034" calcext:value-type="float">
            <text:p>50.0</text:p>
          </table:table-cell>
          <table:table-cell table:style-name="ce48" office:value-type="float" office:value="214.23" calcext:value-type="float">
            <text:p>214.2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style-name="ce19" office:value-type="float" office:value="0.18" calcext:value-type="float">
            <text:p>0.2</text:p>
          </table:table-cell>
          <table:table-cell table:style-name="ce19" office:value-type="float" office:value="0.267" calcext:value-type="float">
            <text:p>0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80.528" calcext:value-type="float">
            <text:p>8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534" calcext:value-type="float">
            <text:p>6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3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4" calcext:value-type="float">
            <text:p>0.0</text:p>
          </table:table-cell>
          <table:table-cell table:style-name="ce19" office:value-type="float" office:value="0.531" calcext:value-type="float">
            <text:p>0.5</text:p>
          </table:table-cell>
          <table:table-cell table:style-name="ce19" office:value-type="float" office:value="70.5" calcext:value-type="float">
            <text:p>70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7.434" calcext:value-type="float">
            <text:p>17.4</text:p>
          </table:table-cell>
          <table:table-cell table:style-name="ce19" office:value-type="float" office:value="115.828" calcext:value-type="float">
            <text:p>115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560.958" calcext:value-type="float">
            <text:p>6,561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38.969" calcext:value-type="float">
            <text:p>839.0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0.705" calcext:value-type="float">
            <text:p>1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174" calcext:value-type="float">
            <text:p>4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78" calcext:value-type="float">
            <text:p>0.3</text:p>
          </table:table-cell>
          <table:table-cell table:style-name="ce19" office:value-type="float" office:value="6.818" calcext:value-type="float">
            <text:p>6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736" calcext:value-type="float">
            <text:p>5.7</text:p>
          </table:table-cell>
          <table:table-cell table:style-name="ce19" office:value-type="float" office:value="0.809" calcext:value-type="float">
            <text:p>0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040.753" calcext:value-type="float">
            <text:p>2,040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11.618" calcext:value-type="float">
            <text:p>211.6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57.158" calcext:value-type="float">
            <text:p>157.2</text:p>
          </table:table-cell>
          <table:table-cell table:style-name="ce19" office:value-type="float" office:value="232.635" calcext:value-type="float">
            <text:p>232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70.361" calcext:value-type="float">
            <text:p>7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019" calcext:value-type="float">
            <text:p>5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446" calcext:value-type="float">
            <text:p>0.4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465" calcext:value-type="float">
            <text:p>4.5</text:p>
          </table:table-cell>
          <table:table-cell table:style-name="ce19" office:value-type="float" office:value="58.225" calcext:value-type="float">
            <text:p>58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7.741" calcext:value-type="float">
            <text:p>87.7</text:p>
          </table:table-cell>
          <table:table-cell table:style-name="ce19" office:value-type="float" office:value="122.86" calcext:value-type="float">
            <text:p>122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9817.188" calcext:value-type="float">
            <text:p>39,817.2</text:p>
          </table:table-cell>
          <table:table-cell table:style-name="ce19" office:value-type="float" office:value="784.839" calcext:value-type="float">
            <text:p>784.8</text:p>
          </table:table-cell>
          <table:table-cell table:style-name="ce48" office:value-type="float" office:value="4298.877" calcext:value-type="float">
            <text:p>4,298.9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9.264" calcext:value-type="float">
            <text:p>3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183" calcext:value-type="float">
            <text:p>10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4.943" calcext:value-type="float">
            <text:p>4.9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1" calcext:value-type="float">
            <text:p>0.0</text:p>
          </table:table-cell>
          <table:table-cell table:style-name="ce19" office:value-type="float" office:value="5.704" calcext:value-type="float">
            <text:p>5.7</text:p>
          </table:table-cell>
          <table:table-cell table:style-name="ce19" office:value-type="float" office:value="20.764" calcext:value-type="float">
            <text:p>20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7.954" calcext:value-type="float">
            <text:p>18.0</text:p>
          </table:table-cell>
          <table:table-cell table:style-name="ce19" office:value-type="float" office:value="14.248" calcext:value-type="float">
            <text:p>14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321.2" calcext:value-type="float">
            <text:p>2,32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91.274" calcext:value-type="float">
            <text:p>291.3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1386.604" calcext:value-type="float">
            <text:p>1,386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32.498" calcext:value-type="float">
            <text:p>132.5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02.577" calcext:value-type="float">
            <text:p>10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4.622" calcext:value-type="float">
            <text:p>124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73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78" calcext:value-type="float">
            <text:p>0.2</text:p>
          </table:table-cell>
          <table:table-cell table:style-name="ce19" office:value-type="float" office:value="9.738" calcext:value-type="float">
            <text:p>9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531" calcext:value-type="float">
            <text:p>4.5</text:p>
          </table:table-cell>
          <table:table-cell table:style-name="ce19" office:value-type="float" office:value="55.923" calcext:value-type="float">
            <text:p>5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15.533" calcext:value-type="float">
            <text:p>915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50.012" calcext:value-type="float">
            <text:p>250.0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0.961" calcext:value-type="float">
            <text:p>1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45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48" calcext:value-type="float">
            <text:p>0.4</text:p>
          </table:table-cell>
          <table:table-cell table:style-name="ce19" office:value-type="float" office:value="0.066" calcext:value-type="float">
            <text:p>0.1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84.129" calcext:value-type="float">
            <text:p>284.1</text:p>
          </table:table-cell>
          <table:table-cell table:style-name="ce19" office:value-type="float" office:value="2451.881" calcext:value-type="float">
            <text:p>2,451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19.382" calcext:value-type="float">
            <text:p>519.4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00.211" calcext:value-type="float">
            <text:p>100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204" calcext:value-type="float">
            <text:p>1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3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165" calcext:value-type="float">
            <text:p>13.2</text:p>
          </table:table-cell>
          <table:table-cell table:style-name="ce19" office:value-type="float" office:value="81.48" calcext:value-type="float">
            <text:p>81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42.119" calcext:value-type="float">
            <text:p>542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52.013" calcext:value-type="float">
            <text:p>152.0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8.477" calcext:value-type="float">
            <text:p>38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6.072" calcext:value-type="float">
            <text:p>36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364" calcext:value-type="float">
            <text:p>2.4</text:p>
          </table:table-cell>
          <table:table-cell table:style-name="ce19" office:value-type="float" office:value="76.513" calcext:value-type="float">
            <text:p>76.5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117.092" calcext:value-type="float">
            <text:p>117.1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7027.252" calcext:value-type="float">
            <text:p>7,027.3</text:p>
          </table:table-cell>
          <table:table-cell table:style-name="ce20" office:value-type="float" office:value="7698.554" calcext:value-type="float">
            <text:p>7,698.6</text:p>
          </table:table-cell>
          <table:table-cell table:style-name="ce20" office:value-type="float" office:value="276.589" calcext:value-type="float">
            <text:p>276.6</text:p>
          </table:table-cell>
          <table:table-cell table:style-name="ce20" office:value-type="float" office:value="529.427" calcext:value-type="float">
            <text:p>529.4</text:p>
          </table:table-cell>
          <table:table-cell table:style-name="ce20" office:value-type="float" office:value="1683.369" calcext:value-type="float">
            <text:p>1,683.4</text:p>
          </table:table-cell>
          <table:table-cell table:style-name="ce20" office:value-type="float" office:value="3956.761" calcext:value-type="float">
            <text:p>3,956.8</text:p>
          </table:table-cell>
          <table:table-cell table:style-name="ce20" office:value-type="float" office:value="333.729" calcext:value-type="float">
            <text:p>333.7</text:p>
          </table:table-cell>
          <table:table-cell table:style-name="ce20" office:value-type="float" office:value="3485.236" calcext:value-type="float">
            <text:p>3,485.2</text:p>
          </table:table-cell>
          <table:table-cell table:style-name="ce20" office:value-type="float" office:value="0.523" calcext:value-type="float">
            <text:p>0.5</text:p>
          </table:table-cell>
          <table:table-cell table:style-name="ce20" office:value-type="float" office:value="449.542" calcext:value-type="float">
            <text:p>449.5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7.575" calcext:value-type="float">
            <text:p>7.6</text:p>
          </table:table-cell>
          <table:table-cell table:style-name="ce34" office:value-type="float" office:value="1.398" calcext:value-type="float">
            <text:p>1.4</text:p>
          </table:table-cell>
          <table:table-cell table:style-name="ce20" office:value-type="float" office:value="0.005" calcext:value-type="float">
            <text:p>0.0</text:p>
          </table:table-cell>
          <table:table-cell table:style-name="ce20" office:value-type="float" office:value="142.715" calcext:value-type="float">
            <text:p>142.7</text:p>
          </table:table-cell>
          <table:table-cell table:style-name="ce20" office:value-type="float" office:value="2811.38" calcext:value-type="float">
            <text:p>2,811.4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3.776" calcext:value-type="float">
            <text:p>13.8</text:p>
          </table:table-cell>
          <table:table-cell table:style-name="ce20" office:value-type="float" office:value="405.225" calcext:value-type="float">
            <text:p>405.2</text:p>
          </table:table-cell>
          <table:table-cell table:style-name="ce20" office:value-type="float" office:value="1440.653" calcext:value-type="float">
            <text:p>1,440.7</text:p>
          </table:table-cell>
          <table:table-cell table:style-name="ce20" office:value-type="float" office:value="466.077" calcext:value-type="float">
            <text:p>466.1</text:p>
          </table:table-cell>
          <table:table-cell table:style-name="ce20" office:value-type="float" office:value="129521.054" calcext:value-type="float">
            <text:p>129,521.1</text:p>
          </table:table-cell>
          <table:table-cell table:style-name="ce20" office:value-type="float" office:value="17970.135" calcext:value-type="float">
            <text:p>17,970.1</text:p>
          </table:table-cell>
          <table:table-cell table:style-name="ce20" office:value-type="float" office:value="26661.373" calcext:value-type="float">
            <text:p>26,661.4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101'.$A$1:.$Z$35" table:range-usable-as="print-range"/>
        </table:named-expressions>
      </table:table>
      <table:table table:name="102" table:style-name="ta9" table:print-ranges="'102'.A1:'102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4" table:default-cell-style-name="ce12"/>
        <table:table-column table:style-name="co5" table:default-cell-style-name="ce12"/>
        <table:table-column table:style-name="co4" table:number-columns-repeated="7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2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13" calcext:value-type="float">
            <text:p>2013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9.764" calcext:value-type="float">
            <text:p>39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207" calcext:value-type="float">
            <text:p>4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3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029" calcext:value-type="float">
            <text:p>6.0</text:p>
          </table:table-cell>
          <table:table-cell table:style-name="ce19" office:value-type="float" office:value="29.071" calcext:value-type="float">
            <text:p>29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21" calcext:value-type="float">
            <text:p>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49.011" calcext:value-type="float">
            <text:p>44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2.689" calcext:value-type="float">
            <text:p>82.7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48.93" calcext:value-type="float">
            <text:p>48.9</text:p>
          </table:table-cell>
          <table:table-cell table:style-name="ce19" office:value-type="float" office:value="72.429" calcext:value-type="float">
            <text:p>72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49.476" calcext:value-type="float">
            <text:p>249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145" calcext:value-type="float">
            <text:p>8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472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588" calcext:value-type="float">
            <text:p>3.6</text:p>
          </table:table-cell>
          <table:table-cell table:style-name="ce19" office:value-type="float" office:value="224.732" calcext:value-type="float">
            <text:p>224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2.824" calcext:value-type="float">
            <text:p>22.8</text:p>
          </table:table-cell>
          <table:table-cell table:style-name="ce19" office:value-type="float" office:value="28.315" calcext:value-type="float">
            <text:p>28.3</text:p>
          </table:table-cell>
          <table:table-cell table:style-name="ce19" office:value-type="float" office:value="17.795" calcext:value-type="float">
            <text:p>17.8</text:p>
          </table:table-cell>
          <table:table-cell table:style-name="ce19" office:value-type="float" office:value="3808.332" calcext:value-type="float">
            <text:p>3,808.3</text:p>
          </table:table-cell>
          <table:table-cell table:style-name="ce19" office:value-type="float" office:value="226.305" calcext:value-type="float">
            <text:p>226.3</text:p>
          </table:table-cell>
          <table:table-cell table:style-name="ce48" office:value-type="float" office:value="747.671" calcext:value-type="float">
            <text:p>747.7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501.984" calcext:value-type="float">
            <text:p>502.0</text:p>
          </table:table-cell>
          <table:table-cell table:style-name="ce19" office:value-type="float" office:value="743.068" calcext:value-type="float">
            <text:p>743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67.189" calcext:value-type="float">
            <text:p>367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285" calcext:value-type="float">
            <text:p>1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924" calcext:value-type="float">
            <text:p>0.9</text:p>
          </table:table-cell>
          <table:table-cell table:style-name="ce19" office:value-type="float" office:value="342.541" calcext:value-type="float">
            <text:p>342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.683" calcext:value-type="float">
            <text:p>7.7</text:p>
          </table:table-cell>
          <table:table-cell table:style-name="ce19" office:value-type="float" office:value="53.577" calcext:value-type="float">
            <text:p>53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563.143" calcext:value-type="float">
            <text:p>5,563.1</text:p>
          </table:table-cell>
          <table:table-cell table:style-name="ce19" office:value-type="float" office:value="529.402" calcext:value-type="float">
            <text:p>529.4</text:p>
          </table:table-cell>
          <table:table-cell table:style-name="ce48" office:value-type="float" office:value="1505.521" calcext:value-type="float">
            <text:p>1,505.5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2.196" calcext:value-type="float">
            <text:p>22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718" calcext:value-type="float">
            <text:p>3.7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52" calcext:value-type="float">
            <text:p>0.1</text:p>
          </table:table-cell>
          <table:table-cell table:style-name="ce19" office:value-type="float" office:value="18.194" calcext:value-type="float">
            <text:p>18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522" calcext:value-type="float">
            <text:p>2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29.974" calcext:value-type="float">
            <text:p>23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6.414" calcext:value-type="float">
            <text:p>46.4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.365" calcext:value-type="float">
            <text:p>8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51" calcext:value-type="float">
            <text:p>0.2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.738" calcext:value-type="float">
            <text:p>7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409" calcext:value-type="float">
            <text:p>0.4</text:p>
          </table:table-cell>
          <table:table-cell table:style-name="ce19" office:value-type="float" office:value="0.421" calcext:value-type="float">
            <text:p>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16.179" calcext:value-type="float">
            <text:p>416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8.918" calcext:value-type="float">
            <text:p>48.9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577.583" calcext:value-type="float">
            <text:p>577.6</text:p>
          </table:table-cell>
          <table:table-cell table:style-name="ce19" office:value-type="float" office:value="854.975" calcext:value-type="float">
            <text:p>855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06.545" calcext:value-type="float">
            <text:p>106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958" calcext:value-type="float">
            <text:p>3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2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963" calcext:value-type="float">
            <text:p>1.0</text:p>
          </table:table-cell>
          <table:table-cell table:style-name="ce19" office:value-type="float" office:value="96.936" calcext:value-type="float">
            <text:p>96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.32" calcext:value-type="float">
            <text:p>10.3</text:p>
          </table:table-cell>
          <table:table-cell table:style-name="ce19" office:value-type="float" office:value="21.204" calcext:value-type="float">
            <text:p>21.2</text:p>
          </table:table-cell>
          <table:table-cell table:style-name="ce19" office:value-type="float" office:value="164.079" calcext:value-type="float">
            <text:p>164.1</text:p>
          </table:table-cell>
          <table:table-cell table:style-name="ce19" office:value-type="float" office:value="3406.431" calcext:value-type="float">
            <text:p>3,406.4</text:p>
          </table:table-cell>
          <table:table-cell table:style-name="ce19" office:value-type="float" office:value="196.276" calcext:value-type="float">
            <text:p>196.3</text:p>
          </table:table-cell>
          <table:table-cell table:style-name="ce48" office:value-type="float" office:value="1220.533" calcext:value-type="float">
            <text:p>1,220.5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.677" calcext:value-type="float">
            <text:p>3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616" calcext:value-type="float">
            <text:p>3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3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96" calcext:value-type="float">
            <text:p>0.1</text:p>
          </table:table-cell>
          <table:table-cell table:style-name="ce19" office:value-type="float" office:value="0.862" calcext:value-type="float">
            <text:p>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418" calcext:value-type="float">
            <text:p>1.4</text:p>
          </table:table-cell>
          <table:table-cell table:style-name="ce19" office:value-type="float" office:value="3.406" calcext:value-type="float">
            <text:p>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60.372" calcext:value-type="float">
            <text:p>56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1.891" calcext:value-type="float">
            <text:p>61.9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168.473" calcext:value-type="float">
            <text:p>2,168.5</text:p>
          </table:table-cell>
          <table:table-cell table:style-name="ce19" office:value-type="float" office:value="3201.202" calcext:value-type="float">
            <text:p>3,201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608" calcext:value-type="float">
            <text:p>12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72.7" calcext:value-type="float">
            <text:p>1,072.7</text:p>
          </table:table-cell>
          <table:table-cell table:style-name="ce19" office:value-type="float" office:value="0.216" calcext:value-type="float">
            <text:p>0.2</text:p>
          </table:table-cell>
          <table:table-cell table:style-name="ce19" office:value-type="float" office:value="244.71" calcext:value-type="float">
            <text:p>244.7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.035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1.564" calcext:value-type="float">
            <text:p>71.6</text:p>
          </table:table-cell>
          <table:table-cell table:style-name="ce19" office:value-type="float" office:value="773.756" calcext:value-type="float">
            <text:p>773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8.051" calcext:value-type="float">
            <text:p>28.1</text:p>
          </table:table-cell>
          <table:table-cell table:style-name="ce19" office:value-type="float" office:value="417.264" calcext:value-type="float">
            <text:p>417.3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28710.516" calcext:value-type="float">
            <text:p>28,710.5</text:p>
          </table:table-cell>
          <table:table-cell table:style-name="ce19" office:value-type="float" office:value="15479.483" calcext:value-type="float">
            <text:p>15,479.5</text:p>
          </table:table-cell>
          <table:table-cell table:style-name="ce48" office:value-type="float" office:value="7723.758" calcext:value-type="float">
            <text:p>7,723.8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style-name="ce19" office:value-type="float" office:value="0.608" calcext:value-type="float">
            <text:p>0.6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04.732" calcext:value-type="float">
            <text:p>104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312" calcext:value-type="float">
            <text:p>4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8" calcext:value-type="float">
            <text:p>0.0</text:p>
          </table:table-cell>
          <table:table-cell table:style-name="ce33" office:value-type="float" office:value="1.473" calcext:value-type="float">
            <text:p>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944" calcext:value-type="float">
            <text:p>1.9</text:p>
          </table:table-cell>
          <table:table-cell table:style-name="ce19" office:value-type="float" office:value="92.238" calcext:value-type="float">
            <text:p>92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.962" calcext:value-type="float">
            <text:p>8.0</text:p>
          </table:table-cell>
          <table:table-cell table:style-name="ce19" office:value-type="float" office:value="43.381" calcext:value-type="float">
            <text:p>4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120.99" calcext:value-type="float">
            <text:p>3,121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54.025" calcext:value-type="float">
            <text:p>454.0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style-name="ce19" office:value-type="float" office:value="3.659" calcext:value-type="float">
            <text:p>3.7</text:p>
          </table:table-cell>
          <table:table-cell table:style-name="ce19" office:value-type="float" office:value="5.416" calcext:value-type="float">
            <text:p>5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3.143" calcext:value-type="float">
            <text:p>53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321" calcext:value-type="float">
            <text:p>4.3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23" calcext:value-type="float">
            <text:p>0.0</text:p>
          </table:table-cell>
          <table:table-cell table:style-name="ce19" office:value-type="float" office:value="46.815" calcext:value-type="float">
            <text:p>46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024" calcext:value-type="float">
            <text:p>2.0</text:p>
          </table:table-cell>
          <table:table-cell table:style-name="ce19" office:value-type="float" office:value="44.937" calcext:value-type="float">
            <text:p>44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87.97" calcext:value-type="float">
            <text:p>1,188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17.055" calcext:value-type="float">
            <text:p>217.1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1.443" calcext:value-type="float">
            <text:p>8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812" calcext:value-type="float">
            <text:p>7.8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7" calcext:value-type="float">
            <text:p>0.1</text:p>
          </table:table-cell>
          <table:table-cell table:style-name="ce19" office:value-type="float" office:value="70.892" calcext:value-type="float">
            <text:p>7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.48" calcext:value-type="float">
            <text:p>8.5</text:p>
          </table:table-cell>
          <table:table-cell table:style-name="ce19" office:value-type="float" office:value="46.567" calcext:value-type="float">
            <text:p>46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048.439" calcext:value-type="float">
            <text:p>5,048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17.954" calcext:value-type="float">
            <text:p>618.0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920.864" calcext:value-type="float">
            <text:p>1,920.9</text:p>
          </table:table-cell>
          <table:table-cell table:style-name="ce19" office:value-type="float" office:value="2843.384" calcext:value-type="float">
            <text:p>2,843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77.9" calcext:value-type="float">
            <text:p>277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486" calcext:value-type="float">
            <text:p>10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7.503" calcext:value-type="float">
            <text:p>17.5</text:p>
          </table:table-cell>
          <table:table-cell table:style-name="ce19" office:value-type="float" office:value="237.854" calcext:value-type="float">
            <text:p>237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88.3" calcext:value-type="float">
            <text:p>188.3</text:p>
          </table:table-cell>
          <table:table-cell table:style-name="ce19" office:value-type="float" office:value="84.347" calcext:value-type="float">
            <text:p>84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748.395" calcext:value-type="float">
            <text:p>5,748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999.78" calcext:value-type="float">
            <text:p>2,999.8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519.102" calcext:value-type="float">
            <text:p>1,519.1</text:p>
          </table:table-cell>
          <table:table-cell table:style-name="ce19" office:value-type="float" office:value="2248.67" calcext:value-type="float">
            <text:p>2,248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9.758" calcext:value-type="float">
            <text:p>49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3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983" calcext:value-type="float">
            <text:p>16.0</text:p>
          </table:table-cell>
          <table:table-cell table:style-name="ce19" office:value-type="float" office:value="32.557" calcext:value-type="float">
            <text:p>32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389" calcext:value-type="float">
            <text:p>1.4</text:p>
          </table:table-cell>
          <table:table-cell table:style-name="ce19" office:value-type="float" office:value="15.095" calcext:value-type="float">
            <text:p>15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083.426" calcext:value-type="float">
            <text:p>2,08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784.272" calcext:value-type="float">
            <text:p>1,784.3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401.762" calcext:value-type="float">
            <text:p>401.8</text:p>
          </table:table-cell>
          <table:table-cell table:style-name="ce19" office:value-type="float" office:value="594.714" calcext:value-type="float">
            <text:p>594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28.142" calcext:value-type="float">
            <text:p>228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486" calcext:value-type="float">
            <text:p>10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52" calcext:value-type="float">
            <text:p>1.5</text:p>
          </table:table-cell>
          <table:table-cell table:style-name="ce19" office:value-type="float" office:value="205.297" calcext:value-type="float">
            <text:p>205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86.911" calcext:value-type="float">
            <text:p>186.9</text:p>
          </table:table-cell>
          <table:table-cell table:style-name="ce19" office:value-type="float" office:value="69.251" calcext:value-type="float">
            <text:p>6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664.969" calcext:value-type="float">
            <text:p>3,665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215.508" calcext:value-type="float">
            <text:p>1,215.5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2135.051" calcext:value-type="float">
            <text:p>2,135.1</text:p>
          </table:table-cell>
          <table:table-cell table:style-name="ce19" office:value-type="float" office:value="2.122" calcext:value-type="float">
            <text:p>2.1</text:p>
          </table:table-cell>
          <table:table-cell table:style-name="ce19" office:value-type="float" office:value="243.776" calcext:value-type="float">
            <text:p>243.8</text:p>
          </table:table-cell>
          <table:table-cell table:style-name="ce19" office:value-type="float" office:value="686.517" calcext:value-type="float">
            <text:p>686.5</text:p>
          </table:table-cell>
          <table:table-cell table:style-name="ce19" office:value-type="float" office:value="2051.765" calcext:value-type="float">
            <text:p>2,051.8</text:p>
          </table:table-cell>
          <table:table-cell table:style-name="ce19" office:value-type="float" office:value="4330.4" calcext:value-type="float">
            <text:p>4,330.4</text:p>
          </table:table-cell>
          <table:table-cell table:style-name="ce19" office:value-type="float" office:value="365.97" calcext:value-type="float">
            <text:p>366.0</text:p>
          </table:table-cell>
          <table:table-cell table:style-name="ce19" office:value-type="float" office:value="373.256" calcext:value-type="float">
            <text:p>37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4.405" calcext:value-type="float">
            <text:p>24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66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821" calcext:value-type="float">
            <text:p>7.8</text:p>
          </table:table-cell>
          <table:table-cell table:style-name="ce19" office:value-type="float" office:value="312.609" calcext:value-type="float">
            <text:p>31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285" calcext:value-type="float">
            <text:p>14.3</text:p>
          </table:table-cell>
          <table:table-cell table:style-name="ce19" office:value-type="float" office:value="21.321" calcext:value-type="float">
            <text:p>21.3</text:p>
          </table:table-cell>
          <table:table-cell table:style-name="ce19" office:value-type="float" office:value="443.134" calcext:value-type="float">
            <text:p>443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180.107" calcext:value-type="float">
            <text:p>16,180.1</text:p>
          </table:table-cell>
          <table:table-cell table:style-name="ce19" office:value-type="float" office:value="110.04" calcext:value-type="float">
            <text:p>110.0</text:p>
          </table:table-cell>
          <table:table-cell table:style-name="ce48" office:value-type="float" office:value="4525.712" calcext:value-type="float">
            <text:p>4,525.7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2133.694" calcext:value-type="float">
            <text:p>2,133.7</text:p>
          </table:table-cell>
          <table:table-cell table:style-name="ce19" office:value-type="float" office:value="0.113" calcext:value-type="float">
            <text:p>0.1</text:p>
          </table:table-cell>
          <table:table-cell table:style-name="ce19" office:value-type="float" office:value="243.776" calcext:value-type="float">
            <text:p>243.8</text:p>
          </table:table-cell>
          <table:table-cell table:style-name="ce19" office:value-type="float" office:value="686.517" calcext:value-type="float">
            <text:p>686.5</text:p>
          </table:table-cell>
          <table:table-cell table:style-name="ce19" office:value-type="float" office:value="2051.765" calcext:value-type="float">
            <text:p>2,051.8</text:p>
          </table:table-cell>
          <table:table-cell table:style-name="ce19" office:value-type="float" office:value="4330.4" calcext:value-type="float">
            <text:p>4,330.4</text:p>
          </table:table-cell>
          <table:table-cell table:style-name="ce19" office:value-type="float" office:value="365.97" calcext:value-type="float">
            <text:p>366.0</text:p>
          </table:table-cell>
          <table:table-cell table:style-name="ce19" office:value-type="float" office:value="314.203" calcext:value-type="float">
            <text:p>314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689" calcext:value-type="float">
            <text:p>14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22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659" calcext:value-type="float">
            <text:p>7.7</text:p>
          </table:table-cell>
          <table:table-cell table:style-name="ce19" office:value-type="float" office:value="264.139" calcext:value-type="float">
            <text:p>264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285" calcext:value-type="float">
            <text:p>14.3</text:p>
          </table:table-cell>
          <table:table-cell table:style-name="ce19" office:value-type="float" office:value="15.823" calcext:value-type="float">
            <text:p>15.8</text:p>
          </table:table-cell>
          <table:table-cell table:style-name="ce19" office:value-type="float" office:value="394.241" calcext:value-type="float">
            <text:p>394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031.845" calcext:value-type="float">
            <text:p>15,031.8</text:p>
          </table:table-cell>
          <table:table-cell table:style-name="ce19" office:value-type="float" office:value="66.024" calcext:value-type="float">
            <text:p>66.0</text:p>
          </table:table-cell>
          <table:table-cell table:style-name="ce48" office:value-type="float" office:value="4298.112" calcext:value-type="float">
            <text:p>4,298.1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style-name="ce19" office:value-type="float" office:value="1.357" calcext:value-type="float">
            <text:p>1.4</text:p>
          </table:table-cell>
          <table:table-cell table:style-name="ce19" office:value-type="float" office:value="2.009" calcext:value-type="float">
            <text:p>2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9.053" calcext:value-type="float">
            <text:p>5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715" calcext:value-type="float">
            <text:p>9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4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62" calcext:value-type="float">
            <text:p>0.2</text:p>
          </table:table-cell>
          <table:table-cell table:style-name="ce19" office:value-type="float" office:value="48.47" calcext:value-type="float">
            <text:p>48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498" calcext:value-type="float">
            <text:p>5.5</text:p>
          </table:table-cell>
          <table:table-cell table:style-name="ce19" office:value-type="float" office:value="48.892" calcext:value-type="float">
            <text:p>48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48.262" calcext:value-type="float">
            <text:p>1,148.3</text:p>
          </table:table-cell>
          <table:table-cell table:style-name="ce19" office:value-type="float" office:value="44.016" calcext:value-type="float">
            <text:p>44.0</text:p>
          </table:table-cell>
          <table:table-cell table:style-name="ce48" office:value-type="float" office:value="227.6" calcext:value-type="float">
            <text:p>227.6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style-name="ce19" office:value-type="float" office:value="0.022" calcext:value-type="float">
            <text:p>0.0</text:p>
          </table:table-cell>
          <table:table-cell table:style-name="ce19" office:value-type="float" office:value="0.033" calcext:value-type="float">
            <text:p>0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8.964" calcext:value-type="float">
            <text:p>6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643" calcext:value-type="float">
            <text:p>5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9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5" calcext:value-type="float">
            <text:p>0.0</text:p>
          </table:table-cell>
          <table:table-cell table:style-name="ce19" office:value-type="float" office:value="0.44" calcext:value-type="float">
            <text:p>0.4</text:p>
          </table:table-cell>
          <table:table-cell table:style-name="ce19" office:value-type="float" office:value="60.357" calcext:value-type="float">
            <text:p>60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7.7" calcext:value-type="float">
            <text:p>17.7</text:p>
          </table:table-cell>
          <table:table-cell table:style-name="ce19" office:value-type="float" office:value="126.497" calcext:value-type="float">
            <text:p>126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754.043" calcext:value-type="float">
            <text:p>6,754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56.603" calcext:value-type="float">
            <text:p>856.6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.195" calcext:value-type="float">
            <text:p>9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041" calcext:value-type="float">
            <text:p>4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8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97" calcext:value-type="float">
            <text:p>0.2</text:p>
          </table:table-cell>
          <table:table-cell table:style-name="ce19" office:value-type="float" office:value="5.616" calcext:value-type="float">
            <text:p>5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537" calcext:value-type="float">
            <text:p>5.5</text:p>
          </table:table-cell>
          <table:table-cell table:style-name="ce19" office:value-type="float" office:value="1.384" calcext:value-type="float">
            <text:p>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108.554" calcext:value-type="float">
            <text:p>2,108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16.985" calcext:value-type="float">
            <text:p>217.0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60.722" calcext:value-type="float">
            <text:p>160.7</text:p>
          </table:table-cell>
          <table:table-cell table:style-name="ce19" office:value-type="float" office:value="237.911" calcext:value-type="float">
            <text:p>237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71.123" calcext:value-type="float">
            <text:p>71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878" calcext:value-type="float">
            <text:p>4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79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492" calcext:value-type="float">
            <text:p>3.5</text:p>
          </table:table-cell>
          <table:table-cell table:style-name="ce19" office:value-type="float" office:value="60.024" calcext:value-type="float">
            <text:p>6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8.214" calcext:value-type="float">
            <text:p>88.2</text:p>
          </table:table-cell>
          <table:table-cell table:style-name="ce19" office:value-type="float" office:value="123.311" calcext:value-type="float">
            <text:p>12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2102.696" calcext:value-type="float">
            <text:p>42,102.7</text:p>
          </table:table-cell>
          <table:table-cell table:style-name="ce19" office:value-type="float" office:value="542.841" calcext:value-type="float">
            <text:p>542.8</text:p>
          </table:table-cell>
          <table:table-cell table:style-name="ce48" office:value-type="float" office:value="4502.193" calcext:value-type="float">
            <text:p>4,502.2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5.067" calcext:value-type="float">
            <text:p>35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543" calcext:value-type="float">
            <text:p>9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5.015" calcext:value-type="float">
            <text:p>5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911" calcext:value-type="float">
            <text:p>3.9</text:p>
          </table:table-cell>
          <table:table-cell table:style-name="ce19" office:value-type="float" office:value="18.783" calcext:value-type="float">
            <text:p>18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9.121" calcext:value-type="float">
            <text:p>19.1</text:p>
          </table:table-cell>
          <table:table-cell table:style-name="ce19" office:value-type="float" office:value="16.375" calcext:value-type="float">
            <text:p>16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385.608" calcext:value-type="float">
            <text:p>2,385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96.396" calcext:value-type="float">
            <text:p>296.4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1464.956" calcext:value-type="float">
            <text:p>1,465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39.985" calcext:value-type="float">
            <text:p>140.0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4.894" calcext:value-type="float">
            <text:p>94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3.836" calcext:value-type="float">
            <text:p>113.8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59" calcext:value-type="float">
            <text:p>0.2</text:p>
          </table:table-cell>
          <table:table-cell table:style-name="ce19" office:value-type="float" office:value="10.147" calcext:value-type="float">
            <text:p>1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773" calcext:value-type="float">
            <text:p>4.8</text:p>
          </table:table-cell>
          <table:table-cell table:style-name="ce19" office:value-type="float" office:value="62.248" calcext:value-type="float">
            <text:p>62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22.113" calcext:value-type="float">
            <text:p>922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49.497" calcext:value-type="float">
            <text:p>249.5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0.862" calcext:value-type="float">
            <text:p>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33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23" calcext:value-type="float">
            <text:p>0.4</text:p>
          </table:table-cell>
          <table:table-cell table:style-name="ce19" office:value-type="float" office:value="0.005" calcext:value-type="float">
            <text:p>0.0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85.851" calcext:value-type="float">
            <text:p>285.9</text:p>
          </table:table-cell>
          <table:table-cell table:style-name="ce19" office:value-type="float" office:value="2486.036" calcext:value-type="float">
            <text:p>2,48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4.268" calcext:value-type="float">
            <text:p>524.3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2.401" calcext:value-type="float">
            <text:p>7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156" calcext:value-type="float">
            <text:p>1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1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782" calcext:value-type="float">
            <text:p>6.8</text:p>
          </table:table-cell>
          <table:table-cell table:style-name="ce19" office:value-type="float" office:value="61.052" calcext:value-type="float">
            <text:p>61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61.062" calcext:value-type="float">
            <text:p>561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26.013" calcext:value-type="float">
            <text:p>126.0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4.532" calcext:value-type="float">
            <text:p>34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2.373" calcext:value-type="float">
            <text:p>32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448" calcext:value-type="float">
            <text:p>2.4</text:p>
          </table:table-cell>
          <table:table-cell table:style-name="ce19" office:value-type="float" office:value="53.662" calcext:value-type="float">
            <text:p>53.7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90.37" calcext:value-type="float">
            <text:p>90.4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7517.897" calcext:value-type="float">
            <text:p>7,517.9</text:p>
          </table:table-cell>
          <table:table-cell table:style-name="ce20" office:value-type="float" office:value="7961.44" calcext:value-type="float">
            <text:p>7,961.4</text:p>
          </table:table-cell>
          <table:table-cell table:style-name="ce20" office:value-type="float" office:value="243.776" calcext:value-type="float">
            <text:p>243.8</text:p>
          </table:table-cell>
          <table:table-cell table:style-name="ce20" office:value-type="float" office:value="686.517" calcext:value-type="float">
            <text:p>686.5</text:p>
          </table:table-cell>
          <table:table-cell table:style-name="ce20" office:value-type="float" office:value="2064.373" calcext:value-type="float">
            <text:p>2,064.4</text:p>
          </table:table-cell>
          <table:table-cell table:style-name="ce20" office:value-type="float" office:value="4330.4" calcext:value-type="float">
            <text:p>4,330.4</text:p>
          </table:table-cell>
          <table:table-cell table:style-name="ce20" office:value-type="float" office:value="365.97" calcext:value-type="float">
            <text:p>366.0</text:p>
          </table:table-cell>
          <table:table-cell table:style-name="ce20" office:value-type="float" office:value="3147.425" calcext:value-type="float">
            <text:p>3,147.4</text:p>
          </table:table-cell>
          <table:table-cell table:style-name="ce20" office:value-type="float" office:value="0.216" calcext:value-type="float">
            <text:p>0.2</text:p>
          </table:table-cell>
          <table:table-cell table:style-name="ce20" office:value-type="float" office:value="459.223" calcext:value-type="float">
            <text:p>459.2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7.084" calcext:value-type="float">
            <text:p>7.1</text:p>
          </table:table-cell>
          <table:table-cell table:style-name="ce34" office:value-type="float" office:value="1.508" calcext:value-type="float">
            <text:p>1.5</text:p>
          </table:table-cell>
          <table:table-cell table:style-name="ce20" office:value-type="float" office:value="0.005" calcext:value-type="float">
            <text:p>0.0</text:p>
          </table:table-cell>
          <table:table-cell table:style-name="ce20" office:value-type="float" office:value="125.982" calcext:value-type="float">
            <text:p>126.0</text:p>
          </table:table-cell>
          <table:table-cell table:style-name="ce20" office:value-type="float" office:value="2502.594" calcext:value-type="float">
            <text:p>2,502.6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4.285" calcext:value-type="float">
            <text:p>14.3</text:p>
          </table:table-cell>
          <table:table-cell table:style-name="ce20" office:value-type="float" office:value="439.129" calcext:value-type="float">
            <text:p>439.1</text:p>
          </table:table-cell>
          <table:table-cell table:style-name="ce20" office:value-type="float" office:value="1570.03" calcext:value-type="float">
            <text:p>1,570.0</text:p>
          </table:table-cell>
          <table:table-cell table:style-name="ce20" office:value-type="float" office:value="467.826" calcext:value-type="float">
            <text:p>467.8</text:p>
          </table:table-cell>
          <table:table-cell table:style-name="ce20" office:value-type="float" office:value="133214.926" calcext:value-type="float">
            <text:p>133,214.9</text:p>
          </table:table-cell>
          <table:table-cell table:style-name="ce20" office:value-type="float" office:value="17084.347" calcext:value-type="float">
            <text:p>17,084.3</text:p>
          </table:table-cell>
          <table:table-cell table:style-name="ce20" office:value-type="float" office:value="27254.23" calcext:value-type="float">
            <text:p>27,254.2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102'.$A$1:.$Z$35" table:range-usable-as="print-range"/>
        </table:named-expressions>
      </table:table>
      <table:table table:name="103" table:style-name="ta10" table:print-ranges="'103'.A1:'103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4" table:default-cell-style-name="ce12"/>
        <table:table-column table:style-name="co5" table:default-cell-style-name="ce12"/>
        <table:table-column table:style-name="co4" table:number-columns-repeated="7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3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14" calcext:value-type="float">
            <text:p>2014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7.515" calcext:value-type="float">
            <text:p>37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054" calcext:value-type="float">
            <text:p>4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2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76" calcext:value-type="float">
            <text:p>5.8</text:p>
          </table:table-cell>
          <table:table-cell table:style-name="ce19" office:value-type="float" office:value="27.307" calcext:value-type="float">
            <text:p>27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38" calcext:value-type="float">
            <text:p>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74.41" calcext:value-type="float">
            <text:p>474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2.881" calcext:value-type="float">
            <text:p>82.9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55.743" calcext:value-type="float">
            <text:p>55.7</text:p>
          </table:table-cell>
          <table:table-cell table:style-name="ce19" office:value-type="float" office:value="82.514" calcext:value-type="float">
            <text:p>82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37.639" calcext:value-type="float">
            <text:p>237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155" calcext:value-type="float">
            <text:p>8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411" calcext:value-type="float">
            <text:p>0.4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604" calcext:value-type="float">
            <text:p>3.6</text:p>
          </table:table-cell>
          <table:table-cell table:style-name="ce19" office:value-type="float" office:value="213.663" calcext:value-type="float">
            <text:p>213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6.022" calcext:value-type="float">
            <text:p>26.0</text:p>
          </table:table-cell>
          <table:table-cell table:style-name="ce19" office:value-type="float" office:value="34.898" calcext:value-type="float">
            <text:p>34.9</text:p>
          </table:table-cell>
          <table:table-cell table:style-name="ce19" office:value-type="float" office:value="22.597" calcext:value-type="float">
            <text:p>22.6</text:p>
          </table:table-cell>
          <table:table-cell table:style-name="ce19" office:value-type="float" office:value="3883.584" calcext:value-type="float">
            <text:p>3,883.6</text:p>
          </table:table-cell>
          <table:table-cell table:style-name="ce19" office:value-type="float" office:value="223.975" calcext:value-type="float">
            <text:p>224.0</text:p>
          </table:table-cell>
          <table:table-cell table:style-name="ce48" office:value-type="float" office:value="763.869" calcext:value-type="float">
            <text:p>763.9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542.98" calcext:value-type="float">
            <text:p>543.0</text:p>
          </table:table-cell>
          <table:table-cell table:style-name="ce19" office:value-type="float" office:value="803.753" calcext:value-type="float">
            <text:p>803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93.529" calcext:value-type="float">
            <text:p>293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969" calcext:value-type="float">
            <text:p>1.0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712" calcext:value-type="float">
            <text:p>2.7</text:p>
          </table:table-cell>
          <table:table-cell table:style-name="ce19" office:value-type="float" office:value="272.141" calcext:value-type="float">
            <text:p>272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.897" calcext:value-type="float">
            <text:p>10.9</text:p>
          </table:table-cell>
          <table:table-cell table:style-name="ce19" office:value-type="float" office:value="49.848" calcext:value-type="float">
            <text:p>49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496.384" calcext:value-type="float">
            <text:p>5,496.4</text:p>
          </table:table-cell>
          <table:table-cell table:style-name="ce19" office:value-type="float" office:value="546.038" calcext:value-type="float">
            <text:p>546.0</text:p>
          </table:table-cell>
          <table:table-cell table:style-name="ce48" office:value-type="float" office:value="1466.999" calcext:value-type="float">
            <text:p>1,467.0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4.437" calcext:value-type="float">
            <text:p>24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845" calcext:value-type="float">
            <text:p>3.8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56" calcext:value-type="float">
            <text:p>0.1</text:p>
          </table:table-cell>
          <table:table-cell table:style-name="ce19" office:value-type="float" office:value="20.203" calcext:value-type="float">
            <text:p>20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048" calcext:value-type="float">
            <text:p>1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18.481" calcext:value-type="float">
            <text:p>218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6.245" calcext:value-type="float">
            <text:p>46.2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.727" calcext:value-type="float">
            <text:p>6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69" calcext:value-type="float">
            <text:p>0.2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19" calcext:value-type="float">
            <text:p>6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466" calcext:value-type="float">
            <text:p>0.5</text:p>
          </table:table-cell>
          <table:table-cell table:style-name="ce19" office:value-type="float" office:value="0.41" calcext:value-type="float">
            <text:p>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10.105" calcext:value-type="float">
            <text:p>410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6.74" calcext:value-type="float">
            <text:p>46.7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540.033" calcext:value-type="float">
            <text:p>540.0</text:p>
          </table:table-cell>
          <table:table-cell table:style-name="ce19" office:value-type="float" office:value="799.39" calcext:value-type="float">
            <text:p>799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06.371" calcext:value-type="float">
            <text:p>106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138" calcext:value-type="float">
            <text:p>3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27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639" calcext:value-type="float">
            <text:p>0.6</text:p>
          </table:table-cell>
          <table:table-cell table:style-name="ce19" office:value-type="float" office:value="96.92" calcext:value-type="float">
            <text:p>96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1.848" calcext:value-type="float">
            <text:p>11.8</text:p>
          </table:table-cell>
          <table:table-cell table:style-name="ce19" office:value-type="float" office:value="22.074" calcext:value-type="float">
            <text:p>22.1</text:p>
          </table:table-cell>
          <table:table-cell table:style-name="ce19" office:value-type="float" office:value="182.396" calcext:value-type="float">
            <text:p>182.4</text:p>
          </table:table-cell>
          <table:table-cell table:style-name="ce19" office:value-type="float" office:value="3515.791" calcext:value-type="float">
            <text:p>3,515.8</text:p>
          </table:table-cell>
          <table:table-cell table:style-name="ce19" office:value-type="float" office:value="206.007" calcext:value-type="float">
            <text:p>206.0</text:p>
          </table:table-cell>
          <table:table-cell table:style-name="ce48" office:value-type="float" office:value="1214.617" calcext:value-type="float">
            <text:p>1,214.6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.756" calcext:value-type="float">
            <text:p>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778" calcext:value-type="float">
            <text:p>3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12" calcext:value-type="float">
            <text:p>0.1</text:p>
          </table:table-cell>
          <table:table-cell table:style-name="ce19" office:value-type="float" office:value="0.807" calcext:value-type="float">
            <text:p>0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548" calcext:value-type="float">
            <text:p>1.5</text:p>
          </table:table-cell>
          <table:table-cell table:style-name="ce19" office:value-type="float" office:value="3.238" calcext:value-type="float">
            <text:p>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60.654" calcext:value-type="float">
            <text:p>56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1.943" calcext:value-type="float">
            <text:p>61.9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228.3" calcext:value-type="float">
            <text:p>2,228.3</text:p>
          </table:table-cell>
          <table:table-cell table:style-name="ce19" office:value-type="float" office:value="3290.124" calcext:value-type="float">
            <text:p>3,29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083" calcext:value-type="float">
            <text:p>12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899.881" calcext:value-type="float">
            <text:p>899.9</text:p>
          </table:table-cell>
          <table:table-cell table:style-name="ce19" office:value-type="float" office:value="0.516" calcext:value-type="float">
            <text:p>0.5</text:p>
          </table:table-cell>
          <table:table-cell table:style-name="ce19" office:value-type="float" office:value="259.865" calcext:value-type="float">
            <text:p>259.9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.03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1.515" calcext:value-type="float">
            <text:p>71.5</text:p>
          </table:table-cell>
          <table:table-cell table:style-name="ce19" office:value-type="float" office:value="601.141" calcext:value-type="float">
            <text:p>601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4.86" calcext:value-type="float">
            <text:p>34.9</text:p>
          </table:table-cell>
          <table:table-cell table:style-name="ce19" office:value-type="float" office:value="485.052" calcext:value-type="float">
            <text:p>485.1</text:p>
          </table:table-cell>
          <table:table-cell table:style-name="ce19" office:value-type="float" office:value="0.241" calcext:value-type="float">
            <text:p>0.2</text:p>
          </table:table-cell>
          <table:table-cell table:style-name="ce19" office:value-type="float" office:value="28321.293" calcext:value-type="float">
            <text:p>28,321.3</text:p>
          </table:table-cell>
          <table:table-cell table:style-name="ce19" office:value-type="float" office:value="15256.874" calcext:value-type="float">
            <text:p>15,256.9</text:p>
          </table:table-cell>
          <table:table-cell table:style-name="ce48" office:value-type="float" office:value="7628.904" calcext:value-type="float">
            <text:p>7,628.9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style-name="ce19" office:value-type="float" office:value="9.504" calcext:value-type="float">
            <text:p>9.5</text:p>
          </table:table-cell>
          <table:table-cell table:style-name="ce19" office:value-type="float" office:value="14.068" calcext:value-type="float">
            <text:p>14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10.027" calcext:value-type="float">
            <text:p>11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467" calcext:value-type="float">
            <text:p>4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4" calcext:value-type="float">
            <text:p>0.0</text:p>
          </table:table-cell>
          <table:table-cell table:style-name="ce33" office:value-type="float" office:value="1.634" calcext:value-type="float">
            <text:p>1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873" calcext:value-type="float">
            <text:p>1.9</text:p>
          </table:table-cell>
          <table:table-cell table:style-name="ce19" office:value-type="float" office:value="97.027" calcext:value-type="float">
            <text:p>97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.549" calcext:value-type="float">
            <text:p>10.5</text:p>
          </table:table-cell>
          <table:table-cell table:style-name="ce19" office:value-type="float" office:value="31.962" calcext:value-type="float">
            <text:p>3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078.913" calcext:value-type="float">
            <text:p>3,078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55.077" calcext:value-type="float">
            <text:p>455.1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style-name="ce19" office:value-type="float" office:value="4.647" calcext:value-type="float">
            <text:p>4.6</text:p>
          </table:table-cell>
          <table:table-cell table:style-name="ce19" office:value-type="float" office:value="6.879" calcext:value-type="float">
            <text:p>6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6.933" calcext:value-type="float">
            <text:p>46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258" calcext:value-type="float">
            <text:p>4.3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16" calcext:value-type="float">
            <text:p>0.0</text:p>
          </table:table-cell>
          <table:table-cell table:style-name="ce19" office:value-type="float" office:value="41.043" calcext:value-type="float">
            <text:p>41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407" calcext:value-type="float">
            <text:p>2.4</text:p>
          </table:table-cell>
          <table:table-cell table:style-name="ce19" office:value-type="float" office:value="52.693" calcext:value-type="float">
            <text:p>5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21.666" calcext:value-type="float">
            <text:p>1,221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23.15" calcext:value-type="float">
            <text:p>223.2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1.151" calcext:value-type="float">
            <text:p>7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074" calcext:value-type="float">
            <text:p>5.1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76" calcext:value-type="float">
            <text:p>0.1</text:p>
          </table:table-cell>
          <table:table-cell table:style-name="ce19" office:value-type="float" office:value="63.131" calcext:value-type="float">
            <text:p>63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9.069" calcext:value-type="float">
            <text:p>9.1</text:p>
          </table:table-cell>
          <table:table-cell table:style-name="ce19" office:value-type="float" office:value="114.939" calcext:value-type="float">
            <text:p>114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116.474" calcext:value-type="float">
            <text:p>5,116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83.059" calcext:value-type="float">
            <text:p>683.1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605.241" calcext:value-type="float">
            <text:p>1,605.2</text:p>
          </table:table-cell>
          <table:table-cell table:style-name="ce19" office:value-type="float" office:value="2376.179" calcext:value-type="float">
            <text:p>2,376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45.74" calcext:value-type="float">
            <text:p>245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863" calcext:value-type="float">
            <text:p>10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73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78" calcext:value-type="float">
            <text:p>15.8</text:p>
          </table:table-cell>
          <table:table-cell table:style-name="ce19" office:value-type="float" office:value="208.926" calcext:value-type="float">
            <text:p>208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93.964" calcext:value-type="float">
            <text:p>194.0</text:p>
          </table:table-cell>
          <table:table-cell table:style-name="ce19" office:value-type="float" office:value="82.5" calcext:value-type="float">
            <text:p>82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742.674" calcext:value-type="float">
            <text:p>5,74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654.638" calcext:value-type="float">
            <text:p>2,654.6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338.417" calcext:value-type="float">
            <text:p>1,338.4</text:p>
          </table:table-cell>
          <table:table-cell table:style-name="ce19" office:value-type="float" office:value="1981.209" calcext:value-type="float">
            <text:p>1,981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1.983" calcext:value-type="float">
            <text:p>42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63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154" calcext:value-type="float">
            <text:p>14.2</text:p>
          </table:table-cell>
          <table:table-cell table:style-name="ce19" office:value-type="float" office:value="26.842" calcext:value-type="float">
            <text:p>26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17" calcext:value-type="float">
            <text:p>1.2</text:p>
          </table:table-cell>
          <table:table-cell table:style-name="ce19" office:value-type="float" office:value="15.393" calcext:value-type="float">
            <text:p>15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023.217" calcext:value-type="float">
            <text:p>2,02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590.163" calcext:value-type="float">
            <text:p>1,590.2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266.824" calcext:value-type="float">
            <text:p>266.8</text:p>
          </table:table-cell>
          <table:table-cell table:style-name="ce19" office:value-type="float" office:value="394.97" calcext:value-type="float">
            <text:p>395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03.757" calcext:value-type="float">
            <text:p>20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863" calcext:value-type="float">
            <text:p>10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626" calcext:value-type="float">
            <text:p>1.6</text:p>
          </table:table-cell>
          <table:table-cell table:style-name="ce19" office:value-type="float" office:value="182.084" calcext:value-type="float">
            <text:p>182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92.794" calcext:value-type="float">
            <text:p>192.8</text:p>
          </table:table-cell>
          <table:table-cell table:style-name="ce19" office:value-type="float" office:value="67.106" calcext:value-type="float">
            <text:p>6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719.457" calcext:value-type="float">
            <text:p>3,719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64.475" calcext:value-type="float">
            <text:p>1,064.5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908.83" calcext:value-type="float">
            <text:p>1,908.8</text:p>
          </table:table-cell>
          <table:table-cell table:style-name="ce19" office:value-type="float" office:value="1.977" calcext:value-type="float">
            <text:p>2.0</text:p>
          </table:table-cell>
          <table:table-cell table:style-name="ce19" office:value-type="float" office:value="243.343" calcext:value-type="float">
            <text:p>243.3</text:p>
          </table:table-cell>
          <table:table-cell table:style-name="ce19" office:value-type="float" office:value="742.227" calcext:value-type="float">
            <text:p>742.2</text:p>
          </table:table-cell>
          <table:table-cell table:style-name="ce19" office:value-type="float" office:value="1807.432" calcext:value-type="float">
            <text:p>1,807.4</text:p>
          </table:table-cell>
          <table:table-cell table:style-name="ce19" office:value-type="float" office:value="2726.756" calcext:value-type="float">
            <text:p>2,726.8</text:p>
          </table:table-cell>
          <table:table-cell table:style-name="ce19" office:value-type="float" office:value="285.832" calcext:value-type="float">
            <text:p>285.8</text:p>
          </table:table-cell>
          <table:table-cell table:style-name="ce19" office:value-type="float" office:value="308.982" calcext:value-type="float">
            <text:p>30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3.714" calcext:value-type="float">
            <text:p>23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95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808" calcext:value-type="float">
            <text:p>7.8</text:p>
          </table:table-cell>
          <table:table-cell table:style-name="ce19" office:value-type="float" office:value="253.201" calcext:value-type="float">
            <text:p>25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876" calcext:value-type="float">
            <text:p>13.9</text:p>
          </table:table-cell>
          <table:table-cell table:style-name="ce19" office:value-type="float" office:value="23.383" calcext:value-type="float">
            <text:p>23.4</text:p>
          </table:table-cell>
          <table:table-cell table:style-name="ce19" office:value-type="float" office:value="462.978" calcext:value-type="float">
            <text:p>463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7120.647" calcext:value-type="float">
            <text:p>17,120.6</text:p>
          </table:table-cell>
          <table:table-cell table:style-name="ce19" office:value-type="float" office:value="94.571" calcext:value-type="float">
            <text:p>94.6</text:p>
          </table:table-cell>
          <table:table-cell table:style-name="ce48" office:value-type="float" office:value="4345.47" calcext:value-type="float">
            <text:p>4,345.5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907.557" calcext:value-type="float">
            <text:p>1,907.6</text:p>
          </table:table-cell>
          <table:table-cell table:style-name="ce19" office:value-type="float" office:value="0.093" calcext:value-type="float">
            <text:p>0.1</text:p>
          </table:table-cell>
          <table:table-cell table:style-name="ce19" office:value-type="float" office:value="243.343" calcext:value-type="float">
            <text:p>243.3</text:p>
          </table:table-cell>
          <table:table-cell table:style-name="ce19" office:value-type="float" office:value="742.227" calcext:value-type="float">
            <text:p>742.2</text:p>
          </table:table-cell>
          <table:table-cell table:style-name="ce19" office:value-type="float" office:value="1807.432" calcext:value-type="float">
            <text:p>1,807.4</text:p>
          </table:table-cell>
          <table:table-cell table:style-name="ce19" office:value-type="float" office:value="2726.756" calcext:value-type="float">
            <text:p>2,726.8</text:p>
          </table:table-cell>
          <table:table-cell table:style-name="ce19" office:value-type="float" office:value="285.832" calcext:value-type="float">
            <text:p>285.8</text:p>
          </table:table-cell>
          <table:table-cell table:style-name="ce19" office:value-type="float" office:value="261.941" calcext:value-type="float">
            <text:p>261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599" calcext:value-type="float">
            <text:p>13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89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775" calcext:value-type="float">
            <text:p>7.8</text:p>
          </table:table-cell>
          <table:table-cell table:style-name="ce19" office:value-type="float" office:value="216.125" calcext:value-type="float">
            <text:p>216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876" calcext:value-type="float">
            <text:p>13.9</text:p>
          </table:table-cell>
          <table:table-cell table:style-name="ce19" office:value-type="float" office:value="17.623" calcext:value-type="float">
            <text:p>17.6</text:p>
          </table:table-cell>
          <table:table-cell table:style-name="ce19" office:value-type="float" office:value="394.022" calcext:value-type="float">
            <text:p>394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908.773" calcext:value-type="float">
            <text:p>15,908.8</text:p>
          </table:table-cell>
          <table:table-cell table:style-name="ce19" office:value-type="float" office:value="56.742" calcext:value-type="float">
            <text:p>56.7</text:p>
          </table:table-cell>
          <table:table-cell table:style-name="ce48" office:value-type="float" office:value="4104.11" calcext:value-type="float">
            <text:p>4,104.1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style-name="ce19" office:value-type="float" office:value="1.273" calcext:value-type="float">
            <text:p>1.3</text:p>
          </table:table-cell>
          <table:table-cell table:style-name="ce19" office:value-type="float" office:value="1.884" calcext:value-type="float">
            <text:p>1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7.041" calcext:value-type="float">
            <text:p>47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115" calcext:value-type="float">
            <text:p>10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33" calcext:value-type="float">
            <text:p>0.0</text:p>
          </table:table-cell>
          <table:table-cell table:style-name="ce19" office:value-type="float" office:value="37.076" calcext:value-type="float">
            <text:p>37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76" calcext:value-type="float">
            <text:p>5.8</text:p>
          </table:table-cell>
          <table:table-cell table:style-name="ce19" office:value-type="float" office:value="68.956" calcext:value-type="float">
            <text:p>6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11.874" calcext:value-type="float">
            <text:p>1,211.9</text:p>
          </table:table-cell>
          <table:table-cell table:style-name="ce19" office:value-type="float" office:value="37.828" calcext:value-type="float">
            <text:p>37.8</text:p>
          </table:table-cell>
          <table:table-cell table:style-name="ce48" office:value-type="float" office:value="241.36" calcext:value-type="float">
            <text:p>241.4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2.92" calcext:value-type="float">
            <text:p>62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298" calcext:value-type="float">
            <text:p>5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5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1" calcext:value-type="float">
            <text:p>0.0</text:p>
          </table:table-cell>
          <table:table-cell table:style-name="ce19" office:value-type="float" office:value="0.271" calcext:value-type="float">
            <text:p>0.3</text:p>
          </table:table-cell>
          <table:table-cell table:style-name="ce19" office:value-type="float" office:value="55.084" calcext:value-type="float">
            <text:p>55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9.897" calcext:value-type="float">
            <text:p>19.9</text:p>
          </table:table-cell>
          <table:table-cell table:style-name="ce19" office:value-type="float" office:value="135.879" calcext:value-type="float">
            <text:p>13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066.045" calcext:value-type="float">
            <text:p>7,06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91.685" calcext:value-type="float">
            <text:p>891.7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.319" calcext:value-type="float">
            <text:p>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972" calcext:value-type="float">
            <text:p>4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84" calcext:value-type="float">
            <text:p>0.2</text:p>
          </table:table-cell>
          <table:table-cell table:style-name="ce19" office:value-type="float" office:value="5.798" calcext:value-type="float">
            <text:p>5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447" calcext:value-type="float">
            <text:p>5.4</text:p>
          </table:table-cell>
          <table:table-cell table:style-name="ce19" office:value-type="float" office:value="3.835" calcext:value-type="float">
            <text:p>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17.159" calcext:value-type="float">
            <text:p>2,217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29.859" calcext:value-type="float">
            <text:p>229.9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46.819" calcext:value-type="float">
            <text:p>146.8</text:p>
          </table:table-cell>
          <table:table-cell table:style-name="ce19" office:value-type="float" office:value="217.331" calcext:value-type="float">
            <text:p>217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4.634" calcext:value-type="float">
            <text:p>64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636" calcext:value-type="float">
            <text:p>4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48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087" calcext:value-type="float">
            <text:p>3.1</text:p>
          </table:table-cell>
          <table:table-cell table:style-name="ce19" office:value-type="float" office:value="54.488" calcext:value-type="float">
            <text:p>54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93.621" calcext:value-type="float">
            <text:p>93.6</text:p>
          </table:table-cell>
          <table:table-cell table:style-name="ce19" office:value-type="float" office:value="140.571" calcext:value-type="float">
            <text:p>14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3941.994" calcext:value-type="float">
            <text:p>43,942.0</text:p>
          </table:table-cell>
          <table:table-cell table:style-name="ce19" office:value-type="float" office:value="543.673" calcext:value-type="float">
            <text:p>543.7</text:p>
          </table:table-cell>
          <table:table-cell table:style-name="ce48" office:value-type="float" office:value="4679.692" calcext:value-type="float">
            <text:p>4,679.7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5.948" calcext:value-type="float">
            <text:p>3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741" calcext:value-type="float">
            <text:p>8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5.607" calcext:value-type="float">
            <text:p>5.6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1" calcext:value-type="float">
            <text:p>0.0</text:p>
          </table:table-cell>
          <table:table-cell table:style-name="ce19" office:value-type="float" office:value="6.015" calcext:value-type="float">
            <text:p>6.0</text:p>
          </table:table-cell>
          <table:table-cell table:style-name="ce19" office:value-type="float" office:value="17.84" calcext:value-type="float">
            <text:p>17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1.86" calcext:value-type="float">
            <text:p>21.9</text:p>
          </table:table-cell>
          <table:table-cell table:style-name="ce19" office:value-type="float" office:value="17.884" calcext:value-type="float">
            <text:p>17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499.377" calcext:value-type="float">
            <text:p>2,499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12.092" calcext:value-type="float">
            <text:p>312.1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1433.315" calcext:value-type="float">
            <text:p>1,43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36.961" calcext:value-type="float">
            <text:p>137.0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6.647" calcext:value-type="float">
            <text:p>96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6.401" calcext:value-type="float">
            <text:p>116.4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14" calcext:value-type="float">
            <text:p>0.1</text:p>
          </table:table-cell>
          <table:table-cell table:style-name="ce19" office:value-type="float" office:value="10.057" calcext:value-type="float">
            <text:p>1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679" calcext:value-type="float">
            <text:p>4.7</text:p>
          </table:table-cell>
          <table:table-cell table:style-name="ce19" office:value-type="float" office:value="62.949" calcext:value-type="float">
            <text:p>62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07.43" calcext:value-type="float">
            <text:p>1,007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60.021" calcext:value-type="float">
            <text:p>260.0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0.778" calcext:value-type="float">
            <text:p>0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33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337" calcext:value-type="float">
            <text:p>0.3</text:p>
          </table:table-cell>
          <table:table-cell table:style-name="ce19" office:value-type="float" office:value="0.002" calcext:value-type="float">
            <text:p>0.0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82.369" calcext:value-type="float">
            <text:p>282.4</text:p>
          </table:table-cell>
          <table:table-cell table:style-name="ce19" office:value-type="float" office:value="2462.429" calcext:value-type="float">
            <text:p>2,46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18.446" calcext:value-type="float">
            <text:p>518.4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2.74" calcext:value-type="float">
            <text:p>7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096" calcext:value-type="float">
            <text:p>1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8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939" calcext:value-type="float">
            <text:p>4.9</text:p>
          </table:table-cell>
          <table:table-cell table:style-name="ce19" office:value-type="float" office:value="63.049" calcext:value-type="float">
            <text:p>63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25.74" calcext:value-type="float">
            <text:p>625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32.532" calcext:value-type="float">
            <text:p>132.5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0.413" calcext:value-type="float">
            <text:p>40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7.887" calcext:value-type="float">
            <text:p>37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474" calcext:value-type="float">
            <text:p>3.5</text:p>
          </table:table-cell>
          <table:table-cell table:style-name="ce19" office:value-type="float" office:value="37.412" calcext:value-type="float">
            <text:p>37.4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80.913" calcext:value-type="float">
            <text:p>80.9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7042.097" calcext:value-type="float">
            <text:p>7,042.1</text:p>
          </table:table-cell>
          <table:table-cell table:style-name="ce20" office:value-type="float" office:value="7592.217" calcext:value-type="float">
            <text:p>7,592.2</text:p>
          </table:table-cell>
          <table:table-cell table:style-name="ce20" office:value-type="float" office:value="243.343" calcext:value-type="float">
            <text:p>243.3</text:p>
          </table:table-cell>
          <table:table-cell table:style-name="ce20" office:value-type="float" office:value="742.227" calcext:value-type="float">
            <text:p>742.2</text:p>
          </table:table-cell>
          <table:table-cell table:style-name="ce20" office:value-type="float" office:value="1819.515" calcext:value-type="float">
            <text:p>1,819.5</text:p>
          </table:table-cell>
          <table:table-cell table:style-name="ce20" office:value-type="float" office:value="2726.756" calcext:value-type="float">
            <text:p>2,726.8</text:p>
          </table:table-cell>
          <table:table-cell table:style-name="ce20" office:value-type="float" office:value="285.832" calcext:value-type="float">
            <text:p>285.8</text:p>
          </table:table-cell>
          <table:table-cell table:style-name="ce20" office:value-type="float" office:value="2776.088" calcext:value-type="float">
            <text:p>2,776.1</text:p>
          </table:table-cell>
          <table:table-cell table:style-name="ce20" office:value-type="float" office:value="0.516" calcext:value-type="float">
            <text:p>0.5</text:p>
          </table:table-cell>
          <table:table-cell table:style-name="ce20" office:value-type="float" office:value="472.492" calcext:value-type="float">
            <text:p>472.5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7.595" calcext:value-type="float">
            <text:p>7.6</text:p>
          </table:table-cell>
          <table:table-cell table:style-name="ce34" office:value-type="float" office:value="1.664" calcext:value-type="float">
            <text:p>1.7</text:p>
          </table:table-cell>
          <table:table-cell table:style-name="ce20" office:value-type="float" office:value="0.002" calcext:value-type="float">
            <text:p>0.0</text:p>
          </table:table-cell>
          <table:table-cell table:style-name="ce20" office:value-type="float" office:value="124.898" calcext:value-type="float">
            <text:p>124.9</text:p>
          </table:table-cell>
          <table:table-cell table:style-name="ce20" office:value-type="float" office:value="2145.904" calcext:value-type="float">
            <text:p>2,145.9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3.876" calcext:value-type="float">
            <text:p>13.9</text:p>
          </table:table-cell>
          <table:table-cell table:style-name="ce20" office:value-type="float" office:value="475.077" calcext:value-type="float">
            <text:p>475.1</text:p>
          </table:table-cell>
          <table:table-cell table:style-name="ce20" office:value-type="float" office:value="1739.122" calcext:value-type="float">
            <text:p>1,739.1</text:p>
          </table:table-cell>
          <table:table-cell table:style-name="ce20" office:value-type="float" office:value="487.603" calcext:value-type="float">
            <text:p>487.6</text:p>
          </table:table-cell>
          <table:table-cell table:style-name="ce20" office:value-type="float" office:value="136414.563" calcext:value-type="float">
            <text:p>136,414.6</text:p>
          </table:table-cell>
          <table:table-cell table:style-name="ce20" office:value-type="float" office:value="16871.138" calcext:value-type="float">
            <text:p>16,871.1</text:p>
          </table:table-cell>
          <table:table-cell table:style-name="ce20" office:value-type="float" office:value="26915.796" calcext:value-type="float">
            <text:p>26,915.8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103'.$A$1:.$Z$35" table:range-usable-as="print-range"/>
        </table:named-expressions>
      </table:table>
      <table:table table:name="104" table:style-name="ta11" table:print-ranges="'104'.A1:'104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4" table:default-cell-style-name="ce12"/>
        <table:table-column table:style-name="co5" table:default-cell-style-name="ce12"/>
        <table:table-column table:style-name="co4" table:number-columns-repeated="7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4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15" calcext:value-type="float">
            <text:p>2015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7.603" calcext:value-type="float">
            <text:p>37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027" calcext:value-type="float">
            <text:p>4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1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156" calcext:value-type="float">
            <text:p>5.2</text:p>
          </table:table-cell>
          <table:table-cell table:style-name="ce19" office:value-type="float" office:value="27.944" calcext:value-type="float">
            <text:p>27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41" calcext:value-type="float">
            <text:p>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63.819" calcext:value-type="float">
            <text:p>46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1.96" calcext:value-type="float">
            <text:p>82.0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54.232" calcext:value-type="float">
            <text:p>54.2</text:p>
          </table:table-cell>
          <table:table-cell table:style-name="ce19" office:value-type="float" office:value="80.278" calcext:value-type="float">
            <text:p>80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25.061" calcext:value-type="float">
            <text:p>225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825" calcext:value-type="float">
            <text:p>9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74" calcext:value-type="float">
            <text:p>0.4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291" calcext:value-type="float">
            <text:p>3.3</text:p>
          </table:table-cell>
          <table:table-cell table:style-name="ce19" office:value-type="float" office:value="201.021" calcext:value-type="float">
            <text:p>201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4.275" calcext:value-type="float">
            <text:p>24.3</text:p>
          </table:table-cell>
          <table:table-cell table:style-name="ce19" office:value-type="float" office:value="46.913" calcext:value-type="float">
            <text:p>46.9</text:p>
          </table:table-cell>
          <table:table-cell table:style-name="ce19" office:value-type="float" office:value="20.778" calcext:value-type="float">
            <text:p>20.8</text:p>
          </table:table-cell>
          <table:table-cell table:style-name="ce19" office:value-type="float" office:value="3994.582" calcext:value-type="float">
            <text:p>3,994.6</text:p>
          </table:table-cell>
          <table:table-cell table:style-name="ce19" office:value-type="float" office:value="207.399" calcext:value-type="float">
            <text:p>207.4</text:p>
          </table:table-cell>
          <table:table-cell table:style-name="ce48" office:value-type="float" office:value="767.642" calcext:value-type="float">
            <text:p>767.6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504.906" calcext:value-type="float">
            <text:p>504.9</text:p>
          </table:table-cell>
          <table:table-cell table:style-name="ce19" office:value-type="float" office:value="747.393" calcext:value-type="float">
            <text:p>747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09.883" calcext:value-type="float">
            <text:p>20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491" calcext:value-type="float">
            <text:p>2.5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646" calcext:value-type="float">
            <text:p>2.6</text:p>
          </table:table-cell>
          <table:table-cell table:style-name="ce19" office:value-type="float" office:value="192.729" calcext:value-type="float">
            <text:p>192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215" calcext:value-type="float">
            <text:p>12.2</text:p>
          </table:table-cell>
          <table:table-cell table:style-name="ce19" office:value-type="float" office:value="60.705" calcext:value-type="float">
            <text:p>6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384.09" calcext:value-type="float">
            <text:p>5,384.1</text:p>
          </table:table-cell>
          <table:table-cell table:style-name="ce19" office:value-type="float" office:value="540.707" calcext:value-type="float">
            <text:p>540.7</text:p>
          </table:table-cell>
          <table:table-cell table:style-name="ce48" office:value-type="float" office:value="1346.13" calcext:value-type="float">
            <text:p>1,346.1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9.561" calcext:value-type="float">
            <text:p>19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845" calcext:value-type="float">
            <text:p>3.8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62" calcext:value-type="float">
            <text:p>0.1</text:p>
          </table:table-cell>
          <table:table-cell table:style-name="ce19" office:value-type="float" office:value="15.627" calcext:value-type="float">
            <text:p>15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927" calcext:value-type="float">
            <text:p>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13.347" calcext:value-type="float">
            <text:p>21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0.772" calcext:value-type="float">
            <text:p>40.8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.808" calcext:value-type="float">
            <text:p>5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24" calcext:value-type="float">
            <text:p>0.1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36" calcext:value-type="float">
            <text:p>5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913" calcext:value-type="float">
            <text:p>0.9</text:p>
          </table:table-cell>
          <table:table-cell table:style-name="ce19" office:value-type="float" office:value="1.567" calcext:value-type="float">
            <text:p>1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91.009" calcext:value-type="float">
            <text:p>391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5.55" calcext:value-type="float">
            <text:p>45.6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464.664" calcext:value-type="float">
            <text:p>464.7</text:p>
          </table:table-cell>
          <table:table-cell table:style-name="ce19" office:value-type="float" office:value="687.825" calcext:value-type="float">
            <text:p>687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90.396" calcext:value-type="float">
            <text:p>9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52" calcext:value-type="float">
            <text:p>3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12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096" calcext:value-type="float">
            <text:p>1.1</text:p>
          </table:table-cell>
          <table:table-cell table:style-name="ce19" office:value-type="float" office:value="81.29" calcext:value-type="float">
            <text:p>81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.215" calcext:value-type="float">
            <text:p>10.2</text:p>
          </table:table-cell>
          <table:table-cell table:style-name="ce19" office:value-type="float" office:value="24.397" calcext:value-type="float">
            <text:p>24.4</text:p>
          </table:table-cell>
          <table:table-cell table:style-name="ce19" office:value-type="float" office:value="181.84" calcext:value-type="float">
            <text:p>181.8</text:p>
          </table:table-cell>
          <table:table-cell table:style-name="ce19" office:value-type="float" office:value="3269.421" calcext:value-type="float">
            <text:p>3,269.4</text:p>
          </table:table-cell>
          <table:table-cell table:style-name="ce19" office:value-type="float" office:value="210.727" calcext:value-type="float">
            <text:p>210.7</text:p>
          </table:table-cell>
          <table:table-cell table:style-name="ce48" office:value-type="float" office:value="1100.442" calcext:value-type="float">
            <text:p>1,100.4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.527" calcext:value-type="float">
            <text:p>3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6" calcext:value-type="float">
            <text:p>3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28" calcext:value-type="float">
            <text:p>0.1</text:p>
          </table:table-cell>
          <table:table-cell table:style-name="ce19" office:value-type="float" office:value="0.701" calcext:value-type="float">
            <text:p>0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333" calcext:value-type="float">
            <text:p>1.3</text:p>
          </table:table-cell>
          <table:table-cell table:style-name="ce19" office:value-type="float" office:value="3.319" calcext:value-type="float">
            <text:p>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61.352" calcext:value-type="float">
            <text:p>56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1.671" calcext:value-type="float">
            <text:p>61.7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392.174" calcext:value-type="float">
            <text:p>2,392.2</text:p>
          </table:table-cell>
          <table:table-cell table:style-name="ce19" office:value-type="float" office:value="3532.474" calcext:value-type="float">
            <text:p>3,532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41" calcext:value-type="float">
            <text:p>12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13.767" calcext:value-type="float">
            <text:p>613.8</text:p>
          </table:table-cell>
          <table:table-cell table:style-name="ce19" office:value-type="float" office:value="0.187" calcext:value-type="float">
            <text:p>0.2</text:p>
          </table:table-cell>
          <table:table-cell table:style-name="ce19" office:value-type="float" office:value="185.616" calcext:value-type="float">
            <text:p>185.6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7.404" calcext:value-type="float">
            <text:p>67.4</text:p>
          </table:table-cell>
          <table:table-cell table:style-name="ce19" office:value-type="float" office:value="388.035" calcext:value-type="float">
            <text:p>388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8.481" calcext:value-type="float">
            <text:p>38.5</text:p>
          </table:table-cell>
          <table:table-cell table:style-name="ce19" office:value-type="float" office:value="565.328" calcext:value-type="float">
            <text:p>565.3</text:p>
          </table:table-cell>
          <table:table-cell table:style-name="ce19" office:value-type="float" office:value="0.502" calcext:value-type="float">
            <text:p>0.5</text:p>
          </table:table-cell>
          <table:table-cell table:style-name="ce19" office:value-type="float" office:value="27267.532" calcext:value-type="float">
            <text:p>27,267.5</text:p>
          </table:table-cell>
          <table:table-cell table:style-name="ce19" office:value-type="float" office:value="14834.091" calcext:value-type="float">
            <text:p>14,834.1</text:p>
          </table:table-cell>
          <table:table-cell table:style-name="ce48" office:value-type="float" office:value="7454.308" calcext:value-type="float">
            <text:p>7,454.3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style-name="ce19" office:value-type="float" office:value="15.465" calcext:value-type="float">
            <text:p>15.5</text:p>
          </table:table-cell>
          <table:table-cell table:style-name="ce19" office:value-type="float" office:value="22.893" calcext:value-type="float">
            <text:p>22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95.828" calcext:value-type="float">
            <text:p>95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458" calcext:value-type="float">
            <text:p>4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3" calcext:value-type="float">
            <text:p>0.1</text:p>
          </table:table-cell>
          <table:table-cell table:style-name="ce33" office:value-type="float" office:value="1.458" calcext:value-type="float">
            <text:p>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57" calcext:value-type="float">
            <text:p>1.6</text:p>
          </table:table-cell>
          <table:table-cell table:style-name="ce19" office:value-type="float" office:value="84.126" calcext:value-type="float">
            <text:p>84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4.439" calcext:value-type="float">
            <text:p>14.4</text:p>
          </table:table-cell>
          <table:table-cell table:style-name="ce19" office:value-type="float" office:value="32.241" calcext:value-type="float">
            <text:p>32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119.141" calcext:value-type="float">
            <text:p>3,11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54.42" calcext:value-type="float">
            <text:p>454.4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style-name="ce19" office:value-type="float" office:value="4.956" calcext:value-type="float">
            <text:p>5.0</text:p>
          </table:table-cell>
          <table:table-cell table:style-name="ce19" office:value-type="float" office:value="7.335" calcext:value-type="float">
            <text:p>7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9.968" calcext:value-type="float">
            <text:p>4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412" calcext:value-type="float">
            <text:p>4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2" calcext:value-type="float">
            <text:p>0.0</text:p>
          </table:table-cell>
          <table:table-cell table:style-name="ce19" office:value-type="float" office:value="34.401" calcext:value-type="float">
            <text:p>34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186" calcext:value-type="float">
            <text:p>2.2</text:p>
          </table:table-cell>
          <table:table-cell table:style-name="ce19" office:value-type="float" office:value="59.395" calcext:value-type="float">
            <text:p>59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05.483" calcext:value-type="float">
            <text:p>1,205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21.452" calcext:value-type="float">
            <text:p>221.5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8.413" calcext:value-type="float">
            <text:p>58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071" calcext:value-type="float">
            <text:p>3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5" calcext:value-type="float">
            <text:p>0.1</text:p>
          </table:table-cell>
          <table:table-cell table:style-name="ce19" office:value-type="float" office:value="52.595" calcext:value-type="float">
            <text:p>52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9.396" calcext:value-type="float">
            <text:p>9.4</text:p>
          </table:table-cell>
          <table:table-cell table:style-name="ce19" office:value-type="float" office:value="142.757" calcext:value-type="float">
            <text:p>14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020.23" calcext:value-type="float">
            <text:p>5,020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89.232" calcext:value-type="float">
            <text:p>689.2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606.248" calcext:value-type="float">
            <text:p>1,606.2</text:p>
          </table:table-cell>
          <table:table-cell table:style-name="ce19" office:value-type="float" office:value="2377.67" calcext:value-type="float">
            <text:p>2,377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32.637" calcext:value-type="float">
            <text:p>23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23" calcext:value-type="float">
            <text:p>13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79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692" calcext:value-type="float">
            <text:p>12.7</text:p>
          </table:table-cell>
          <table:table-cell table:style-name="ce19" office:value-type="float" office:value="197.703" calcext:value-type="float">
            <text:p>197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91.075" calcext:value-type="float">
            <text:p>191.1</text:p>
          </table:table-cell>
          <table:table-cell table:style-name="ce19" office:value-type="float" office:value="79.12" calcext:value-type="float">
            <text:p>7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560.876" calcext:value-type="float">
            <text:p>5,56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619.223" calcext:value-type="float">
            <text:p>2,619.2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266.687" calcext:value-type="float">
            <text:p>1,266.7</text:p>
          </table:table-cell>
          <table:table-cell table:style-name="ce19" office:value-type="float" office:value="1875.031" calcext:value-type="float">
            <text:p>1,875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5.667" calcext:value-type="float">
            <text:p>35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67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99" calcext:value-type="float">
            <text:p>12.0</text:p>
          </table:table-cell>
          <table:table-cell table:style-name="ce19" office:value-type="float" office:value="22.811" calcext:value-type="float">
            <text:p>22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958" calcext:value-type="float">
            <text:p>1.0</text:p>
          </table:table-cell>
          <table:table-cell table:style-name="ce19" office:value-type="float" office:value="16.624" calcext:value-type="float">
            <text:p>16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11.816" calcext:value-type="float">
            <text:p>1,911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502.515" calcext:value-type="float">
            <text:p>1,502.5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339.56" calcext:value-type="float">
            <text:p>339.6</text:p>
          </table:table-cell>
          <table:table-cell table:style-name="ce19" office:value-type="float" office:value="502.639" calcext:value-type="float">
            <text:p>502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96.97" calcext:value-type="float">
            <text:p>197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23" calcext:value-type="float">
            <text:p>13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702" calcext:value-type="float">
            <text:p>0.7</text:p>
          </table:table-cell>
          <table:table-cell table:style-name="ce19" office:value-type="float" office:value="174.892" calcext:value-type="float">
            <text:p>174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90.117" calcext:value-type="float">
            <text:p>190.1</text:p>
          </table:table-cell>
          <table:table-cell table:style-name="ce19" office:value-type="float" office:value="62.496" calcext:value-type="float">
            <text:p>62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649.06" calcext:value-type="float">
            <text:p>3,64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116.708" calcext:value-type="float">
            <text:p>1,116.7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810.485" calcext:value-type="float">
            <text:p>1,81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53.33" calcext:value-type="float">
            <text:p>253.3</text:p>
          </table:table-cell>
          <table:table-cell table:style-name="ce19" office:value-type="float" office:value="678.382" calcext:value-type="float">
            <text:p>678.4</text:p>
          </table:table-cell>
          <table:table-cell table:style-name="ce19" office:value-type="float" office:value="1623.742" calcext:value-type="float">
            <text:p>1,623.7</text:p>
          </table:table-cell>
          <table:table-cell table:style-name="ce19" office:value-type="float" office:value="3019.207" calcext:value-type="float">
            <text:p>3,019.2</text:p>
          </table:table-cell>
          <table:table-cell table:style-name="ce19" office:value-type="float" office:value="311.081" calcext:value-type="float">
            <text:p>311.1</text:p>
          </table:table-cell>
          <table:table-cell table:style-name="ce19" office:value-type="float" office:value="274.832" calcext:value-type="float">
            <text:p>274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.85" calcext:value-type="float">
            <text:p>27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43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375" calcext:value-type="float">
            <text:p>7.4</text:p>
          </table:table-cell>
          <table:table-cell table:style-name="ce19" office:value-type="float" office:value="219.069" calcext:value-type="float">
            <text:p>21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446" calcext:value-type="float">
            <text:p>13.4</text:p>
          </table:table-cell>
          <table:table-cell table:style-name="ce19" office:value-type="float" office:value="23.811" calcext:value-type="float">
            <text:p>23.8</text:p>
          </table:table-cell>
          <table:table-cell table:style-name="ce19" office:value-type="float" office:value="448.664" calcext:value-type="float">
            <text:p>448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075.503" calcext:value-type="float">
            <text:p>16,075.5</text:p>
          </table:table-cell>
          <table:table-cell table:style-name="ce19" office:value-type="float" office:value="79.149" calcext:value-type="float">
            <text:p>79.1</text:p>
          </table:table-cell>
          <table:table-cell table:style-name="ce48" office:value-type="float" office:value="4097.881" calcext:value-type="float">
            <text:p>4,097.9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810.485" calcext:value-type="float">
            <text:p>1,81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53.33" calcext:value-type="float">
            <text:p>253.3</text:p>
          </table:table-cell>
          <table:table-cell table:style-name="ce19" office:value-type="float" office:value="678.382" calcext:value-type="float">
            <text:p>678.4</text:p>
          </table:table-cell>
          <table:table-cell table:style-name="ce19" office:value-type="float" office:value="1623.742" calcext:value-type="float">
            <text:p>1,623.7</text:p>
          </table:table-cell>
          <table:table-cell table:style-name="ce19" office:value-type="float" office:value="3019.207" calcext:value-type="float">
            <text:p>3,019.2</text:p>
          </table:table-cell>
          <table:table-cell table:style-name="ce19" office:value-type="float" office:value="311.081" calcext:value-type="float">
            <text:p>311.1</text:p>
          </table:table-cell>
          <table:table-cell table:style-name="ce19" office:value-type="float" office:value="238.354" calcext:value-type="float">
            <text:p>238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97" calcext:value-type="float">
            <text:p>13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35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24" calcext:value-type="float">
            <text:p>7.2</text:p>
          </table:table-cell>
          <table:table-cell table:style-name="ce19" office:value-type="float" office:value="195.28" calcext:value-type="float">
            <text:p>195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446" calcext:value-type="float">
            <text:p>13.4</text:p>
          </table:table-cell>
          <table:table-cell table:style-name="ce19" office:value-type="float" office:value="17.951" calcext:value-type="float">
            <text:p>18.0</text:p>
          </table:table-cell>
          <table:table-cell table:style-name="ce19" office:value-type="float" office:value="370.628" calcext:value-type="float">
            <text:p>37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865.683" calcext:value-type="float">
            <text:p>14,865.7</text:p>
          </table:table-cell>
          <table:table-cell table:style-name="ce19" office:value-type="float" office:value="47.489" calcext:value-type="float">
            <text:p>47.5</text:p>
          </table:table-cell>
          <table:table-cell table:style-name="ce48" office:value-type="float" office:value="3859.9" calcext:value-type="float">
            <text:p>3,859.9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6.478" calcext:value-type="float">
            <text:p>36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88" calcext:value-type="float">
            <text:p>14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8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35" calcext:value-type="float">
            <text:p>0.1</text:p>
          </table:table-cell>
          <table:table-cell table:style-name="ce19" office:value-type="float" office:value="23.789" calcext:value-type="float">
            <text:p>23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86" calcext:value-type="float">
            <text:p>5.9</text:p>
          </table:table-cell>
          <table:table-cell table:style-name="ce19" office:value-type="float" office:value="78.037" calcext:value-type="float">
            <text:p>78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09.82" calcext:value-type="float">
            <text:p>1,209.8</text:p>
          </table:table-cell>
          <table:table-cell table:style-name="ce19" office:value-type="float" office:value="31.659" calcext:value-type="float">
            <text:p>31.7</text:p>
          </table:table-cell>
          <table:table-cell table:style-name="ce48" office:value-type="float" office:value="237.981" calcext:value-type="float">
            <text:p>238.0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4.253" calcext:value-type="float">
            <text:p>54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946" calcext:value-type="float">
            <text:p>9.9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09" calcext:value-type="float">
            <text:p>0.2</text:p>
          </table:table-cell>
          <table:table-cell table:style-name="ce19" office:value-type="float" office:value="43.805" calcext:value-type="float">
            <text:p>43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1.626" calcext:value-type="float">
            <text:p>21.6</text:p>
          </table:table-cell>
          <table:table-cell table:style-name="ce19" office:value-type="float" office:value="127.023" calcext:value-type="float">
            <text:p>127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038.334" calcext:value-type="float">
            <text:p>7,038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73.052" calcext:value-type="float">
            <text:p>873.1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.97" calcext:value-type="float">
            <text:p>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945" calcext:value-type="float">
            <text:p>3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4" calcext:value-type="float">
            <text:p>0.1</text:p>
          </table:table-cell>
          <table:table-cell table:style-name="ce19" office:value-type="float" office:value="5.527" calcext:value-type="float">
            <text:p>5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001" calcext:value-type="float">
            <text:p>6.0</text:p>
          </table:table-cell>
          <table:table-cell table:style-name="ce19" office:value-type="float" office:value="2.209" calcext:value-type="float">
            <text:p>2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177.507" calcext:value-type="float">
            <text:p>2,177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24.586" calcext:value-type="float">
            <text:p>224.6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55.212" calcext:value-type="float">
            <text:p>155.2</text:p>
          </table:table-cell>
          <table:table-cell table:style-name="ce19" office:value-type="float" office:value="229.755" calcext:value-type="float">
            <text:p>229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1.177" calcext:value-type="float">
            <text:p>6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029" calcext:value-type="float">
            <text:p>4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88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209" calcext:value-type="float">
            <text:p>4.2</text:p>
          </table:table-cell>
          <table:table-cell table:style-name="ce19" office:value-type="float" office:value="50.652" calcext:value-type="float">
            <text:p>50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3.342" calcext:value-type="float">
            <text:p>103.3</text:p>
          </table:table-cell>
          <table:table-cell table:style-name="ce19" office:value-type="float" office:value="157.749" calcext:value-type="float">
            <text:p>157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4952.271" calcext:value-type="float">
            <text:p>44,952.3</text:p>
          </table:table-cell>
          <table:table-cell table:style-name="ce19" office:value-type="float" office:value="330.307" calcext:value-type="float">
            <text:p>330.3</text:p>
          </table:table-cell>
          <table:table-cell table:style-name="ce48" office:value-type="float" office:value="4789.109" calcext:value-type="float">
            <text:p>4,789.1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1.367" calcext:value-type="float">
            <text:p>3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928" calcext:value-type="float">
            <text:p>7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5.13" calcext:value-type="float">
            <text:p>5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1" calcext:value-type="float">
            <text:p>0.0</text:p>
          </table:table-cell>
          <table:table-cell table:style-name="ce19" office:value-type="float" office:value="4.548" calcext:value-type="float">
            <text:p>4.5</text:p>
          </table:table-cell>
          <table:table-cell table:style-name="ce19" office:value-type="float" office:value="15.778" calcext:value-type="float">
            <text:p>15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1.547" calcext:value-type="float">
            <text:p>21.5</text:p>
          </table:table-cell>
          <table:table-cell table:style-name="ce19" office:value-type="float" office:value="15.989" calcext:value-type="float">
            <text:p>1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481.494" calcext:value-type="float">
            <text:p>2,48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03.628" calcext:value-type="float">
            <text:p>303.6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1447.786" calcext:value-type="float">
            <text:p>1,447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38.344" calcext:value-type="float">
            <text:p>138.3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02.202" calcext:value-type="float">
            <text:p>102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5.429" calcext:value-type="float">
            <text:p>125.4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22" calcext:value-type="float">
            <text:p>0.1</text:p>
          </table:table-cell>
          <table:table-cell table:style-name="ce19" office:value-type="float" office:value="9.018" calcext:value-type="float">
            <text:p>9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563" calcext:value-type="float">
            <text:p>4.6</text:p>
          </table:table-cell>
          <table:table-cell table:style-name="ce19" office:value-type="float" office:value="81.745" calcext:value-type="float">
            <text:p>81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13.226" calcext:value-type="float">
            <text:p>1,01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84.823" calcext:value-type="float">
            <text:p>284.8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0.904" calcext:value-type="float">
            <text:p>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32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73" calcext:value-type="float">
            <text:p>0.5</text:p>
          </table:table-cell>
          <table:table-cell table:style-name="ce19" office:value-type="float" office:value="0.002" calcext:value-type="float">
            <text:p>0.0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91.884" calcext:value-type="float">
            <text:p>291.9</text:p>
          </table:table-cell>
          <table:table-cell table:style-name="ce19" office:value-type="float" office:value="2433.617" calcext:value-type="float">
            <text:p>2,433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5.334" calcext:value-type="float">
            <text:p>525.3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8.966" calcext:value-type="float">
            <text:p>5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12" calcext:value-type="float">
            <text:p>1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036" calcext:value-type="float">
            <text:p>5.0</text:p>
          </table:table-cell>
          <table:table-cell table:style-name="ce19" office:value-type="float" office:value="50.068" calcext:value-type="float">
            <text:p>50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29.876" calcext:value-type="float">
            <text:p>62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19.155" calcext:value-type="float">
            <text:p>119.2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4.646" calcext:value-type="float">
            <text:p>54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1.231" calcext:value-type="float">
            <text:p>51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335" calcext:value-type="float">
            <text:p>3.3</text:p>
          </table:table-cell>
          <table:table-cell table:style-name="ce19" office:value-type="float" office:value="40.951" calcext:value-type="float">
            <text:p>41.0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98.561" calcext:value-type="float">
            <text:p>98.6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7008.342" calcext:value-type="float">
            <text:p>7,008.3</text:p>
          </table:table-cell>
          <table:table-cell table:style-name="ce20" office:value-type="float" office:value="7685.623" calcext:value-type="float">
            <text:p>7,685.6</text:p>
          </table:table-cell>
          <table:table-cell table:style-name="ce20" office:value-type="float" office:value="253.33" calcext:value-type="float">
            <text:p>253.3</text:p>
          </table:table-cell>
          <table:table-cell table:style-name="ce20" office:value-type="float" office:value="678.382" calcext:value-type="float">
            <text:p>678.4</text:p>
          </table:table-cell>
          <table:table-cell table:style-name="ce20" office:value-type="float" office:value="1636.152" calcext:value-type="float">
            <text:p>1,636.2</text:p>
          </table:table-cell>
          <table:table-cell table:style-name="ce20" office:value-type="float" office:value="3019.207" calcext:value-type="float">
            <text:p>3,019.2</text:p>
          </table:table-cell>
          <table:table-cell table:style-name="ce20" office:value-type="float" office:value="311.081" calcext:value-type="float">
            <text:p>311.1</text:p>
          </table:table-cell>
          <table:table-cell table:style-name="ce20" office:value-type="float" office:value="2279.77" calcext:value-type="float">
            <text:p>2,279.8</text:p>
          </table:table-cell>
          <table:table-cell table:style-name="ce20" office:value-type="float" office:value="0.187" calcext:value-type="float">
            <text:p>0.2</text:p>
          </table:table-cell>
          <table:table-cell table:style-name="ce20" office:value-type="float" office:value="418.464" calcext:value-type="float">
            <text:p>418.5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7.119" calcext:value-type="float">
            <text:p>7.1</text:p>
          </table:table-cell>
          <table:table-cell table:style-name="ce34" office:value-type="float" office:value="1.458" calcext:value-type="float">
            <text:p>1.5</text:p>
          </table:table-cell>
          <table:table-cell table:style-name="ce20" office:value-type="float" office:value="0.001" calcext:value-type="float">
            <text:p>0.0</text:p>
          </table:table-cell>
          <table:table-cell table:style-name="ce20" office:value-type="float" office:value="116.227" calcext:value-type="float">
            <text:p>116.2</text:p>
          </table:table-cell>
          <table:table-cell table:style-name="ce20" office:value-type="float" office:value="1726.682" calcext:value-type="float">
            <text:p>1,726.7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3.446" calcext:value-type="float">
            <text:p>13.4</text:p>
          </table:table-cell>
          <table:table-cell table:style-name="ce20" office:value-type="float" office:value="489.722" calcext:value-type="float">
            <text:p>489.7</text:p>
          </table:table-cell>
          <table:table-cell table:style-name="ce20" office:value-type="float" office:value="1890.071" calcext:value-type="float">
            <text:p>1,890.1</text:p>
          </table:table-cell>
          <table:table-cell table:style-name="ce20" office:value-type="float" office:value="495.004" calcext:value-type="float">
            <text:p>495.0</text:p>
          </table:table-cell>
          <table:table-cell table:style-name="ce20" office:value-type="float" office:value="134700.496" calcext:value-type="float">
            <text:p>134,700.5</text:p>
          </table:table-cell>
          <table:table-cell table:style-name="ce20" office:value-type="float" office:value="16202.381" calcext:value-type="float">
            <text:p>16,202.4</text:p>
          </table:table-cell>
          <table:table-cell table:style-name="ce20" office:value-type="float" office:value="26337.275" calcext:value-type="float">
            <text:p>26,337.3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104'.$A$1:.$Z$35" table:range-usable-as="print-range"/>
        </table:named-expressions>
      </table:table>
      <table:table table:name="105" table:style-name="ta12" table:print-ranges="'105'.A1:'105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4" table:default-cell-style-name="ce12"/>
        <table:table-column table:style-name="co5" table:default-cell-style-name="ce12"/>
        <table:table-column table:style-name="co4" table:number-columns-repeated="7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5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16" calcext:value-type="float">
            <text:p>2016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3.295" calcext:value-type="float">
            <text:p>3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418" calcext:value-type="float">
            <text:p>4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834" calcext:value-type="float">
            <text:p>4.8</text:p>
          </table:table-cell>
          <table:table-cell table:style-name="ce19" office:value-type="float" office:value="23.915" calcext:value-type="float">
            <text:p>23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47" calcext:value-type="float">
            <text:p>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36.772" calcext:value-type="float">
            <text:p>436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75.073" calcext:value-type="float">
            <text:p>75.1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51.32" calcext:value-type="float">
            <text:p>51.3</text:p>
          </table:table-cell>
          <table:table-cell table:style-name="ce19" office:value-type="float" office:value="75.967" calcext:value-type="float">
            <text:p>76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07.475" calcext:value-type="float">
            <text:p>207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.97" calcext:value-type="float">
            <text:p>10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58" calcext:value-type="float">
            <text:p>0.4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053" calcext:value-type="float">
            <text:p>3.1</text:p>
          </table:table-cell>
          <table:table-cell table:style-name="ce19" office:value-type="float" office:value="184.655" calcext:value-type="float">
            <text:p>184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9.872" calcext:value-type="float">
            <text:p>39.9</text:p>
          </table:table-cell>
          <table:table-cell table:style-name="ce19" office:value-type="float" office:value="57.792" calcext:value-type="float">
            <text:p>57.8</text:p>
          </table:table-cell>
          <table:table-cell table:style-name="ce19" office:value-type="float" office:value="20.176" calcext:value-type="float">
            <text:p>20.2</text:p>
          </table:table-cell>
          <table:table-cell table:style-name="ce19" office:value-type="float" office:value="4135.176" calcext:value-type="float">
            <text:p>4,135.2</text:p>
          </table:table-cell>
          <table:table-cell table:style-name="ce19" office:value-type="float" office:value="208.501" calcext:value-type="float">
            <text:p>208.5</text:p>
          </table:table-cell>
          <table:table-cell table:style-name="ce48" office:value-type="float" office:value="784.811" calcext:value-type="float">
            <text:p>784.8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418.469" calcext:value-type="float">
            <text:p>418.5</text:p>
          </table:table-cell>
          <table:table-cell table:style-name="ce19" office:value-type="float" office:value="619.444" calcext:value-type="float">
            <text:p>619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76.959" calcext:value-type="float">
            <text:p>177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324" calcext:value-type="float">
            <text:p>1.3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293" calcext:value-type="float">
            <text:p>1.3</text:p>
          </table:table-cell>
          <table:table-cell table:style-name="ce19" office:value-type="float" office:value="163.853" calcext:value-type="float">
            <text:p>163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8.794" calcext:value-type="float">
            <text:p>18.8</text:p>
          </table:table-cell>
          <table:table-cell table:style-name="ce19" office:value-type="float" office:value="79.245" calcext:value-type="float">
            <text:p>79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136.496" calcext:value-type="float">
            <text:p>5,136.5</text:p>
          </table:table-cell>
          <table:table-cell table:style-name="ce19" office:value-type="float" office:value="538.458" calcext:value-type="float">
            <text:p>538.5</text:p>
          </table:table-cell>
          <table:table-cell table:style-name="ce48" office:value-type="float" office:value="1227.311" calcext:value-type="float">
            <text:p>1,227.3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8.933" calcext:value-type="float">
            <text:p>18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209" calcext:value-type="float">
            <text:p>4.2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57" calcext:value-type="float">
            <text:p>0.1</text:p>
          </table:table-cell>
          <table:table-cell table:style-name="ce19" office:value-type="float" office:value="14.791" calcext:value-type="float">
            <text:p>14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348" calcext:value-type="float">
            <text:p>1.3</text:p>
          </table:table-cell>
          <table:table-cell table:style-name="ce19" office:value-type="float" office:value="0.002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03.721" calcext:value-type="float">
            <text:p>203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9.6" calcext:value-type="float">
            <text:p>39.6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.18" calcext:value-type="float">
            <text:p>5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31" calcext:value-type="float">
            <text:p>0.0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835" calcext:value-type="float">
            <text:p>4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189" calcext:value-type="float">
            <text:p>2.2</text:p>
          </table:table-cell>
          <table:table-cell table:style-name="ce19" office:value-type="float" office:value="2.428" calcext:value-type="float">
            <text:p>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82.255" calcext:value-type="float">
            <text:p>382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6.08" calcext:value-type="float">
            <text:p>46.1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462.676" calcext:value-type="float">
            <text:p>462.7</text:p>
          </table:table-cell>
          <table:table-cell table:style-name="ce19" office:value-type="float" office:value="684.882" calcext:value-type="float">
            <text:p>684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83.099" calcext:value-type="float">
            <text:p>83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625" calcext:value-type="float">
            <text:p>3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12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975" calcext:value-type="float">
            <text:p>1.0</text:p>
          </table:table-cell>
          <table:table-cell table:style-name="ce19" office:value-type="float" office:value="74.486" calcext:value-type="float">
            <text:p>74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.598" calcext:value-type="float">
            <text:p>10.6</text:p>
          </table:table-cell>
          <table:table-cell table:style-name="ce19" office:value-type="float" office:value="24.569" calcext:value-type="float">
            <text:p>24.6</text:p>
          </table:table-cell>
          <table:table-cell table:style-name="ce19" office:value-type="float" office:value="149.735" calcext:value-type="float">
            <text:p>149.7</text:p>
          </table:table-cell>
          <table:table-cell table:style-name="ce19" office:value-type="float" office:value="3263.403" calcext:value-type="float">
            <text:p>3,263.4</text:p>
          </table:table-cell>
          <table:table-cell table:style-name="ce19" office:value-type="float" office:value="212.169" calcext:value-type="float">
            <text:p>212.2</text:p>
          </table:table-cell>
          <table:table-cell table:style-name="ce48" office:value-type="float" office:value="1059.111" calcext:value-type="float">
            <text:p>1,059.1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.656" calcext:value-type="float">
            <text:p>3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845" calcext:value-type="float">
            <text:p>3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12" calcext:value-type="float">
            <text:p>0.1</text:p>
          </table:table-cell>
          <table:table-cell table:style-name="ce19" office:value-type="float" office:value="0.663" calcext:value-type="float">
            <text:p>0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309" calcext:value-type="float">
            <text:p>1.3</text:p>
          </table:table-cell>
          <table:table-cell table:style-name="ce19" office:value-type="float" office:value="3.778" calcext:value-type="float">
            <text:p>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75.879" calcext:value-type="float">
            <text:p>57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3.626" calcext:value-type="float">
            <text:p>63.6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715.646" calcext:value-type="float">
            <text:p>2,715.6</text:p>
          </table:table-cell>
          <table:table-cell table:style-name="ce19" office:value-type="float" office:value="4011.323" calcext:value-type="float">
            <text:p>4,011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373" calcext:value-type="float">
            <text:p>12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59.112" calcext:value-type="float">
            <text:p>559.1</text:p>
          </table:table-cell>
          <table:table-cell table:style-name="ce19" office:value-type="float" office:value="0.004" calcext:value-type="float">
            <text:p>0.0</text:p>
          </table:table-cell>
          <table:table-cell table:style-name="ce19" office:value-type="float" office:value="153.905" calcext:value-type="float">
            <text:p>153.9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.015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7.14" calcext:value-type="float">
            <text:p>67.1</text:p>
          </table:table-cell>
          <table:table-cell table:style-name="ce19" office:value-type="float" office:value="359.035" calcext:value-type="float">
            <text:p>359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5.035" calcext:value-type="float">
            <text:p>45.0</text:p>
          </table:table-cell>
          <table:table-cell table:style-name="ce19" office:value-type="float" office:value="551.517" calcext:value-type="float">
            <text:p>551.5</text:p>
          </table:table-cell>
          <table:table-cell table:style-name="ce19" office:value-type="float" office:value="0.777" calcext:value-type="float">
            <text:p>0.8</text:p>
          </table:table-cell>
          <table:table-cell table:style-name="ce19" office:value-type="float" office:value="27046.553" calcext:value-type="float">
            <text:p>27,046.6</text:p>
          </table:table-cell>
          <table:table-cell table:style-name="ce19" office:value-type="float" office:value="14032.939" calcext:value-type="float">
            <text:p>14,032.9</text:p>
          </table:table-cell>
          <table:table-cell table:style-name="ce48" office:value-type="float" office:value="7627.179" calcext:value-type="float">
            <text:p>7,627.2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style-name="ce19" office:value-type="float" office:value="10.383" calcext:value-type="float">
            <text:p>10.4</text:p>
          </table:table-cell>
          <table:table-cell table:style-name="ce19" office:value-type="float" office:value="15.369" calcext:value-type="float">
            <text:p>15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84.605" calcext:value-type="float">
            <text:p>84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894" calcext:value-type="float">
            <text:p>4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" calcext:value-type="float">
            <text:p>0.1</text:p>
          </table:table-cell>
          <table:table-cell table:style-name="ce33" office:value-type="float" office:value="1.137" calcext:value-type="float">
            <text:p>1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583" calcext:value-type="float">
            <text:p>1.6</text:p>
          </table:table-cell>
          <table:table-cell table:style-name="ce19" office:value-type="float" office:value="73.561" calcext:value-type="float">
            <text:p>73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5.212" calcext:value-type="float">
            <text:p>15.2</text:p>
          </table:table-cell>
          <table:table-cell table:style-name="ce19" office:value-type="float" office:value="47.062" calcext:value-type="float">
            <text:p>4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381.289" calcext:value-type="float">
            <text:p>3,381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78.672" calcext:value-type="float">
            <text:p>478.7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style-name="ce19" office:value-type="float" office:value="5.407" calcext:value-type="float">
            <text:p>5.4</text:p>
          </table:table-cell>
          <table:table-cell table:style-name="ce19" office:value-type="float" office:value="8.004" calcext:value-type="float">
            <text:p>8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7.89" calcext:value-type="float">
            <text:p>37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932" calcext:value-type="float">
            <text:p>4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3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17" calcext:value-type="float">
            <text:p>0.0</text:p>
          </table:table-cell>
          <table:table-cell table:style-name="ce19" office:value-type="float" office:value="32.096" calcext:value-type="float">
            <text:p>32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419" calcext:value-type="float">
            <text:p>2.4</text:p>
          </table:table-cell>
          <table:table-cell table:style-name="ce19" office:value-type="float" office:value="57.594" calcext:value-type="float">
            <text:p>57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79.296" calcext:value-type="float">
            <text:p>1,17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15.731" calcext:value-type="float">
            <text:p>215.7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4.433" calcext:value-type="float">
            <text:p>44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316" calcext:value-type="float">
            <text:p>3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51" calcext:value-type="float">
            <text:p>0.1</text:p>
          </table:table-cell>
          <table:table-cell table:style-name="ce19" office:value-type="float" office:value="39.319" calcext:value-type="float">
            <text:p>39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5.942" calcext:value-type="float">
            <text:p>15.9</text:p>
          </table:table-cell>
          <table:table-cell table:style-name="ce19" office:value-type="float" office:value="169.853" calcext:value-type="float">
            <text:p>16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069.881" calcext:value-type="float">
            <text:p>5,06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712.912" calcext:value-type="float">
            <text:p>712.9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478.686" calcext:value-type="float">
            <text:p>1,478.7</text:p>
          </table:table-cell>
          <table:table-cell table:style-name="ce19" office:value-type="float" office:value="2188.845" calcext:value-type="float">
            <text:p>2,188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18.184" calcext:value-type="float">
            <text:p>218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99" calcext:value-type="float">
            <text:p>14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52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531" calcext:value-type="float">
            <text:p>12.5</text:p>
          </table:table-cell>
          <table:table-cell table:style-name="ce19" office:value-type="float" office:value="183.791" calcext:value-type="float">
            <text:p>183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72.594" calcext:value-type="float">
            <text:p>172.6</text:p>
          </table:table-cell>
          <table:table-cell table:style-name="ce19" office:value-type="float" office:value="76.537" calcext:value-type="float">
            <text:p>76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335.743" calcext:value-type="float">
            <text:p>5,335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436.685" calcext:value-type="float">
            <text:p>2,436.7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117.702" calcext:value-type="float">
            <text:p>1,117.7</text:p>
          </table:table-cell>
          <table:table-cell table:style-name="ce19" office:value-type="float" office:value="1654.493" calcext:value-type="float">
            <text:p>1,654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3.578" calcext:value-type="float">
            <text:p>33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542" calcext:value-type="float">
            <text:p>11.5</text:p>
          </table:table-cell>
          <table:table-cell table:style-name="ce19" office:value-type="float" office:value="21.266" calcext:value-type="float">
            <text:p>21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772" calcext:value-type="float">
            <text:p>1.8</text:p>
          </table:table-cell>
          <table:table-cell table:style-name="ce19" office:value-type="float" office:value="17.388" calcext:value-type="float">
            <text:p>17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754.296" calcext:value-type="float">
            <text:p>1,754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337.875" calcext:value-type="float">
            <text:p>1,337.9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360.985" calcext:value-type="float">
            <text:p>361.0</text:p>
          </table:table-cell>
          <table:table-cell table:style-name="ce19" office:value-type="float" office:value="534.352" calcext:value-type="float">
            <text:p>534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84.607" calcext:value-type="float">
            <text:p>184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99" calcext:value-type="float">
            <text:p>14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989" calcext:value-type="float">
            <text:p>1.0</text:p>
          </table:table-cell>
          <table:table-cell table:style-name="ce19" office:value-type="float" office:value="162.525" calcext:value-type="float">
            <text:p>162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70.822" calcext:value-type="float">
            <text:p>170.8</text:p>
          </table:table-cell>
          <table:table-cell table:style-name="ce19" office:value-type="float" office:value="59.149" calcext:value-type="float">
            <text:p>5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581.447" calcext:value-type="float">
            <text:p>3,58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98.81" calcext:value-type="float">
            <text:p>1,098.8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881.313" calcext:value-type="float">
            <text:p>1,881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7.239" calcext:value-type="float">
            <text:p>277.2</text:p>
          </table:table-cell>
          <table:table-cell table:style-name="ce19" office:value-type="float" office:value="648.062" calcext:value-type="float">
            <text:p>648.1</text:p>
          </table:table-cell>
          <table:table-cell table:style-name="ce19" office:value-type="float" office:value="1738.494" calcext:value-type="float">
            <text:p>1,738.5</text:p>
          </table:table-cell>
          <table:table-cell table:style-name="ce19" office:value-type="float" office:value="3224.385" calcext:value-type="float">
            <text:p>3,224.4</text:p>
          </table:table-cell>
          <table:table-cell table:style-name="ce19" office:value-type="float" office:value="331.711" calcext:value-type="float">
            <text:p>331.7</text:p>
          </table:table-cell>
          <table:table-cell table:style-name="ce19" office:value-type="float" office:value="226.208" calcext:value-type="float">
            <text:p>226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9.17" calcext:value-type="float">
            <text:p>29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788" calcext:value-type="float">
            <text:p>6.8</text:p>
          </table:table-cell>
          <table:table-cell table:style-name="ce19" office:value-type="float" office:value="172.841" calcext:value-type="float">
            <text:p>17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96" calcext:value-type="float">
            <text:p>14.0</text:p>
          </table:table-cell>
          <table:table-cell table:style-name="ce19" office:value-type="float" office:value="25.808" calcext:value-type="float">
            <text:p>25.8</text:p>
          </table:table-cell>
          <table:table-cell table:style-name="ce19" office:value-type="float" office:value="484.819" calcext:value-type="float">
            <text:p>484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357.626" calcext:value-type="float">
            <text:p>16,357.6</text:p>
          </table:table-cell>
          <table:table-cell table:style-name="ce19" office:value-type="float" office:value="79.777" calcext:value-type="float">
            <text:p>79.8</text:p>
          </table:table-cell>
          <table:table-cell table:style-name="ce48" office:value-type="float" office:value="4185.027" calcext:value-type="float">
            <text:p>4,185.0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881.313" calcext:value-type="float">
            <text:p>1,881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7.239" calcext:value-type="float">
            <text:p>277.2</text:p>
          </table:table-cell>
          <table:table-cell table:style-name="ce19" office:value-type="float" office:value="648.062" calcext:value-type="float">
            <text:p>648.1</text:p>
          </table:table-cell>
          <table:table-cell table:style-name="ce19" office:value-type="float" office:value="1738.494" calcext:value-type="float">
            <text:p>1,738.5</text:p>
          </table:table-cell>
          <table:table-cell table:style-name="ce19" office:value-type="float" office:value="3224.385" calcext:value-type="float">
            <text:p>3,224.4</text:p>
          </table:table-cell>
          <table:table-cell table:style-name="ce19" office:value-type="float" office:value="331.711" calcext:value-type="float">
            <text:p>331.7</text:p>
          </table:table-cell>
          <table:table-cell table:style-name="ce19" office:value-type="float" office:value="193.506" calcext:value-type="float">
            <text:p>193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96" calcext:value-type="float">
            <text:p>14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657" calcext:value-type="float">
            <text:p>6.7</text:p>
          </table:table-cell>
          <table:table-cell table:style-name="ce19" office:value-type="float" office:value="152.81" calcext:value-type="float">
            <text:p>15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96" calcext:value-type="float">
            <text:p>14.0</text:p>
          </table:table-cell>
          <table:table-cell table:style-name="ce19" office:value-type="float" office:value="19.438" calcext:value-type="float">
            <text:p>19.4</text:p>
          </table:table-cell>
          <table:table-cell table:style-name="ce19" office:value-type="float" office:value="410.408" calcext:value-type="float">
            <text:p>41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106.019" calcext:value-type="float">
            <text:p>15,106.0</text:p>
          </table:table-cell>
          <table:table-cell table:style-name="ce19" office:value-type="float" office:value="47.866" calcext:value-type="float">
            <text:p>47.9</text:p>
          </table:table-cell>
          <table:table-cell table:style-name="ce48" office:value-type="float" office:value="3949.98" calcext:value-type="float">
            <text:p>3,950.0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2.702" calcext:value-type="float">
            <text:p>3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209" calcext:value-type="float">
            <text:p>15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31" calcext:value-type="float">
            <text:p>0.1</text:p>
          </table:table-cell>
          <table:table-cell table:style-name="ce19" office:value-type="float" office:value="20.031" calcext:value-type="float">
            <text:p>2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37" calcext:value-type="float">
            <text:p>6.4</text:p>
          </table:table-cell>
          <table:table-cell table:style-name="ce19" office:value-type="float" office:value="74.411" calcext:value-type="float">
            <text:p>74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51.607" calcext:value-type="float">
            <text:p>1,251.6</text:p>
          </table:table-cell>
          <table:table-cell table:style-name="ce19" office:value-type="float" office:value="31.911" calcext:value-type="float">
            <text:p>31.9</text:p>
          </table:table-cell>
          <table:table-cell table:style-name="ce48" office:value-type="float" office:value="235.047" calcext:value-type="float">
            <text:p>235.0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2.213" calcext:value-type="float">
            <text:p>52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557" calcext:value-type="float">
            <text:p>10.6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1" calcext:value-type="float">
            <text:p>0.2</text:p>
          </table:table-cell>
          <table:table-cell table:style-name="ce19" office:value-type="float" office:value="41.469" calcext:value-type="float">
            <text:p>41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4.506" calcext:value-type="float">
            <text:p>24.5</text:p>
          </table:table-cell>
          <table:table-cell table:style-name="ce19" office:value-type="float" office:value="134.038" calcext:value-type="float">
            <text:p>134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180.439" calcext:value-type="float">
            <text:p>7,18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94.165" calcext:value-type="float">
            <text:p>894.2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.637" calcext:value-type="float">
            <text:p>8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252" calcext:value-type="float">
            <text:p>4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64" calcext:value-type="float">
            <text:p>0.2</text:p>
          </table:table-cell>
          <table:table-cell table:style-name="ce19" office:value-type="float" office:value="4.982" calcext:value-type="float">
            <text:p>5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.101" calcext:value-type="float">
            <text:p>7.1</text:p>
          </table:table-cell>
          <table:table-cell table:style-name="ce19" office:value-type="float" office:value="2.376" calcext:value-type="float">
            <text:p>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180.921" calcext:value-type="float">
            <text:p>2,18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25.724" calcext:value-type="float">
            <text:p>225.7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49.66" calcext:value-type="float">
            <text:p>149.7</text:p>
          </table:table-cell>
          <table:table-cell table:style-name="ce19" office:value-type="float" office:value="221.536" calcext:value-type="float">
            <text:p>221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1.408" calcext:value-type="float">
            <text:p>61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472" calcext:value-type="float">
            <text:p>4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18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341" calcext:value-type="float">
            <text:p>7.3</text:p>
          </table:table-cell>
          <table:table-cell table:style-name="ce19" office:value-type="float" office:value="47.797" calcext:value-type="float">
            <text:p>47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11.555" calcext:value-type="float">
            <text:p>111.6</text:p>
          </table:table-cell>
          <table:table-cell table:style-name="ce19" office:value-type="float" office:value="170.672" calcext:value-type="float">
            <text:p>17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6869.682" calcext:value-type="float">
            <text:p>46,869.7</text:p>
          </table:table-cell>
          <table:table-cell table:style-name="ce19" office:value-type="float" office:value="724.016" calcext:value-type="float">
            <text:p>724.0</text:p>
          </table:table-cell>
          <table:table-cell table:style-name="ce48" office:value-type="float" office:value="5020.215" calcext:value-type="float">
            <text:p>5,020.2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0.374" calcext:value-type="float">
            <text:p>3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652" calcext:value-type="float">
            <text:p>7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4.513" calcext:value-type="float">
            <text:p>4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646" calcext:value-type="float">
            <text:p>3.6</text:p>
          </table:table-cell>
          <table:table-cell table:style-name="ce19" office:value-type="float" office:value="16.33" calcext:value-type="float">
            <text:p>16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3.072" calcext:value-type="float">
            <text:p>23.1</text:p>
          </table:table-cell>
          <table:table-cell table:style-name="ce19" office:value-type="float" office:value="15.93" calcext:value-type="float">
            <text:p>1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501.488" calcext:value-type="float">
            <text:p>2,50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05.843" calcext:value-type="float">
            <text:p>305.8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1612.618" calcext:value-type="float">
            <text:p>1,61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54.095" calcext:value-type="float">
            <text:p>154.1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4.067" calcext:value-type="float">
            <text:p>94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5.27" calcext:value-type="float">
            <text:p>115.3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49" calcext:value-type="float">
            <text:p>0.1</text:p>
          </table:table-cell>
          <table:table-cell table:style-name="ce19" office:value-type="float" office:value="8.389" calcext:value-type="float">
            <text:p>8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582" calcext:value-type="float">
            <text:p>4.6</text:p>
          </table:table-cell>
          <table:table-cell table:style-name="ce19" office:value-type="float" office:value="115.917" calcext:value-type="float">
            <text:p>11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07.044" calcext:value-type="float">
            <text:p>1,007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10.286" calcext:value-type="float">
            <text:p>310.3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0.917" calcext:value-type="float">
            <text:p>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17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002" calcext:value-type="float">
            <text:p>0.0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86.238" calcext:value-type="float">
            <text:p>286.2</text:p>
          </table:table-cell>
          <table:table-cell table:style-name="ce19" office:value-type="float" office:value="2444.544" calcext:value-type="float">
            <text:p>2,444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0.744" calcext:value-type="float">
            <text:p>520.7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7.827" calcext:value-type="float">
            <text:p>57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325" calcext:value-type="float">
            <text:p>1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195" calcext:value-type="float">
            <text:p>3.2</text:p>
          </table:table-cell>
          <table:table-cell table:style-name="ce19" office:value-type="float" office:value="50.468" calcext:value-type="float">
            <text:p>50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89.247" calcext:value-type="float">
            <text:p>589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14.133" calcext:value-type="float">
            <text:p>114.1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3.396" calcext:value-type="float">
            <text:p>53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0.058" calcext:value-type="float">
            <text:p>5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159" calcext:value-type="float">
            <text:p>3.2</text:p>
          </table:table-cell>
          <table:table-cell table:style-name="ce19" office:value-type="float" office:value="44.622" calcext:value-type="float">
            <text:p>44.6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100.826" calcext:value-type="float">
            <text:p>100.8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7173.56" calcext:value-type="float">
            <text:p>7,173.6</text:p>
          </table:table-cell>
          <table:table-cell table:style-name="ce20" office:value-type="float" office:value="7825.37" calcext:value-type="float">
            <text:p>7,825.4</text:p>
          </table:table-cell>
          <table:table-cell table:style-name="ce20" office:value-type="float" office:value="277.239" calcext:value-type="float">
            <text:p>277.2</text:p>
          </table:table-cell>
          <table:table-cell table:style-name="ce20" office:value-type="float" office:value="648.062" calcext:value-type="float">
            <text:p>648.1</text:p>
          </table:table-cell>
          <table:table-cell table:style-name="ce20" office:value-type="float" office:value="1750.867" calcext:value-type="float">
            <text:p>1,750.9</text:p>
          </table:table-cell>
          <table:table-cell table:style-name="ce20" office:value-type="float" office:value="3224.385" calcext:value-type="float">
            <text:p>3,224.4</text:p>
          </table:table-cell>
          <table:table-cell table:style-name="ce20" office:value-type="float" office:value="331.711" calcext:value-type="float">
            <text:p>331.7</text:p>
          </table:table-cell>
          <table:table-cell table:style-name="ce20" office:value-type="float" office:value="2057.868" calcext:value-type="float">
            <text:p>2,057.9</text:p>
          </table:table-cell>
          <table:table-cell table:style-name="ce20" office:value-type="float" office:value="0.004" calcext:value-type="float">
            <text:p>0.0</text:p>
          </table:table-cell>
          <table:table-cell table:style-name="ce20" office:value-type="float" office:value="381.156" calcext:value-type="float">
            <text:p>381.2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6.187" calcext:value-type="float">
            <text:p>6.2</text:p>
          </table:table-cell>
          <table:table-cell table:style-name="ce34" office:value-type="float" office:value="1.152" calcext:value-type="float">
            <text:p>1.2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13.639" calcext:value-type="float">
            <text:p>113.6</text:p>
          </table:table-cell>
          <table:table-cell table:style-name="ce20" office:value-type="float" office:value="1547.336" calcext:value-type="float">
            <text:p>1,547.3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3.96" calcext:value-type="float">
            <text:p>14.0</text:p>
          </table:table-cell>
          <table:table-cell table:style-name="ce20" office:value-type="float" office:value="525.143" calcext:value-type="float">
            <text:p>525.1</text:p>
          </table:table-cell>
          <table:table-cell table:style-name="ce20" office:value-type="float" office:value="2038.75" calcext:value-type="float">
            <text:p>2,038.8</text:p>
          </table:table-cell>
          <table:table-cell table:style-name="ce20" office:value-type="float" office:value="456.926" calcext:value-type="float">
            <text:p>456.9</text:p>
          </table:table-cell>
          <table:table-cell table:style-name="ce20" office:value-type="float" office:value="136890.072" calcext:value-type="float">
            <text:p>136,890.1</text:p>
          </table:table-cell>
          <table:table-cell table:style-name="ce20" office:value-type="float" office:value="15795.859" calcext:value-type="float">
            <text:p>15,795.9</text:p>
          </table:table-cell>
          <table:table-cell table:style-name="ce20" office:value-type="float" office:value="26597.846" calcext:value-type="float">
            <text:p>26,597.8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105'.$A$1:.$Z$35" table:range-usable-as="print-range"/>
        </table:named-expressions>
      </table:table>
      <table:table table:name="106" table:style-name="ta13" table:print-ranges="'106'.A1:'106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12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6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17" calcext:value-type="float">
            <text:p>2017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5.114" calcext:value-type="float">
            <text:p>35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809" calcext:value-type="float">
            <text:p>3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.0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452" calcext:value-type="float">
            <text:p>5.5</text:p>
          </table:table-cell>
          <table:table-cell table:style-name="ce19" office:value-type="float" office:value="25.516" calcext:value-type="float">
            <text:p>25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232" calcext:value-type="float">
            <text:p>0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26.704" calcext:value-type="float">
            <text:p>426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76.094" calcext:value-type="float">
            <text:p>76.1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48.66" calcext:value-type="float">
            <text:p>48.7</text:p>
          </table:table-cell>
          <table:table-cell table:style-name="ce19" office:value-type="float" office:value="72.029" calcext:value-type="float">
            <text:p>72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86.299" calcext:value-type="float">
            <text:p>186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8.532" calcext:value-type="float">
            <text:p>8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49" calcext:value-type="float">
            <text:p>0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525" calcext:value-type="float">
            <text:p>3.5</text:p>
          </table:table-cell>
          <table:table-cell table:style-name="ce19" office:value-type="float" office:value="165.39" calcext:value-type="float">
            <text:p>165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7.403" calcext:value-type="float">
            <text:p>47.4</text:p>
          </table:table-cell>
          <table:table-cell table:style-name="ce19" office:value-type="float" office:value="66.748" calcext:value-type="float">
            <text:p>66.7</text:p>
          </table:table-cell>
          <table:table-cell table:style-name="ce19" office:value-type="float" office:value="19.169" calcext:value-type="float">
            <text:p>19.2</text:p>
          </table:table-cell>
          <table:table-cell table:style-name="ce19" office:value-type="float" office:value="4177.43" calcext:value-type="float">
            <text:p>4,177.4</text:p>
          </table:table-cell>
          <table:table-cell table:style-name="ce19" office:value-type="float" office:value="195.357" calcext:value-type="float">
            <text:p>195.4</text:p>
          </table:table-cell>
          <table:table-cell table:style-name="ce48" office:value-type="float" office:value="778.554" calcext:value-type="float">
            <text:p>778.6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399.599" calcext:value-type="float">
            <text:p>399.6</text:p>
          </table:table-cell>
          <table:table-cell table:style-name="ce19" office:value-type="float" office:value="591.511" calcext:value-type="float">
            <text:p>591.5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61.963" calcext:value-type="float">
            <text:p>16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567" calcext:value-type="float">
            <text:p>1.6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807" calcext:value-type="float">
            <text:p>0.8</text:p>
          </table:table-cell>
          <table:table-cell table:style-name="ce19" office:value-type="float" office:value="150.051" calcext:value-type="float">
            <text:p>15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2.195" calcext:value-type="float">
            <text:p>22.2</text:p>
          </table:table-cell>
          <table:table-cell table:style-name="ce19" office:value-type="float" office:value="99.124" calcext:value-type="float">
            <text:p>9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923.713" calcext:value-type="float">
            <text:p>4,923.7</text:p>
          </table:table-cell>
          <table:table-cell table:style-name="ce19" office:value-type="float" office:value="529.805" calcext:value-type="float">
            <text:p>529.8</text:p>
          </table:table-cell>
          <table:table-cell table:style-name="ce48" office:value-type="float" office:value="1195.289" calcext:value-type="float">
            <text:p>1,195.3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8.466" calcext:value-type="float">
            <text:p>18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609" calcext:value-type="float">
            <text:p>3.6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45" calcext:value-type="float">
            <text:p>0.0</text:p>
          </table:table-cell>
          <table:table-cell table:style-name="ce19" office:value-type="float" office:value="14.778" calcext:value-type="float">
            <text:p>14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447" calcext:value-type="float">
            <text:p>1.4</text:p>
          </table:table-cell>
          <table:table-cell table:style-name="ce19" office:value-type="float" office:value="0.016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8.064" calcext:value-type="float">
            <text:p>198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8.694" calcext:value-type="float">
            <text:p>38.7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.277" calcext:value-type="float">
            <text:p>5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36" calcext:value-type="float">
            <text:p>0.0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922" calcext:value-type="float">
            <text:p>4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214" calcext:value-type="float">
            <text:p>2.2</text:p>
          </table:table-cell>
          <table:table-cell table:style-name="ce19" office:value-type="float" office:value="3.582" calcext:value-type="float">
            <text:p>3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80.49" calcext:value-type="float">
            <text:p>38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7.185" calcext:value-type="float">
            <text:p>47.2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440.842" calcext:value-type="float">
            <text:p>440.8</text:p>
          </table:table-cell>
          <table:table-cell table:style-name="ce19" office:value-type="float" office:value="652.563" calcext:value-type="float">
            <text:p>652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76.353" calcext:value-type="float">
            <text:p>76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452" calcext:value-type="float">
            <text:p>3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85" calcext:value-type="float">
            <text:p>0.9</text:p>
          </table:table-cell>
          <table:table-cell table:style-name="ce19" office:value-type="float" office:value="68.419" calcext:value-type="float">
            <text:p>68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.038" calcext:value-type="float">
            <text:p>10.0</text:p>
          </table:table-cell>
          <table:table-cell table:style-name="ce19" office:value-type="float" office:value="26.423" calcext:value-type="float">
            <text:p>26.4</text:p>
          </table:table-cell>
          <table:table-cell table:style-name="ce19" office:value-type="float" office:value="135.554" calcext:value-type="float">
            <text:p>135.6</text:p>
          </table:table-cell>
          <table:table-cell table:style-name="ce19" office:value-type="float" office:value="3390.938" calcext:value-type="float">
            <text:p>3,390.9</text:p>
          </table:table-cell>
          <table:table-cell table:style-name="ce19" office:value-type="float" office:value="209.883" calcext:value-type="float">
            <text:p>209.9</text:p>
          </table:table-cell>
          <table:table-cell table:style-name="ce48" office:value-type="float" office:value="1029.701" calcext:value-type="float">
            <text:p>1,029.7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.254" calcext:value-type="float">
            <text:p>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349" calcext:value-type="float">
            <text:p>3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96" calcext:value-type="float">
            <text:p>0.1</text:p>
          </table:table-cell>
          <table:table-cell table:style-name="ce19" office:value-type="float" office:value="0.644" calcext:value-type="float">
            <text:p>0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269" calcext:value-type="float">
            <text:p>1.3</text:p>
          </table:table-cell>
          <table:table-cell table:style-name="ce19" office:value-type="float" office:value="3.725" calcext:value-type="float">
            <text:p>3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58.579" calcext:value-type="float">
            <text:p>558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1.482" calcext:value-type="float">
            <text:p>61.5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2467.073" calcext:value-type="float">
            <text:p>2,467.1</text:p>
          </table:table-cell>
          <table:table-cell table:style-name="ce19" office:value-type="float" office:value="3643.347" calcext:value-type="float">
            <text:p>3,643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406" calcext:value-type="float">
            <text:p>12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47.929" calcext:value-type="float">
            <text:p>547.9</text:p>
          </table:table-cell>
          <table:table-cell table:style-name="ce19" office:value-type="float" office:value="0.033" calcext:value-type="float">
            <text:p>0.0</text:p>
          </table:table-cell>
          <table:table-cell table:style-name="ce19" office:value-type="float" office:value="208.888" calcext:value-type="float">
            <text:p>208.9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3.595" calcext:value-type="float">
            <text:p>63.6</text:p>
          </table:table-cell>
          <table:table-cell table:style-name="ce19" office:value-type="float" office:value="313.647" calcext:value-type="float">
            <text:p>313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9.852" calcext:value-type="float">
            <text:p>49.9</text:p>
          </table:table-cell>
          <table:table-cell table:style-name="ce19" office:value-type="float" office:value="634.338" calcext:value-type="float">
            <text:p>634.3</text:p>
          </table:table-cell>
          <table:table-cell table:style-name="ce19" office:value-type="float" office:value="0.927" calcext:value-type="float">
            <text:p>0.9</text:p>
          </table:table-cell>
          <table:table-cell table:style-name="ce19" office:value-type="float" office:value="27576.197" calcext:value-type="float">
            <text:p>27,576.2</text:p>
          </table:table-cell>
          <table:table-cell table:style-name="ce19" office:value-type="float" office:value="13478.27" calcext:value-type="float">
            <text:p>13,478.3</text:p>
          </table:table-cell>
          <table:table-cell table:style-name="ce48" office:value-type="float" office:value="7458.818" calcext:value-type="float">
            <text:p>7,458.8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style-name="ce19" office:value-type="float" office:value="12.018" calcext:value-type="float">
            <text:p>12.0</text:p>
          </table:table-cell>
          <table:table-cell table:style-name="ce19" office:value-type="float" office:value="17.79" calcext:value-type="float">
            <text:p>17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9.364" calcext:value-type="float">
            <text:p>69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27" calcext:value-type="float">
            <text:p>4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5" calcext:value-type="float">
            <text:p>0.0</text:p>
          </table:table-cell>
          <table:table-cell table:style-name="ce33" office:value-type="float" office:value="0.994" calcext:value-type="float">
            <text:p>1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627" calcext:value-type="float">
            <text:p>1.6</text:p>
          </table:table-cell>
          <table:table-cell table:style-name="ce19" office:value-type="float" office:value="59.789" calcext:value-type="float">
            <text:p>59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8.841" calcext:value-type="float">
            <text:p>18.8</text:p>
          </table:table-cell>
          <table:table-cell table:style-name="ce19" office:value-type="float" office:value="71.158" calcext:value-type="float">
            <text:p>7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715.663" calcext:value-type="float">
            <text:p>3,715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4.34" calcext:value-type="float">
            <text:p>524.3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style-name="ce19" office:value-type="float" office:value="4.505" calcext:value-type="float">
            <text:p>4.5</text:p>
          </table:table-cell>
          <table:table-cell table:style-name="ce19" office:value-type="float" office:value="6.669" calcext:value-type="float">
            <text:p>6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6.531" calcext:value-type="float">
            <text:p>36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44" calcext:value-type="float">
            <text:p>4.4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14" calcext:value-type="float">
            <text:p>0.0</text:p>
          </table:table-cell>
          <table:table-cell table:style-name="ce19" office:value-type="float" office:value="31.167" calcext:value-type="float">
            <text:p>31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33" calcext:value-type="float">
            <text:p>2.3</text:p>
          </table:table-cell>
          <table:table-cell table:style-name="ce19" office:value-type="float" office:value="61.668" calcext:value-type="float">
            <text:p>61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09.934" calcext:value-type="float">
            <text:p>1,209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20.392" calcext:value-type="float">
            <text:p>220.4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style-name="ce19" office:value-type="float" office:value="12.659" calcext:value-type="float">
            <text:p>12.7</text:p>
          </table:table-cell>
          <table:table-cell table:style-name="ce19" office:value-type="float" office:value="18.739" calcext:value-type="float">
            <text:p>18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9.589" calcext:value-type="float">
            <text:p>39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896" calcext:value-type="float">
            <text:p>2.9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39" calcext:value-type="float">
            <text:p>0.0</text:p>
          </table:table-cell>
          <table:table-cell table:style-name="ce19" office:value-type="float" office:value="35.079" calcext:value-type="float">
            <text:p>35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9.217" calcext:value-type="float">
            <text:p>19.2</text:p>
          </table:table-cell>
          <table:table-cell table:style-name="ce19" office:value-type="float" office:value="196.753" calcext:value-type="float">
            <text:p>196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111.91" calcext:value-type="float">
            <text:p>5,111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754.554" calcext:value-type="float">
            <text:p>754.6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340.798" calcext:value-type="float">
            <text:p>1,340.8</text:p>
          </table:table-cell>
          <table:table-cell table:style-name="ce19" office:value-type="float" office:value="1984.735" calcext:value-type="float">
            <text:p>1,984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15.951" calcext:value-type="float">
            <text:p>21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462" calcext:value-type="float">
            <text:p>12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8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649" calcext:value-type="float">
            <text:p>12.6</text:p>
          </table:table-cell>
          <table:table-cell table:style-name="ce19" office:value-type="float" office:value="182.653" calcext:value-type="float">
            <text:p>182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66.987" calcext:value-type="float">
            <text:p>167.0</text:p>
          </table:table-cell>
          <table:table-cell table:style-name="ce19" office:value-type="float" office:value="79.729" calcext:value-type="float">
            <text:p>79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345.596" calcext:value-type="float">
            <text:p>5,345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295.713" calcext:value-type="float">
            <text:p>2,295.7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996.263" calcext:value-type="float">
            <text:p>996.3</text:p>
          </table:table-cell>
          <table:table-cell table:style-name="ce19" office:value-type="float" office:value="1474.732" calcext:value-type="float">
            <text:p>1,474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0.906" calcext:value-type="float">
            <text:p>3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3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937" calcext:value-type="float">
            <text:p>10.9</text:p>
          </table:table-cell>
          <table:table-cell table:style-name="ce19" office:value-type="float" office:value="19.294" calcext:value-type="float">
            <text:p>19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886" calcext:value-type="float">
            <text:p>1.9</text:p>
          </table:table-cell>
          <table:table-cell table:style-name="ce19" office:value-type="float" office:value="19.489" calcext:value-type="float">
            <text:p>19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74.761" calcext:value-type="float">
            <text:p>1,674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208.367" calcext:value-type="float">
            <text:p>1,208.4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344.535" calcext:value-type="float">
            <text:p>344.5</text:p>
          </table:table-cell>
          <table:table-cell table:style-name="ce19" office:value-type="float" office:value="510.003" calcext:value-type="float">
            <text:p>510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85.045" calcext:value-type="float">
            <text:p>185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462" calcext:value-type="float">
            <text:p>12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712" calcext:value-type="float">
            <text:p>1.7</text:p>
          </table:table-cell>
          <table:table-cell table:style-name="ce19" office:value-type="float" office:value="163.359" calcext:value-type="float">
            <text:p>163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65.101" calcext:value-type="float">
            <text:p>165.1</text:p>
          </table:table-cell>
          <table:table-cell table:style-name="ce19" office:value-type="float" office:value="60.24" calcext:value-type="float">
            <text:p>60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670.835" calcext:value-type="float">
            <text:p>3,670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87.346" calcext:value-type="float">
            <text:p>1,087.3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814.879" calcext:value-type="float">
            <text:p>1,814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87.008" calcext:value-type="float">
            <text:p>287.0</text:p>
          </table:table-cell>
          <table:table-cell table:style-name="ce19" office:value-type="float" office:value="615.208" calcext:value-type="float">
            <text:p>615.2</text:p>
          </table:table-cell>
          <table:table-cell table:style-name="ce19" office:value-type="float" office:value="1701.889" calcext:value-type="float">
            <text:p>1,701.9</text:p>
          </table:table-cell>
          <table:table-cell table:style-name="ce19" office:value-type="float" office:value="2939.96" calcext:value-type="float">
            <text:p>2,940.0</text:p>
          </table:table-cell>
          <table:table-cell table:style-name="ce19" office:value-type="float" office:value="298.242" calcext:value-type="float">
            <text:p>298.2</text:p>
          </table:table-cell>
          <table:table-cell table:style-name="ce19" office:value-type="float" office:value="217.36" calcext:value-type="float">
            <text:p>217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8.344" calcext:value-type="float">
            <text:p>28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662" calcext:value-type="float">
            <text:p>6.7</text:p>
          </table:table-cell>
          <table:table-cell table:style-name="ce19" office:value-type="float" office:value="165.839" calcext:value-type="float">
            <text:p>165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34" calcext:value-type="float">
            <text:p>13.3</text:p>
          </table:table-cell>
          <table:table-cell table:style-name="ce19" office:value-type="float" office:value="27.546" calcext:value-type="float">
            <text:p>27.5</text:p>
          </table:table-cell>
          <table:table-cell table:style-name="ce19" office:value-type="float" office:value="507.362" calcext:value-type="float">
            <text:p>507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866.318" calcext:value-type="float">
            <text:p>16,866.3</text:p>
          </table:table-cell>
          <table:table-cell table:style-name="ce19" office:value-type="float" office:value="84.135" calcext:value-type="float">
            <text:p>84.1</text:p>
          </table:table-cell>
          <table:table-cell table:style-name="ce48" office:value-type="float" office:value="4182.805" calcext:value-type="float">
            <text:p>4,182.8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814.879" calcext:value-type="float">
            <text:p>1,814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87.008" calcext:value-type="float">
            <text:p>287.0</text:p>
          </table:table-cell>
          <table:table-cell table:style-name="ce19" office:value-type="float" office:value="615.208" calcext:value-type="float">
            <text:p>615.2</text:p>
          </table:table-cell>
          <table:table-cell table:style-name="ce19" office:value-type="float" office:value="1701.889" calcext:value-type="float">
            <text:p>1,701.9</text:p>
          </table:table-cell>
          <table:table-cell table:style-name="ce19" office:value-type="float" office:value="2939.96" calcext:value-type="float">
            <text:p>2,940.0</text:p>
          </table:table-cell>
          <table:table-cell table:style-name="ce19" office:value-type="float" office:value="298.242" calcext:value-type="float">
            <text:p>298.2</text:p>
          </table:table-cell>
          <table:table-cell table:style-name="ce19" office:value-type="float" office:value="187.159" calcext:value-type="float">
            <text:p>187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68" calcext:value-type="float">
            <text:p>13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497" calcext:value-type="float">
            <text:p>6.5</text:p>
          </table:table-cell>
          <table:table-cell table:style-name="ce19" office:value-type="float" office:value="147.805" calcext:value-type="float">
            <text:p>147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34" calcext:value-type="float">
            <text:p>13.3</text:p>
          </table:table-cell>
          <table:table-cell table:style-name="ce19" office:value-type="float" office:value="19.911" calcext:value-type="float">
            <text:p>19.9</text:p>
          </table:table-cell>
          <table:table-cell table:style-name="ce19" office:value-type="float" office:value="449.421" calcext:value-type="float">
            <text:p>449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638.346" calcext:value-type="float">
            <text:p>15,638.3</text:p>
          </table:table-cell>
          <table:table-cell table:style-name="ce19" office:value-type="float" office:value="50.481" calcext:value-type="float">
            <text:p>50.5</text:p>
          </table:table-cell>
          <table:table-cell table:style-name="ce48" office:value-type="float" office:value="3967.718" calcext:value-type="float">
            <text:p>3,967.7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0.201" calcext:value-type="float">
            <text:p>30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664" calcext:value-type="float">
            <text:p>14.7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65" calcext:value-type="float">
            <text:p>0.2</text:p>
          </table:table-cell>
          <table:table-cell table:style-name="ce19" office:value-type="float" office:value="18.034" calcext:value-type="float">
            <text:p>18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.635" calcext:value-type="float">
            <text:p>7.6</text:p>
          </table:table-cell>
          <table:table-cell table:style-name="ce19" office:value-type="float" office:value="57.941" calcext:value-type="float">
            <text:p>57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27.972" calcext:value-type="float">
            <text:p>1,228.0</text:p>
          </table:table-cell>
          <table:table-cell table:style-name="ce19" office:value-type="float" office:value="33.654" calcext:value-type="float">
            <text:p>33.7</text:p>
          </table:table-cell>
          <table:table-cell table:style-name="ce48" office:value-type="float" office:value="215.087" calcext:value-type="float">
            <text:p>215.1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0.85" calcext:value-type="float">
            <text:p>5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272" calcext:value-type="float">
            <text:p>10.3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8" calcext:value-type="float">
            <text:p>0.2</text:p>
          </table:table-cell>
          <table:table-cell table:style-name="ce19" office:value-type="float" office:value="40.415" calcext:value-type="float">
            <text:p>40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8.191" calcext:value-type="float">
            <text:p>28.2</text:p>
          </table:table-cell>
          <table:table-cell table:style-name="ce19" office:value-type="float" office:value="142.45" calcext:value-type="float">
            <text:p>142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511.341" calcext:value-type="float">
            <text:p>7,511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936.109" calcext:value-type="float">
            <text:p>936.1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.199" calcext:value-type="float">
            <text:p>8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687" calcext:value-type="float">
            <text:p>3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28" calcext:value-type="float">
            <text:p>0.1</text:p>
          </table:table-cell>
          <table:table-cell table:style-name="ce19" office:value-type="float" office:value="4.985" calcext:value-type="float">
            <text:p>5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.069" calcext:value-type="float">
            <text:p>7.1</text:p>
          </table:table-cell>
          <table:table-cell table:style-name="ce19" office:value-type="float" office:value="2.652" calcext:value-type="float">
            <text:p>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325.342" calcext:value-type="float">
            <text:p>2,325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39.334" calcext:value-type="float">
            <text:p>239.3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57.102" calcext:value-type="float">
            <text:p>157.1</text:p>
          </table:table-cell>
          <table:table-cell table:style-name="ce19" office:value-type="float" office:value="232.552" calcext:value-type="float">
            <text:p>232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5.354" calcext:value-type="float">
            <text:p>55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776" calcext:value-type="float">
            <text:p>3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374" calcext:value-type="float">
            <text:p>0.4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086" calcext:value-type="float">
            <text:p>7.1</text:p>
          </table:table-cell>
          <table:table-cell table:style-name="ce19" office:value-type="float" office:value="42.78" calcext:value-type="float">
            <text:p>42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19.83" calcext:value-type="float">
            <text:p>119.8</text:p>
          </table:table-cell>
          <table:table-cell table:style-name="ce19" office:value-type="float" office:value="186.056" calcext:value-type="float">
            <text:p>186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9019.864" calcext:value-type="float">
            <text:p>49,019.9</text:p>
          </table:table-cell>
          <table:table-cell table:style-name="ce19" office:value-type="float" office:value="725.771" calcext:value-type="float">
            <text:p>725.8</text:p>
          </table:table-cell>
          <table:table-cell table:style-name="ce48" office:value-type="float" office:value="5249.951" calcext:value-type="float">
            <text:p>5,250.0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0.542" calcext:value-type="float">
            <text:p>30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441" calcext:value-type="float">
            <text:p>7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4.486" calcext:value-type="float">
            <text:p>4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.001" calcext:value-type="float">
            <text:p>0.0</text:p>
          </table:table-cell>
          <table:table-cell table:style-name="ce19" office:value-type="float" office:value="3.791" calcext:value-type="float">
            <text:p>3.8</text:p>
          </table:table-cell>
          <table:table-cell table:style-name="ce19" office:value-type="float" office:value="16.527" calcext:value-type="float">
            <text:p>16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2.932" calcext:value-type="float">
            <text:p>22.9</text:p>
          </table:table-cell>
          <table:table-cell table:style-name="ce19" office:value-type="float" office:value="17.931" calcext:value-type="float">
            <text:p>17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558.529" calcext:value-type="float">
            <text:p>2,558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13.338" calcext:value-type="float">
            <text:p>313.3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8" table:style-name="ce19" office:value-type="float" office:value="0" calcext:value-type="float">
            <text:p>- <text:s text:c="2"/></text:p>
          </table:table-cell>
          <table:table-cell table:style-name="ce19" office:value-type="float" office:value="1748.36" calcext:value-type="float">
            <text:p>1,748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67.066" calcext:value-type="float">
            <text:p>167.1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2.071" calcext:value-type="float">
            <text:p>92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2.829" calcext:value-type="float">
            <text:p>112.8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51" calcext:value-type="float">
            <text:p>0.2</text:p>
          </table:table-cell>
          <table:table-cell table:style-name="ce19" office:value-type="float" office:value="8.203" calcext:value-type="float">
            <text:p>8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678" calcext:value-type="float">
            <text:p>4.7</text:p>
          </table:table-cell>
          <table:table-cell table:style-name="ce19" office:value-type="float" office:value="128.981" calcext:value-type="float">
            <text:p>12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39.652" calcext:value-type="float">
            <text:p>1,039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24.555" calcext:value-type="float">
            <text:p>324.6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.142" calcext:value-type="float">
            <text:p>1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22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736" calcext:value-type="float">
            <text:p>0.7</text:p>
          </table:table-cell>
          <table:table-cell table:style-name="ce19" office:value-type="float" office:value="0.003" calcext:value-type="float">
            <text:p>0.0</text:p>
          </table:table-cell>
          <table:table-cell table:number-columns-repeated="4" table:style-name="ce19" office:value-type="float" office:value="0" calcext:value-type="float">
            <text:p>- <text:s text:c="2"/></text:p>
          </table:table-cell>
          <table:table-cell table:style-name="ce19" office:value-type="float" office:value="276.635" calcext:value-type="float">
            <text:p>276.6</text:p>
          </table:table-cell>
          <table:table-cell table:style-name="ce19" office:value-type="float" office:value="2462.47" calcext:value-type="float">
            <text:p>2,462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13.08" calcext:value-type="float">
            <text:p>513.1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1.953" calcext:value-type="float">
            <text:p>6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69" calcext:value-type="float">
            <text:p>0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34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959" calcext:value-type="float">
            <text:p>3.0</text:p>
          </table:table-cell>
          <table:table-cell table:style-name="ce19" office:value-type="float" office:value="55.416" calcext:value-type="float">
            <text:p>55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64.497" calcext:value-type="float">
            <text:p>564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15.893" calcext:value-type="float">
            <text:p>115.9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0.581" calcext:value-type="float">
            <text:p>50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7.419" calcext:value-type="float">
            <text:p>47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.32" calcext:value-type="float">
            <text:p>3.3</text:p>
          </table:table-cell>
          <table:table-cell table:style-name="ce19" office:value-type="float" office:value="57.432" calcext:value-type="float">
            <text:p>57.4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110.964" calcext:value-type="float">
            <text:p>111.0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6698.135" calcext:value-type="float">
            <text:p>6,698.1</text:p>
          </table:table-cell>
          <table:table-cell table:style-name="ce20" office:value-type="float" office:value="7219.935" calcext:value-type="float">
            <text:p>7,219.9</text:p>
          </table:table-cell>
          <table:table-cell table:style-name="ce20" office:value-type="float" office:value="287.008" calcext:value-type="float">
            <text:p>287.0</text:p>
          </table:table-cell>
          <table:table-cell table:style-name="ce20" office:value-type="float" office:value="615.208" calcext:value-type="float">
            <text:p>615.2</text:p>
          </table:table-cell>
          <table:table-cell table:style-name="ce20" office:value-type="float" office:value="1714.295" calcext:value-type="float">
            <text:p>1,714.3</text:p>
          </table:table-cell>
          <table:table-cell table:style-name="ce20" office:value-type="float" office:value="2939.96" calcext:value-type="float">
            <text:p>2,940.0</text:p>
          </table:table-cell>
          <table:table-cell table:style-name="ce20" office:value-type="float" office:value="298.242" calcext:value-type="float">
            <text:p>298.2</text:p>
          </table:table-cell>
          <table:table-cell table:style-name="ce20" office:value-type="float" office:value="1964.141" calcext:value-type="float">
            <text:p>1,964.1</text:p>
          </table:table-cell>
          <table:table-cell table:style-name="ce20" office:value-type="float" office:value="0.033" calcext:value-type="float">
            <text:p>0.0</text:p>
          </table:table-cell>
          <table:table-cell table:style-name="ce20" office:value-type="float" office:value="423.729" calcext:value-type="float">
            <text:p>423.7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6.123" calcext:value-type="float">
            <text:p>6.1</text:p>
          </table:table-cell>
          <table:table-cell table:style-name="ce34" office:value-type="float" office:value="0.994" calcext:value-type="float">
            <text:p>1.0</text:p>
          </table:table-cell>
          <table:table-cell table:style-name="ce20" office:value-type="float" office:value="0.001" calcext:value-type="float">
            <text:p>0.0</text:p>
          </table:table-cell>
          <table:table-cell table:style-name="ce20" office:value-type="float" office:value="110.392" calcext:value-type="float">
            <text:p>110.4</text:p>
          </table:table-cell>
          <table:table-cell table:style-name="ce20" office:value-type="float" office:value="1433.644" calcext:value-type="float">
            <text:p>1,433.6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3.34" calcext:value-type="float">
            <text:p>13.3</text:p>
          </table:table-cell>
          <table:table-cell table:style-name="ce20" office:value-type="float" office:value="555.591" calcext:value-type="float">
            <text:p>555.6</text:p>
          </table:table-cell>
          <table:table-cell table:style-name="ce20" office:value-type="float" office:value="2286.128" calcext:value-type="float">
            <text:p>2,286.1</text:p>
          </table:table-cell>
          <table:table-cell table:style-name="ce20" office:value-type="float" office:value="432.285" calcext:value-type="float">
            <text:p>432.3</text:p>
          </table:table-cell>
          <table:table-cell table:style-name="ce20" office:value-type="float" office:value="141111.591" calcext:value-type="float">
            <text:p>141,111.6</text:p>
          </table:table-cell>
          <table:table-cell table:style-name="ce20" office:value-type="float" office:value="15223.221" calcext:value-type="float">
            <text:p>15,223.2</text:p>
          </table:table-cell>
          <table:table-cell table:style-name="ce20" office:value-type="float" office:value="26633.912" calcext:value-type="float">
            <text:p>26,633.9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94'.$A$1" table:cell-range-address="$'106'.$A$1:.$Z$35" table:range-usable-as="print-range"/>
        </table:named-expressions>
      </table:table>
      <table:table table:name="107" table:style-name="ta14" table:print-ranges="'107'.A1:'107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12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7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18" calcext:value-type="float">
            <text:p>2018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8.46" calcext:value-type="float">
            <text:p>8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942" calcext:value-type="float">
            <text:p>2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661" calcext:value-type="float">
            <text:p>2.7</text:p>
          </table:table-cell>
          <table:table-cell table:style-name="ce19" office:value-type="float" office:value="3.57" calcext:value-type="float">
            <text:p>3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65.042" calcext:value-type="float">
            <text:p>165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4.231" calcext:value-type="float">
            <text:p>24.2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44.162" calcext:value-type="float">
            <text:p>44.2</text:p>
          </table:table-cell>
          <table:table-cell table:style-name="ce19" office:value-type="float" office:value="65.371" calcext:value-type="float">
            <text:p>65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94.124" calcext:value-type="float">
            <text:p>194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.613" calcext:value-type="float">
            <text:p>22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2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.694" calcext:value-type="float">
            <text:p>16.7</text:p>
          </table:table-cell>
          <table:table-cell table:style-name="ce19" office:value-type="float" office:value="151.658" calcext:value-type="float">
            <text:p>151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4.74" calcext:value-type="float">
            <text:p>54.7</text:p>
          </table:table-cell>
          <table:table-cell table:style-name="ce19" office:value-type="float" office:value="84.283" calcext:value-type="float">
            <text:p>84.3</text:p>
          </table:table-cell>
          <table:table-cell table:style-name="ce19" office:value-type="float" office:value="17.059" calcext:value-type="float">
            <text:p>17.1</text:p>
          </table:table-cell>
          <table:table-cell table:style-name="ce19" office:value-type="float" office:value="4016.4" calcext:value-type="float">
            <text:p>4,016.4</text:p>
          </table:table-cell>
          <table:table-cell table:style-name="ce19" office:value-type="float" office:value="303.423" calcext:value-type="float">
            <text:p>303.4</text:p>
          </table:table-cell>
          <table:table-cell table:style-name="ce48" office:value-type="float" office:value="797.494" calcext:value-type="float">
            <text:p>797.5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349.25" calcext:value-type="float">
            <text:p>349.3</text:p>
          </table:table-cell>
          <table:table-cell table:style-name="ce19" office:value-type="float" office:value="516.982" calcext:value-type="float">
            <text:p>517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57.526" calcext:value-type="float">
            <text:p>157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102" calcext:value-type="float">
            <text:p>14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3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97" calcext:value-type="float">
            <text:p>0.5</text:p>
          </table:table-cell>
          <table:table-cell table:style-name="ce19" office:value-type="float" office:value="137.497" calcext:value-type="float">
            <text:p>137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6.965" calcext:value-type="float">
            <text:p>37.0</text:p>
          </table:table-cell>
          <table:table-cell table:style-name="ce19" office:value-type="float" office:value="95.821" calcext:value-type="float">
            <text:p>95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164.497" calcext:value-type="float">
            <text:p>6,164.5</text:p>
          </table:table-cell>
          <table:table-cell table:style-name="ce19" office:value-type="float" office:value="553.082" calcext:value-type="float">
            <text:p>553.1</text:p>
          </table:table-cell>
          <table:table-cell table:style-name="ce48" office:value-type="float" office:value="1270.842" calcext:value-type="float">
            <text:p>1,270.8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9.199" calcext:value-type="float">
            <text:p>9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72" calcext:value-type="float">
            <text:p>2.7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744" calcext:value-type="float">
            <text:p>6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666" calcext:value-type="float">
            <text:p>0.7</text:p>
          </table:table-cell>
          <table:table-cell table:style-name="ce19" office:value-type="float" office:value="0.848" calcext:value-type="float">
            <text:p>0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85.939" calcext:value-type="float">
            <text:p>185.9</text:p>
          </table:table-cell>
          <table:table-cell table:style-name="ce19" office:value-type="float" office:value="14.657" calcext:value-type="float">
            <text:p>14.7</text:p>
          </table:table-cell>
          <table:table-cell table:style-name="ce48" office:value-type="float" office:value="29.634" calcext:value-type="float">
            <text:p>29.6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.209" calcext:value-type="float">
            <text:p>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78" calcext:value-type="float">
            <text:p>0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3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67" calcext:value-type="float">
            <text:p>0.1</text:p>
          </table:table-cell>
          <table:table-cell table:style-name="ce19" office:value-type="float" office:value="0.949" calcext:value-type="float">
            <text:p>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26" calcext:value-type="float">
            <text:p>2.3</text:p>
          </table:table-cell>
          <table:table-cell table:style-name="ce19" office:value-type="float" office:value="2.378" calcext:value-type="float">
            <text:p>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94.362" calcext:value-type="float">
            <text:p>394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3.279" calcext:value-type="float">
            <text:p>43.3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533.908" calcext:value-type="float">
            <text:p>533.9</text:p>
          </table:table-cell>
          <table:table-cell table:style-name="ce19" office:value-type="float" office:value="790.325" calcext:value-type="float">
            <text:p>790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63.785" calcext:value-type="float">
            <text:p>6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95" calcext:value-type="float">
            <text:p>3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8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845" calcext:value-type="float">
            <text:p>0.8</text:p>
          </table:table-cell>
          <table:table-cell table:style-name="ce19" office:value-type="float" office:value="56.997" calcext:value-type="float">
            <text:p>57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1.861" calcext:value-type="float">
            <text:p>11.9</text:p>
          </table:table-cell>
          <table:table-cell table:style-name="ce19" office:value-type="float" office:value="33.713" calcext:value-type="float">
            <text:p>33.7</text:p>
          </table:table-cell>
          <table:table-cell table:style-name="ce19" office:value-type="float" office:value="132.335" calcext:value-type="float">
            <text:p>132.3</text:p>
          </table:table-cell>
          <table:table-cell table:style-name="ce19" office:value-type="float" office:value="3614.623" calcext:value-type="float">
            <text:p>3,614.6</text:p>
          </table:table-cell>
          <table:table-cell table:style-name="ce19" office:value-type="float" office:value="63.489" calcext:value-type="float">
            <text:p>63.5</text:p>
          </table:table-cell>
          <table:table-cell table:style-name="ce48" office:value-type="float" office:value="1125.001" calcext:value-type="float">
            <text:p>1,125.0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.604" calcext:value-type="float">
            <text:p>3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92" calcext:value-type="float">
            <text:p>3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25" calcext:value-type="float">
            <text:p>0.1</text:p>
          </table:table-cell>
          <table:table-cell table:style-name="ce19" office:value-type="float" office:value="0.554" calcext:value-type="float">
            <text:p>0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954" calcext:value-type="float">
            <text:p>2.0</text:p>
          </table:table-cell>
          <table:table-cell table:style-name="ce19" office:value-type="float" office:value="3.39" calcext:value-type="float">
            <text:p>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61.934" calcext:value-type="float">
            <text:p>561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2.427" calcext:value-type="float">
            <text:p>62.4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1685.02" calcext:value-type="float">
            <text:p>1,685.0</text:p>
          </table:table-cell>
          <table:table-cell table:style-name="ce19" office:value-type="float" office:value="2484.592" calcext:value-type="float">
            <text:p>2,484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4.014" calcext:value-type="float">
            <text:p>14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87.651" calcext:value-type="float">
            <text:p>787.7</text:p>
          </table:table-cell>
          <table:table-cell table:style-name="ce19" office:value-type="float" office:value="913.457" calcext:value-type="float">
            <text:p>913.5</text:p>
          </table:table-cell>
          <table:table-cell table:style-name="ce19" office:value-type="float" office:value="235.474" calcext:value-type="float">
            <text:p>235.5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.03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9.773" calcext:value-type="float">
            <text:p>59.8</text:p>
          </table:table-cell>
          <table:table-cell table:style-name="ce19" office:value-type="float" office:value="360.818" calcext:value-type="float">
            <text:p>360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1.488" calcext:value-type="float">
            <text:p>61.5</text:p>
          </table:table-cell>
          <table:table-cell table:style-name="ce19" office:value-type="float" office:value="812.213" calcext:value-type="float">
            <text:p>812.2</text:p>
          </table:table-cell>
          <table:table-cell table:style-name="ce19" office:value-type="float" office:value="0.773" calcext:value-type="float">
            <text:p>0.8</text:p>
          </table:table-cell>
          <table:table-cell table:style-name="ce19" office:value-type="float" office:value="32201.088" calcext:value-type="float">
            <text:p>32,201.1</text:p>
          </table:table-cell>
          <table:table-cell table:style-name="ce19" office:value-type="float" office:value="22273.302" calcext:value-type="float">
            <text:p>22,273.3</text:p>
          </table:table-cell>
          <table:table-cell table:style-name="ce48" office:value-type="float" office:value="8283.314" calcext:value-type="float">
            <text:p>8,283.3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style-name="ce19" office:value-type="float" office:value="12.948" calcext:value-type="float">
            <text:p>12.9</text:p>
          </table:table-cell>
          <table:table-cell table:style-name="ce19" office:value-type="float" office:value="19.167" calcext:value-type="float">
            <text:p>19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9.154" calcext:value-type="float">
            <text:p>59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927" calcext:value-type="float">
            <text:p>11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52" calcext:value-type="float">
            <text:p>0.2</text:p>
          </table:table-cell>
          <table:table-cell table:style-name="ce33" office:value-type="float" office:value="0.904" calcext:value-type="float">
            <text:p>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59" calcext:value-type="float">
            <text:p>0.5</text:p>
          </table:table-cell>
          <table:table-cell table:style-name="ce19" office:value-type="float" office:value="45.935" calcext:value-type="float">
            <text:p>45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4.84" calcext:value-type="float">
            <text:p>24.8</text:p>
          </table:table-cell>
          <table:table-cell table:style-name="ce19" office:value-type="float" office:value="32.384" calcext:value-type="float">
            <text:p>3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82.948" calcext:value-type="float">
            <text:p>1,282.9</text:p>
          </table:table-cell>
          <table:table-cell table:style-name="ce19" office:value-type="float" office:value="215.31" calcext:value-type="float">
            <text:p>215.3</text:p>
          </table:table-cell>
          <table:table-cell table:style-name="ce48" office:value-type="float" office:value="267.198" calcext:value-type="float">
            <text:p>267.2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style-name="ce19" office:value-type="float" office:value="4.082" calcext:value-type="float">
            <text:p>4.1</text:p>
          </table:table-cell>
          <table:table-cell table:style-name="ce19" office:value-type="float" office:value="6.043" calcext:value-type="float">
            <text:p>6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1.521" calcext:value-type="float">
            <text:p>2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082" calcext:value-type="float">
            <text:p>3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18" calcext:value-type="float">
            <text:p>0.0</text:p>
          </table:table-cell>
          <table:table-cell table:style-name="ce19" office:value-type="float" office:value="18.025" calcext:value-type="float">
            <text:p>18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354" calcext:value-type="float">
            <text:p>6.4</text:p>
          </table:table-cell>
          <table:table-cell table:style-name="ce19" office:value-type="float" office:value="72.059" calcext:value-type="float">
            <text:p>72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13.356" calcext:value-type="float">
            <text:p>1,01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00.142" calcext:value-type="float">
            <text:p>200.1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style-name="ce19" office:value-type="float" office:value="14.316" calcext:value-type="float">
            <text:p>14.3</text:p>
          </table:table-cell>
          <table:table-cell table:style-name="ce19" office:value-type="float" office:value="21.192" calcext:value-type="float">
            <text:p>21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5.548" calcext:value-type="float">
            <text:p>55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401" calcext:value-type="float">
            <text:p>14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3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12" calcext:value-type="float">
            <text:p>0.0</text:p>
          </table:table-cell>
          <table:table-cell table:style-name="ce19" office:value-type="float" office:value="42.11" calcext:value-type="float">
            <text:p>42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6.516" calcext:value-type="float">
            <text:p>16.5</text:p>
          </table:table-cell>
          <table:table-cell table:style-name="ce19" office:value-type="float" office:value="169.798" calcext:value-type="float">
            <text:p>169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376.494" calcext:value-type="float">
            <text:p>5,376.5</text:p>
          </table:table-cell>
          <table:table-cell table:style-name="ce19" office:value-type="float" office:value="792.403" calcext:value-type="float">
            <text:p>792.4</text:p>
          </table:table-cell>
          <table:table-cell table:style-name="ce48" office:value-type="float" office:value="834.482" calcext:value-type="float">
            <text:p>834.5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021.377" calcext:value-type="float">
            <text:p>1,021.4</text:p>
          </table:table-cell>
          <table:table-cell table:style-name="ce19" office:value-type="float" office:value="1511.907" calcext:value-type="float">
            <text:p>1,511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72.176" calcext:value-type="float">
            <text:p>272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762" calcext:value-type="float">
            <text:p>10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5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325" calcext:value-type="float">
            <text:p>14.3</text:p>
          </table:table-cell>
          <table:table-cell table:style-name="ce19" office:value-type="float" office:value="235.181" calcext:value-type="float">
            <text:p>235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68.714" calcext:value-type="float">
            <text:p>168.7</text:p>
          </table:table-cell>
          <table:table-cell table:style-name="ce19" office:value-type="float" office:value="102.796" calcext:value-type="float">
            <text:p>10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763.296" calcext:value-type="float">
            <text:p>5,763.3</text:p>
          </table:table-cell>
          <table:table-cell table:style-name="ce19" office:value-type="float" office:value="0.009" calcext:value-type="float">
            <text:p>0.0</text:p>
          </table:table-cell>
          <table:table-cell table:style-name="ce48" office:value-type="float" office:value="2097.032" calcext:value-type="float">
            <text:p>2,097.0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986.065" calcext:value-type="float">
            <text:p>986.1</text:p>
          </table:table-cell>
          <table:table-cell table:style-name="ce19" office:value-type="float" office:value="1459.635" calcext:value-type="float">
            <text:p>1,459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6.732" calcext:value-type="float">
            <text:p>36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683" calcext:value-type="float">
            <text:p>12.7</text:p>
          </table:table-cell>
          <table:table-cell table:style-name="ce19" office:value-type="float" office:value="23.33" calcext:value-type="float">
            <text:p>23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512" calcext:value-type="float">
            <text:p>0.5</text:p>
          </table:table-cell>
          <table:table-cell table:style-name="ce19" office:value-type="float" office:value="1.622" calcext:value-type="float">
            <text:p>1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762.034" calcext:value-type="float">
            <text:p>1,76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193.246" calcext:value-type="float">
            <text:p>1,193.2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35.313" calcext:value-type="float">
            <text:p>35.3</text:p>
          </table:table-cell>
          <table:table-cell table:style-name="ce19" office:value-type="float" office:value="52.272" calcext:value-type="float">
            <text:p>52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35.445" calcext:value-type="float">
            <text:p>235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762" calcext:value-type="float">
            <text:p>10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5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642" calcext:value-type="float">
            <text:p>1.6</text:p>
          </table:table-cell>
          <table:table-cell table:style-name="ce19" office:value-type="float" office:value="211.85" calcext:value-type="float">
            <text:p>211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68.202" calcext:value-type="float">
            <text:p>168.2</text:p>
          </table:table-cell>
          <table:table-cell table:style-name="ce19" office:value-type="float" office:value="101.173" calcext:value-type="float">
            <text:p>10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001.261" calcext:value-type="float">
            <text:p>4,001.3</text:p>
          </table:table-cell>
          <table:table-cell table:style-name="ce19" office:value-type="float" office:value="0.009" calcext:value-type="float">
            <text:p>0.0</text:p>
          </table:table-cell>
          <table:table-cell table:style-name="ce48" office:value-type="float" office:value="903.787" calcext:value-type="float">
            <text:p>903.8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863.161" calcext:value-type="float">
            <text:p>1,86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0.963" calcext:value-type="float">
            <text:p>221.0</text:p>
          </table:table-cell>
          <table:table-cell table:style-name="ce19" office:value-type="float" office:value="651.249" calcext:value-type="float">
            <text:p>651.2</text:p>
          </table:table-cell>
          <table:table-cell table:style-name="ce19" office:value-type="float" office:value="1815.868" calcext:value-type="float">
            <text:p>1,815.9</text:p>
          </table:table-cell>
          <table:table-cell table:style-name="ce19" office:value-type="float" office:value="3151.866" calcext:value-type="float">
            <text:p>3,151.9</text:p>
          </table:table-cell>
          <table:table-cell table:style-name="ce19" office:value-type="float" office:value="302.42" calcext:value-type="float">
            <text:p>302.4</text:p>
          </table:table-cell>
          <table:table-cell table:style-name="ce19" office:value-type="float" office:value="196.083" calcext:value-type="float">
            <text:p>196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.542" calcext:value-type="float">
            <text:p>27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62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618" calcext:value-type="float">
            <text:p>6.6</text:p>
          </table:table-cell>
          <table:table-cell table:style-name="ce19" office:value-type="float" office:value="147.656" calcext:value-type="float">
            <text:p>147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047" calcext:value-type="float">
            <text:p>12.0</text:p>
          </table:table-cell>
          <table:table-cell table:style-name="ce19" office:value-type="float" office:value="35.171" calcext:value-type="float">
            <text:p>35.2</text:p>
          </table:table-cell>
          <table:table-cell table:style-name="ce19" office:value-type="float" office:value="539.6" calcext:value-type="float">
            <text:p>539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9404.228" calcext:value-type="float">
            <text:p>19,404.2</text:p>
          </table:table-cell>
          <table:table-cell table:style-name="ce19" office:value-type="float" office:value="151.957" calcext:value-type="float">
            <text:p>152.0</text:p>
          </table:table-cell>
          <table:table-cell table:style-name="ce48" office:value-type="float" office:value="4497.019" calcext:value-type="float">
            <text:p>4,497.0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863.161" calcext:value-type="float">
            <text:p>1,86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0.963" calcext:value-type="float">
            <text:p>221.0</text:p>
          </table:table-cell>
          <table:table-cell table:style-name="ce19" office:value-type="float" office:value="651.249" calcext:value-type="float">
            <text:p>651.2</text:p>
          </table:table-cell>
          <table:table-cell table:style-name="ce19" office:value-type="float" office:value="1815.868" calcext:value-type="float">
            <text:p>1,815.9</text:p>
          </table:table-cell>
          <table:table-cell table:style-name="ce19" office:value-type="float" office:value="3151.866" calcext:value-type="float">
            <text:p>3,151.9</text:p>
          </table:table-cell>
          <table:table-cell table:style-name="ce19" office:value-type="float" office:value="302.42" calcext:value-type="float">
            <text:p>302.4</text:p>
          </table:table-cell>
          <table:table-cell table:style-name="ce19" office:value-type="float" office:value="156.808" calcext:value-type="float">
            <text:p>156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965" calcext:value-type="float">
            <text:p>15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62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5" calcext:value-type="float">
            <text:p>6.5</text:p>
          </table:table-cell>
          <table:table-cell table:style-name="ce19" office:value-type="float" office:value="119.632" calcext:value-type="float">
            <text:p>119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047" calcext:value-type="float">
            <text:p>12.0</text:p>
          </table:table-cell>
          <table:table-cell table:style-name="ce19" office:value-type="float" office:value="21.287" calcext:value-type="float">
            <text:p>21.3</text:p>
          </table:table-cell>
          <table:table-cell table:style-name="ce19" office:value-type="float" office:value="466.541" calcext:value-type="float">
            <text:p>466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7026.208" calcext:value-type="float">
            <text:p>17,026.2</text:p>
          </table:table-cell>
          <table:table-cell table:style-name="ce19" office:value-type="float" office:value="76.27" calcext:value-type="float">
            <text:p>76.3</text:p>
          </table:table-cell>
          <table:table-cell table:style-name="ce48" office:value-type="float" office:value="4138.771" calcext:value-type="float">
            <text:p>4,138.8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9.275" calcext:value-type="float">
            <text:p>39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576" calcext:value-type="float">
            <text:p>12.6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18" calcext:value-type="float">
            <text:p>0.1</text:p>
          </table:table-cell>
          <table:table-cell table:style-name="ce19" office:value-type="float" office:value="28.025" calcext:value-type="float">
            <text:p>28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3.884" calcext:value-type="float">
            <text:p>13.9</text:p>
          </table:table-cell>
          <table:table-cell table:style-name="ce19" office:value-type="float" office:value="73.058" calcext:value-type="float">
            <text:p>73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378.019" calcext:value-type="float">
            <text:p>2,378.0</text:p>
          </table:table-cell>
          <table:table-cell table:style-name="ce19" office:value-type="float" office:value="75.687" calcext:value-type="float">
            <text:p>75.7</text:p>
          </table:table-cell>
          <table:table-cell table:style-name="ce48" office:value-type="float" office:value="358.248" calcext:value-type="float">
            <text:p>358.2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8.002" calcext:value-type="float">
            <text:p>58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4.192" calcext:value-type="float">
            <text:p>34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3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324" calcext:value-type="float">
            <text:p>0.3</text:p>
          </table:table-cell>
          <table:table-cell table:style-name="ce19" office:value-type="float" office:value="30.459" calcext:value-type="float">
            <text:p>30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3.55" calcext:value-type="float">
            <text:p>23.6</text:p>
          </table:table-cell>
          <table:table-cell table:style-name="ce19" office:value-type="float" office:value="168.566" calcext:value-type="float">
            <text:p>168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925.911" calcext:value-type="float">
            <text:p>6,925.9</text:p>
          </table:table-cell>
          <table:table-cell table:style-name="ce19" office:value-type="float" office:value="12.135" calcext:value-type="float">
            <text:p>12.1</text:p>
          </table:table-cell>
          <table:table-cell table:style-name="ce48" office:value-type="float" office:value="910.327" calcext:value-type="float">
            <text:p>910.3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.401" calcext:value-type="float">
            <text:p>7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234" calcext:value-type="float">
            <text:p>6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25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69" calcext:value-type="float">
            <text:p>0.3</text:p>
          </table:table-cell>
          <table:table-cell table:style-name="ce19" office:value-type="float" office:value="2.212" calcext:value-type="float">
            <text:p>2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326" calcext:value-type="float">
            <text:p>4.3</text:p>
          </table:table-cell>
          <table:table-cell table:style-name="ce19" office:value-type="float" office:value="2.684" calcext:value-type="float">
            <text:p>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950.414" calcext:value-type="float">
            <text:p>2,95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95.859" calcext:value-type="float">
            <text:p>295.9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6.082" calcext:value-type="float">
            <text:p>16.1</text:p>
          </table:table-cell>
          <table:table-cell table:style-name="ce19" office:value-type="float" office:value="23.806" calcext:value-type="float">
            <text:p>23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1.461" calcext:value-type="float">
            <text:p>21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7.132" calcext:value-type="float">
            <text:p>7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3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851" calcext:value-type="float">
            <text:p>6.9</text:p>
          </table:table-cell>
          <table:table-cell table:style-name="ce19" office:value-type="float" office:value="9.08" calcext:value-type="float">
            <text:p>9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9.965" calcext:value-type="float">
            <text:p>130.0</text:p>
          </table:table-cell>
          <table:table-cell table:style-name="ce19" office:value-type="float" office:value="199.827" calcext:value-type="float">
            <text:p>199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1117.316" calcext:value-type="float">
            <text:p>51,117.3</text:p>
          </table:table-cell>
          <table:table-cell table:style-name="ce19" office:value-type="float" office:value="453.953" calcext:value-type="float">
            <text:p>454.0</text:p>
          </table:table-cell>
          <table:table-cell table:style-name="ce48" office:value-type="float" office:value="5275.47" calcext:value-type="float">
            <text:p>5,275.5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7.09" calcext:value-type="float">
            <text:p>2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.12" calcext:value-type="float">
            <text:p>16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4.456" calcext:value-type="float">
            <text:p>4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323" calcext:value-type="float">
            <text:p>2.3</text:p>
          </table:table-cell>
          <table:table-cell table:style-name="ce19" office:value-type="float" office:value="8.602" calcext:value-type="float">
            <text:p>8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1.11" calcext:value-type="float">
            <text:p>21.1</text:p>
          </table:table-cell>
          <table:table-cell table:style-name="ce19" office:value-type="float" office:value="23.039" calcext:value-type="float">
            <text:p>23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861.939" calcext:value-type="float">
            <text:p>2,861.9</text:p>
          </table:table-cell>
          <table:table-cell table:style-name="ce19" office:value-type="float" office:value="0.248" calcext:value-type="float">
            <text:p>0.2</text:p>
          </table:table-cell>
          <table:table-cell table:style-name="ce48" office:value-type="float" office:value="342.388" calcext:value-type="float">
            <text:p>342.4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0.031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43" calcext:value-type="float">
            <text:p>0.0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0.055" calcext:value-type="float">
            <text:p>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82.792" calcext:value-type="float">
            <text:p>68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5.325" calcext:value-type="float">
            <text:p>65.3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.022" calcext:value-type="float">
            <text:p>4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3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47" calcext:value-type="float">
            <text:p>0.0</text:p>
          </table:table-cell>
          <table:table-cell table:style-name="ce19" office:value-type="float" office:value="3.7" calcext:value-type="float">
            <text:p>3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006" calcext:value-type="float">
            <text:p>5.0</text:p>
          </table:table-cell>
          <table:table-cell table:style-name="ce19" office:value-type="float" office:value="183.994" calcext:value-type="float">
            <text:p>184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43.712" calcext:value-type="float">
            <text:p>1,243.7</text:p>
          </table:table-cell>
          <table:table-cell table:style-name="ce19" office:value-type="float" office:value="2.04" calcext:value-type="float">
            <text:p>2.0</text:p>
          </table:table-cell>
          <table:table-cell table:style-name="ce48" office:value-type="float" office:value="311.479" calcext:value-type="float">
            <text:p>311.5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5.335" calcext:value-type="float">
            <text:p>5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508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57" calcext:value-type="float">
            <text:p>0.6</text:p>
          </table:table-cell>
          <table:table-cell table:style-name="ce19" office:value-type="float" office:value="4.101" calcext:value-type="float">
            <text:p>4.1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19" office:value-type="float" office:value="8.479" calcext:value-type="float">
            <text:p>8.5</text:p>
          </table:table-cell>
          <table:table-cell table:style-name="ce19" office:value-type="float" office:value="286.941" calcext:value-type="float">
            <text:p>286.9</text:p>
          </table:table-cell>
          <table:table-cell table:style-name="ce19" office:value-type="float" office:value="2129.648" calcext:value-type="float">
            <text:p>2,129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04.255" calcext:value-type="float">
            <text:p>504.3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0.379" calcext:value-type="float">
            <text:p>20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58" calcext:value-type="float">
            <text:p>0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5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394" calcext:value-type="float">
            <text:p>1.4</text:p>
          </table:table-cell>
          <table:table-cell table:style-name="ce19" office:value-type="float" office:value="17.492" calcext:value-type="float">
            <text:p>17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67" calcext:value-type="float">
            <text:p>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905.331" calcext:value-type="float">
            <text:p>905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6.948" calcext:value-type="float">
            <text:p>106.9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6.791" calcext:value-type="float">
            <text:p>46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3.867" calcext:value-type="float">
            <text:p>43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111" calcext:value-type="float">
            <text:p>1.1</text:p>
          </table:table-cell>
          <table:table-cell table:style-name="ce19" office:value-type="float" office:value="1.934" calcext:value-type="float">
            <text:p>1.9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49.713" calcext:value-type="float">
            <text:p>49.7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5544.308" calcext:value-type="float">
            <text:p>5,544.3</text:p>
          </table:table-cell>
          <table:table-cell table:style-name="ce20" office:value-type="float" office:value="5439.385" calcext:value-type="float">
            <text:p>5,439.4</text:p>
          </table:table-cell>
          <table:table-cell table:style-name="ce20" office:value-type="float" office:value="220.963" calcext:value-type="float">
            <text:p>221.0</text:p>
          </table:table-cell>
          <table:table-cell table:style-name="ce20" office:value-type="float" office:value="651.249" calcext:value-type="float">
            <text:p>651.2</text:p>
          </table:table-cell>
          <table:table-cell table:style-name="ce20" office:value-type="float" office:value="1829.882" calcext:value-type="float">
            <text:p>1,829.9</text:p>
          </table:table-cell>
          <table:table-cell table:style-name="ce20" office:value-type="float" office:value="3151.866" calcext:value-type="float">
            <text:p>3,151.9</text:p>
          </table:table-cell>
          <table:table-cell table:style-name="ce20" office:value-type="float" office:value="302.42" calcext:value-type="float">
            <text:p>302.4</text:p>
          </table:table-cell>
          <table:table-cell table:style-name="ce20" office:value-type="float" office:value="2020.552" calcext:value-type="float">
            <text:p>2,020.6</text:p>
          </table:table-cell>
          <table:table-cell table:style-name="ce20" office:value-type="float" office:value="913.457" calcext:value-type="float">
            <text:p>913.5</text:p>
          </table:table-cell>
          <table:table-cell table:style-name="ce20" office:value-type="float" office:value="416.79" calcext:value-type="float">
            <text:p>416.8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5.918" calcext:value-type="float">
            <text:p>5.9</text:p>
          </table:table-cell>
          <table:table-cell table:style-name="ce34" office:value-type="float" office:value="0.934" calcext:value-type="float">
            <text:p>0.9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13.857" calcext:value-type="float">
            <text:p>113.9</text:p>
          </table:table-cell>
          <table:table-cell table:style-name="ce20" office:value-type="float" office:value="1327.208" calcext:value-type="float">
            <text:p>1,327.2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2.047" calcext:value-type="float">
            <text:p>12.0</text:p>
          </table:table-cell>
          <table:table-cell table:style-name="ce20" office:value-type="float" office:value="606.718" calcext:value-type="float">
            <text:p>606.7</text:p>
          </table:table-cell>
          <table:table-cell table:style-name="ce20" office:value-type="float" office:value="2537.804" calcext:value-type="float">
            <text:p>2,537.8</text:p>
          </table:table-cell>
          <table:table-cell table:style-name="ce20" office:value-type="float" office:value="437.108" calcext:value-type="float">
            <text:p>437.1</text:p>
          </table:table-cell>
          <table:table-cell table:style-name="ce20" office:value-type="float" office:value="148961.27" calcext:value-type="float">
            <text:p>148,961.3</text:p>
          </table:table-cell>
          <table:table-cell table:style-name="ce20" office:value-type="float" office:value="24836.006" calcext:value-type="float">
            <text:p>24,836.0</text:p>
          </table:table-cell>
          <table:table-cell table:style-name="ce20" office:value-type="float" office:value="27393.859" calcext:value-type="float">
            <text:p>27,393.9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CutLine" table:base-cell-address="$'94'.$A$1" table:expression="#REF!"/>
          <table:named-expression table:name="PageNum" table:base-cell-address="$'94'.$A$1" table:expression="[1]參數頁1!#REF!"/>
          <table:named-expression table:name="Rows_In_Cutline" table:base-cell-address="$'94'.$A$1" table:expression="#REF!"/>
          <table:named-expression table:name="WeightLine" table:base-cell-address="$'94'.$A$1" table:expression="#REF!"/>
          <table:named-range table:name="_xlnm.Print_Area" table:base-cell-address="$'94'.$A$1" table:cell-range-address="$'107'.$A$1:.$Z$35" table:range-usable-as="print-range"/>
        </table:named-expressions>
      </table:table>
      <table:table table:name="108" table:style-name="ta15" table:print-ranges="'108'.A1:'108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12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8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19" calcext:value-type="float">
            <text:p>2019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.321" calcext:value-type="float">
            <text:p>7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687" calcext:value-type="float">
            <text:p>2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474" calcext:value-type="float">
            <text:p>2.5</text:p>
          </table:table-cell>
          <table:table-cell table:style-name="ce19" office:value-type="float" office:value="2.841" calcext:value-type="float">
            <text:p>2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03.741" calcext:value-type="float">
            <text:p>203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6.789" calcext:value-type="float">
            <text:p>26.8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45.29" calcext:value-type="float">
            <text:p>45.3</text:p>
          </table:table-cell>
          <table:table-cell table:style-name="ce19" office:value-type="float" office:value="67.041" calcext:value-type="float">
            <text:p>67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46.682" calcext:value-type="float">
            <text:p>146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1.999" calcext:value-type="float">
            <text:p>22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07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012" calcext:value-type="float">
            <text:p>15.0</text:p>
          </table:table-cell>
          <table:table-cell table:style-name="ce19" office:value-type="float" office:value="109.088" calcext:value-type="float">
            <text:p>109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7.387" calcext:value-type="float">
            <text:p>67.4</text:p>
          </table:table-cell>
          <table:table-cell table:style-name="ce19" office:value-type="float" office:value="117.395" calcext:value-type="float">
            <text:p>117.4</text:p>
          </table:table-cell>
          <table:table-cell table:style-name="ce19" office:value-type="float" office:value="14.551" calcext:value-type="float">
            <text:p>14.6</text:p>
          </table:table-cell>
          <table:table-cell table:style-name="ce19" office:value-type="float" office:value="4242.896" calcext:value-type="float">
            <text:p>4,242.9</text:p>
          </table:table-cell>
          <table:table-cell table:style-name="ce19" office:value-type="float" office:value="326.407" calcext:value-type="float">
            <text:p>326.4</text:p>
          </table:table-cell>
          <table:table-cell table:style-name="ce48" office:value-type="float" office:value="816.595" calcext:value-type="float">
            <text:p>816.6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319.236" calcext:value-type="float">
            <text:p>319.2</text:p>
          </table:table-cell>
          <table:table-cell table:style-name="ce19" office:value-type="float" office:value="472.553" calcext:value-type="float">
            <text:p>472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28.475" calcext:value-type="float">
            <text:p>128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799" calcext:value-type="float">
            <text:p>10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4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55" calcext:value-type="float">
            <text:p>0.6</text:p>
          </table:table-cell>
          <table:table-cell table:style-name="ce19" office:value-type="float" office:value="112.492" calcext:value-type="float">
            <text:p>112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6.254" calcext:value-type="float">
            <text:p>46.3</text:p>
          </table:table-cell>
          <table:table-cell table:style-name="ce19" office:value-type="float" office:value="100.72" calcext:value-type="float">
            <text:p>10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788.027" calcext:value-type="float">
            <text:p>5,788.0</text:p>
          </table:table-cell>
          <table:table-cell table:style-name="ce19" office:value-type="float" office:value="577.598" calcext:value-type="float">
            <text:p>577.6</text:p>
          </table:table-cell>
          <table:table-cell table:style-name="ce48" office:value-type="float" office:value="1191.013" calcext:value-type="float">
            <text:p>1,191.0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.104" calcext:value-type="float">
            <text:p>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553" calcext:value-type="float">
            <text:p>2.6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895" calcext:value-type="float">
            <text:p>4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273" calcext:value-type="float">
            <text:p>1.3</text:p>
          </table:table-cell>
          <table:table-cell table:style-name="ce19" office:value-type="float" office:value="4.306" calcext:value-type="float">
            <text:p>4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70.181" calcext:value-type="float">
            <text:p>170.2</text:p>
          </table:table-cell>
          <table:table-cell table:style-name="ce19" office:value-type="float" office:value="13.595" calcext:value-type="float">
            <text:p>13.6</text:p>
          </table:table-cell>
          <table:table-cell table:style-name="ce48" office:value-type="float" office:value="29.941" calcext:value-type="float">
            <text:p>29.9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.048" calcext:value-type="float">
            <text:p>1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18" calcext:value-type="float">
            <text:p>0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37" calcext:value-type="float">
            <text:p>0.0</text:p>
          </table:table-cell>
          <table:table-cell table:style-name="ce19" office:value-type="float" office:value="0.794" calcext:value-type="float">
            <text:p>0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16" calcext:value-type="float">
            <text:p>2.2</text:p>
          </table:table-cell>
          <table:table-cell table:style-name="ce19" office:value-type="float" office:value="2.921" calcext:value-type="float">
            <text:p>2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92.333" calcext:value-type="float">
            <text:p>392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3.378" calcext:value-type="float">
            <text:p>43.4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530.94" calcext:value-type="float">
            <text:p>530.9</text:p>
          </table:table-cell>
          <table:table-cell table:style-name="ce19" office:value-type="float" office:value="785.93" calcext:value-type="float">
            <text:p>785.9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51.241" calcext:value-type="float">
            <text:p>51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533" calcext:value-type="float">
            <text:p>2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6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785" calcext:value-type="float">
            <text:p>0.8</text:p>
          </table:table-cell>
          <table:table-cell table:style-name="ce19" office:value-type="float" office:value="45.581" calcext:value-type="float">
            <text:p>45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2.76" calcext:value-type="float">
            <text:p>12.8</text:p>
          </table:table-cell>
          <table:table-cell table:style-name="ce19" office:value-type="float" office:value="34.236" calcext:value-type="float">
            <text:p>34.2</text:p>
          </table:table-cell>
          <table:table-cell table:style-name="ce19" office:value-type="float" office:value="123.269" calcext:value-type="float">
            <text:p>123.3</text:p>
          </table:table-cell>
          <table:table-cell table:style-name="ce19" office:value-type="float" office:value="3589.843" calcext:value-type="float">
            <text:p>3,589.8</text:p>
          </table:table-cell>
          <table:table-cell table:style-name="ce19" office:value-type="float" office:value="73.482" calcext:value-type="float">
            <text:p>73.5</text:p>
          </table:table-cell>
          <table:table-cell table:style-name="ce48" office:value-type="float" office:value="1100.214" calcext:value-type="float">
            <text:p>1,100.2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.694" calcext:value-type="float">
            <text:p>2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163" calcext:value-type="float">
            <text:p>3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38" calcext:value-type="float">
            <text:p>0.1</text:p>
          </table:table-cell>
          <table:table-cell table:style-name="ce19" office:value-type="float" office:value="0.211" calcext:value-type="float">
            <text:p>0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454" calcext:value-type="float">
            <text:p>2.5</text:p>
          </table:table-cell>
          <table:table-cell table:style-name="ce19" office:value-type="float" office:value="3.353" calcext:value-type="float">
            <text:p>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55.059" calcext:value-type="float">
            <text:p>555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1.267" calcext:value-type="float">
            <text:p>61.3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1790.685" calcext:value-type="float">
            <text:p>1,790.7</text:p>
          </table:table-cell>
          <table:table-cell table:style-name="ce19" office:value-type="float" office:value="2643.367" calcext:value-type="float">
            <text:p>2,643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.594" calcext:value-type="float">
            <text:p>10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44.652" calcext:value-type="float">
            <text:p>644.7</text:p>
          </table:table-cell>
          <table:table-cell table:style-name="ce19" office:value-type="float" office:value="937.097" calcext:value-type="float">
            <text:p>937.1</text:p>
          </table:table-cell>
          <table:table-cell table:style-name="ce19" office:value-type="float" office:value="196.93" calcext:value-type="float">
            <text:p>196.9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.132" calcext:value-type="float">
            <text:p>0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9.278" calcext:value-type="float">
            <text:p>59.3</text:p>
          </table:table-cell>
          <table:table-cell table:style-name="ce19" office:value-type="float" office:value="269.848" calcext:value-type="float">
            <text:p>269.8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7.82" calcext:value-type="float">
            <text:p>67.8</text:p>
          </table:table-cell>
          <table:table-cell table:style-name="ce19" office:value-type="float" office:value="821.019" calcext:value-type="float">
            <text:p>821.0</text:p>
          </table:table-cell>
          <table:table-cell table:style-name="ce19" office:value-type="float" office:value="0.361" calcext:value-type="float">
            <text:p>0.4</text:p>
          </table:table-cell>
          <table:table-cell table:style-name="ce19" office:value-type="float" office:value="31496.227" calcext:value-type="float">
            <text:p>31,496.2</text:p>
          </table:table-cell>
          <table:table-cell table:style-name="ce19" office:value-type="float" office:value="20273.056" calcext:value-type="float">
            <text:p>20,273.1</text:p>
          </table:table-cell>
          <table:table-cell table:style-name="ce48" office:value-type="float" office:value="8025.072" calcext:value-type="float">
            <text:p>8,025.1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style-name="ce19" office:value-type="float" office:value="13.238" calcext:value-type="float">
            <text:p>13.2</text:p>
          </table:table-cell>
          <table:table-cell table:style-name="ce19" office:value-type="float" office:value="19.595" calcext:value-type="float">
            <text:p>19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8.235" calcext:value-type="float">
            <text:p>48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32" calcext:value-type="float">
            <text:p>11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62" calcext:value-type="float">
            <text:p>0.2</text:p>
          </table:table-cell>
          <table:table-cell table:style-name="ce33" office:value-type="float" office:value="0.896" calcext:value-type="float">
            <text:p>0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758" calcext:value-type="float">
            <text:p>1.8</text:p>
          </table:table-cell>
          <table:table-cell table:style-name="ce19" office:value-type="float" office:value="34.979" calcext:value-type="float">
            <text:p>35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9.888" calcext:value-type="float">
            <text:p>29.9</text:p>
          </table:table-cell>
          <table:table-cell table:style-name="ce19" office:value-type="float" office:value="45.638" calcext:value-type="float">
            <text:p>45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09.488" calcext:value-type="float">
            <text:p>1,309.5</text:p>
          </table:table-cell>
          <table:table-cell table:style-name="ce19" office:value-type="float" office:value="163.859" calcext:value-type="float">
            <text:p>163.9</text:p>
          </table:table-cell>
          <table:table-cell table:style-name="ce48" office:value-type="float" office:value="272.534" calcext:value-type="float">
            <text:p>272.5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style-name="ce19" office:value-type="float" office:value="3.223" calcext:value-type="float">
            <text:p>3.2</text:p>
          </table:table-cell>
          <table:table-cell table:style-name="ce19" office:value-type="float" office:value="4.771" calcext:value-type="float">
            <text:p>4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3.186" calcext:value-type="float">
            <text:p>1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955" calcext:value-type="float">
            <text:p>3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2" calcext:value-type="float">
            <text:p>0.0</text:p>
          </table:table-cell>
          <table:table-cell table:style-name="ce19" office:value-type="float" office:value="10.297" calcext:value-type="float">
            <text:p>10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6.85" calcext:value-type="float">
            <text:p>6.9</text:p>
          </table:table-cell>
          <table:table-cell table:style-name="ce19" office:value-type="float" office:value="63.319" calcext:value-type="float">
            <text:p>6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59.199" calcext:value-type="float">
            <text:p>1,059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87.03" calcext:value-type="float">
            <text:p>187.0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style-name="ce19" office:value-type="float" office:value="13.255" calcext:value-type="float">
            <text:p>13.3</text:p>
          </table:table-cell>
          <table:table-cell table:style-name="ce19" office:value-type="float" office:value="19.621" calcext:value-type="float">
            <text:p>19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5.365" calcext:value-type="float">
            <text:p>45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278" calcext:value-type="float">
            <text:p>14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4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14" calcext:value-type="float">
            <text:p>0.0</text:p>
          </table:table-cell>
          <table:table-cell table:style-name="ce19" office:value-type="float" office:value="32.646" calcext:value-type="float">
            <text:p>32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7.728" calcext:value-type="float">
            <text:p>17.7</text:p>
          </table:table-cell>
          <table:table-cell table:style-name="ce19" office:value-type="float" office:value="172.809" calcext:value-type="float">
            <text:p>17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362.794" calcext:value-type="float">
            <text:p>5,362.8</text:p>
          </table:table-cell>
          <table:table-cell table:style-name="ce19" office:value-type="float" office:value="731.536" calcext:value-type="float">
            <text:p>731.5</text:p>
          </table:table-cell>
          <table:table-cell table:style-name="ce48" office:value-type="float" office:value="820.919" calcext:value-type="float">
            <text:p>820.9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072.6" calcext:value-type="float">
            <text:p>1,072.6</text:p>
          </table:table-cell>
          <table:table-cell table:style-name="ce19" office:value-type="float" office:value="1587.731" calcext:value-type="float">
            <text:p>1,587.7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50.756" calcext:value-type="float">
            <text:p>250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425" calcext:value-type="float">
            <text:p>10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2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807" calcext:value-type="float">
            <text:p>14.8</text:p>
          </table:table-cell>
          <table:table-cell table:style-name="ce19" office:value-type="float" office:value="214.906" calcext:value-type="float">
            <text:p>214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69.05" calcext:value-type="float">
            <text:p>169.1</text:p>
          </table:table-cell>
          <table:table-cell table:style-name="ce19" office:value-type="float" office:value="101.813" calcext:value-type="float">
            <text:p>101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752.802" calcext:value-type="float">
            <text:p>5,752.8</text:p>
          </table:table-cell>
          <table:table-cell table:style-name="ce19" office:value-type="float" office:value="0.018" calcext:value-type="float">
            <text:p>0.0</text:p>
          </table:table-cell>
          <table:table-cell table:style-name="ce48" office:value-type="float" office:value="2125.149" calcext:value-type="float">
            <text:p>2,125.1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042.085" calcext:value-type="float">
            <text:p>1,042.1</text:p>
          </table:table-cell>
          <table:table-cell table:style-name="ce19" office:value-type="float" office:value="1542.56" calcext:value-type="float">
            <text:p>1,542.6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8.51" calcext:value-type="float">
            <text:p>38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" calcext:value-type="float">
            <text:p>0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5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927" calcext:value-type="float">
            <text:p>12.9</text:p>
          </table:table-cell>
          <table:table-cell table:style-name="ce19" office:value-type="float" office:value="24.711" calcext:value-type="float">
            <text:p>24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247" calcext:value-type="float">
            <text:p>2.2</text:p>
          </table:table-cell>
          <table:table-cell table:style-name="ce19" office:value-type="float" office:value="2.841" calcext:value-type="float">
            <text:p>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808.389" calcext:value-type="float">
            <text:p>1,808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258.235" calcext:value-type="float">
            <text:p>1,258.2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30.516" calcext:value-type="float">
            <text:p>30.5</text:p>
          </table:table-cell>
          <table:table-cell table:style-name="ce19" office:value-type="float" office:value="45.171" calcext:value-type="float">
            <text:p>45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12.246" calcext:value-type="float">
            <text:p>212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325" calcext:value-type="float">
            <text:p>10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88" calcext:value-type="float">
            <text:p>1.9</text:p>
          </table:table-cell>
          <table:table-cell table:style-name="ce19" office:value-type="float" office:value="190.195" calcext:value-type="float">
            <text:p>190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66.802" calcext:value-type="float">
            <text:p>166.8</text:p>
          </table:table-cell>
          <table:table-cell table:style-name="ce19" office:value-type="float" office:value="98.972" calcext:value-type="float">
            <text:p>99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944.413" calcext:value-type="float">
            <text:p>3,944.4</text:p>
          </table:table-cell>
          <table:table-cell table:style-name="ce19" office:value-type="float" office:value="0.018" calcext:value-type="float">
            <text:p>0.0</text:p>
          </table:table-cell>
          <table:table-cell table:style-name="ce48" office:value-type="float" office:value="866.914" calcext:value-type="float">
            <text:p>866.9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757.678" calcext:value-type="float">
            <text:p>1,757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6.051" calcext:value-type="float">
            <text:p>156.1</text:p>
          </table:table-cell>
          <table:table-cell table:style-name="ce19" office:value-type="float" office:value="620.496" calcext:value-type="float">
            <text:p>620.5</text:p>
          </table:table-cell>
          <table:table-cell table:style-name="ce19" office:value-type="float" office:value="1747.978" calcext:value-type="float">
            <text:p>1,748.0</text:p>
          </table:table-cell>
          <table:table-cell table:style-name="ce19" office:value-type="float" office:value="3143.625" calcext:value-type="float">
            <text:p>3,143.6</text:p>
          </table:table-cell>
          <table:table-cell table:style-name="ce19" office:value-type="float" office:value="312.236" calcext:value-type="float">
            <text:p>312.2</text:p>
          </table:table-cell>
          <table:table-cell table:style-name="ce19" office:value-type="float" office:value="160.718" calcext:value-type="float">
            <text:p>16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5.781" calcext:value-type="float">
            <text:p>25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37" calcext:value-type="float">
            <text:p>6.4</text:p>
          </table:table-cell>
          <table:table-cell table:style-name="ce19" office:value-type="float" office:value="116.045" calcext:value-type="float">
            <text:p>116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938" calcext:value-type="float">
            <text:p>11.9</text:p>
          </table:table-cell>
          <table:table-cell table:style-name="ce19" office:value-type="float" office:value="32.935" calcext:value-type="float">
            <text:p>32.9</text:p>
          </table:table-cell>
          <table:table-cell table:style-name="ce19" office:value-type="float" office:value="524.242" calcext:value-type="float">
            <text:p>524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8456.274" calcext:value-type="float">
            <text:p>18,456.3</text:p>
          </table:table-cell>
          <table:table-cell table:style-name="ce19" office:value-type="float" office:value="129.61" calcext:value-type="float">
            <text:p>129.6</text:p>
          </table:table-cell>
          <table:table-cell table:style-name="ce48" office:value-type="float" office:value="4246.371" calcext:value-type="float">
            <text:p>4,246.4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757.678" calcext:value-type="float">
            <text:p>1,757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6.051" calcext:value-type="float">
            <text:p>156.1</text:p>
          </table:table-cell>
          <table:table-cell table:style-name="ce19" office:value-type="float" office:value="620.496" calcext:value-type="float">
            <text:p>620.5</text:p>
          </table:table-cell>
          <table:table-cell table:style-name="ce19" office:value-type="float" office:value="1747.978" calcext:value-type="float">
            <text:p>1,748.0</text:p>
          </table:table-cell>
          <table:table-cell table:style-name="ce19" office:value-type="float" office:value="3143.625" calcext:value-type="float">
            <text:p>3,143.6</text:p>
          </table:table-cell>
          <table:table-cell table:style-name="ce19" office:value-type="float" office:value="312.236" calcext:value-type="float">
            <text:p>312.2</text:p>
          </table:table-cell>
          <table:table-cell table:style-name="ce19" office:value-type="float" office:value="116.891" calcext:value-type="float">
            <text:p>116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801" calcext:value-type="float">
            <text:p>13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5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295" calcext:value-type="float">
            <text:p>6.3</text:p>
          </table:table-cell>
          <table:table-cell table:style-name="ce19" office:value-type="float" office:value="83.303" calcext:value-type="float">
            <text:p>83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938" calcext:value-type="float">
            <text:p>11.9</text:p>
          </table:table-cell>
          <table:table-cell table:style-name="ce19" office:value-type="float" office:value="17.347" calcext:value-type="float">
            <text:p>17.3</text:p>
          </table:table-cell>
          <table:table-cell table:style-name="ce19" office:value-type="float" office:value="448.79" calcext:value-type="float">
            <text:p>448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195.914" calcext:value-type="float">
            <text:p>16,195.9</text:p>
          </table:table-cell>
          <table:table-cell table:style-name="ce19" office:value-type="float" office:value="61.088" calcext:value-type="float">
            <text:p>61.1</text:p>
          </table:table-cell>
          <table:table-cell table:style-name="ce48" office:value-type="float" office:value="3891.506" calcext:value-type="float">
            <text:p>3,891.5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3.827" calcext:value-type="float">
            <text:p>43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98" calcext:value-type="float">
            <text:p>12.0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75" calcext:value-type="float">
            <text:p>0.1</text:p>
          </table:table-cell>
          <table:table-cell table:style-name="ce19" office:value-type="float" office:value="32.742" calcext:value-type="float">
            <text:p>32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5.588" calcext:value-type="float">
            <text:p>15.6</text:p>
          </table:table-cell>
          <table:table-cell table:style-name="ce19" office:value-type="float" office:value="75.452" calcext:value-type="float">
            <text:p>75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60.36" calcext:value-type="float">
            <text:p>2,260.4</text:p>
          </table:table-cell>
          <table:table-cell table:style-name="ce19" office:value-type="float" office:value="68.522" calcext:value-type="float">
            <text:p>68.5</text:p>
          </table:table-cell>
          <table:table-cell table:style-name="ce48" office:value-type="float" office:value="354.866" calcext:value-type="float">
            <text:p>354.9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1.799" calcext:value-type="float">
            <text:p>41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2.276" calcext:value-type="float">
            <text:p>32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318" calcext:value-type="float">
            <text:p>0.3</text:p>
          </table:table-cell>
          <table:table-cell table:style-name="ce19" office:value-type="float" office:value="16.6" calcext:value-type="float">
            <text:p>16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2.805" calcext:value-type="float">
            <text:p>22.8</text:p>
          </table:table-cell>
          <table:table-cell table:style-name="ce19" office:value-type="float" office:value="175.556" calcext:value-type="float">
            <text:p>175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627.908" calcext:value-type="float">
            <text:p>6,627.9</text:p>
          </table:table-cell>
          <table:table-cell table:style-name="ce19" office:value-type="float" office:value="12.232" calcext:value-type="float">
            <text:p>12.2</text:p>
          </table:table-cell>
          <table:table-cell table:style-name="ce48" office:value-type="float" office:value="871.985" calcext:value-type="float">
            <text:p>872.0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.765" calcext:value-type="float">
            <text:p>7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527" calcext:value-type="float">
            <text:p>5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247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79" calcext:value-type="float">
            <text:p>0.3</text:p>
          </table:table-cell>
          <table:table-cell table:style-name="ce19" office:value-type="float" office:value="3.015" calcext:value-type="float">
            <text:p>3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32" calcext:value-type="float">
            <text:p>4.3</text:p>
          </table:table-cell>
          <table:table-cell table:style-name="ce19" office:value-type="float" office:value="2.806" calcext:value-type="float">
            <text:p>2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38.097" calcext:value-type="float">
            <text:p>2,738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76.052" calcext:value-type="float">
            <text:p>276.1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6.284" calcext:value-type="float">
            <text:p>16.3</text:p>
          </table:table-cell>
          <table:table-cell table:style-name="ce19" office:value-type="float" office:value="24.104" calcext:value-type="float">
            <text:p>24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7.375" calcext:value-type="float">
            <text:p>17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875" calcext:value-type="float">
            <text:p>5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2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869" calcext:value-type="float">
            <text:p>4.9</text:p>
          </table:table-cell>
          <table:table-cell table:style-name="ce19" office:value-type="float" office:value="7.852" calcext:value-type="float">
            <text:p>7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32.702" calcext:value-type="float">
            <text:p>132.7</text:p>
          </table:table-cell>
          <table:table-cell table:style-name="ce19" office:value-type="float" office:value="226.594" calcext:value-type="float">
            <text:p>226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1736.456" calcext:value-type="float">
            <text:p>51,736.5</text:p>
          </table:table-cell>
          <table:table-cell table:style-name="ce19" office:value-type="float" office:value="481.179" calcext:value-type="float">
            <text:p>481.2</text:p>
          </table:table-cell>
          <table:table-cell table:style-name="ce48" office:value-type="float" office:value="5362.228" calcext:value-type="float">
            <text:p>5,362.2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5.459" calcext:value-type="float">
            <text:p>25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227" calcext:value-type="float">
            <text:p>15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4.325" calcext:value-type="float">
            <text:p>4.3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652" calcext:value-type="float">
            <text:p>2.7</text:p>
          </table:table-cell>
          <table:table-cell table:style-name="ce19" office:value-type="float" office:value="7.509" calcext:value-type="float">
            <text:p>7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9.793" calcext:value-type="float">
            <text:p>19.8</text:p>
          </table:table-cell>
          <table:table-cell table:style-name="ce19" office:value-type="float" office:value="22.621" calcext:value-type="float">
            <text:p>2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853.469" calcext:value-type="float">
            <text:p>2,853.5</text:p>
          </table:table-cell>
          <table:table-cell table:style-name="ce19" office:value-type="float" office:value="0.346" calcext:value-type="float">
            <text:p>0.3</text:p>
          </table:table-cell>
          <table:table-cell table:style-name="ce48" office:value-type="float" office:value="338.367" calcext:value-type="float">
            <text:p>338.4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0.044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6" calcext:value-type="float">
            <text:p>0.1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0.052" calcext:value-type="float">
            <text:p>0.1</text:p>
          </table:table-cell>
          <table:table-cell table:style-name="ce19" office:value-type="float" office:value="0.041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933.613" calcext:value-type="float">
            <text:p>933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9.343" calcext:value-type="float">
            <text:p>89.3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.192" calcext:value-type="float">
            <text:p>2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3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23" calcext:value-type="float">
            <text:p>0.0</text:p>
          </table:table-cell>
          <table:table-cell table:style-name="ce19" office:value-type="float" office:value="2.005" calcext:value-type="float">
            <text:p>2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976" calcext:value-type="float">
            <text:p>5.0</text:p>
          </table:table-cell>
          <table:table-cell table:style-name="ce19" office:value-type="float" office:value="183.64" calcext:value-type="float">
            <text:p>183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48.019" calcext:value-type="float">
            <text:p>1,148.0</text:p>
          </table:table-cell>
          <table:table-cell table:style-name="ce19" office:value-type="float" office:value="2.322" calcext:value-type="float">
            <text:p>2.3</text:p>
          </table:table-cell>
          <table:table-cell table:style-name="ce48" office:value-type="float" office:value="300.15" calcext:value-type="float">
            <text:p>300.2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2.958" calcext:value-type="float">
            <text:p>13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491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96" calcext:value-type="float">
            <text:p>1.0</text:p>
          </table:table-cell>
          <table:table-cell table:style-name="ce19" office:value-type="float" office:value="10.909" calcext:value-type="float">
            <text:p>10.9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19" office:value-type="float" office:value="9.116" calcext:value-type="float">
            <text:p>9.1</text:p>
          </table:table-cell>
          <table:table-cell table:style-name="ce19" office:value-type="float" office:value="290.97" calcext:value-type="float">
            <text:p>291.0</text:p>
          </table:table-cell>
          <table:table-cell table:style-name="ce19" office:value-type="float" office:value="2252.214" calcext:value-type="float">
            <text:p>2,252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28.255" calcext:value-type="float">
            <text:p>528.3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.721" calcext:value-type="float">
            <text:p>6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431" calcext:value-type="float">
            <text:p>0.4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1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558" calcext:value-type="float">
            <text:p>1.6</text:p>
          </table:table-cell>
          <table:table-cell table:style-name="ce19" office:value-type="float" office:value="4.566" calcext:value-type="float">
            <text:p>4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62" calcext:value-type="float">
            <text:p>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06.47" calcext:value-type="float">
            <text:p>1,006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2.95" calcext:value-type="float">
            <text:p>103.0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.194" calcext:value-type="float">
            <text:p>1.2</text:p>
          </table:table-cell>
          <table:table-cell table:style-name="ce19" office:value-type="float" office:value="2.009" calcext:value-type="float">
            <text:p>2.0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3.07" calcext:value-type="float">
            <text:p>3.1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5562.429" calcext:value-type="float">
            <text:p>5,562.4</text:p>
          </table:table-cell>
          <table:table-cell table:style-name="ce20" office:value-type="float" office:value="5624.714" calcext:value-type="float">
            <text:p>5,624.7</text:p>
          </table:table-cell>
          <table:table-cell table:style-name="ce20" office:value-type="float" office:value="156.051" calcext:value-type="float">
            <text:p>156.1</text:p>
          </table:table-cell>
          <table:table-cell table:style-name="ce20" office:value-type="float" office:value="620.496" calcext:value-type="float">
            <text:p>620.5</text:p>
          </table:table-cell>
          <table:table-cell table:style-name="ce20" office:value-type="float" office:value="1758.572" calcext:value-type="float">
            <text:p>1,758.6</text:p>
          </table:table-cell>
          <table:table-cell table:style-name="ce20" office:value-type="float" office:value="3143.625" calcext:value-type="float">
            <text:p>3,143.6</text:p>
          </table:table-cell>
          <table:table-cell table:style-name="ce20" office:value-type="float" office:value="312.236" calcext:value-type="float">
            <text:p>312.2</text:p>
          </table:table-cell>
          <table:table-cell table:style-name="ce20" office:value-type="float" office:value="1621.789" calcext:value-type="float">
            <text:p>1,621.8</text:p>
          </table:table-cell>
          <table:table-cell table:style-name="ce20" office:value-type="float" office:value="937.097" calcext:value-type="float">
            <text:p>937.1</text:p>
          </table:table-cell>
          <table:table-cell table:style-name="ce20" office:value-type="float" office:value="365.036" calcext:value-type="float">
            <text:p>365.0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5.778" calcext:value-type="float">
            <text:p>5.8</text:p>
          </table:table-cell>
          <table:table-cell table:style-name="ce34" office:value-type="float" office:value="1.028" calcext:value-type="float">
            <text:p>1.0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11.907" calcext:value-type="float">
            <text:p>111.9</text:p>
          </table:table-cell>
          <table:table-cell table:style-name="ce20" office:value-type="float" office:value="1007.078" calcext:value-type="float">
            <text:p>1,007.1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1.938" calcext:value-type="float">
            <text:p>11.9</text:p>
          </table:table-cell>
          <table:table-cell table:style-name="ce20" office:value-type="float" office:value="642.465" calcext:value-type="float">
            <text:p>642.5</text:p>
          </table:table-cell>
          <table:table-cell table:style-name="ce20" office:value-type="float" office:value="2614.153" calcext:value-type="float">
            <text:p>2,614.2</text:p>
          </table:table-cell>
          <table:table-cell table:style-name="ce20" office:value-type="float" office:value="429.151" calcext:value-type="float">
            <text:p>429.2</text:p>
          </table:table-cell>
          <table:table-cell table:style-name="ce20" office:value-type="float" office:value="147675.11" calcext:value-type="float">
            <text:p>147,675.1</text:p>
          </table:table-cell>
          <table:table-cell table:style-name="ce20" office:value-type="float" office:value="22785.239" calcext:value-type="float">
            <text:p>22,785.2</text:p>
          </table:table-cell>
          <table:table-cell table:style-name="ce20" office:value-type="float" office:value="26818.675" calcext:value-type="float">
            <text:p>26,818.7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CutLine" table:base-cell-address="$'94'.$A$1" table:expression="#REF!"/>
          <table:named-expression table:name="PageNum" table:base-cell-address="$'94'.$A$1" table:expression="[1]參數頁1!#REF!"/>
          <table:named-expression table:name="Rows_In_Cutline" table:base-cell-address="$'94'.$A$1" table:expression="#REF!"/>
          <table:named-expression table:name="WeightLine" table:base-cell-address="$'94'.$A$1" table:expression="#REF!"/>
          <table:named-range table:name="_xlnm.Print_Area" table:base-cell-address="$'94'.$A$1" table:cell-range-address="$'108'.$A$1:.$Z$35" table:range-usable-as="print-range"/>
        </table:named-expressions>
      </table:table>
      <table:table table:name="109" table:style-name="ta16" table:print-ranges="'109'.A1:'109'.Z35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3" table:default-cell-style-name="ce12"/>
        <table:table-column table:style-name="co4" table:number-columns-repeated="12" table:default-cell-style-name="ce12"/>
        <table:table-column table:style-name="co3" table:default-cell-style-name="ce12"/>
        <table:table-column table:style-name="co6" table:default-cell-style-name="ce12"/>
        <table:table-column table:style-name="co4" table:default-cell-style-name="ce12"/>
        <table:table-column table:style-name="co2" table:default-cell-style-name="ce50"/>
        <table:table-column table:style-name="co1" table:default-cell-style-name="ce12"/>
        <table:table-column table:style-name="co7" table:number-columns-repeated="998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5.<text:span text:style-name="T1">工業部門能源消費表</text:span></text:p>
          </table:table-cell>
          <table:covered-table-cell table:number-columns-repeated="12" table:style-name="ce13"/>
          <table:table-cell table:style-name="ce1" office:value-type="string" calcext:value-type="string" table:number-columns-spanned="13" table:number-rows-spanned="1">
            <text:p>5. Industrial Sector Energy Consumption</text:p>
          </table:table-cell>
          <table:covered-table-cell table:number-columns-repeated="12" table:style-name="ce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9</text:span><text:span text:style-name="T4">年</text:span></text:p>
          </table:table-cell>
          <table:table-cell table:style-name="ce14" table:number-columns-repeated="23"/>
          <table:table-cell table:style-name="ce43"/>
          <table:table-cell table:style-name="ce52" office:value-type="float" office:value="2020" calcext:value-type="float">
            <text:p>2020</text:p>
          </table:table-cell>
          <table:table-cell table:style-name="ce62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4">
            <text:p>項<text:span text:style-name="T5">             </text:span><text:span text:style-name="T6">目</text:span></text:p>
          </table:table-cell>
          <table:table-cell table:style-name="ce15" office:value-type="string" calcext:value-type="string">
            <text:p>煤及</text:p>
            <text:p>煤產品</text:p>
          </table:table-cell>
          <table:table-cell table:style-name="ce15" office:value-type="string" calcext:value-type="string">
            <text:p>煙煤─</text:p>
            <text:p>燃料煤</text:p>
          </table:table-cell>
          <table:table-cell table:style-name="ce24" office:value-type="string" calcext:value-type="string">
            <text:p>無煙煤</text:p>
          </table:table-cell>
          <table:table-cell table:style-name="ce24" office:value-type="string" calcext:value-type="string">
            <text:p>焦<text:span text:style-name="T5">    </text:span><text:span text:style-name="T9">炭</text:span></text:p>
          </table:table-cell>
          <table:table-cell table:style-name="ce24" office:value-type="string" calcext:value-type="string">
            <text:p>焦爐氣</text:p>
          </table:table-cell>
          <table:table-cell table:style-name="ce24" office:value-type="string" calcext:value-type="string">
            <text:p>高爐氣</text:p>
          </table:table-cell>
          <table:table-cell table:style-name="ce24" office:value-type="string" calcext:value-type="string">
            <text:p>轉爐氣</text:p>
          </table:table-cell>
          <table:table-cell table:style-name="ce24" office:value-type="string" calcext:value-type="string">
            <text:p>石油產品</text:p>
          </table:table-cell>
          <table:table-cell table:style-name="ce24" office:value-type="string" calcext:value-type="string">
            <text:p>煉油氣</text:p>
          </table:table-cell>
          <table:table-cell table:style-name="ce15" office:value-type="string" calcext:value-type="string">
            <text:p>液化</text:p>
            <text:p>石油氣</text:p>
          </table:table-cell>
          <table:table-cell table:style-name="ce24" office:value-type="string" calcext:value-type="string">
            <text:p>石油腦</text:p>
          </table:table-cell>
          <table:table-cell table:style-name="ce24" office:value-type="string" calcext:value-type="string">
            <text:p>車用汽油</text:p>
          </table:table-cell>
          <table:table-cell table:style-name="ce29" office:value-type="string" calcext:value-type="string">
            <text:p>航空燃油</text:p>
          </table:table-cell>
          <table:table-cell table:style-name="ce35" office:value-type="string" calcext:value-type="string">
            <text:p>煤油</text:p>
          </table:table-cell>
          <table:table-cell table:style-name="ce38" office:value-type="string" calcext:value-type="string">
            <text:p>柴油</text:p>
          </table:table-cell>
          <table:table-cell table:style-name="ce35" office:value-type="string" calcext:value-type="string">
            <text:p>燃料油</text:p>
          </table:table-cell>
          <table:table-cell table:style-name="ce35" office:value-type="string" calcext:value-type="string">
            <text:p>石油焦</text:p>
          </table:table-cell>
          <table:table-cell table:style-name="ce42" office:value-type="string" calcext:value-type="string">
            <text:p>其他</text:p>
            <text:p>石油產品</text:p>
          </table:table-cell>
          <table:table-cell table:style-name="ce35" office:value-type="string" calcext:value-type="string">
            <text:p>天然氣</text:p>
          </table:table-cell>
          <table:table-cell table:style-name="ce42" office:value-type="string" calcext:value-type="string">
            <text:p>液化</text:p>
            <text:p>天然氣</text:p>
          </table:table-cell>
          <table:table-cell table:style-name="ce42" office:value-type="string" calcext:value-type="string">
            <text:p>生質能及</text:p>
            <text:p>廢棄物</text:p>
          </table:table-cell>
          <table:table-cell table:style-name="ce35" office:value-type="string" calcext:value-type="string">
            <text:p>電力</text:p>
          </table:table-cell>
          <table:table-cell table:style-name="ce35" office:value-type="string" calcext:value-type="string">
            <text:p>熱能</text:p>
          </table:table-cell>
          <table:table-cell table:style-name="ce44" office:value-type="string" calcext:value-type="string">
            <text:p>總計</text:p>
          </table:table-cell>
          <table:table-cell table:style-name="ce53" office:value-type="string" calcext:value-type="string" table:number-columns-spanned="1" table:number-rows-spanned="4">
            <text:p>Item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16" office:value-type="string" calcext:value-type="string">
            <text:p>Coal &amp; Coal</text:p>
            <text:p>ProDucts</text:p>
          </table:table-cell>
          <table:table-cell table:style-name="ce16" office:value-type="string" calcext:value-type="string">
            <text:p>Bituminous Coal - Steam Coal</text:p>
          </table:table-cell>
          <table:table-cell table:style-name="ce16" office:value-type="string" calcext:value-type="string">
            <text:p>Anthracite</text:p>
          </table:table-cell>
          <table:table-cell table:style-name="ce16" office:value-type="string" calcext:value-type="string">
            <text:p>Coke</text:p>
          </table:table-cell>
          <table:table-cell table:style-name="ce16" office:value-type="string" calcext:value-type="string">
            <text:p>Coke</text:p>
            <text:p>Oven Gas</text:p>
          </table:table-cell>
          <table:table-cell table:style-name="ce16" office:value-type="string" calcext:value-type="string">
            <text:p>Blast</text:p>
            <text:p>Furnace Gas</text:p>
          </table:table-cell>
          <table:table-cell table:style-name="ce16" office:value-type="string" calcext:value-type="string">
            <text:p>Oxygen Steel</text:p>
            <text:p>Furnace Gas</text:p>
          </table:table-cell>
          <table:table-cell table:style-name="ce16" office:value-type="string" calcext:value-type="string">
            <text:p>Petroleum</text:p>
            <text:p>ProDucts</text:p>
          </table:table-cell>
          <table:table-cell table:style-name="ce16" office:value-type="string" calcext:value-type="string">
            <text:p>Refinery Gas</text:p>
          </table:table-cell>
          <table:table-cell table:style-name="ce16" office:value-type="string" calcext:value-type="string">
            <text:p>L.P.G.</text:p>
          </table:table-cell>
          <table:table-cell table:style-name="ce16" office:value-type="string" calcext:value-type="string">
            <text:p>Naphtha</text:p>
          </table:table-cell>
          <table:table-cell table:style-name="ce16" office:value-type="string" calcext:value-type="string">
            <text:p>Motor</text:p>
            <text:p>Gasoline</text:p>
          </table:table-cell>
          <table:table-cell table:style-name="ce30" office:value-type="string" calcext:value-type="string">
            <text:p>Jet Fuel</text:p>
          </table:table-cell>
          <table:table-cell table:style-name="ce36" office:value-type="string" calcext:value-type="string">
            <text:p>Kerosene</text:p>
          </table:table-cell>
          <table:table-cell table:style-name="ce39" office:value-type="string" calcext:value-type="string">
            <text:p>Diesel</text:p>
            <text:p>Oil</text:p>
          </table:table-cell>
          <table:table-cell table:style-name="ce36" office:value-type="string" calcext:value-type="string">
            <text:p>Fuel Oil</text:p>
          </table:table-cell>
          <table:table-cell table:style-name="ce36" office:value-type="string" calcext:value-type="string">
            <text:p>Petroleum</text:p>
            <text:p>Coke</text:p>
          </table:table-cell>
          <table:table-cell table:style-name="ce36" office:value-type="string" calcext:value-type="string">
            <text:p>Other Petro</text:p>
            <text:p>Products</text:p>
          </table:table-cell>
          <table:table-cell table:style-name="ce36" office:value-type="string" calcext:value-type="string">
            <text:p>Natural</text:p>
            <text:p>Gas</text:p>
          </table:table-cell>
          <table:table-cell table:style-name="ce36" office:value-type="string" calcext:value-type="string">
            <text:p>L.N.G.</text:p>
          </table:table-cell>
          <table:table-cell table:style-name="ce36" office:value-type="string" calcext:value-type="string">
            <text:p>Biomass and Waste</text:p>
          </table:table-cell>
          <table:table-cell table:style-name="ce36" office:value-type="string" calcext:value-type="string">
            <text:p>Electricity</text:p>
          </table:table-cell>
          <table:table-cell table:style-name="ce36" office:value-type="string" calcext:value-type="string">
            <text:p>Heat</text:p>
          </table:table-cell>
          <table:table-cell table:style-name="ce45" office:value-type="string" calcext:value-type="string">
            <text:p>Total</text:p>
          </table:table-cell>
          <table:covered-table-cell table:style-name="ce54"/>
          <table:table-cell table:number-columns-repeated="998"/>
        </table:table-row>
        <table:table-row table:style-name="ro3">
          <table:covered-table-cell table:style-name="ce4"/>
          <table:table-cell table:style-name="ce17" office:value-type="string" calcext:value-type="string">
            <text:p>千公秉</text:p>
            <text:p>油當量</text:p>
          </table:table-cell>
          <table:table-cell table:number-columns-repeated="3" table:style-name="ce17" office:value-type="string" calcext:value-type="string">
            <text:p>千公噸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百萬</text:p>
            <text:p>立方公尺</text:p>
          </table:table-cell>
          <table:table-cell table:style-name="ce17" office:value-type="string" calcext:value-type="string">
            <text:p>千公秉</text:p>
            <text:p>油當量</text:p>
          </table:table-cell>
          <table:table-cell table:number-columns-repeated="4" table:style-name="ce17" office:value-type="string" calcext:value-type="string">
            <text:p>千公秉</text:p>
          </table:table-cell>
          <table:table-cell table:style-name="ce31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40" office:value-type="string" calcext:value-type="string">
            <text:p>千公秉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千公噸</text:p>
          </table:table-cell>
          <table:table-cell table:style-name="ce37" office:value-type="string" calcext:value-type="string">
            <text:p>千公秉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百萬</text:p>
            <text:p>立方公尺</text:p>
          </table:table-cell>
          <table:table-cell table:style-name="ce37" office:value-type="string" calcext:value-type="string">
            <text:p>千公秉</text:p>
            <text:p>油當量</text:p>
          </table:table-cell>
          <table:table-cell table:style-name="ce37" office:value-type="string" calcext:value-type="string">
            <text:p>百萬度</text:p>
          </table:table-cell>
          <table:table-cell table:style-name="ce17" office:value-type="string" calcext:value-type="string">
            <text:p>千公噸</text:p>
          </table:table-cell>
          <table:table-cell table:style-name="ce46" office:value-type="string" calcext:value-type="string">
            <text:p>千公秉</text:p>
            <text:p>油當量</text:p>
          </table:table-cell>
          <table:covered-table-cell table:style-name="ce54"/>
          <table:table-cell table:number-columns-repeated="998"/>
        </table:table-row>
        <table:table-row table:style-name="ro5">
          <table:covered-table-cell table:style-name="ce5"/>
          <table:table-cell table:style-name="ce18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</text:span><text:span text:style-name="T8">  KL</text:span></text:p>
          </table:table-cell>
          <table:table-cell table:style-name="ce16" office:value-type="string" calcext:value-type="string">
            <text:p>10<text:span text:style-name="T7">3</text:span><text:span text:style-name="T8">  KL</text:span></text:p>
          </table:table-cell>
          <table:table-cell table:style-name="ce32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41" office:value-type="string" calcext:value-type="string">
            <text:p>10<text:span text:style-name="T7">3</text:span><text:span text:style-name="T8">  KL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18" office:value-type="string" calcext:value-type="string">
            <text:p>10<text:span text:style-name="T7">3</text:span><text:span text:style-name="T8">  KL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6</text:span><text:span text:style-name="T8">  m</text:span><text:span text:style-name="T10">3</text:span></text:p>
          </table:table-cell>
          <table:table-cell table:style-name="ce23" office:value-type="string" calcext:value-type="string">
            <text:p>10<text:span text:style-name="T7">3</text:span><text:span text:style-name="T8">  KLOE</text:span></text:p>
          </table:table-cell>
          <table:table-cell table:style-name="ce18" office:value-type="string" calcext:value-type="string">
            <text:p>GWh</text:p>
          </table:table-cell>
          <table:table-cell table:style-name="ce23" office:value-type="string" calcext:value-type="string">
            <text:p>10<text:span text:style-name="T7">3 </text:span><text:span text:style-name="T8"> tonne</text:span></text:p>
          </table:table-cell>
          <table:table-cell table:style-name="ce47" office:value-type="string" calcext:value-type="string">
            <text:p>10<text:span text:style-name="T11">3</text:span><text:span text:style-name="T12">  KLOE</text:span></text:p>
          </table:table-cell>
          <table:covered-table-cell table:style-name="ce55"/>
          <table:table-cell table:number-columns-repeated="998"/>
        </table:table-row>
        <table:table-row table:style-name="ro6">
          <table:table-cell table:style-name="ce6" office:value-type="string" calcext:value-type="string">
            <text:p>礦業及土石採取業</text:p>
            <text:p>(不含煤、油及氣)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7.254" calcext:value-type="float">
            <text:p>7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744" calcext:value-type="float">
            <text:p>2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8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357" calcext:value-type="float">
            <text:p>2.4</text:p>
          </table:table-cell>
          <table:table-cell table:style-name="ce19" office:value-type="float" office:value="2.842" calcext:value-type="float">
            <text:p>2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57.799" calcext:value-type="float">
            <text:p>257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31.888" calcext:value-type="float">
            <text:p>31.9</text:p>
          </table:table-cell>
          <table:table-cell table:style-name="ce56" office:value-type="string" calcext:value-type="string">
            <text:p>Mining and Quarrying</text:p>
            <text:p>(excluding coal,oil and gas)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食品飲料及菸草業</text:p>
          </table:table-cell>
          <table:table-cell table:style-name="ce19" office:value-type="float" office:value="36.663" calcext:value-type="float">
            <text:p>36.7</text:p>
          </table:table-cell>
          <table:table-cell table:style-name="ce19" office:value-type="float" office:value="54.271" calcext:value-type="float">
            <text:p>54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00.744" calcext:value-type="float">
            <text:p>10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8.455" calcext:value-type="float">
            <text:p>28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9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6.309" calcext:value-type="float">
            <text:p>16.3</text:p>
          </table:table-cell>
          <table:table-cell table:style-name="ce19" office:value-type="float" office:value="60.434" calcext:value-type="float">
            <text:p>60.4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0.975" calcext:value-type="float">
            <text:p>71.0</text:p>
          </table:table-cell>
          <table:table-cell table:style-name="ce19" office:value-type="float" office:value="163.139" calcext:value-type="float">
            <text:p>163.1</text:p>
          </table:table-cell>
          <table:table-cell table:style-name="ce19" office:value-type="float" office:value="21.862" calcext:value-type="float">
            <text:p>21.9</text:p>
          </table:table-cell>
          <table:table-cell table:style-name="ce19" office:value-type="float" office:value="4452.002" calcext:value-type="float">
            <text:p>4,452.0</text:p>
          </table:table-cell>
          <table:table-cell table:style-name="ce19" office:value-type="float" office:value="309.789" calcext:value-type="float">
            <text:p>309.8</text:p>
          </table:table-cell>
          <table:table-cell table:style-name="ce48" office:value-type="float" office:value="836.864" calcext:value-type="float">
            <text:p>836.9</text:p>
          </table:table-cell>
          <table:table-cell table:style-name="ce57" office:value-type="string" calcext:value-type="string">
            <text:p>Food, Beverage and Tobacco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紡織成衣及服飾業</text:p>
          </table:table-cell>
          <table:table-cell table:style-name="ce19" office:value-type="float" office:value="229.88" calcext:value-type="float">
            <text:p>229.9</text:p>
          </table:table-cell>
          <table:table-cell table:style-name="ce19" office:value-type="float" office:value="340.283" calcext:value-type="float">
            <text:p>340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91.98" calcext:value-type="float">
            <text:p>92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088" calcext:value-type="float">
            <text:p>10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5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611" calcext:value-type="float">
            <text:p>0.6</text:p>
          </table:table-cell>
          <table:table-cell table:style-name="ce19" office:value-type="float" office:value="78.72" calcext:value-type="float">
            <text:p>78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8.005" calcext:value-type="float">
            <text:p>58.0</text:p>
          </table:table-cell>
          <table:table-cell table:style-name="ce19" office:value-type="float" office:value="110.142" calcext:value-type="float">
            <text:p>110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786.055" calcext:value-type="float">
            <text:p>4,786.1</text:p>
          </table:table-cell>
          <table:table-cell table:style-name="ce19" office:value-type="float" office:value="564.678" calcext:value-type="float">
            <text:p>564.7</text:p>
          </table:table-cell>
          <table:table-cell table:style-name="ce48" office:value-type="float" office:value="988.204" calcext:value-type="float">
            <text:p>988.2</text:p>
          </table:table-cell>
          <table:table-cell table:style-name="ce57" office:value-type="string" calcext:value-type="string">
            <text:p>Textile,Wearing Apparel </text:p>
            <text:p>and Accesso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皮革及毛皮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.83" calcext:value-type="float">
            <text:p>4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606" calcext:value-type="float">
            <text:p>2.6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727" calcext:value-type="float">
            <text:p>2.7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.509" calcext:value-type="float">
            <text:p>1.5</text:p>
          </table:table-cell>
          <table:table-cell table:style-name="ce19" office:value-type="float" office:value="7.671" calcext:value-type="float">
            <text:p>7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8.576" calcext:value-type="float">
            <text:p>148.6</text:p>
          </table:table-cell>
          <table:table-cell table:style-name="ce19" office:value-type="float" office:value="5.532" calcext:value-type="float">
            <text:p>5.5</text:p>
          </table:table-cell>
          <table:table-cell table:style-name="ce48" office:value-type="float" office:value="28.504" calcext:value-type="float">
            <text:p>28.5</text:p>
          </table:table-cell>
          <table:table-cell table:style-name="ce57" office:value-type="string" calcext:value-type="string">
            <text:p>Leather and Fur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木竹及家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.252" calcext:value-type="float">
            <text:p>1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87" calcext:value-type="float">
            <text:p>0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02" calcext:value-type="float">
            <text:p>0.0</text:p>
          </table:table-cell>
          <table:table-cell table:style-name="ce19" office:value-type="float" office:value="0.964" calcext:value-type="float">
            <text:p>1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106" calcext:value-type="float">
            <text:p>2.1</text:p>
          </table:table-cell>
          <table:table-cell table:style-name="ce19" office:value-type="float" office:value="3.36" calcext:value-type="float">
            <text:p>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98.781" calcext:value-type="float">
            <text:p>398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44.589" calcext:value-type="float">
            <text:p>44.6</text:p>
          </table:table-cell>
          <table:table-cell table:style-name="ce57" office:value-type="string" calcext:value-type="string">
            <text:p>Wood, Bamboo and Furniture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紙漿、紙及紙製品業</text:p>
          </table:table-cell>
          <table:table-cell table:style-name="ce19" office:value-type="float" office:value="564.194" calcext:value-type="float">
            <text:p>564.2</text:p>
          </table:table-cell>
          <table:table-cell table:style-name="ce19" office:value-type="float" office:value="835.155" calcext:value-type="float">
            <text:p>835.2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40.968" calcext:value-type="float">
            <text:p>41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.848" calcext:value-type="float">
            <text:p>2.8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6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091" calcext:value-type="float">
            <text:p>1.1</text:p>
          </table:table-cell>
          <table:table-cell table:style-name="ce19" office:value-type="float" office:value="35.456" calcext:value-type="float">
            <text:p>35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3.738" calcext:value-type="float">
            <text:p>13.7</text:p>
          </table:table-cell>
          <table:table-cell table:style-name="ce19" office:value-type="float" office:value="39.578" calcext:value-type="float">
            <text:p>39.6</text:p>
          </table:table-cell>
          <table:table-cell table:style-name="ce19" office:value-type="float" office:value="121.85" calcext:value-type="float">
            <text:p>121.9</text:p>
          </table:table-cell>
          <table:table-cell table:style-name="ce19" office:value-type="float" office:value="3620.267" calcext:value-type="float">
            <text:p>3,620.3</text:p>
          </table:table-cell>
          <table:table-cell table:style-name="ce19" office:value-type="float" office:value="64.761" calcext:value-type="float">
            <text:p>64.8</text:p>
          </table:table-cell>
          <table:table-cell table:style-name="ce48" office:value-type="float" office:value="1130.163" calcext:value-type="float">
            <text:p>1,130.2</text:p>
          </table:table-cell>
          <table:table-cell table:style-name="ce57" office:value-type="string" calcext:value-type="string">
            <text:p>Pulp, Paper and Pap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印刷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.544" calcext:value-type="float">
            <text:p>2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09" calcext:value-type="float">
            <text:p>3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05" calcext:value-type="float">
            <text:p>0.1</text:p>
          </table:table-cell>
          <table:table-cell table:style-name="ce19" office:value-type="float" office:value="0.149" calcext:value-type="float">
            <text:p>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446" calcext:value-type="float">
            <text:p>2.4</text:p>
          </table:table-cell>
          <table:table-cell table:style-name="ce19" office:value-type="float" office:value="3.98" calcext:value-type="float">
            <text:p>4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47.196" calcext:value-type="float">
            <text:p>547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60.987" calcext:value-type="float">
            <text:p>61.0</text:p>
          </table:table-cell>
          <table:table-cell table:style-name="ce57" office:value-type="string" calcext:value-type="string">
            <text:p>Printing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材料製造業</text:p>
          </table:table-cell>
          <table:table-cell table:style-name="ce19" office:value-type="float" office:value="1773.367" calcext:value-type="float">
            <text:p>1,773.4</text:p>
          </table:table-cell>
          <table:table-cell table:style-name="ce19" office:value-type="float" office:value="2623.341" calcext:value-type="float">
            <text:p>2,623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.474" calcext:value-type="float">
            <text:p>2.5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65.186" calcext:value-type="float">
            <text:p>565.2</text:p>
          </table:table-cell>
          <table:table-cell table:style-name="ce19" office:value-type="float" office:value="886.666" calcext:value-type="float">
            <text:p>886.7</text:p>
          </table:table-cell>
          <table:table-cell table:style-name="ce19" office:value-type="float" office:value="226.566" calcext:value-type="float">
            <text:p>226.6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.102" calcext:value-type="float">
            <text:p>0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4.972" calcext:value-type="float">
            <text:p>65.0</text:p>
          </table:table-cell>
          <table:table-cell table:style-name="ce19" office:value-type="float" office:value="202.989" calcext:value-type="float">
            <text:p>203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8.467" calcext:value-type="float">
            <text:p>78.5</text:p>
          </table:table-cell>
          <table:table-cell table:style-name="ce19" office:value-type="float" office:value="764.668" calcext:value-type="float">
            <text:p>764.7</text:p>
          </table:table-cell>
          <table:table-cell table:style-name="ce19" office:value-type="float" office:value="0.343" calcext:value-type="float">
            <text:p>0.3</text:p>
          </table:table-cell>
          <table:table-cell table:style-name="ce19" office:value-type="float" office:value="31173.88" calcext:value-type="float">
            <text:p>31,173.9</text:p>
          </table:table-cell>
          <table:table-cell table:style-name="ce19" office:value-type="float" office:value="20422.361" calcext:value-type="float">
            <text:p>20,422.4</text:p>
          </table:table-cell>
          <table:table-cell table:style-name="ce48" office:value-type="float" office:value="7863.09" calcext:value-type="float">
            <text:p>7,863.1</text:p>
          </table:table-cell>
          <table:table-cell table:style-name="ce58" office:value-type="string" calcext:value-type="string">
            <text:p>Chemical Material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化學製品製造業</text:p>
          </table:table-cell>
          <table:table-cell table:style-name="ce19" office:value-type="float" office:value="14.062" calcext:value-type="float">
            <text:p>14.1</text:p>
          </table:table-cell>
          <table:table-cell table:style-name="ce19" office:value-type="float" office:value="20.815" calcext:value-type="float">
            <text:p>20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0.834" calcext:value-type="float">
            <text:p>30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014" calcext:value-type="float">
            <text:p>11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61" calcext:value-type="float">
            <text:p>0.2</text:p>
          </table:table-cell>
          <table:table-cell table:style-name="ce33" office:value-type="float" office:value="0.625" calcext:value-type="float">
            <text:p>0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875" calcext:value-type="float">
            <text:p>1.9</text:p>
          </table:table-cell>
          <table:table-cell table:style-name="ce19" office:value-type="float" office:value="19.002" calcext:value-type="float">
            <text:p>19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32.138" calcext:value-type="float">
            <text:p>32.1</text:p>
          </table:table-cell>
          <table:table-cell table:style-name="ce19" office:value-type="float" office:value="59.081" calcext:value-type="float">
            <text:p>59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41.077" calcext:value-type="float">
            <text:p>1,341.1</text:p>
          </table:table-cell>
          <table:table-cell table:style-name="ce19" office:value-type="float" office:value="186.431" calcext:value-type="float">
            <text:p>186.4</text:p>
          </table:table-cell>
          <table:table-cell table:style-name="ce48" office:value-type="float" office:value="276.31" calcext:value-type="float">
            <text:p>276.3</text:p>
          </table:table-cell>
          <table:table-cell table:style-name="ce58" office:value-type="string" calcext:value-type="string">
            <text:p>Chemic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橡膠製品製造業</text:p>
          </table:table-cell>
          <table:table-cell table:style-name="ce19" office:value-type="float" office:value="2.068" calcext:value-type="float">
            <text:p>2.1</text:p>
          </table:table-cell>
          <table:table-cell table:style-name="ce19" office:value-type="float" office:value="3.061" calcext:value-type="float">
            <text:p>3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3.009" calcext:value-type="float">
            <text:p>13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141" calcext:value-type="float">
            <text:p>3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7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3" calcext:value-type="float">
            <text:p>0.0</text:p>
          </table:table-cell>
          <table:table-cell table:style-name="ce19" office:value-type="float" office:value="9.993" calcext:value-type="float">
            <text:p>10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7.307" calcext:value-type="float">
            <text:p>7.3</text:p>
          </table:table-cell>
          <table:table-cell table:style-name="ce19" office:value-type="float" office:value="66.666" calcext:value-type="float">
            <text:p>66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68.123" calcext:value-type="float">
            <text:p>1,068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90.304" calcext:value-type="float">
            <text:p>190.3</text:p>
          </table:table-cell>
          <table:table-cell table:style-name="ce58" office:value-type="string" calcext:value-type="string">
            <text:p>Rubber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塑膠製品製造業</text:p>
          </table:table-cell>
          <table:table-cell table:style-name="ce19" office:value-type="float" office:value="12.167" calcext:value-type="float">
            <text:p>12.2</text:p>
          </table:table-cell>
          <table:table-cell table:style-name="ce19" office:value-type="float" office:value="18.011" calcext:value-type="float">
            <text:p>18.0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5.068" calcext:value-type="float">
            <text:p>35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294" calcext:value-type="float">
            <text:p>15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4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12" calcext:value-type="float">
            <text:p>0.0</text:p>
          </table:table-cell>
          <table:table-cell table:style-name="ce19" office:value-type="float" office:value="22.292" calcext:value-type="float">
            <text:p>22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4.405" calcext:value-type="float">
            <text:p>24.4</text:p>
          </table:table-cell>
          <table:table-cell table:style-name="ce19" office:value-type="float" office:value="178.221" calcext:value-type="float">
            <text:p>178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440.24" calcext:value-type="float">
            <text:p>5,440.2</text:p>
          </table:table-cell>
          <table:table-cell table:style-name="ce19" office:value-type="float" office:value="797.068" calcext:value-type="float">
            <text:p>797.1</text:p>
          </table:table-cell>
          <table:table-cell table:style-name="ce48" office:value-type="float" office:value="833.771" calcext:value-type="float">
            <text:p>833.8</text:p>
          </table:table-cell>
          <table:table-cell table:style-name="ce58" office:value-type="string" calcext:value-type="string">
            <text:p>Plastic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金屬礦物製品製造業</text:p>
          </table:table-cell>
          <table:table-cell table:style-name="ce19" office:value-type="float" office:value="1060.811" calcext:value-type="float">
            <text:p>1,060.8</text:p>
          </table:table-cell>
          <table:table-cell table:style-name="ce19" office:value-type="float" office:value="1570.28" calcext:value-type="float">
            <text:p>1,570.3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207.12" calcext:value-type="float">
            <text:p>207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011" calcext:value-type="float">
            <text:p>11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2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.39" calcext:value-type="float">
            <text:p>15.4</text:p>
          </table:table-cell>
          <table:table-cell table:style-name="ce19" office:value-type="float" office:value="173.081" calcext:value-type="float">
            <text:p>173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73.948" calcext:value-type="float">
            <text:p>173.9</text:p>
          </table:table-cell>
          <table:table-cell table:style-name="ce19" office:value-type="float" office:value="120.244" calcext:value-type="float">
            <text:p>120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755.851" calcext:value-type="float">
            <text:p>5,75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092.8" calcext:value-type="float">
            <text:p>2,092.8</text:p>
          </table:table-cell>
          <table:table-cell table:style-name="ce57" office:value-type="string" calcext:value-type="string">
            <text:p>Non-metallic Miner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水泥及水泥製品業</text:p>
          </table:table-cell>
          <table:table-cell table:style-name="ce19" office:value-type="float" office:value="1034.164" calcext:value-type="float">
            <text:p>1,034.2</text:p>
          </table:table-cell>
          <table:table-cell table:style-name="ce19" office:value-type="float" office:value="1530.835" calcext:value-type="float">
            <text:p>1,530.8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36.409" calcext:value-type="float">
            <text:p>36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109" calcext:value-type="float">
            <text:p>0.1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1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571" calcext:value-type="float">
            <text:p>13.6</text:p>
          </table:table-cell>
          <table:table-cell table:style-name="ce19" office:value-type="float" office:value="22.171" calcext:value-type="float">
            <text:p>22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5.64" calcext:value-type="float">
            <text:p>5.6</text:p>
          </table:table-cell>
          <table:table-cell table:style-name="ce19" office:value-type="float" office:value="7.871" calcext:value-type="float">
            <text:p>7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882.418" calcext:value-type="float">
            <text:p>1,88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263.333" calcext:value-type="float">
            <text:p>1,263.3</text:p>
          </table:table-cell>
          <table:table-cell table:style-name="ce59" office:value-type="string" calcext:value-type="string">
            <text:p>Cement and Cement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style-name="ce19" office:value-type="float" office:value="26.647" calcext:value-type="float">
            <text:p>26.6</text:p>
          </table:table-cell>
          <table:table-cell table:style-name="ce19" office:value-type="float" office:value="39.445" calcext:value-type="float">
            <text:p>39.4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70.711" calcext:value-type="float">
            <text:p>17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.902" calcext:value-type="float">
            <text:p>10.9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6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.819" calcext:value-type="float">
            <text:p>1.8</text:p>
          </table:table-cell>
          <table:table-cell table:style-name="ce19" office:value-type="float" office:value="150.91" calcext:value-type="float">
            <text:p>150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68.309" calcext:value-type="float">
            <text:p>168.3</text:p>
          </table:table-cell>
          <table:table-cell table:style-name="ce19" office:value-type="float" office:value="112.373" calcext:value-type="float">
            <text:p>112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873.433" calcext:value-type="float">
            <text:p>3,873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829.467" calcext:value-type="float">
            <text:p>829.5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基本工業</text:p>
          </table:table-cell>
          <table:table-cell table:style-name="ce19" office:value-type="float" office:value="1743.221" calcext:value-type="float">
            <text:p>1,74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69.841" calcext:value-type="float">
            <text:p>269.8</text:p>
          </table:table-cell>
          <table:table-cell table:style-name="ce19" office:value-type="float" office:value="552.808" calcext:value-type="float">
            <text:p>552.8</text:p>
          </table:table-cell>
          <table:table-cell table:style-name="ce19" office:value-type="float" office:value="1697.201" calcext:value-type="float">
            <text:p>1,697.2</text:p>
          </table:table-cell>
          <table:table-cell table:style-name="ce19" office:value-type="float" office:value="2885.239" calcext:value-type="float">
            <text:p>2,885.2</text:p>
          </table:table-cell>
          <table:table-cell table:style-name="ce19" office:value-type="float" office:value="285.389" calcext:value-type="float">
            <text:p>285.4</text:p>
          </table:table-cell>
          <table:table-cell table:style-name="ce19" office:value-type="float" office:value="143.887" calcext:value-type="float">
            <text:p>143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6.553" calcext:value-type="float">
            <text:p>26.6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6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739" calcext:value-type="float">
            <text:p>5.7</text:p>
          </table:table-cell>
          <table:table-cell table:style-name="ce19" office:value-type="float" office:value="99.487" calcext:value-type="float">
            <text:p>99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781" calcext:value-type="float">
            <text:p>12.8</text:p>
          </table:table-cell>
          <table:table-cell table:style-name="ce19" office:value-type="float" office:value="41.002" calcext:value-type="float">
            <text:p>41.0</text:p>
          </table:table-cell>
          <table:table-cell table:style-name="ce19" office:value-type="float" office:value="522.594" calcext:value-type="float">
            <text:p>52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8243.178" calcext:value-type="float">
            <text:p>18,243.2</text:p>
          </table:table-cell>
          <table:table-cell table:style-name="ce19" office:value-type="float" office:value="105.929" calcext:value-type="float">
            <text:p>105.9</text:p>
          </table:table-cell>
          <table:table-cell table:style-name="ce48" office:value-type="float" office:value="4198.26" calcext:value-type="float">
            <text:p>4,198.3</text:p>
          </table:table-cell>
          <table:table-cell table:style-name="ce60" office:value-type="string" calcext:value-type="string">
            <text:p>Basic Metals Indust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鋼鐵基本工業</text:p>
          </table:table-cell>
          <table:table-cell table:style-name="ce19" office:value-type="float" office:value="1743.221" calcext:value-type="float">
            <text:p>1,74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69.841" calcext:value-type="float">
            <text:p>269.8</text:p>
          </table:table-cell>
          <table:table-cell table:style-name="ce19" office:value-type="float" office:value="552.808" calcext:value-type="float">
            <text:p>552.8</text:p>
          </table:table-cell>
          <table:table-cell table:style-name="ce19" office:value-type="float" office:value="1697.201" calcext:value-type="float">
            <text:p>1,697.2</text:p>
          </table:table-cell>
          <table:table-cell table:style-name="ce19" office:value-type="float" office:value="2885.239" calcext:value-type="float">
            <text:p>2,885.2</text:p>
          </table:table-cell>
          <table:table-cell table:style-name="ce19" office:value-type="float" office:value="285.389" calcext:value-type="float">
            <text:p>285.4</text:p>
          </table:table-cell>
          <table:table-cell table:style-name="ce19" office:value-type="float" office:value="100.812" calcext:value-type="float">
            <text:p>100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4.696" calcext:value-type="float">
            <text:p>14.7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64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733" calcext:value-type="float">
            <text:p>5.7</text:p>
          </table:table-cell>
          <table:table-cell table:style-name="ce19" office:value-type="float" office:value="67.305" calcext:value-type="float">
            <text:p>67.3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2.781" calcext:value-type="float">
            <text:p>12.8</text:p>
          </table:table-cell>
          <table:table-cell table:style-name="ce19" office:value-type="float" office:value="22.649" calcext:value-type="float">
            <text:p>22.6</text:p>
          </table:table-cell>
          <table:table-cell table:style-name="ce19" office:value-type="float" office:value="444.444" calcext:value-type="float">
            <text:p>444.4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5969.979" calcext:value-type="float">
            <text:p>15,970.0</text:p>
          </table:table-cell>
          <table:table-cell table:style-name="ce19" office:value-type="float" office:value="53.468" calcext:value-type="float">
            <text:p>53.5</text:p>
          </table:table-cell>
          <table:table-cell table:style-name="ce48" office:value-type="float" office:value="3839.11" calcext:value-type="float">
            <text:p>3,839.1</text:p>
          </table:table-cell>
          <table:table-cell table:style-name="ce60" office:value-type="string" calcext:value-type="string">
            <text:p>Iron and Steel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非鐵金屬基本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43.075" calcext:value-type="float">
            <text:p>43.1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.857" calcext:value-type="float">
            <text:p>11.9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06" calcext:value-type="float">
            <text:p>0.0</text:p>
          </table:table-cell>
          <table:table-cell table:style-name="ce19" office:value-type="float" office:value="32.183" calcext:value-type="float">
            <text:p>32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8.353" calcext:value-type="float">
            <text:p>18.4</text:p>
          </table:table-cell>
          <table:table-cell table:style-name="ce19" office:value-type="float" office:value="78.15" calcext:value-type="float">
            <text:p>78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273.2" calcext:value-type="float">
            <text:p>2,273.2</text:p>
          </table:table-cell>
          <table:table-cell table:style-name="ce19" office:value-type="float" office:value="52.461" calcext:value-type="float">
            <text:p>52.5</text:p>
          </table:table-cell>
          <table:table-cell table:style-name="ce48" office:value-type="float" office:value="359.15" calcext:value-type="float">
            <text:p>359.2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金屬製品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33.717" calcext:value-type="float">
            <text:p>33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8.959" calcext:value-type="float">
            <text:p>29.0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01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88" calcext:value-type="float">
            <text:p>0.3</text:p>
          </table:table-cell>
          <table:table-cell table:style-name="ce19" office:value-type="float" office:value="11.342" calcext:value-type="float">
            <text:p>11.3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23.975" calcext:value-type="float">
            <text:p>24.0</text:p>
          </table:table-cell>
          <table:table-cell table:style-name="ce19" office:value-type="float" office:value="201.78" calcext:value-type="float">
            <text:p>201.8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672.546" calcext:value-type="float">
            <text:p>6,672.5</text:p>
          </table:table-cell>
          <table:table-cell table:style-name="ce19" office:value-type="float" office:value="11.713" calcext:value-type="float">
            <text:p>11.7</text:p>
          </table:table-cell>
          <table:table-cell table:style-name="ce48" office:value-type="float" office:value="895.389" calcext:value-type="float">
            <text:p>895.4</text:p>
          </table:table-cell>
          <table:table-cell table:style-name="ce60" office:value-type="string" calcext:value-type="string">
            <text:p>Fabricated Metal Produc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機械設備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6.532" calcext:value-type="float">
            <text:p>6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487" calcext:value-type="float">
            <text:p>5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69" calcext:value-type="float">
            <text:p>0.2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234" calcext:value-type="float">
            <text:p>0.2</text:p>
          </table:table-cell>
          <table:table-cell table:style-name="ce19" office:value-type="float" office:value="1.99" calcext:value-type="float">
            <text:p>2.0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082" calcext:value-type="float">
            <text:p>4.1</text:p>
          </table:table-cell>
          <table:table-cell table:style-name="ce19" office:value-type="float" office:value="3.043" calcext:value-type="float">
            <text:p>3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752.863" calcext:value-type="float">
            <text:p>2,752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276.255" calcext:value-type="float">
            <text:p>276.3</text:p>
          </table:table-cell>
          <table:table-cell table:style-name="ce60" office:value-type="string" calcext:value-type="string">
            <text:p>Machinery and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電腦通信及</text:p>
            <text:p>視聽電子產品業</text:p>
          </table:table-cell>
          <table:table-cell table:style-name="ce19" office:value-type="float" office:value="16.941" calcext:value-type="float">
            <text:p>16.9</text:p>
          </table:table-cell>
          <table:table-cell table:style-name="ce19" office:value-type="float" office:value="25.078" calcext:value-type="float">
            <text:p>25.1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2.586" calcext:value-type="float">
            <text:p>1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.16" calcext:value-type="float">
            <text:p>5.2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49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4.018" calcext:value-type="float">
            <text:p>4.0</text:p>
          </table:table-cell>
          <table:table-cell table:style-name="ce19" office:value-type="float" office:value="4.596" calcext:value-type="float">
            <text:p>4.6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38.097" calcext:value-type="float">
            <text:p>138.1</text:p>
          </table:table-cell>
          <table:table-cell table:style-name="ce19" office:value-type="float" office:value="225.477" calcext:value-type="float">
            <text:p>225.5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55667.827" calcext:value-type="float">
            <text:p>55,667.8</text:p>
          </table:table-cell>
          <table:table-cell table:style-name="ce19" office:value-type="float" office:value="527.406" calcext:value-type="float">
            <text:p>527.4</text:p>
          </table:table-cell>
          <table:table-cell table:style-name="ce48" office:value-type="float" office:value="5741.313" calcext:value-type="float">
            <text:p>5,741.3</text:p>
          </table:table-cell>
          <table:table-cell table:style-name="ce59" office:value-type="string" calcext:value-type="string">
            <text:p>Electrical and Electronic Machinery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運輸工具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24.016" calcext:value-type="float">
            <text:p>24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3.336" calcext:value-type="float">
            <text:p>13.3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4.407" calcext:value-type="float">
            <text:p>4.4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3.226" calcext:value-type="float">
            <text:p>3.2</text:p>
          </table:table-cell>
          <table:table-cell table:style-name="ce19" office:value-type="float" office:value="6.894" calcext:value-type="float">
            <text:p>6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9.555" calcext:value-type="float">
            <text:p>19.6</text:p>
          </table:table-cell>
          <table:table-cell table:style-name="ce19" office:value-type="float" office:value="22.572" calcext:value-type="float">
            <text:p>2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2678.137" calcext:value-type="float">
            <text:p>2,678.1</text:p>
          </table:table-cell>
          <table:table-cell table:style-name="ce19" office:value-type="float" office:value="0.199" calcext:value-type="float">
            <text:p>0.2</text:p>
          </table:table-cell>
          <table:table-cell table:style-name="ce48" office:value-type="float" office:value="319.898" calcext:value-type="float">
            <text:p>319.9</text:p>
          </table:table-cell>
          <table:table-cell table:style-name="ce60" office:value-type="string" calcext:value-type="string">
            <text:p>Transport Equipments</text:p>
          </table:table-cell>
          <table:table-cell table:style-name="ce21" table:number-columns-repeated="998"/>
        </table:table-row>
        <table:table-row table:style-name="ro6">
          <table:table-cell table:style-name="ce8" office:value-type="string" calcext:value-type="string">
            <text:p>精密光學醫療器材</text:p>
            <text:p>及鐘錶製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0.044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59" calcext:value-type="float">
            <text:p>0.1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0.057" calcext:value-type="float">
            <text:p>0.1</text:p>
          </table:table-cell>
          <table:table-cell table:style-name="ce19" office:value-type="float" office:value="0.035" calcext:value-type="float">
            <text:p>0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030.972" calcext:value-type="float">
            <text:p>1,031.0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98.644" calcext:value-type="float">
            <text:p>98.6</text:p>
          </table:table-cell>
          <table:table-cell table:style-name="ce59" office:value-type="string" calcext:value-type="string">
            <text:p>Precision Instrument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工業製品製造工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.193" calcext:value-type="float">
            <text:p>1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042" calcext:value-type="float">
            <text:p>0.0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015" calcext:value-type="float">
            <text:p>0.0</text:p>
          </table:table-cell>
          <table:table-cell table:style-name="ce19" office:value-type="float" office:value="1.071" calcext:value-type="float">
            <text:p>1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4.502" calcext:value-type="float">
            <text:p>4.5</text:p>
          </table:table-cell>
          <table:table-cell table:style-name="ce19" office:value-type="float" office:value="193.239" calcext:value-type="float">
            <text:p>193.2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1158.425" calcext:value-type="float">
            <text:p>1,158.4</text:p>
          </table:table-cell>
          <table:table-cell table:style-name="ce19" office:value-type="float" office:value="1.734" calcext:value-type="float">
            <text:p>1.7</text:p>
          </table:table-cell>
          <table:table-cell table:style-name="ce48" office:value-type="float" office:value="309.273" calcext:value-type="float">
            <text:p>309.3</text:p>
          </table:table-cell>
          <table:table-cell table:style-name="ce60" office:value-type="string" calcext:value-type="string">
            <text:p>Miscellaneous Industr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用水供應及污染整治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1.928" calcext:value-type="float">
            <text:p>11.9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48" calcext:value-type="float">
            <text:p>0.5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841" calcext:value-type="float">
            <text:p>0.8</text:p>
          </table:table-cell>
          <table:table-cell table:style-name="ce19" office:value-type="float" office:value="10.057" calcext:value-type="float">
            <text:p>10.1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19" office:value-type="float" office:value="11.269" calcext:value-type="float">
            <text:p>11.3</text:p>
          </table:table-cell>
          <table:table-cell table:style-name="ce19" office:value-type="float" office:value="285.034" calcext:value-type="float">
            <text:p>285.0</text:p>
          </table:table-cell>
          <table:table-cell table:style-name="ce19" office:value-type="float" office:value="2512.6" calcext:value-type="float">
            <text:p>2,512.6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548.324" calcext:value-type="float">
            <text:p>548.3</text:p>
          </table:table-cell>
          <table:table-cell table:style-name="ce59" office:value-type="string" calcext:value-type="string">
            <text:p>Water Supply and </text:p>
            <text:p>Remediation Activities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營造業</text:p>
          </table:table-cell>
          <table:table-cell table:number-columns-repeated="7" table:style-name="ce19" office:value-type="float" office:value="0" calcext:value-type="float">
            <text:p>- <text:s text:c="2"/></text:p>
          </table:table-cell>
          <table:table-cell table:style-name="ce19" office:value-type="float" office:value="10.653" calcext:value-type="float">
            <text:p>10.7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0.522" calcext:value-type="float">
            <text:p>0.5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25" office:value-type="float" office:value="0.135" calcext:value-type="float">
            <text:p>0.1</text:p>
          </table:table-cell>
          <table:table-cell table:style-name="ce33" office:value-type="float" office:value="0" calcext:value-type="float">
            <text:p>- <text:s text:c="2"/>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19" office:value-type="float" office:value="6.134" calcext:value-type="float">
            <text:p>6.1</text:p>
          </table:table-cell>
          <table:table-cell table:style-name="ce19" office:value-type="float" office:value="4.15" calcext:value-type="float">
            <text:p>4.2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0.071" calcext:value-type="float">
            <text:p>0.1</text:p>
          </table:table-cell>
          <table:table-cell table:number-columns-repeated="2" table:style-name="ce19" office:value-type="float" office:value="0" calcext:value-type="float">
            <text:p>- <text:s text:c="2"/></text:p>
          </table:table-cell>
          <table:table-cell table:style-name="ce19" office:value-type="float" office:value="1035.859" calcext:value-type="float">
            <text:p>1,035.9</text:p>
          </table:table-cell>
          <table:table-cell table:style-name="ce19" office:value-type="float" office:value="0" calcext:value-type="float">
            <text:p>- <text:s text:c="2"/></text:p>
          </table:table-cell>
          <table:table-cell table:style-name="ce48" office:value-type="float" office:value="109.698" calcext:value-type="float">
            <text:p>109.7</text:p>
          </table:table-cell>
          <table:table-cell table:style-name="ce60" office:value-type="string" calcext:value-type="string">
            <text:p>Construction</text:p>
          </table:table-cell>
          <table:table-cell table:style-name="ce21" table:number-columns-repeated="998"/>
        </table:table-row>
        <table:table-row table:style-name="ro7">
          <table:table-cell table:style-name="ce7" office:value-type="string" calcext:value-type="string">
            <text:p>其他</text:p>
          </table:table-cell>
          <table:table-cell table:number-columns-repeated="10" table:style-name="ce19" office:value-type="float" office:value="0" calcext:value-type="float">
            <text:p>- <text:s text:c="2"/></text:p>
          </table:table-cell>
          <table:table-cell table:number-columns-repeated="2" table:style-name="ce25" office:value-type="float" office:value="0" calcext:value-type="float">
            <text:p>- <text:s text:c="2"/></text:p>
          </table:table-cell>
          <table:table-cell table:style-name="ce33" office:value-type="float" office:value="0" calcext:value-type="float">
            <text:p>- <text:s text:c="2"/></text:p>
          </table:table-cell>
          <table:table-cell table:number-columns-repeated="5" table:style-name="ce19" office:value-type="float" office:value="0" calcext:value-type="float">
            <text:p>- <text:s text:c="2"/></text:p>
          </table:table-cell>
          <table:table-cell table:style-name="ce19" office:value-type="float" office:value="1.249" calcext:value-type="float">
            <text:p>1.2</text:p>
          </table:table-cell>
          <table:table-cell table:style-name="ce19" office:value-type="float" office:value="1.786" calcext:value-type="float">
            <text:p>1.8</text:p>
          </table:table-cell>
          <table:table-cell table:number-columns-repeated="3" table:style-name="ce19" office:value-type="float" office:value="0" calcext:value-type="float">
            <text:p>- <text:s text:c="2"/></text:p>
          </table:table-cell>
          <table:table-cell table:style-name="ce48" office:value-type="float" office:value="2.897" calcext:value-type="float">
            <text:p>2.9</text:p>
          </table:table-cell>
          <table:table-cell table:style-name="ce60" office:value-type="string" calcext:value-type="string">
            <text:p>Others</text:p>
          </table:table-cell>
          <table:table-cell table:style-name="ce21" table:number-columns-repeated="998"/>
        </table:table-row>
        <table:table-row table:style-name="ro7">
          <table:table-cell table:style-name="ce9" office:value-type="string" calcext:value-type="string">
            <text:p>總計</text:p>
          </table:table-cell>
          <table:table-cell table:style-name="ce20" office:value-type="float" office:value="5453.374" calcext:value-type="float">
            <text:p>5,453.4</text:p>
          </table:table-cell>
          <table:table-cell table:style-name="ce20" office:value-type="float" office:value="5490.294" calcext:value-type="float">
            <text:p>5,490.3</text:p>
          </table:table-cell>
          <table:table-cell table:style-name="ce20" office:value-type="float" office:value="269.841" calcext:value-type="float">
            <text:p>269.8</text:p>
          </table:table-cell>
          <table:table-cell table:style-name="ce20" office:value-type="float" office:value="552.808" calcext:value-type="float">
            <text:p>552.8</text:p>
          </table:table-cell>
          <table:table-cell table:style-name="ce20" office:value-type="float" office:value="1699.674" calcext:value-type="float">
            <text:p>1,699.7</text:p>
          </table:table-cell>
          <table:table-cell table:style-name="ce20" office:value-type="float" office:value="2885.239" calcext:value-type="float">
            <text:p>2,885.2</text:p>
          </table:table-cell>
          <table:table-cell table:style-name="ce20" office:value-type="float" office:value="285.389" calcext:value-type="float">
            <text:p>285.4</text:p>
          </table:table-cell>
          <table:table-cell table:style-name="ce20" office:value-type="float" office:value="1345.347" calcext:value-type="float">
            <text:p>1,345.3</text:p>
          </table:table-cell>
          <table:table-cell table:style-name="ce20" office:value-type="float" office:value="886.666" calcext:value-type="float">
            <text:p>886.7</text:p>
          </table:table-cell>
          <table:table-cell table:style-name="ce20" office:value-type="float" office:value="397.222" calcext:value-type="float">
            <text:p>397.2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26" office:value-type="float" office:value="5.822" calcext:value-type="float">
            <text:p>5.8</text:p>
          </table:table-cell>
          <table:table-cell table:style-name="ce34" office:value-type="float" office:value="0.727" calcext:value-type="float">
            <text:p>0.7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23.248" calcext:value-type="float">
            <text:p>123.2</text:p>
          </table:table-cell>
          <table:table-cell table:style-name="ce20" office:value-type="float" office:value="748.237" calcext:value-type="float">
            <text:p>748.2</text:p>
          </table:table-cell>
          <table:table-cell table:style-name="ce20" office:value-type="float" office:value="0" calcext:value-type="float">
            <text:p>- <text:s text:c="2"/></text:p>
          </table:table-cell>
          <table:table-cell table:style-name="ce20" office:value-type="float" office:value="12.781" calcext:value-type="float">
            <text:p>12.8</text:p>
          </table:table-cell>
          <table:table-cell table:style-name="ce20" office:value-type="float" office:value="697.636" calcext:value-type="float">
            <text:p>697.6</text:p>
          </table:table-cell>
          <table:table-cell table:style-name="ce20" office:value-type="float" office:value="2698.547" calcext:value-type="float">
            <text:p>2,698.5</text:p>
          </table:table-cell>
          <table:table-cell table:style-name="ce20" office:value-type="float" office:value="429.089" calcext:value-type="float">
            <text:p>429.1</text:p>
          </table:table-cell>
          <table:table-cell table:style-name="ce20" office:value-type="float" office:value="150742.253" calcext:value-type="float">
            <text:p>150,742.3</text:p>
          </table:table-cell>
          <table:table-cell table:style-name="ce20" office:value-type="float" office:value="22997.6" calcext:value-type="float">
            <text:p>22,997.6</text:p>
          </table:table-cell>
          <table:table-cell table:style-name="ce20" office:value-type="float" office:value="26877.425" calcext:value-type="float">
            <text:p>26,877.4</text:p>
          </table:table-cell>
          <table:table-cell table:style-name="ce61" office:value-type="string" calcext:value-type="string">
            <text:p>Total</text:p>
          </table:table-cell>
          <table:table-cell table:style-name="ce49" table:number-columns-repeated="998"/>
        </table:table-row>
        <table:table-row table:style-name="ro8">
          <table:table-cell table:style-name="ce10" office:value-type="string" calcext:value-type="string">
            <text:p><text:span text:style-name="T2">註：航空燃油包含汽油型及煤油型</text:span></text:p>
          </table:table-cell>
          <table:table-cell table:style-name="ce21" table:number-columns-repeated="12"/>
          <table:table-cell table:style-name="ce10" office:value-type="string" calcext:value-type="string">
            <text:p>Note: Jet fuel includes gasoline type and kerosene type.</text:p>
          </table:table-cell>
          <table:table-cell table:style-name="ce21" table:number-columns-repeated="10"/>
          <table:table-cell table:style-name="ce49"/>
          <table:table-cell table:style-name="ce21" table:number-columns-repeated="999"/>
        </table:table-row>
        <table:table-row table:style-name="ro5" table:number-rows-repeated="2">
          <table:table-cell table:style-name="ce11"/>
          <table:table-cell table:number-columns-repeated="10"/>
          <table:table-cell table:style-name="ce27"/>
          <table:table-cell table:number-columns-repeated="1012"/>
        </table:table-row>
        <table:table-row table:style-name="ro5">
          <table:table-cell/>
          <table:table-cell table:style-name="ce22" table:number-columns-repeated="23"/>
          <table:table-cell table:style-name="ce51"/>
          <table:table-cell table:number-columns-repeated="99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CutLine" table:base-cell-address="$'94'.$A$1" table:expression="#REF!"/>
          <table:named-expression table:name="PageNum" table:base-cell-address="$'94'.$A$1" table:expression="[1]參數頁1!#REF!"/>
          <table:named-expression table:name="Rows_In_Cutline" table:base-cell-address="$'94'.$A$1" table:expression="#REF!"/>
          <table:named-expression table:name="WeightLine" table:base-cell-address="$'94'.$A$1" table:expression="#REF!"/>
          <table:named-range table:name="_xlnm.Print_Area" table:base-cell-address="$'94'.$A$1" table:cell-range-address="$'109'.$A$1:.$Z$35" table:range-usable-as="print-range"/>
        </table:named-expressions>
      </table:table>
      <table:named-expressions>
        <table:named-expression table:name="Align" table:base-cell-address="$'94'.$A$1" table:expression="#REF!"/>
        <table:named-expression table:name="CE_Margin" table:base-cell-address="$'94'.$A$1" table:expression="#REF!"/>
        <table:named-expression table:name="CutLine" table:base-cell-address="$'94'.$A$1" table:expression="#REF!"/>
        <table:named-expression table:name="C_Margin" table:base-cell-address="$'94'.$A$1" table:expression="#REF!"/>
        <table:named-expression table:name="DNCutLineRow" table:base-cell-address="$'94'.$A$1" table:expression="#REF!"/>
        <table:named-expression table:name="DNHEAD_ROWS" table:base-cell-address="$'94'.$A$1" table:expression="#REF!"/>
        <table:named-expression table:name="DnRows" table:base-cell-address="$'94'.$A$1" table:expression="#REF!"/>
        <table:named-expression table:name="DnStartRow" table:base-cell-address="$'94'.$A$1" table:expression="#REF!"/>
        <table:named-expression table:name="E_Margin" table:base-cell-address="$'94'.$A$1" table:expression="#REF!"/>
        <table:named-expression table:name="Font" table:base-cell-address="$'94'.$A$1" table:expression="#REF!"/>
        <table:named-expression table:name="HeadAlign" table:base-cell-address="$'94'.$A$1" table:expression="#REF!"/>
        <table:named-expression table:name="HeadFont" table:base-cell-address="$'94'.$A$1" table:expression="#REF!"/>
        <table:named-expression table:name="HeadHigh" table:base-cell-address="$'94'.$A$1" table:expression="#REF!"/>
        <table:named-expression table:name="HeadSize" table:base-cell-address="$'94'.$A$1" table:expression="#REF!"/>
        <table:named-expression table:name="Hight" table:base-cell-address="$'94'.$A$1" table:expression="#REF!"/>
        <table:named-expression table:name="MarginAlign" table:base-cell-address="$'94'.$A$1" table:expression="#REF!"/>
        <table:named-expression table:name="MarginFont" table:base-cell-address="$'94'.$A$1" table:expression="#REF!"/>
        <table:named-expression table:name="MarginSize" table:base-cell-address="$'94'.$A$1" table:expression="#REF!"/>
        <table:named-expression table:name="PageNum" table:base-cell-address="$'94'.$A$1" table:expression="[1]參數頁1!#REF!"/>
        <table:named-expression table:name="Rows_In_Cutline" table:base-cell-address="$'94'.$A$1" table:expression="#REF!"/>
        <table:named-expression table:name="Row_Height" table:base-cell-address="$'94'.$A$1" table:expression="#REF!"/>
        <table:named-expression table:name="Rtp_Style" table:base-cell-address="$'94'.$A$1" table:expression="#REF!"/>
        <table:named-expression table:name="Size" table:base-cell-address="$'94'.$A$1" table:expression="#REF!"/>
        <table:named-expression table:name="TitleAlign" table:base-cell-address="$'94'.$A$1" table:expression="#REF!"/>
        <table:named-expression table:name="TitleFont" table:base-cell-address="$'94'.$A$1" table:expression="#REF!"/>
        <table:named-expression table:name="TitleSize" table:base-cell-address="$'94'.$A$1" table:expression="#REF!"/>
        <table:named-expression table:name="UPCutLineRow" table:base-cell-address="$'94'.$A$1" table:expression="#REF!"/>
        <table:named-expression table:name="UPHEAD_ROWS" table:base-cell-address="$'94'.$A$1" table:expression="#REF!"/>
        <table:named-expression table:name="UpRows" table:base-cell-address="$'94'.$A$1" table:expression="#REF!"/>
        <table:named-expression table:name="UpStartRow" table:base-cell-address="$'94'.$A$1" table:expression="#REF!"/>
        <table:named-expression table:name="WeightLine" table:base-cell-address="$'94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3" loext:min-decimal-places="3" number:min-integer-digits="1" number:grouping="true"/>
    </number:number-style>
    <number:number-style style:name="N141">
      <style:text-properties fo:color="#ff0000"/>
      <number:number number:decimal-places="3" loext:min-decimal-places="3" number:min-integer-digits="1" number:grouping="true"/>
      <style:map style:condition="value()&gt;=0" style:apply-style-name="N141P0"/>
    </number:number-style>
    <number:number-style style:name="N142P0" style:volatile="true">
      <number:number number:decimal-places="1" loext:min-decimal-places="1" number:min-integer-digits="1" number:grouping="true"/>
    </number:number-style>
    <number:number-style style:name="N142P1" style:volatile="true">
      <number:text>-</number:text>
      <number:number number:decimal-places="1" loext:min-decimal-places="1" number:min-integer-digits="1" number:grouping="true"/>
    </number:number-style>
    <number:number-style style:name="N142">
      <number:text>-   </number:text>
      <style:map style:condition="value()&gt;0" style:apply-style-name="N142P0"/>
      <style:map style:condition="value()&lt;0" style:apply-style-name="N142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8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94" style:display-name="PageStyle_9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6" style:display-name="PageStyle_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7" style:display-name="PageStyle_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5" style:display-name="PageStyle_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8" style:display-name="PageStyle_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" style:display-name="PageStyle_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1" style:display-name="PageStyle_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9" style:display-name="PageStyle_9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5" style:display-name="PageStyle_1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3" style:display-name="PageStyle_1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" style:display-name="PageStyle_1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4" style:display-name="PageStyle_1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8" style:display-name="PageStyle_1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9" style:display-name="PageStyle_1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6" style:display-name="PageStyle_1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7" style:display-name="PageStyle_10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09:55:47</meta:print-date>
    <meta:creation-date>2021-06-18T06:07:17</meta:creation-date>
    <dc:date>2021-06-23T09:57:11</dc:date>
    <meta:generator>LibreOffice/5.4.1.2$Windows_x86 LibreOffice_project/ea7cb86e6eeb2bf3a5af73a8f7777ac570321527</meta:generator>
    <meta:document-statistic meta:table-count="16" meta:cell-count="128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